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173in"/>
    </style:style>
    <style:style style:name="co2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0.7311in"/>
    </style:style>
    <style:style style:name="co4" style:family="table-column">
      <style:table-column-properties fo:break-before="auto" style:column-width="4.1in"/>
    </style:style>
    <style:style style:name="co5" style:family="table-column">
      <style:table-column-properties fo:break-before="auto" style:column-width="4.1217in"/>
    </style:style>
    <style:style style:name="co6" style:family="table-column">
      <style:table-column-properties fo:break-before="auto" style:column-width="4.146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 style:data-style-name="N117">
      <style:table-cell-properties fo:background-color="#ff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00ff"/>
    </style:style>
    <style:style style:name="ce7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Relative Time</text:p>
          </table:table-cell>
          <table:table-cell table:style-name="ce1" office:value-type="string">
            <text:p>Delta</text:p>
          </table:table-cell>
          <table:table-cell table:style-name="ce4" office:value-type="string">
            <text:p>Task 1</text:p>
          </table:table-cell>
          <table:table-cell table:style-name="ce4" office:value-type="string">
            <text:p>Task 2</text:p>
          </table:table-cell>
          <table:table-cell table:style-name="ce4" office:value-type="string">
            <text:p>Task 3</text:p>
          </table:table-cell>
        </table:table-row>
        <table:table-row table:style-name="ro1">
          <table:table-cell office:value-type="float" office:value="9592.941616">
            <text:p>9592.941616</text:p>
          </table:table-cell>
          <table:table-cell table:number-columns-repeated="4"/>
          <table:table-cell office:value-type="string">
            <text:p>set_curr_task_dl</text:p>
          </table:table-cell>
        </table:table-row>
        <table:table-row table:style-name="ro1">
          <table:table-cell office:value-type="float" office:value="9592.941619">
            <text:p>9592.941619</text:p>
          </table:table-cell>
          <table:table-cell table:number-columns-repeated="4"/>
          <table:table-cell office:value-type="string">
            <text:p>is enqueued</text:p>
          </table:table-cell>
        </table:table-row>
        <table:table-row table:style-name="ro1">
          <table:table-cell office:value-type="float" office:value="9592.941622">
            <text:p>9592.941622</text:p>
          </table:table-cell>
          <table:table-cell table:number-columns-repeated="4"/>
          <table:table-cell office:value-type="string">
            <text:p>gets new BW pair; d_s at 9592948.618944</text:p>
          </table:table-cell>
        </table:table-row>
        <table:table-row table:style-name="ro1">
          <table:table-cell office:value-type="float" office:value="9592.941624">
            <text:p>9592.941624</text:p>
          </table:table-cell>
          <table:table-cell table:number-columns-repeated="4"/>
          <table:table-cell office:value-type="string">
            <text:p>switched_to_dl</text:p>
          </table:table-cell>
        </table:table-row>
        <table:table-row table:style-name="ro1">
          <table:table-cell office:value-type="float" office:value="9592.941631">
            <text:p>9592.941631</text:p>
          </table:table-cell>
          <table:table-cell table:number-columns-repeated="4"/>
          <table:table-cell office:value-type="string">
            <text:p>is dequeued</text:p>
          </table:table-cell>
        </table:table-row>
        <table:table-row table:style-name="ro1">
          <table:table-cell office:value-type="float" office:value="9592.941633">
            <text:p>9592.941633</text:p>
          </table:table-cell>
          <table:table-cell table:number-columns-repeated="4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2.941638">
            <text:p>9592.941638</text:p>
          </table:table-cell>
          <table:table-cell table:number-columns-repeated="3"/>
          <table:table-cell office:value-type="string">
            <text:p>set_curr_task_dl</text:p>
          </table:table-cell>
          <table:table-cell/>
        </table:table-row>
        <table:table-row table:style-name="ro1">
          <table:table-cell office:value-type="float" office:value="9592.94164">
            <text:p>9592.941640</text:p>
          </table:table-cell>
          <table:table-cell table:number-columns-repeated="3"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2.941642">
            <text:p>9592.941642</text:p>
          </table:table-cell>
          <table:table-cell table:number-columns-repeated="3"/>
          <table:table-cell office:value-type="string">
            <text:p>gets new BW pair; d_s at 9592946.639883</text:p>
          </table:table-cell>
          <table:table-cell/>
        </table:table-row>
        <table:table-row table:style-name="ro1">
          <table:table-cell office:value-type="float" office:value="9592.941644">
            <text:p>9592.941644</text:p>
          </table:table-cell>
          <table:table-cell table:number-columns-repeated="3"/>
          <table:table-cell office:value-type="string">
            <text:p>switched_to_dl</text:p>
          </table:table-cell>
          <table:table-cell/>
        </table:table-row>
        <table:table-row table:style-name="ro1">
          <table:table-cell office:value-type="float" office:value="9592.941647">
            <text:p>9592.941647</text:p>
          </table:table-cell>
          <table:table-cell table:number-columns-repeated="3"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2.941649">
            <text:p>9592.941649</text:p>
          </table:table-cell>
          <table:table-cell table:number-columns-repeated="3"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2.941653">
            <text:p>9592.941653</text:p>
          </table:table-cell>
          <table:table-cell table:number-columns-repeated="2"/>
          <table:table-cell office:value-type="string">
            <text:p>set_curr_task_dl</text:p>
          </table:table-cell>
          <table:table-cell table:number-columns-repeated="2"/>
        </table:table-row>
        <table:table-row table:style-name="ro1">
          <table:table-cell office:value-type="float" office:value="9592.941654">
            <text:p>9592.941654</text:p>
          </table:table-cell>
          <table:table-cell table:number-columns-repeated="2"/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2.941656">
            <text:p>9592.941656</text:p>
          </table:table-cell>
          <table:table-cell table:number-columns-repeated="2"/>
          <table:table-cell office:value-type="string">
            <text:p>gets new BW pair; d_s at 9592943.654348</text:p>
          </table:table-cell>
          <table:table-cell table:number-columns-repeated="2"/>
        </table:table-row>
        <table:table-row table:style-name="ro1">
          <table:table-cell office:value-type="float" office:value="9592.941658">
            <text:p>9592.941658</text:p>
          </table:table-cell>
          <table:table-cell table:number-columns-repeated="2"/>
          <table:table-cell office:value-type="string">
            <text:p>switched_to_dl</text:p>
          </table:table-cell>
          <table:table-cell table:number-columns-repeated="2"/>
        </table:table-row>
        <table:table-row table:style-name="ro1">
          <table:table-cell office:value-type="float" office:value="9592.941661">
            <text:p>9592.941661</text:p>
          </table:table-cell>
          <table:table-cell table:number-columns-repeated="2"/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2.941664">
            <text:p>9592.941664</text:p>
          </table:table-cell>
          <table:table-cell table:number-columns-repeated="2"/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5.941424">
            <text:p>9595.941424</text:p>
          </table:table-cell>
          <table:table-cell office:value-type="float" office:value="0">
            <text:p>0.000000</text:p>
          </table:table-cell>
          <table:table-cell table:number-columns-repeated="3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5.941428">
            <text:p>9595.941428</text:p>
          </table:table-cell>
          <table:table-cell table:formula="of:=[.A21]-[.A$20]" office:value-type="float" office:value="0.00000399999953515362">
            <text:p>0.000004</text:p>
          </table:table-cell>
          <table:table-cell table:formula="of:=[.B21]-[.B20]" office:value-type="float" office:value="0.00000399999953515362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5.941431">
            <text:p>9595.941431</text:p>
          </table:table-cell>
          <table:table-cell table:formula="of:=[.A22]-[.A$20]" office:value-type="float" office:value="0.00000699999873177148">
            <text:p>0.000007</text:p>
          </table:table-cell>
          <table:table-cell table:formula="of:=[.B22]-[.B21]" office:value-type="float" office:value="0.00000299999919661786">
            <text:p>0.000003</text:p>
          </table:table-cell>
          <table:table-cell table:number-columns-repeated="2"/>
          <table:table-cell office:value-type="string">
            <text:p>d_s is renewed (r + D) to 9595948.427776; c_s is fully topped up</text:p>
          </table:table-cell>
        </table:table-row>
        <table:table-row table:style-name="ro1">
          <table:table-cell office:value-type="float" office:value="9595.941434">
            <text:p>9595.941434</text:p>
          </table:table-cell>
          <table:table-cell table:formula="of:=[.A23]-[.A$20]" office:value-type="float" office:value="0.00000999999974737875">
            <text:p>0.000010</text:p>
          </table:table-cell>
          <table:table-cell table:formula="of:=[.B23]-[.B22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5.941436">
            <text:p>9595.941436</text:p>
          </table:table-cell>
          <table:table-cell table:formula="of:=[.A24]-[.A$20]" office:value-type="float" office:value="0.0000119999986054609">
            <text:p>0.000012</text:p>
          </table:table-cell>
          <table:table-cell table:formula="of:=[.B24]-[.B23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5.941438">
            <text:p>9595.941438</text:p>
          </table:table-cell>
          <table:table-cell table:formula="of:=[.A25]-[.A$20]" office:value-type="float" office:value="0.0000139999992825324">
            <text:p>0.000014</text:p>
          </table:table-cell>
          <table:table-cell table:formula="of:=[.B25]-[.B24]" office:value-type="float" office:value="0.00000200000067707151">
            <text:p>0.000002</text:p>
          </table:table-cell>
          <table:table-cell/>
          <table:table-cell office:value-type="string">
            <text:p>d_s is renewed (r + D) to 9595946.436068; c_s is fully topped up</text:p>
          </table:table-cell>
          <table:table-cell/>
        </table:table-row>
        <table:table-row table:style-name="ro1">
          <table:table-cell office:value-type="float" office:value="9595.941441">
            <text:p>9595.941441</text:p>
          </table:table-cell>
          <table:table-cell table:formula="of:=[.A26]-[.A$20]" office:value-type="float" office:value="0.0000170000002981396">
            <text:p>0.000017</text:p>
          </table:table-cell>
          <table:table-cell table:formula="of:=[.B26]-[.B25]" office:value-type="float" office:value="0.0000030000010156072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5.941443">
            <text:p>9595.941443</text:p>
          </table:table-cell>
          <table:table-cell table:formula="of:=[.A27]-[.A$20]" office:value-type="float" office:value="0.0000189999991562217">
            <text:p>0.000019</text:p>
          </table:table-cell>
          <table:table-cell table:formula="of:=[.B27]-[.B26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5.941445">
            <text:p>9595.941445</text:p>
          </table:table-cell>
          <table:table-cell table:formula="of:=[.A28]-[.A$20]" office:value-type="float" office:value="0.0000209999998332933">
            <text:p>0.000021</text:p>
          </table:table-cell>
          <table:table-cell table:formula="of:=[.B28]-[.B27]" office:value-type="float" office:value="0.00000200000067707151">
            <text:p>0.000002</text:p>
          </table:table-cell>
          <table:table-cell office:value-type="string">
            <text:p>d_s is renewed (r + D) to 9595943.442686; c_s is fully topped up</text:p>
          </table:table-cell>
          <table:table-cell table:number-columns-repeated="2"/>
        </table:table-row>
        <table:table-row table:style-name="ro1">
          <table:table-cell office:value-type="float" office:value="9595.941457">
            <text:p>9595.941457</text:p>
          </table:table-cell>
          <table:table-cell table:formula="of:=[.A29]-[.A$20]" office:value-type="float" office:value="0.0000330000002577435">
            <text:p>0.000033</text:p>
          </table:table-cell>
          <table:table-cell table:formula="of:=[.B29]-[.B28]" office:value-type="float" office:value="0.0000120000004244503">
            <text:p>0.000012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9595.942366">
            <text:p>9595.942366</text:p>
          </table:table-cell>
          <table:table-cell table:formula="of:=[.A30]-[.A$20]" office:value-type="float" office:value="0.000941999998758547">
            <text:p>0.000942</text:p>
          </table:table-cell>
          <table:table-cell table:formula="of:=[.B30]-[.B29]" office:value-type="float" office:value="0.000908999998500804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5.942368">
            <text:p>9595.942368</text:p>
          </table:table-cell>
          <table:table-cell table:formula="of:=[.A31]-[.A$20]" office:value-type="float" office:value="0.000943999999435619">
            <text:p>0.000944</text:p>
          </table:table-cell>
          <table:table-cell table:formula="of:=[.B31]-[.B30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5.94237">
            <text:p>9595.942370</text:p>
          </table:table-cell>
          <table:table-cell table:formula="of:=[.A32]-[.A$20]" office:value-type="float" office:value="0.00094600000011269">
            <text:p>0.000946</text:p>
          </table:table-cell>
          <table:table-cell table:formula="of:=[.B32]-[.B31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5.944306">
            <text:p>9595.944306</text:p>
          </table:table-cell>
          <table:table-cell table:formula="of:=[.A33]-[.A$20]" office:value-type="float" office:value="0.00288199999886274">
            <text:p>0.002882</text:p>
          </table:table-cell>
          <table:table-cell table:formula="of:=[.B33]-[.B32]" office:value-type="float" office:value="0.00193599999875005">
            <text:p>0.00193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5.944309">
            <text:p>9595.944309</text:p>
          </table:table-cell>
          <table:table-cell table:formula="of:=[.A34]-[.A$20]" office:value-type="float" office:value="0.00288499999987835">
            <text:p>0.002885</text:p>
          </table:table-cell>
          <table:table-cell table:formula="of:=[.B34]-[.B33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5.944311">
            <text:p>9595.944311</text:p>
          </table:table-cell>
          <table:table-cell table:formula="of:=[.A35]-[.A$20]" office:value-type="float" office:value="0.00288699999873643">
            <text:p>0.002887</text:p>
          </table:table-cell>
          <table:table-cell table:formula="of:=[.B35]-[.B34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5.945366">
            <text:p>9595.945366</text:p>
          </table:table-cell>
          <table:table-cell table:formula="of:=[.A36]-[.A$20]" office:value-type="float" office:value="0.00394199999936973">
            <text:p>0.003942</text:p>
          </table:table-cell>
          <table:table-cell table:formula="of:=[.B36]-[.B35]" office:value-type="float" office:value="0.0010550000006333">
            <text:p>0.00105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5.945368">
            <text:p>9595.945368</text:p>
          </table:table-cell>
          <table:table-cell table:formula="of:=[.A37]-[.A$20]" office:value-type="float" office:value="0.0039440000000468">
            <text:p>0.003944</text:p>
          </table:table-cell>
          <table:table-cell table:formula="of:=[.B37]-[.B36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5.94537">
            <text:p>9595.945370</text:p>
          </table:table-cell>
          <table:table-cell table:formula="of:=[.A38]-[.A$20]" office:value-type="float" office:value="0.00394599999890488">
            <text:p>0.003946</text:p>
          </table:table-cell>
          <table:table-cell table:formula="of:=[.B38]-[.B37]" office:value-type="float" office:value="0.00000199999885808211">
            <text:p>0.000002</text:p>
          </table:table-cell>
          <table:table-cell office:value-type="string">
            <text:p>d_s is renewed (r + D) to 9595947.367770; c_s is fully topped up</text:p>
          </table:table-cell>
          <table:table-cell table:number-columns-repeated="2"/>
        </table:table-row>
        <table:table-row table:style-name="ro1">
          <table:table-cell office:value-type="float" office:value="9595.945373">
            <text:p>9595.945373</text:p>
          </table:table-cell>
          <table:table-cell table:formula="of:=[.A39]-[.A$20]" office:value-type="float" office:value="0.00394899999992049">
            <text:p>0.003949</text:p>
          </table:table-cell>
          <table:table-cell table:formula="of:=[.B39]-[.B38]" office:value-type="float" office:value="0.0000030000010156072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9595.945377">
            <text:p>9595.945377</text:p>
          </table:table-cell>
          <table:table-cell table:formula="of:=[.A40]-[.A$20]" office:value-type="float" office:value="0.00395299999945564">
            <text:p>0.003953</text:p>
          </table:table-cell>
          <table:table-cell table:formula="of:=[.B40]-[.B39]" office:value-type="float" office:value="0.0000039999995351536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5.945379">
            <text:p>9595.945379</text:p>
          </table:table-cell>
          <table:table-cell table:formula="of:=[.A41]-[.A$20]" office:value-type="float" office:value="0.00395500000013271">
            <text:p>0.003955</text:p>
          </table:table-cell>
          <table:table-cell table:formula="of:=[.B41]-[.B40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9595.946283">
            <text:p>9595.946283</text:p>
          </table:table-cell>
          <table:table-cell table:formula="of:=[.A42]-[.A$20]" office:value-type="float" office:value="0.00485899999875983">
            <text:p>0.004859</text:p>
          </table:table-cell>
          <table:table-cell table:formula="of:=[.B42]-[.B41]" office:value-type="float" office:value="0.000903999998627114">
            <text:p>0.0009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5.946285">
            <text:p>9595.946285</text:p>
          </table:table-cell>
          <table:table-cell table:formula="of:=[.A43]-[.A$20]" office:value-type="float" office:value="0.0048609999994369">
            <text:p>0.004861</text:p>
          </table:table-cell>
          <table:table-cell table:formula="of:=[.B43]-[.B42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5.946289">
            <text:p>9595.946289</text:p>
          </table:table-cell>
          <table:table-cell table:formula="of:=[.A44]-[.A$20]" office:value-type="float" office:value="0.00486499999897205">
            <text:p>0.004865</text:p>
          </table:table-cell>
          <table:table-cell table:formula="of:=[.B44]-[.B43]" office:value-type="float" office:value="0.00000399999953515362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9595.946364">
            <text:p>9595.946364</text:p>
          </table:table-cell>
          <table:table-cell table:formula="of:=[.A45]-[.A$20]" office:value-type="float" office:value="0.00493999999889638">
            <text:p>0.004940</text:p>
          </table:table-cell>
          <table:table-cell table:formula="of:=[.B45]-[.B44]" office:value-type="float" office:value="0.00007499999992433">
            <text:p>0.00007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5.946365">
            <text:p>9595.946365</text:p>
          </table:table-cell>
          <table:table-cell table:formula="of:=[.A46]-[.A$20]" office:value-type="float" office:value="0.00494099999923492">
            <text:p>0.004941</text:p>
          </table:table-cell>
          <table:table-cell table:formula="of:=[.B46]-[.B45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5.946369">
            <text:p>9595.946369</text:p>
          </table:table-cell>
          <table:table-cell table:formula="of:=[.A47]-[.A$20]" office:value-type="float" office:value="0.00494499999877007">
            <text:p>0.004945</text:p>
          </table:table-cell>
          <table:table-cell table:formula="of:=[.B47]-[.B46]" office:value-type="float" office:value="0.00000399999953515362">
            <text:p>0.000004</text:p>
          </table:table-cell>
          <table:table-cell/>
          <table:table-cell office:value-type="string">
            <text:p>0.060370 / 0.070569 &gt; 2.000000 / 5.000000</text:p>
          </table:table-cell>
          <table:table-cell/>
        </table:table-row>
        <table:table-row table:style-name="ro1">
          <table:table-cell office:value-type="float" office:value="9595.946372">
            <text:p>9595.946372</text:p>
          </table:table-cell>
          <table:table-cell table:formula="of:=[.A48]-[.A$20]" office:value-type="float" office:value="0.00494799999978568">
            <text:p>0.004948</text:p>
          </table:table-cell>
          <table:table-cell table:formula="of:=[.B48]-[.B47]" office:value-type="float" office:value="0.00000300000101560727">
            <text:p>0.000003</text:p>
          </table:table-cell>
          <table:table-cell/>
          <table:table-cell office:value-type="string">
            <text:p>d_s is renewed (r + D) to 9595951.365499; c_s is fully topped up</text:p>
          </table:table-cell>
          <table:table-cell/>
        </table:table-row>
        <table:table-row table:style-name="ro1">
          <table:table-cell office:value-type="float" office:value="9595.948185">
            <text:p>9595.948185</text:p>
          </table:table-cell>
          <table:table-cell table:formula="of:=[.A49]-[.A$20]" office:value-type="float" office:value="0.00676099999873259">
            <text:p>0.006761</text:p>
          </table:table-cell>
          <table:table-cell table:formula="of:=[.B49]-[.B48]" office:value-type="float" office:value="0.00181299999894691">
            <text:p>0.00181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5.948187">
            <text:p>9595.948187</text:p>
          </table:table-cell>
          <table:table-cell table:formula="of:=[.A50]-[.A$20]" office:value-type="float" office:value="0.00676299999940966">
            <text:p>0.006763</text:p>
          </table:table-cell>
          <table:table-cell table:formula="of:=[.B50]-[.B49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5.948189">
            <text:p>9595.948189</text:p>
          </table:table-cell>
          <table:table-cell table:formula="of:=[.A51]-[.A$20]" office:value-type="float" office:value="0.00676500000008673">
            <text:p>0.006765</text:p>
          </table:table-cell>
          <table:table-cell table:formula="of:=[.B51]-[.B50]" office:value-type="float" office:value="0.0000020000006770715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9595.949365">
            <text:p>9595.949365</text:p>
          </table:table-cell>
          <table:table-cell table:formula="of:=[.A52]-[.A$20]" office:value-type="float" office:value="0.0079409999998461">
            <text:p>0.007941</text:p>
          </table:table-cell>
          <table:table-cell table:formula="of:=[.B52]-[.B51]" office:value-type="float" office:value="0.00117599999975937">
            <text:p>0.00117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5.949367">
            <text:p>9595.949367</text:p>
          </table:table-cell>
          <table:table-cell table:formula="of:=[.A53]-[.A$20]" office:value-type="float" office:value="0.00794299999870418">
            <text:p>0.007943</text:p>
          </table:table-cell>
          <table:table-cell table:formula="of:=[.B53]-[.B52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5.949369">
            <text:p>9595.949369</text:p>
          </table:table-cell>
          <table:table-cell table:formula="of:=[.A54]-[.A$20]" office:value-type="float" office:value="0.00794499999938125">
            <text:p>0.007945</text:p>
          </table:table-cell>
          <table:table-cell table:formula="of:=[.B54]-[.B53]" office:value-type="float" office:value="0.00000200000067707151">
            <text:p>0.000002</text:p>
          </table:table-cell>
          <table:table-cell office:value-type="string">
            <text:p>d_s is renewed (r + D) to 9595951.367195; c_s is fully topped up</text:p>
          </table:table-cell>
          <table:table-cell table:number-columns-repeated="2"/>
        </table:table-row>
        <table:table-row table:style-name="ro1">
          <table:table-cell office:value-type="float" office:value="9595.950107">
            <text:p>9595.950107</text:p>
          </table:table-cell>
          <table:table-cell table:formula="of:=[.A55]-[.A$20]" office:value-type="float" office:value="0.00868300000001909">
            <text:p>0.008683</text:p>
          </table:table-cell>
          <table:table-cell table:formula="of:=[.B55]-[.B54]" office:value-type="float" office:value="0.00073800000063784">
            <text:p>0.00073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5.950109">
            <text:p>9595.950109</text:p>
          </table:table-cell>
          <table:table-cell table:formula="of:=[.A56]-[.A$20]" office:value-type="float" office:value="0.00868499999887717">
            <text:p>0.008685</text:p>
          </table:table-cell>
          <table:table-cell table:formula="of:=[.B56]-[.B55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5.950111">
            <text:p>9595.950111</text:p>
          </table:table-cell>
          <table:table-cell table:formula="of:=[.A57]-[.A$20]" office:value-type="float" office:value="0.00868699999955425">
            <text:p>0.008687</text:p>
          </table:table-cell>
          <table:table-cell table:formula="of:=[.B57]-[.B56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9595.951015">
            <text:p>9595.951015</text:p>
          </table:table-cell>
          <table:table-cell table:formula="of:=[.A58]-[.A$20]" office:value-type="float" office:value="0.00959100000000035">
            <text:p>0.009591</text:p>
          </table:table-cell>
          <table:table-cell table:formula="of:=[.B58]-[.B57]" office:value-type="float" office:value="0.000904000000446104">
            <text:p>0.0009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5.951017">
            <text:p>9595.951017</text:p>
          </table:table-cell>
          <table:table-cell table:formula="of:=[.A59]-[.A$20]" office:value-type="float" office:value="0.00959299999885843">
            <text:p>0.009593</text:p>
          </table:table-cell>
          <table:table-cell table:formula="of:=[.B59]-[.B58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5.951443">
            <text:p>9595.951443</text:p>
          </table:table-cell>
          <table:table-cell table:formula="of:=[.A60]-[.A$20]" office:value-type="float" office:value="0.0100189999993745">
            <text:p>0.010019</text:p>
          </table:table-cell>
          <table:table-cell table:formula="of:=[.B60]-[.B59]" office:value-type="float" office:value="0.000426000000516069">
            <text:p>0.00042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5.951445">
            <text:p>9595.951445</text:p>
          </table:table-cell>
          <table:table-cell table:formula="of:=[.A61]-[.A$20]" office:value-type="float" office:value="0.0100210000000516">
            <text:p>0.010021</text:p>
          </table:table-cell>
          <table:table-cell table:formula="of:=[.B61]-[.B60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5.951447">
            <text:p>9595.951447</text:p>
          </table:table-cell>
          <table:table-cell table:formula="of:=[.A62]-[.A$20]" office:value-type="float" office:value="0.0100229999989097">
            <text:p>0.010023</text:p>
          </table:table-cell>
          <table:table-cell table:formula="of:=[.B62]-[.B61]" office:value-type="float" office:value="0.00000199999885808211">
            <text:p>0.000002</text:p>
          </table:table-cell>
          <table:table-cell table:number-columns-repeated="2"/>
          <table:table-cell office:value-type="string">
            <text:p>d_s is renewed (r + D) to 9595958.445092; c_s is fully topped up</text:p>
          </table:table-cell>
        </table:table-row>
        <table:table-row table:style-name="ro1">
          <table:table-cell office:value-type="float" office:value="9595.951451">
            <text:p>9595.951451</text:p>
          </table:table-cell>
          <table:table-cell table:formula="of:=[.A63]-[.A$20]" office:value-type="float" office:value="0.0100270000002638">
            <text:p>0.010027</text:p>
          </table:table-cell>
          <table:table-cell table:formula="of:=[.B63]-[.B62]" office:value-type="float" office:value="0.0000040000013541430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5.951453">
            <text:p>9595.951453</text:p>
          </table:table-cell>
          <table:table-cell table:formula="of:=[.A64]-[.A$20]" office:value-type="float" office:value="0.0100289999991219">
            <text:p>0.010029</text:p>
          </table:table-cell>
          <table:table-cell table:formula="of:=[.B64]-[.B63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5.951455">
            <text:p>9595.951455</text:p>
          </table:table-cell>
          <table:table-cell table:formula="of:=[.A65]-[.A$20]" office:value-type="float" office:value="0.010030999999799">
            <text:p>0.010031</text:p>
          </table:table-cell>
          <table:table-cell table:formula="of:=[.B65]-[.B64]" office:value-type="float" office:value="0.00000200000067707151">
            <text:p>0.000002</text:p>
          </table:table-cell>
          <table:table-cell/>
          <table:table-cell office:value-type="string">
            <text:p>d_s is renewed (r + D) to 9595956.452568; c_s is fully topped up</text:p>
          </table:table-cell>
          <table:table-cell/>
        </table:table-row>
        <table:table-row table:style-name="ro1">
          <table:table-cell office:value-type="float" office:value="9595.951466">
            <text:p>9595.951466</text:p>
          </table:table-cell>
          <table:table-cell table:formula="of:=[.A66]-[.A$20]" office:value-type="float" office:value="0.0100419999998849">
            <text:p>0.010042</text:p>
          </table:table-cell>
          <table:table-cell table:formula="of:=[.B66]-[.B65]" office:value-type="float" office:value="0.0000110000000859145">
            <text:p>0.000011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9595.953365">
            <text:p>9595.953365</text:p>
          </table:table-cell>
          <table:table-cell table:formula="of:=[.A67]-[.A$20]" office:value-type="float" office:value="0.011940999998842">
            <text:p>0.011941</text:p>
          </table:table-cell>
          <table:table-cell table:formula="of:=[.B67]-[.B66]" office:value-type="float" office:value="0.00189899999895715">
            <text:p>0.00189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5.953367">
            <text:p>9595.953367</text:p>
          </table:table-cell>
          <table:table-cell table:formula="of:=[.A68]-[.A$20]" office:value-type="float" office:value="0.0119429999995191">
            <text:p>0.011943</text:p>
          </table:table-cell>
          <table:table-cell table:formula="of:=[.B68]-[.B67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5.953369">
            <text:p>9595.953369</text:p>
          </table:table-cell>
          <table:table-cell table:formula="of:=[.A69]-[.A$20]" office:value-type="float" office:value="0.0119450000001962">
            <text:p>0.011945</text:p>
          </table:table-cell>
          <table:table-cell table:formula="of:=[.B69]-[.B68]" office:value-type="float" office:value="0.00000200000067707151">
            <text:p>0.000002</text:p>
          </table:table-cell>
          <table:table-cell office:value-type="string">
            <text:p>d_s is renewed (r + D) to 9595955.367267; c_s is fully topped up</text:p>
          </table:table-cell>
          <table:table-cell table:number-columns-repeated="2"/>
        </table:table-row>
        <table:table-row table:style-name="ro1">
          <table:table-cell office:value-type="float" office:value="9595.953372">
            <text:p>9595.953372</text:p>
          </table:table-cell>
          <table:table-cell table:formula="of:=[.A70]-[.A$20]" office:value-type="float" office:value="0.0119479999993928">
            <text:p>0.011948</text:p>
          </table:table-cell>
          <table:table-cell table:formula="of:=[.B70]-[.B69]" office:value-type="float" office:value="0.00000299999919661786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9595.953375">
            <text:p>9595.953375</text:p>
          </table:table-cell>
          <table:table-cell table:formula="of:=[.A71]-[.A$20]" office:value-type="float" office:value="0.0119509999985894">
            <text:p>0.011951</text:p>
          </table:table-cell>
          <table:table-cell table:formula="of:=[.B71]-[.B70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5.953377">
            <text:p>9595.953377</text:p>
          </table:table-cell>
          <table:table-cell table:formula="of:=[.A72]-[.A$20]" office:value-type="float" office:value="0.0119529999992665">
            <text:p>0.011953</text:p>
          </table:table-cell>
          <table:table-cell table:formula="of:=[.B72]-[.B71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9595.954282">
            <text:p>9595.954282</text:p>
          </table:table-cell>
          <table:table-cell table:formula="of:=[.A73]-[.A$20]" office:value-type="float" office:value="0.0128580000000511">
            <text:p>0.012858</text:p>
          </table:table-cell>
          <table:table-cell table:formula="of:=[.B73]-[.B72]" office:value-type="float" office:value="0.000905000000784639">
            <text:p>0.00090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5.954284">
            <text:p>9595.954284</text:p>
          </table:table-cell>
          <table:table-cell table:formula="of:=[.A74]-[.A$20]" office:value-type="float" office:value="0.0128599999989092">
            <text:p>0.012860</text:p>
          </table:table-cell>
          <table:table-cell table:formula="of:=[.B74]-[.B73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5.954287">
            <text:p>9595.954287</text:p>
          </table:table-cell>
          <table:table-cell table:formula="of:=[.A75]-[.A$20]" office:value-type="float" office:value="0.0128629999999248">
            <text:p>0.012863</text:p>
          </table:table-cell>
          <table:table-cell table:formula="of:=[.B75]-[.B74]" office:value-type="float" office:value="0.0000030000010156072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5.954365">
            <text:p>9595.954365</text:p>
          </table:table-cell>
          <table:table-cell table:formula="of:=[.A76]-[.A$20]" office:value-type="float" office:value="0.0129409999990457">
            <text:p>0.012941</text:p>
          </table:table-cell>
          <table:table-cell table:formula="of:=[.B76]-[.B75]" office:value-type="float" office:value="0.0000779999991209479">
            <text:p>0.00007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5.954367">
            <text:p>9595.954367</text:p>
          </table:table-cell>
          <table:table-cell table:formula="of:=[.A77]-[.A$20]" office:value-type="float" office:value="0.0129429999997228">
            <text:p>0.012943</text:p>
          </table:table-cell>
          <table:table-cell table:formula="of:=[.B77]-[.B76]" office:value-type="float" office:value="0.0000020000006770715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9595.95437">
            <text:p>9595.954370</text:p>
          </table:table-cell>
          <table:table-cell table:formula="of:=[.A78]-[.A$20]" office:value-type="float" office:value="0.0129459999989194">
            <text:p>0.012946</text:p>
          </table:table-cell>
          <table:table-cell table:formula="of:=[.B78]-[.B77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5.954372">
            <text:p>9595.954372</text:p>
          </table:table-cell>
          <table:table-cell table:formula="of:=[.A79]-[.A$20]" office:value-type="float" office:value="0.0129479999995965">
            <text:p>0.012948</text:p>
          </table:table-cell>
          <table:table-cell table:formula="of:=[.B79]-[.B78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5.956367">
            <text:p>9595.956367</text:p>
          </table:table-cell>
          <table:table-cell table:formula="of:=[.A80]-[.A$20]" office:value-type="float" office:value="0.0149430000001303">
            <text:p>0.014943</text:p>
          </table:table-cell>
          <table:table-cell table:formula="of:=[.B80]-[.B79]" office:value-type="float" office:value="0.00199500000053376">
            <text:p>0.00199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5.956369">
            <text:p>9595.956369</text:p>
          </table:table-cell>
          <table:table-cell table:formula="of:=[.A81]-[.A$20]" office:value-type="float" office:value="0.0149449999989884">
            <text:p>0.014945</text:p>
          </table:table-cell>
          <table:table-cell table:formula="of:=[.B81]-[.B80]" office:value-type="float" office:value="0.0000019999988580821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9595.956371">
            <text:p>9595.956371</text:p>
          </table:table-cell>
          <table:table-cell table:formula="of:=[.A82]-[.A$20]" office:value-type="float" office:value="0.0149469999996654">
            <text:p>0.014947</text:p>
          </table:table-cell>
          <table:table-cell table:formula="of:=[.B82]-[.B81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9595.956374">
            <text:p>9595.956374</text:p>
          </table:table-cell>
          <table:table-cell table:formula="of:=[.A83]-[.A$20]" office:value-type="float" office:value="0.014949999998862">
            <text:p>0.014950</text:p>
          </table:table-cell>
          <table:table-cell table:formula="of:=[.B83]-[.B82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5.956377">
            <text:p>9595.956377</text:p>
          </table:table-cell>
          <table:table-cell table:formula="of:=[.A84]-[.A$20]" office:value-type="float" office:value="0.0149529999998776">
            <text:p>0.014953</text:p>
          </table:table-cell>
          <table:table-cell table:formula="of:=[.B84]-[.B83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9595.956462">
            <text:p>9595.956462</text:p>
          </table:table-cell>
          <table:table-cell table:formula="of:=[.A85]-[.A$20]" office:value-type="float" office:value="0.0150379999995494">
            <text:p>0.015038</text:p>
          </table:table-cell>
          <table:table-cell table:formula="of:=[.B85]-[.B84]" office:value-type="float" office:value="0.0000849999996717088">
            <text:p>0.00008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9595.956463">
            <text:p>9595.956463</text:p>
          </table:table-cell>
          <table:table-cell table:formula="of:=[.A86]-[.A$20]" office:value-type="float" office:value="0.0150389999998879">
            <text:p>0.015039</text:p>
          </table:table-cell>
          <table:table-cell table:formula="of:=[.B86]-[.B85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5.956466">
            <text:p>9595.956466</text:p>
          </table:table-cell>
          <table:table-cell table:formula="of:=[.A87]-[.A$20]" office:value-type="float" office:value="0.0150419999990845">
            <text:p>0.015042</text:p>
          </table:table-cell>
          <table:table-cell table:formula="of:=[.B87]-[.B86]" office:value-type="float" office:value="0.00000299999919661786">
            <text:p>0.000003</text:p>
          </table:table-cell>
          <table:table-cell/>
          <table:table-cell office:value-type="string">
            <text:p>postpones its deadline to 9595961.452568; c_s is topped up to 1.994188</text:p>
          </table:table-cell>
          <table:table-cell/>
        </table:table-row>
        <table:table-row table:style-name="ro1">
          <table:table-cell office:value-type="float" office:value="9595.957319">
            <text:p>9595.957319</text:p>
          </table:table-cell>
          <table:table-cell table:formula="of:=[.A88]-[.A$20]" office:value-type="float" office:value="0.0158949999986362">
            <text:p>0.015895</text:p>
          </table:table-cell>
          <table:table-cell table:formula="of:=[.B88]-[.B87]" office:value-type="float" office:value="0.000852999999551685">
            <text:p>0.00085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5.957321">
            <text:p>9595.957321</text:p>
          </table:table-cell>
          <table:table-cell table:formula="of:=[.A89]-[.A$20]" office:value-type="float" office:value="0.0158969999993133">
            <text:p>0.015897</text:p>
          </table:table-cell>
          <table:table-cell table:formula="of:=[.B89]-[.B88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5.957323">
            <text:p>9595.957323</text:p>
          </table:table-cell>
          <table:table-cell table:formula="of:=[.A90]-[.A$20]" office:value-type="float" office:value="0.0158989999999903">
            <text:p>0.015899</text:p>
          </table:table-cell>
          <table:table-cell table:formula="of:=[.B90]-[.B89]" office:value-type="float" office:value="0.0000020000006770715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9595.957325">
            <text:p>9595.957325</text:p>
          </table:table-cell>
          <table:table-cell table:formula="of:=[.A91]-[.A$20]" office:value-type="float" office:value="0.0159009999988484">
            <text:p>0.015901</text:p>
          </table:table-cell>
          <table:table-cell table:formula="of:=[.B91]-[.B90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5.957329">
            <text:p>9595.957329</text:p>
          </table:table-cell>
          <table:table-cell table:formula="of:=[.A92]-[.A$20]" office:value-type="float" office:value="0.0159050000002026">
            <text:p>0.015905</text:p>
          </table:table-cell>
          <table:table-cell table:formula="of:=[.B92]-[.B91]" office:value-type="float" office:value="0.00000400000135414302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9595.957365">
            <text:p>9595.957365</text:p>
          </table:table-cell>
          <table:table-cell table:formula="of:=[.A93]-[.A$20]" office:value-type="float" office:value="0.0159409999996569">
            <text:p>0.015941</text:p>
          </table:table-cell>
          <table:table-cell table:formula="of:=[.B93]-[.B92]" office:value-type="float" office:value="0.0000359999994543614">
            <text:p>0.00003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5.957367">
            <text:p>9595.957367</text:p>
          </table:table-cell>
          <table:table-cell table:formula="of:=[.A94]-[.A$20]" office:value-type="float" office:value="0.015943000000334">
            <text:p>0.015943</text:p>
          </table:table-cell>
          <table:table-cell table:formula="of:=[.B94]-[.B93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5.957369">
            <text:p>9595.957369</text:p>
          </table:table-cell>
          <table:table-cell table:formula="of:=[.A95]-[.A$20]" office:value-type="float" office:value="0.0159449999991921">
            <text:p>0.015945</text:p>
          </table:table-cell>
          <table:table-cell table:formula="of:=[.B95]-[.B94]" office:value-type="float" office:value="0.00000199999885808211">
            <text:p>0.000002</text:p>
          </table:table-cell>
          <table:table-cell office:value-type="string">
            <text:p>d_s is renewed (r + D) to 9595959.366622; c_s is fully topped up</text:p>
          </table:table-cell>
          <table:table-cell table:number-columns-repeated="2"/>
        </table:table-row>
        <table:table-row table:style-name="ro1">
          <table:table-cell office:value-type="float" office:value="9595.957371">
            <text:p>9595.957371</text:p>
          </table:table-cell>
          <table:table-cell table:formula="of:=[.A96]-[.A$20]" office:value-type="float" office:value="0.0159469999998692">
            <text:p>0.015947</text:p>
          </table:table-cell>
          <table:table-cell table:formula="of:=[.B96]-[.B95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9595.957379">
            <text:p>9595.957379</text:p>
          </table:table-cell>
          <table:table-cell table:formula="of:=[.A97]-[.A$20]" office:value-type="float" office:value="0.0159549999989395">
            <text:p>0.015955</text:p>
          </table:table-cell>
          <table:table-cell table:formula="of:=[.B97]-[.B96]" office:value-type="float" office:value="0.00000799999907030724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5.957381">
            <text:p>9595.957381</text:p>
          </table:table-cell>
          <table:table-cell table:formula="of:=[.A98]-[.A$20]" office:value-type="float" office:value="0.0159569999996165">
            <text:p>0.015957</text:p>
          </table:table-cell>
          <table:table-cell table:formula="of:=[.B98]-[.B97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9595.958285">
            <text:p>9595.958285</text:p>
          </table:table-cell>
          <table:table-cell table:formula="of:=[.A99]-[.A$20]" office:value-type="float" office:value="0.0168610000000626">
            <text:p>0.016861</text:p>
          </table:table-cell>
          <table:table-cell table:formula="of:=[.B99]-[.B98]" office:value-type="float" office:value="0.000904000000446104">
            <text:p>0.0009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5.958286">
            <text:p>9595.958286</text:p>
          </table:table-cell>
          <table:table-cell table:formula="of:=[.A100]-[.A$20]" office:value-type="float" office:value="0.0168619999985822">
            <text:p>0.016862</text:p>
          </table:table-cell>
          <table:table-cell table:formula="of:=[.B100]-[.B99]" office:value-type="float" office:value="0.000000999998519546352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5.958291">
            <text:p>9595.958291</text:p>
          </table:table-cell>
          <table:table-cell table:formula="of:=[.A101]-[.A$20]" office:value-type="float" office:value="0.0168670000002749">
            <text:p>0.016867</text:p>
          </table:table-cell>
          <table:table-cell table:formula="of:=[.B101]-[.B100]" office:value-type="float" office:value="0.0000050000016926787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5.960209">
            <text:p>9595.960209</text:p>
          </table:table-cell>
          <table:table-cell table:formula="of:=[.A102]-[.A$20]" office:value-type="float" office:value="0.0187850000002072">
            <text:p>0.018785</text:p>
          </table:table-cell>
          <table:table-cell table:formula="of:=[.B102]-[.B101]" office:value-type="float" office:value="0.00191799999993236">
            <text:p>0.00191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5.960215">
            <text:p>9595.960215</text:p>
          </table:table-cell>
          <table:table-cell table:formula="of:=[.A103]-[.A$20]" office:value-type="float" office:value="0.0187909999986005">
            <text:p>0.018791</text:p>
          </table:table-cell>
          <table:table-cell table:formula="of:=[.B103]-[.B102]" office:value-type="float" office:value="0.00000599999839323573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5.961423">
            <text:p>9595.961423</text:p>
          </table:table-cell>
          <table:table-cell table:formula="of:=[.A104]-[.A$20]" office:value-type="float" office:value="0.019999000000098">
            <text:p>0.019999</text:p>
          </table:table-cell>
          <table:table-cell table:formula="of:=[.B104]-[.B103]" office:value-type="float" office:value="0.00120800000149757">
            <text:p>0.00120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5.961426">
            <text:p>9595.961426</text:p>
          </table:table-cell>
          <table:table-cell table:formula="of:=[.A105]-[.A$20]" office:value-type="float" office:value="0.0200019999992946">
            <text:p>0.020002</text:p>
          </table:table-cell>
          <table:table-cell table:formula="of:=[.B105]-[.B104]" office:value-type="float" office:value="0.00000299999919661786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5.961428">
            <text:p>9595.961428</text:p>
          </table:table-cell>
          <table:table-cell table:formula="of:=[.A106]-[.A$20]" office:value-type="float" office:value="0.0200039999999717">
            <text:p>0.020004</text:p>
          </table:table-cell>
          <table:table-cell table:formula="of:=[.B106]-[.B105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9595968.425544; c_s is fully topped up</text:p>
          </table:table-cell>
        </table:table-row>
        <table:table-row table:style-name="ro1">
          <table:table-cell office:value-type="float" office:value="9595.961431">
            <text:p>9595.961431</text:p>
          </table:table-cell>
          <table:table-cell table:formula="of:=[.A107]-[.A$20]" office:value-type="float" office:value="0.0200069999991683">
            <text:p>0.020007</text:p>
          </table:table-cell>
          <table:table-cell table:formula="of:=[.B107]-[.B106]" office:value-type="float" office:value="0.00000299999919661786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5.961433">
            <text:p>9595.961433</text:p>
          </table:table-cell>
          <table:table-cell table:formula="of:=[.A108]-[.A$20]" office:value-type="float" office:value="0.0200089999998454">
            <text:p>0.020009</text:p>
          </table:table-cell>
          <table:table-cell table:formula="of:=[.B108]-[.B107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5.961435">
            <text:p>9595.961435</text:p>
          </table:table-cell>
          <table:table-cell table:formula="of:=[.A109]-[.A$20]" office:value-type="float" office:value="0.0200109999987035">
            <text:p>0.020011</text:p>
          </table:table-cell>
          <table:table-cell table:formula="of:=[.B109]-[.B108]" office:value-type="float" office:value="0.00000199999885808211">
            <text:p>0.000002</text:p>
          </table:table-cell>
          <table:table-cell office:value-type="string">
            <text:p>d_s is renewed (r + D) to 9595963.433182; c_s is fully topped up</text:p>
          </table:table-cell>
          <table:table-cell table:number-columns-repeated="2"/>
        </table:table-row>
        <table:table-row table:style-name="ro1">
          <table:table-cell office:value-type="float" office:value="9595.961438">
            <text:p>9595.961438</text:p>
          </table:table-cell>
          <table:table-cell table:formula="of:=[.A110]-[.A$20]" office:value-type="float" office:value="0.0200139999997191">
            <text:p>0.020014</text:p>
          </table:table-cell>
          <table:table-cell table:formula="of:=[.B110]-[.B109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5.96144">
            <text:p>9595.961440</text:p>
          </table:table-cell>
          <table:table-cell table:formula="of:=[.A111]-[.A$20]" office:value-type="float" office:value="0.0200159999985772">
            <text:p>0.020016</text:p>
          </table:table-cell>
          <table:table-cell table:formula="of:=[.B111]-[.B110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5.961443">
            <text:p>9595.961443</text:p>
          </table:table-cell>
          <table:table-cell table:formula="of:=[.A112]-[.A$20]" office:value-type="float" office:value="0.0200189999995928">
            <text:p>0.020019</text:p>
          </table:table-cell>
          <table:table-cell table:formula="of:=[.B112]-[.B111]" office:value-type="float" office:value="0.00000300000101560727">
            <text:p>0.000003</text:p>
          </table:table-cell>
          <table:table-cell/>
          <table:table-cell office:value-type="string">
            <text:p>0.010650 / 0.012841 &gt; 2.000000 / 5.000000</text:p>
          </table:table-cell>
          <table:table-cell/>
        </table:table-row>
        <table:table-row table:style-name="ro1">
          <table:table-cell office:value-type="float" office:value="9595.961446">
            <text:p>9595.961446</text:p>
          </table:table-cell>
          <table:table-cell table:formula="of:=[.A113]-[.A$20]" office:value-type="float" office:value="0.0200219999987894">
            <text:p>0.020022</text:p>
          </table:table-cell>
          <table:table-cell table:formula="of:=[.B113]-[.B112]" office:value-type="float" office:value="0.00000299999919661786">
            <text:p>0.000003</text:p>
          </table:table-cell>
          <table:table-cell/>
          <table:table-cell office:value-type="string">
            <text:p>d_s is renewed (r + D) to 9595966.439727; c_s is fully topped up</text:p>
          </table:table-cell>
          <table:table-cell/>
        </table:table-row>
        <table:table-row table:style-name="ro1">
          <table:table-cell office:value-type="float" office:value="9595.961458">
            <text:p>9595.961458</text:p>
          </table:table-cell>
          <table:table-cell table:formula="of:=[.A114]-[.A$20]" office:value-type="float" office:value="0.0200339999992138">
            <text:p>0.020034</text:p>
          </table:table-cell>
          <table:table-cell table:formula="of:=[.B114]-[.B113]" office:value-type="float" office:value="0.0000120000004244503">
            <text:p>0.000012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9595.962364">
            <text:p>9595.962364</text:p>
          </table:table-cell>
          <table:table-cell table:formula="of:=[.A115]-[.A$20]" office:value-type="float" office:value="0.020940000000337">
            <text:p>0.020940</text:p>
          </table:table-cell>
          <table:table-cell table:formula="of:=[.B115]-[.B114]" office:value-type="float" office:value="0.000906000001123175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5.962366">
            <text:p>9595.962366</text:p>
          </table:table-cell>
          <table:table-cell table:formula="of:=[.A116]-[.A$20]" office:value-type="float" office:value="0.0209419999991951">
            <text:p>0.020942</text:p>
          </table:table-cell>
          <table:table-cell table:formula="of:=[.B116]-[.B115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5.962369">
            <text:p>9595.962369</text:p>
          </table:table-cell>
          <table:table-cell table:formula="of:=[.A117]-[.A$20]" office:value-type="float" office:value="0.0209450000002107">
            <text:p>0.020945</text:p>
          </table:table-cell>
          <table:table-cell table:formula="of:=[.B117]-[.B116]" office:value-type="float" office:value="0.0000030000010156072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5.964296">
            <text:p>9595.964296</text:p>
          </table:table-cell>
          <table:table-cell table:formula="of:=[.A118]-[.A$20]" office:value-type="float" office:value="0.0228719999995519">
            <text:p>0.022872</text:p>
          </table:table-cell>
          <table:table-cell table:formula="of:=[.B118]-[.B117]" office:value-type="float" office:value="0.00192699999934121">
            <text:p>0.00192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5.964297">
            <text:p>9595.964297</text:p>
          </table:table-cell>
          <table:table-cell table:formula="of:=[.A119]-[.A$20]" office:value-type="float" office:value="0.0228729999998905">
            <text:p>0.022873</text:p>
          </table:table-cell>
          <table:table-cell table:formula="of:=[.B119]-[.B118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5.964299">
            <text:p>9595.964299</text:p>
          </table:table-cell>
          <table:table-cell table:formula="of:=[.A120]-[.A$20]" office:value-type="float" office:value="0.0228749999987485">
            <text:p>0.022875</text:p>
          </table:table-cell>
          <table:table-cell table:formula="of:=[.B120]-[.B119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5.965365">
            <text:p>9595.965365</text:p>
          </table:table-cell>
          <table:table-cell table:formula="of:=[.A121]-[.A$20]" office:value-type="float" office:value="0.0239409999994677">
            <text:p>0.023941</text:p>
          </table:table-cell>
          <table:table-cell table:formula="of:=[.B121]-[.B120]" office:value-type="float" office:value="0.00106600000071921">
            <text:p>0.00106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5.965367">
            <text:p>9595.965367</text:p>
          </table:table-cell>
          <table:table-cell table:formula="of:=[.A122]-[.A$20]" office:value-type="float" office:value="0.0239430000001448">
            <text:p>0.023943</text:p>
          </table:table-cell>
          <table:table-cell table:formula="of:=[.B122]-[.B121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5.965369">
            <text:p>9595.965369</text:p>
          </table:table-cell>
          <table:table-cell table:formula="of:=[.A123]-[.A$20]" office:value-type="float" office:value="0.0239449999990029">
            <text:p>0.023945</text:p>
          </table:table-cell>
          <table:table-cell table:formula="of:=[.B123]-[.B122]" office:value-type="float" office:value="0.00000199999885808211">
            <text:p>0.000002</text:p>
          </table:table-cell>
          <table:table-cell office:value-type="string">
            <text:p>d_s is renewed (r + D) to 9595967.367032; c_s is fully topped up</text:p>
          </table:table-cell>
          <table:table-cell table:number-columns-repeated="2"/>
        </table:table-row>
        <table:table-row table:style-name="ro1">
          <table:table-cell office:value-type="float" office:value="9595.965372">
            <text:p>9595.965372</text:p>
          </table:table-cell>
          <table:table-cell table:formula="of:=[.A124]-[.A$20]" office:value-type="float" office:value="0.0239480000000185">
            <text:p>0.023948</text:p>
          </table:table-cell>
          <table:table-cell table:formula="of:=[.B124]-[.B123]" office:value-type="float" office:value="0.0000030000010156072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9595.965375">
            <text:p>9595.965375</text:p>
          </table:table-cell>
          <table:table-cell table:formula="of:=[.A125]-[.A$20]" office:value-type="float" office:value="0.0239509999992151">
            <text:p>0.023951</text:p>
          </table:table-cell>
          <table:table-cell table:formula="of:=[.B125]-[.B124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5.965377">
            <text:p>9595.965377</text:p>
          </table:table-cell>
          <table:table-cell table:formula="of:=[.A126]-[.A$20]" office:value-type="float" office:value="0.0239529999998922">
            <text:p>0.023953</text:p>
          </table:table-cell>
          <table:table-cell table:formula="of:=[.B126]-[.B125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9595.966281">
            <text:p>9595.966281</text:p>
          </table:table-cell>
          <table:table-cell table:formula="of:=[.A127]-[.A$20]" office:value-type="float" office:value="0.0248570000003383">
            <text:p>0.024857</text:p>
          </table:table-cell>
          <table:table-cell table:formula="of:=[.B127]-[.B126]" office:value-type="float" office:value="0.000904000000446104">
            <text:p>0.0009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5.966283">
            <text:p>9595.966283</text:p>
          </table:table-cell>
          <table:table-cell table:formula="of:=[.A128]-[.A$20]" office:value-type="float" office:value="0.0248589999991964">
            <text:p>0.024859</text:p>
          </table:table-cell>
          <table:table-cell table:formula="of:=[.B128]-[.B127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5.966286">
            <text:p>9595.966286</text:p>
          </table:table-cell>
          <table:table-cell table:formula="of:=[.A129]-[.A$20]" office:value-type="float" office:value="0.024862000000212">
            <text:p>0.024862</text:p>
          </table:table-cell>
          <table:table-cell table:formula="of:=[.B129]-[.B128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9595.966363">
            <text:p>9595.966363</text:p>
          </table:table-cell>
          <table:table-cell table:formula="of:=[.A130]-[.A$20]" office:value-type="float" office:value="0.0249389999989944">
            <text:p>0.024939</text:p>
          </table:table-cell>
          <table:table-cell table:formula="of:=[.B130]-[.B129]" office:value-type="float" office:value="0.0000769999987824121">
            <text:p>0.00007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5.966365">
            <text:p>9595.966365</text:p>
          </table:table-cell>
          <table:table-cell table:formula="of:=[.A131]-[.A$20]" office:value-type="float" office:value="0.0249409999996715">
            <text:p>0.024941</text:p>
          </table:table-cell>
          <table:table-cell table:formula="of:=[.B131]-[.B130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5.966368">
            <text:p>9595.966368</text:p>
          </table:table-cell>
          <table:table-cell table:formula="of:=[.A132]-[.A$20]" office:value-type="float" office:value="0.0249439999988681">
            <text:p>0.024944</text:p>
          </table:table-cell>
          <table:table-cell table:formula="of:=[.B132]-[.B131]" office:value-type="float" office:value="0.00000299999919661786">
            <text:p>0.000003</text:p>
          </table:table-cell>
          <table:table-cell/>
          <table:table-cell office:value-type="string">
            <text:p>0.068826 / 0.074719 &gt; 2.000000 / 5.000000</text:p>
          </table:table-cell>
          <table:table-cell/>
        </table:table-row>
        <table:table-row table:style-name="ro1">
          <table:table-cell office:value-type="float" office:value="9595.96637">
            <text:p>9595.966370</text:p>
          </table:table-cell>
          <table:table-cell table:formula="of:=[.A133]-[.A$20]" office:value-type="float" office:value="0.0249459999995452">
            <text:p>0.024946</text:p>
          </table:table-cell>
          <table:table-cell table:formula="of:=[.B133]-[.B132]" office:value-type="float" office:value="0.00000200000067707151">
            <text:p>0.000002</text:p>
          </table:table-cell>
          <table:table-cell/>
          <table:table-cell office:value-type="string">
            <text:p>d_s is renewed (r + D) to 9595971.365008; c_s is fully topped up</text:p>
          </table:table-cell>
          <table:table-cell/>
        </table:table-row>
        <table:table-row table:style-name="ro1">
          <table:table-cell office:value-type="float" office:value="9595.968167">
            <text:p>9595.968167</text:p>
          </table:table-cell>
          <table:table-cell table:formula="of:=[.A134]-[.A$20]" office:value-type="float" office:value="0.0267430000003515">
            <text:p>0.026743</text:p>
          </table:table-cell>
          <table:table-cell table:formula="of:=[.B134]-[.B133]" office:value-type="float" office:value="0.00179700000080629">
            <text:p>0.00179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5.968169">
            <text:p>9595.968169</text:p>
          </table:table-cell>
          <table:table-cell table:formula="of:=[.A135]-[.A$20]" office:value-type="float" office:value="0.0267449999992095">
            <text:p>0.026745</text:p>
          </table:table-cell>
          <table:table-cell table:formula="of:=[.B135]-[.B134]" office:value-type="float" office:value="0.0000019999988580821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5.968171">
            <text:p>9595.968171</text:p>
          </table:table-cell>
          <table:table-cell table:formula="of:=[.A136]-[.A$20]" office:value-type="float" office:value="0.0267469999998866">
            <text:p>0.026747</text:p>
          </table:table-cell>
          <table:table-cell table:formula="of:=[.B136]-[.B135]" office:value-type="float" office:value="0.0000020000006770715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9595.969365">
            <text:p>9595.969365</text:p>
          </table:table-cell>
          <table:table-cell table:formula="of:=[.A137]-[.A$20]" office:value-type="float" office:value="0.0279410000002827">
            <text:p>0.027941</text:p>
          </table:table-cell>
          <table:table-cell table:formula="of:=[.B137]-[.B136]" office:value-type="float" office:value="0.00119400000039605">
            <text:p>0.00119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5.969366">
            <text:p>9595.969366</text:p>
          </table:table-cell>
          <table:table-cell table:formula="of:=[.A138]-[.A$20]" office:value-type="float" office:value="0.0279419999988022">
            <text:p>0.027942</text:p>
          </table:table-cell>
          <table:table-cell table:formula="of:=[.B138]-[.B137]" office:value-type="float" office:value="0.000000999998519546352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5.969369">
            <text:p>9595.969369</text:p>
          </table:table-cell>
          <table:table-cell table:formula="of:=[.A139]-[.A$20]" office:value-type="float" office:value="0.0279449999998178">
            <text:p>0.027945</text:p>
          </table:table-cell>
          <table:table-cell table:formula="of:=[.B139]-[.B138]" office:value-type="float" office:value="0.00000300000101560727">
            <text:p>0.000003</text:p>
          </table:table-cell>
          <table:table-cell office:value-type="string">
            <text:p>d_s is renewed (r + D) to 9595971.366584; c_s is fully topped up</text:p>
          </table:table-cell>
          <table:table-cell table:number-columns-repeated="2"/>
        </table:table-row>
        <table:table-row table:style-name="ro1">
          <table:table-cell office:value-type="float" office:value="9595.97011">
            <text:p>9595.970110</text:p>
          </table:table-cell>
          <table:table-cell table:formula="of:=[.A140]-[.A$20]" office:value-type="float" office:value="0.0286859999996523">
            <text:p>0.028686</text:p>
          </table:table-cell>
          <table:table-cell table:formula="of:=[.B140]-[.B139]" office:value-type="float" office:value="0.000740999999834457">
            <text:p>0.00074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5.970112">
            <text:p>9595.970112</text:p>
          </table:table-cell>
          <table:table-cell table:formula="of:=[.A141]-[.A$20]" office:value-type="float" office:value="0.0286880000003293">
            <text:p>0.028688</text:p>
          </table:table-cell>
          <table:table-cell table:formula="of:=[.B141]-[.B140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5.970114">
            <text:p>9595.970114</text:p>
          </table:table-cell>
          <table:table-cell table:formula="of:=[.A142]-[.A$20]" office:value-type="float" office:value="0.0286899999991874">
            <text:p>0.028690</text:p>
          </table:table-cell>
          <table:table-cell table:formula="of:=[.B142]-[.B141]" office:value-type="float" office:value="0.0000019999988580821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9595.971064">
            <text:p>9595.971064</text:p>
          </table:table-cell>
          <table:table-cell table:formula="of:=[.A143]-[.A$20]" office:value-type="float" office:value="0.0296399999988353">
            <text:p>0.029640</text:p>
          </table:table-cell>
          <table:table-cell table:formula="of:=[.B143]-[.B142]" office:value-type="float" office:value="0.000949999999647844">
            <text:p>0.00095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5.971066">
            <text:p>9595.971066</text:p>
          </table:table-cell>
          <table:table-cell table:formula="of:=[.A144]-[.A$20]" office:value-type="float" office:value="0.0296419999995123">
            <text:p>0.029642</text:p>
          </table:table-cell>
          <table:table-cell table:formula="of:=[.B144]-[.B143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5.971364">
            <text:p>9595.971364</text:p>
          </table:table-cell>
          <table:table-cell table:formula="of:=[.A145]-[.A$20]" office:value-type="float" office:value="0.0299400000003516">
            <text:p>0.029940</text:p>
          </table:table-cell>
          <table:table-cell table:formula="of:=[.B145]-[.B144]" office:value-type="float" office:value="0.000298000000839238">
            <text:p>0.00029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5.971367">
            <text:p>9595.971367</text:p>
          </table:table-cell>
          <table:table-cell table:formula="of:=[.A146]-[.A$20]" office:value-type="float" office:value="0.0299429999995482">
            <text:p>0.029943</text:p>
          </table:table-cell>
          <table:table-cell table:formula="of:=[.B146]-[.B145]" office:value-type="float" office:value="0.00000299999919661786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5.971369">
            <text:p>9595.971369</text:p>
          </table:table-cell>
          <table:table-cell table:formula="of:=[.A147]-[.A$20]" office:value-type="float" office:value="0.0299450000002253">
            <text:p>0.029945</text:p>
          </table:table-cell>
          <table:table-cell table:formula="of:=[.B147]-[.B146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9595978.366582; c_s is fully topped up</text:p>
          </table:table-cell>
        </table:table-row>
        <table:table-row table:style-name="ro1">
          <table:table-cell office:value-type="float" office:value="9595.971372">
            <text:p>9595.971372</text:p>
          </table:table-cell>
          <table:table-cell table:formula="of:=[.A148]-[.A$20]" office:value-type="float" office:value="0.0299479999994219">
            <text:p>0.029948</text:p>
          </table:table-cell>
          <table:table-cell table:formula="of:=[.B148]-[.B147]" office:value-type="float" office:value="0.0000029999991966178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5.971374">
            <text:p>9595.971374</text:p>
          </table:table-cell>
          <table:table-cell table:formula="of:=[.A149]-[.A$20]" office:value-type="float" office:value="0.029950000000099">
            <text:p>0.029950</text:p>
          </table:table-cell>
          <table:table-cell table:formula="of:=[.B149]-[.B148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5.971376">
            <text:p>9595.971376</text:p>
          </table:table-cell>
          <table:table-cell table:formula="of:=[.A150]-[.A$20]" office:value-type="float" office:value="0.029951999998957">
            <text:p>0.029952</text:p>
          </table:table-cell>
          <table:table-cell table:formula="of:=[.B150]-[.B149]" office:value-type="float" office:value="0.00000199999885808211">
            <text:p>0.000002</text:p>
          </table:table-cell>
          <table:table-cell/>
          <table:table-cell office:value-type="string">
            <text:p>d_s is renewed (r + D) to 9595976.374262; c_s is fully topped up</text:p>
          </table:table-cell>
          <table:table-cell/>
        </table:table-row>
        <table:table-row table:style-name="ro1">
          <table:table-cell office:value-type="float" office:value="9595.971381">
            <text:p>9595.971381</text:p>
          </table:table-cell>
          <table:table-cell table:formula="of:=[.A151]-[.A$20]" office:value-type="float" office:value="0.0299569999988307">
            <text:p>0.029957</text:p>
          </table:table-cell>
          <table:table-cell table:formula="of:=[.B151]-[.B150]" office:value-type="float" office:value="0.00000499999987368938">
            <text:p>0.000005</text:p>
          </table:table-cell>
          <table:table-cell/>
          <table:table-cell office:value-type="string">
            <text:p>is pick_next_task_dl-ed by rsyslogd (4702)</text:p>
          </table:table-cell>
          <table:table-cell/>
        </table:table-row>
        <table:table-row table:style-name="ro1">
          <table:table-cell office:value-type="float" office:value="9595.973314">
            <text:p>9595.973314</text:p>
          </table:table-cell>
          <table:table-cell table:formula="of:=[.A152]-[.A$20]" office:value-type="float" office:value="0.0318900000002031">
            <text:p>0.031890</text:p>
          </table:table-cell>
          <table:table-cell table:formula="of:=[.B152]-[.B151]" office:value-type="float" office:value="0.00193300000137242">
            <text:p>0.00193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5.973317">
            <text:p>9595.973317</text:p>
          </table:table-cell>
          <table:table-cell table:formula="of:=[.A153]-[.A$20]" office:value-type="float" office:value="0.0318929999993998">
            <text:p>0.031893</text:p>
          </table:table-cell>
          <table:table-cell table:formula="of:=[.B153]-[.B152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5.973319">
            <text:p>9595.973319</text:p>
          </table:table-cell>
          <table:table-cell table:formula="of:=[.A154]-[.A$20]" office:value-type="float" office:value="0.0318950000000768">
            <text:p>0.031895</text:p>
          </table:table-cell>
          <table:table-cell table:formula="of:=[.B154]-[.B153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5.973366">
            <text:p>9595.973366</text:p>
          </table:table-cell>
          <table:table-cell table:formula="of:=[.A155]-[.A$20]" office:value-type="float" office:value="0.0319419999996171">
            <text:p>0.031942</text:p>
          </table:table-cell>
          <table:table-cell table:formula="of:=[.B155]-[.B154]" office:value-type="float" office:value="0.0000469999995402759">
            <text:p>0.00004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5.973368">
            <text:p>9595.973368</text:p>
          </table:table-cell>
          <table:table-cell table:formula="of:=[.A156]-[.A$20]" office:value-type="float" office:value="0.0319440000002942">
            <text:p>0.031944</text:p>
          </table:table-cell>
          <table:table-cell table:formula="of:=[.B156]-[.B155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5.97337">
            <text:p>9595.973370</text:p>
          </table:table-cell>
          <table:table-cell table:formula="of:=[.A157]-[.A$20]" office:value-type="float" office:value="0.0319459999991523">
            <text:p>0.031946</text:p>
          </table:table-cell>
          <table:table-cell table:formula="of:=[.B157]-[.B156]" office:value-type="float" office:value="0.00000199999885808211">
            <text:p>0.000002</text:p>
          </table:table-cell>
          <table:table-cell office:value-type="string">
            <text:p>d_s is renewed (r + D) to 9595975.367681; c_s is fully topped up</text:p>
          </table:table-cell>
          <table:table-cell table:number-columns-repeated="2"/>
        </table:table-row>
        <table:table-row table:style-name="ro1">
          <table:table-cell office:value-type="float" office:value="9595.973373">
            <text:p>9595.973373</text:p>
          </table:table-cell>
          <table:table-cell table:formula="of:=[.A158]-[.A$20]" office:value-type="float" office:value="0.0319490000001679">
            <text:p>0.031949</text:p>
          </table:table-cell>
          <table:table-cell table:formula="of:=[.B158]-[.B157]" office:value-type="float" office:value="0.0000030000010156072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9595.973377">
            <text:p>9595.973377</text:p>
          </table:table-cell>
          <table:table-cell table:formula="of:=[.A159]-[.A$20]" office:value-type="float" office:value="0.031952999999703">
            <text:p>0.031953</text:p>
          </table:table-cell>
          <table:table-cell table:formula="of:=[.B159]-[.B158]" office:value-type="float" office:value="0.0000039999995351536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5.973379">
            <text:p>9595.973379</text:p>
          </table:table-cell>
          <table:table-cell table:formula="of:=[.A160]-[.A$20]" office:value-type="float" office:value="0.0319549999985611">
            <text:p>0.031955</text:p>
          </table:table-cell>
          <table:table-cell table:formula="of:=[.B160]-[.B159]" office:value-type="float" office:value="0.0000019999988580821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9595.974283">
            <text:p>9595.974283</text:p>
          </table:table-cell>
          <table:table-cell table:formula="of:=[.A161]-[.A$20]" office:value-type="float" office:value="0.0328589999990072">
            <text:p>0.032859</text:p>
          </table:table-cell>
          <table:table-cell table:formula="of:=[.B161]-[.B160]" office:value-type="float" office:value="0.000904000000446104">
            <text:p>0.0009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5.974285">
            <text:p>9595.974285</text:p>
          </table:table-cell>
          <table:table-cell table:formula="of:=[.A162]-[.A$20]" office:value-type="float" office:value="0.0328609999996843">
            <text:p>0.032861</text:p>
          </table:table-cell>
          <table:table-cell table:formula="of:=[.B162]-[.B161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5.974289">
            <text:p>9595.974289</text:p>
          </table:table-cell>
          <table:table-cell table:formula="of:=[.A163]-[.A$20]" office:value-type="float" office:value="0.0328649999992194">
            <text:p>0.032865</text:p>
          </table:table-cell>
          <table:table-cell table:formula="of:=[.B163]-[.B162]" office:value-type="float" office:value="0.00000399999953515362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9595.976367">
            <text:p>9595.976367</text:p>
          </table:table-cell>
          <table:table-cell table:formula="of:=[.A164]-[.A$20]" office:value-type="float" office:value="0.0349429999987478">
            <text:p>0.034943</text:p>
          </table:table-cell>
          <table:table-cell table:formula="of:=[.B164]-[.B163]" office:value-type="float" office:value="0.0020779999995284">
            <text:p>0.00207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5.976369">
            <text:p>9595.976369</text:p>
          </table:table-cell>
          <table:table-cell table:formula="of:=[.A165]-[.A$20]" office:value-type="float" office:value="0.0349449999994249">
            <text:p>0.034945</text:p>
          </table:table-cell>
          <table:table-cell table:formula="of:=[.B165]-[.B164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5.976372">
            <text:p>9595.976372</text:p>
          </table:table-cell>
          <table:table-cell table:formula="of:=[.A166]-[.A$20]" office:value-type="float" office:value="0.0349479999986215">
            <text:p>0.034948</text:p>
          </table:table-cell>
          <table:table-cell table:formula="of:=[.B166]-[.B165]" office:value-type="float" office:value="0.00000299999919661786">
            <text:p>0.000003</text:p>
          </table:table-cell>
          <table:table-cell/>
          <table:table-cell office:value-type="string">
            <text:p>0.067645 / 0.005064 &gt; 2.000000 / 5.000000</text:p>
          </table:table-cell>
          <table:table-cell/>
        </table:table-row>
        <table:table-row table:style-name="ro1">
          <table:table-cell office:value-type="float" office:value="9595.976375">
            <text:p>9595.976375</text:p>
          </table:table-cell>
          <table:table-cell table:formula="of:=[.A167]-[.A$20]" office:value-type="float" office:value="0.0349509999996371">
            <text:p>0.034951</text:p>
          </table:table-cell>
          <table:table-cell table:formula="of:=[.B167]-[.B166]" office:value-type="float" office:value="0.00000300000101560727">
            <text:p>0.000003</text:p>
          </table:table-cell>
          <table:table-cell/>
          <table:table-cell office:value-type="string">
            <text:p>d_s is renewed (r + D) to 9595981.369198; c_s is fully topped up</text:p>
          </table:table-cell>
          <table:table-cell/>
        </table:table-row>
        <table:table-row table:style-name="ro1">
          <table:table-cell office:value-type="float" office:value="9595.977207">
            <text:p>9595.977207</text:p>
          </table:table-cell>
          <table:table-cell table:formula="of:=[.A168]-[.A$20]" office:value-type="float" office:value="0.0357829999993555">
            <text:p>0.035783</text:p>
          </table:table-cell>
          <table:table-cell table:formula="of:=[.B168]-[.B167]" office:value-type="float" office:value="0.000831999999718391">
            <text:p>0.00083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5.977209">
            <text:p>9595.977209</text:p>
          </table:table-cell>
          <table:table-cell table:formula="of:=[.A169]-[.A$20]" office:value-type="float" office:value="0.0357850000000326">
            <text:p>0.035785</text:p>
          </table:table-cell>
          <table:table-cell table:formula="of:=[.B169]-[.B168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5.977211">
            <text:p>9595.977211</text:p>
          </table:table-cell>
          <table:table-cell table:formula="of:=[.A170]-[.A$20]" office:value-type="float" office:value="0.0357869999988907">
            <text:p>0.035787</text:p>
          </table:table-cell>
          <table:table-cell table:formula="of:=[.B170]-[.B169]" office:value-type="float" office:value="0.0000019999988580821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9595.977365">
            <text:p>9595.977365</text:p>
          </table:table-cell>
          <table:table-cell table:formula="of:=[.A171]-[.A$20]" office:value-type="float" office:value="0.0359410000000935">
            <text:p>0.035941</text:p>
          </table:table-cell>
          <table:table-cell table:formula="of:=[.B171]-[.B170]" office:value-type="float" office:value="0.000154000001202803">
            <text:p>0.00015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5.977367">
            <text:p>9595.977367</text:p>
          </table:table-cell>
          <table:table-cell table:formula="of:=[.A172]-[.A$20]" office:value-type="float" office:value="0.0359429999989516">
            <text:p>0.035943</text:p>
          </table:table-cell>
          <table:table-cell table:formula="of:=[.B172]-[.B171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5.977369">
            <text:p>9595.977369</text:p>
          </table:table-cell>
          <table:table-cell table:formula="of:=[.A173]-[.A$20]" office:value-type="float" office:value="0.0359449999996286">
            <text:p>0.035945</text:p>
          </table:table-cell>
          <table:table-cell table:formula="of:=[.B173]-[.B172]" office:value-type="float" office:value="0.00000200000067707151">
            <text:p>0.000002</text:p>
          </table:table-cell>
          <table:table-cell office:value-type="string">
            <text:p>d_s is renewed (r + D) to 9595979.366645; c_s is fully topped up</text:p>
          </table:table-cell>
          <table:table-cell table:number-columns-repeated="2"/>
        </table:table-row>
        <table:table-row table:style-name="ro1">
          <table:table-cell office:value-type="float" office:value="9595.977371">
            <text:p>9595.977371</text:p>
          </table:table-cell>
          <table:table-cell table:formula="of:=[.A174]-[.A$20]" office:value-type="float" office:value="0.0359470000003057">
            <text:p>0.035947</text:p>
          </table:table-cell>
          <table:table-cell table:formula="of:=[.B174]-[.B173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9595.977374">
            <text:p>9595.977374</text:p>
          </table:table-cell>
          <table:table-cell table:formula="of:=[.A175]-[.A$20]" office:value-type="float" office:value="0.0359499999995023">
            <text:p>0.035950</text:p>
          </table:table-cell>
          <table:table-cell table:formula="of:=[.B175]-[.B174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5.977376">
            <text:p>9595.977376</text:p>
          </table:table-cell>
          <table:table-cell table:formula="of:=[.A176]-[.A$20]" office:value-type="float" office:value="0.0359520000001794">
            <text:p>0.035952</text:p>
          </table:table-cell>
          <table:table-cell table:formula="of:=[.B176]-[.B175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9595.97828">
            <text:p>9595.978280</text:p>
          </table:table-cell>
          <table:table-cell table:formula="of:=[.A177]-[.A$20]" office:value-type="float" office:value="0.0368559999988065">
            <text:p>0.036856</text:p>
          </table:table-cell>
          <table:table-cell table:formula="of:=[.B177]-[.B176]" office:value-type="float" office:value="0.000903999998627114">
            <text:p>0.0009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5.978281">
            <text:p>9595.978281</text:p>
          </table:table-cell>
          <table:table-cell table:formula="of:=[.A178]-[.A$20]" office:value-type="float" office:value="0.036856999999145">
            <text:p>0.036857</text:p>
          </table:table-cell>
          <table:table-cell table:formula="of:=[.B178]-[.B177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5.978286">
            <text:p>9595.978286</text:p>
          </table:table-cell>
          <table:table-cell table:formula="of:=[.A179]-[.A$20]" office:value-type="float" office:value="0.0368619999990187">
            <text:p>0.036862</text:p>
          </table:table-cell>
          <table:table-cell table:formula="of:=[.B179]-[.B178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5.980075">
            <text:p>9595.980075</text:p>
          </table:table-cell>
          <table:table-cell table:formula="of:=[.A180]-[.A$20]" office:value-type="float" office:value="0.0386509999989357">
            <text:p>0.038651</text:p>
          </table:table-cell>
          <table:table-cell table:formula="of:=[.B180]-[.B179]" office:value-type="float" office:value="0.001788999999917">
            <text:p>0.00178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5.980077">
            <text:p>9595.980077</text:p>
          </table:table-cell>
          <table:table-cell table:formula="of:=[.A181]-[.A$20]" office:value-type="float" office:value="0.0386529999996128">
            <text:p>0.038653</text:p>
          </table:table-cell>
          <table:table-cell table:formula="of:=[.B181]-[.B180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5.981368">
            <text:p>9595.981368</text:p>
          </table:table-cell>
          <table:table-cell table:formula="of:=[.A182]-[.A$20]" office:value-type="float" office:value="0.039944000000105">
            <text:p>0.039944</text:p>
          </table:table-cell>
          <table:table-cell table:formula="of:=[.B182]-[.B181]" office:value-type="float" office:value="0.0012910000004922">
            <text:p>0.00129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5.981371">
            <text:p>9595.981371</text:p>
          </table:table-cell>
          <table:table-cell table:formula="of:=[.A183]-[.A$20]" office:value-type="float" office:value="0.0399469999993016">
            <text:p>0.039947</text:p>
          </table:table-cell>
          <table:table-cell table:formula="of:=[.B183]-[.B182]" office:value-type="float" office:value="0.00000299999919661786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5.981373">
            <text:p>9595.981373</text:p>
          </table:table-cell>
          <table:table-cell table:formula="of:=[.A184]-[.A$20]" office:value-type="float" office:value="0.0399489999999787">
            <text:p>0.039949</text:p>
          </table:table-cell>
          <table:table-cell table:formula="of:=[.B184]-[.B183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9595988.370620; c_s is fully topped up</text:p>
          </table:table-cell>
        </table:table-row>
        <table:table-row table:style-name="ro1">
          <table:table-cell office:value-type="float" office:value="9595.981376">
            <text:p>9595.981376</text:p>
          </table:table-cell>
          <table:table-cell table:formula="of:=[.A185]-[.A$20]" office:value-type="float" office:value="0.0399519999991753">
            <text:p>0.039952</text:p>
          </table:table-cell>
          <table:table-cell table:formula="of:=[.B185]-[.B184]" office:value-type="float" office:value="0.00000299999919661786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5.981378">
            <text:p>9595.981378</text:p>
          </table:table-cell>
          <table:table-cell table:formula="of:=[.A186]-[.A$20]" office:value-type="float" office:value="0.0399539999998524">
            <text:p>0.039954</text:p>
          </table:table-cell>
          <table:table-cell table:formula="of:=[.B186]-[.B185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5.98138">
            <text:p>9595.981380</text:p>
          </table:table-cell>
          <table:table-cell table:formula="of:=[.A187]-[.A$20]" office:value-type="float" office:value="0.0399559999987105">
            <text:p>0.039956</text:p>
          </table:table-cell>
          <table:table-cell table:formula="of:=[.B187]-[.B186]" office:value-type="float" office:value="0.00000199999885808211">
            <text:p>0.000002</text:p>
          </table:table-cell>
          <table:table-cell office:value-type="string">
            <text:p>d_s is renewed (r + D) to 9595983.378175; c_s is fully topped up</text:p>
          </table:table-cell>
          <table:table-cell table:number-columns-repeated="2"/>
        </table:table-row>
        <table:table-row table:style-name="ro1">
          <table:table-cell office:value-type="float" office:value="9595.981384">
            <text:p>9595.981384</text:p>
          </table:table-cell>
          <table:table-cell table:formula="of:=[.A188]-[.A$20]" office:value-type="float" office:value="0.0399600000000646">
            <text:p>0.039960</text:p>
          </table:table-cell>
          <table:table-cell table:formula="of:=[.B188]-[.B187]" office:value-type="float" office:value="0.0000040000013541430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5.981385">
            <text:p>9595.981385</text:p>
          </table:table-cell>
          <table:table-cell table:formula="of:=[.A189]-[.A$20]" office:value-type="float" office:value="0.0399609999985842">
            <text:p>0.039961</text:p>
          </table:table-cell>
          <table:table-cell table:formula="of:=[.B189]-[.B188]" office:value-type="float" office:value="0.000000999998519546352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5.981387">
            <text:p>9595.981387</text:p>
          </table:table-cell>
          <table:table-cell table:formula="of:=[.A190]-[.A$20]" office:value-type="float" office:value="0.0399629999992612">
            <text:p>0.039963</text:p>
          </table:table-cell>
          <table:table-cell table:formula="of:=[.B190]-[.B189]" office:value-type="float" office:value="0.00000200000067707151">
            <text:p>0.000002</text:p>
          </table:table-cell>
          <table:table-cell/>
          <table:table-cell office:value-type="string">
            <text:p>d_s is renewed (r + D) to 9595986.385495; c_s is fully topped up</text:p>
          </table:table-cell>
          <table:table-cell/>
        </table:table-row>
        <table:table-row table:style-name="ro1">
          <table:table-cell office:value-type="float" office:value="9595.981392">
            <text:p>9595.981392</text:p>
          </table:table-cell>
          <table:table-cell table:formula="of:=[.A191]-[.A$20]" office:value-type="float" office:value="0.0399679999991349">
            <text:p>0.039968</text:p>
          </table:table-cell>
          <table:table-cell table:formula="of:=[.B191]-[.B190]" office:value-type="float" office:value="0.00000499999987368938">
            <text:p>0.000005</text:p>
          </table:table-cell>
          <table:table-cell office:value-type="string">
            <text:p>is pick_next_task_dl-ed by rsyslogd (4702)</text:p>
          </table:table-cell>
          <table:table-cell table:number-columns-repeated="2"/>
        </table:table-row>
        <table:table-row table:style-name="ro1">
          <table:table-cell office:value-type="float" office:value="9595.982299">
            <text:p>9595.982299</text:p>
          </table:table-cell>
          <table:table-cell table:formula="of:=[.A192]-[.A$20]" office:value-type="float" office:value="0.0408749999987776">
            <text:p>0.040875</text:p>
          </table:table-cell>
          <table:table-cell table:formula="of:=[.B192]-[.B191]" office:value-type="float" office:value="0.000906999999642721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5.982301">
            <text:p>9595.982301</text:p>
          </table:table-cell>
          <table:table-cell table:formula="of:=[.A193]-[.A$20]" office:value-type="float" office:value="0.0408769999994547">
            <text:p>0.040877</text:p>
          </table:table-cell>
          <table:table-cell table:formula="of:=[.B193]-[.B192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5.982303">
            <text:p>9595.982303</text:p>
          </table:table-cell>
          <table:table-cell table:formula="of:=[.A194]-[.A$20]" office:value-type="float" office:value="0.0408790000001318">
            <text:p>0.040879</text:p>
          </table:table-cell>
          <table:table-cell table:formula="of:=[.B194]-[.B193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5.98423">
            <text:p>9595.984230</text:p>
          </table:table-cell>
          <table:table-cell table:formula="of:=[.A195]-[.A$20]" office:value-type="float" office:value="0.042805999999473">
            <text:p>0.042806</text:p>
          </table:table-cell>
          <table:table-cell table:formula="of:=[.B195]-[.B194]" office:value-type="float" office:value="0.00192699999934121">
            <text:p>0.00192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5.984232">
            <text:p>9595.984232</text:p>
          </table:table-cell>
          <table:table-cell table:formula="of:=[.A196]-[.A$20]" office:value-type="float" office:value="0.0428080000001501">
            <text:p>0.042808</text:p>
          </table:table-cell>
          <table:table-cell table:formula="of:=[.B196]-[.B195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5.984234">
            <text:p>9595.984234</text:p>
          </table:table-cell>
          <table:table-cell table:formula="of:=[.A197]-[.A$20]" office:value-type="float" office:value="0.0428099999990081">
            <text:p>0.042810</text:p>
          </table:table-cell>
          <table:table-cell table:formula="of:=[.B197]-[.B196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5.985365">
            <text:p>9595.985365</text:p>
          </table:table-cell>
          <table:table-cell table:formula="of:=[.A198]-[.A$20]" office:value-type="float" office:value="0.0439409999999043">
            <text:p>0.043941</text:p>
          </table:table-cell>
          <table:table-cell table:formula="of:=[.B198]-[.B197]" office:value-type="float" office:value="0.00113100000089617">
            <text:p>0.00113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5.985367">
            <text:p>9595.985367</text:p>
          </table:table-cell>
          <table:table-cell table:formula="of:=[.A199]-[.A$20]" office:value-type="float" office:value="0.0439429999987624">
            <text:p>0.043943</text:p>
          </table:table-cell>
          <table:table-cell table:formula="of:=[.B199]-[.B198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5.985369">
            <text:p>9595.985369</text:p>
          </table:table-cell>
          <table:table-cell table:formula="of:=[.A200]-[.A$20]" office:value-type="float" office:value="0.0439449999994395">
            <text:p>0.043945</text:p>
          </table:table-cell>
          <table:table-cell table:formula="of:=[.B200]-[.B199]" office:value-type="float" office:value="0.00000200000067707151">
            <text:p>0.000002</text:p>
          </table:table-cell>
          <table:table-cell office:value-type="string">
            <text:p>d_s is renewed (r + D) to 9595987.366907; c_s is fully topped up</text:p>
          </table:table-cell>
          <table:table-cell table:number-columns-repeated="2"/>
        </table:table-row>
        <table:table-row table:style-name="ro1">
          <table:table-cell office:value-type="float" office:value="9595.985372">
            <text:p>9595.985372</text:p>
          </table:table-cell>
          <table:table-cell table:formula="of:=[.A201]-[.A$20]" office:value-type="float" office:value="0.0439479999986361">
            <text:p>0.043948</text:p>
          </table:table-cell>
          <table:table-cell table:formula="of:=[.B201]-[.B200]" office:value-type="float" office:value="0.00000299999919661786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9595.985375">
            <text:p>9595.985375</text:p>
          </table:table-cell>
          <table:table-cell table:formula="of:=[.A202]-[.A$20]" office:value-type="float" office:value="0.0439509999996517">
            <text:p>0.043951</text:p>
          </table:table-cell>
          <table:table-cell table:formula="of:=[.B202]-[.B201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5.985377">
            <text:p>9595.985377</text:p>
          </table:table-cell>
          <table:table-cell table:formula="of:=[.A203]-[.A$20]" office:value-type="float" office:value="0.0439530000003288">
            <text:p>0.043953</text:p>
          </table:table-cell>
          <table:table-cell table:formula="of:=[.B203]-[.B202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9595.98628">
            <text:p>9595.986280</text:p>
          </table:table-cell>
          <table:table-cell table:formula="of:=[.A204]-[.A$20]" office:value-type="float" office:value="0.0448559999986173">
            <text:p>0.044856</text:p>
          </table:table-cell>
          <table:table-cell table:formula="of:=[.B204]-[.B203]" office:value-type="float" office:value="0.000902999998288578">
            <text:p>0.00090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5.986282">
            <text:p>9595.986282</text:p>
          </table:table-cell>
          <table:table-cell table:formula="of:=[.A205]-[.A$20]" office:value-type="float" office:value="0.0448579999992944">
            <text:p>0.044858</text:p>
          </table:table-cell>
          <table:table-cell table:formula="of:=[.B205]-[.B204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5.986285">
            <text:p>9595.986285</text:p>
          </table:table-cell>
          <table:table-cell table:formula="of:=[.A206]-[.A$20]" office:value-type="float" office:value="0.04486100000031">
            <text:p>0.044861</text:p>
          </table:table-cell>
          <table:table-cell table:formula="of:=[.B206]-[.B205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9595.986363">
            <text:p>9595.986363</text:p>
          </table:table-cell>
          <table:table-cell table:formula="of:=[.A207]-[.A$20]" office:value-type="float" office:value="0.044938999999431">
            <text:p>0.044939</text:p>
          </table:table-cell>
          <table:table-cell table:formula="of:=[.B207]-[.B206]" office:value-type="float" office:value="0.0000779999991209479">
            <text:p>0.00007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5.986365">
            <text:p>9595.986365</text:p>
          </table:table-cell>
          <table:table-cell table:formula="of:=[.A208]-[.A$20]" office:value-type="float" office:value="0.044941000000108">
            <text:p>0.044941</text:p>
          </table:table-cell>
          <table:table-cell table:formula="of:=[.B208]-[.B207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5.986368">
            <text:p>9595.986368</text:p>
          </table:table-cell>
          <table:table-cell table:formula="of:=[.A209]-[.A$20]" office:value-type="float" office:value="0.0449439999993047">
            <text:p>0.044944</text:p>
          </table:table-cell>
          <table:table-cell table:formula="of:=[.B209]-[.B208]" office:value-type="float" office:value="0.00000299999919661786">
            <text:p>0.000003</text:p>
          </table:table-cell>
          <table:table-cell/>
          <table:table-cell office:value-type="string">
            <text:p>0.068961 / 0.020757 &gt; 2.000000 / 5.000000</text:p>
          </table:table-cell>
          <table:table-cell/>
        </table:table-row>
        <table:table-row table:style-name="ro1">
          <table:table-cell office:value-type="float" office:value="9595.98637">
            <text:p>9595.986370</text:p>
          </table:table-cell>
          <table:table-cell table:formula="of:=[.A210]-[.A$20]" office:value-type="float" office:value="0.0449459999999817">
            <text:p>0.044946</text:p>
          </table:table-cell>
          <table:table-cell table:formula="of:=[.B210]-[.B209]" office:value-type="float" office:value="0.00000200000067707151">
            <text:p>0.000002</text:p>
          </table:table-cell>
          <table:table-cell/>
          <table:table-cell office:value-type="string">
            <text:p>d_s is renewed (r + D) to 9595991.364738; c_s is fully topped up</text:p>
          </table:table-cell>
          <table:table-cell/>
        </table:table-row>
        <table:table-row table:style-name="ro1">
          <table:table-cell office:value-type="float" office:value="9595.988103">
            <text:p>9595.988103</text:p>
          </table:table-cell>
          <table:table-cell table:formula="of:=[.A211]-[.A$20]" office:value-type="float" office:value="0.0466789999991306">
            <text:p>0.046679</text:p>
          </table:table-cell>
          <table:table-cell table:formula="of:=[.B211]-[.B210]" office:value-type="float" office:value="0.00173299999914889">
            <text:p>0.00173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5.988105">
            <text:p>9595.988105</text:p>
          </table:table-cell>
          <table:table-cell table:formula="of:=[.A212]-[.A$20]" office:value-type="float" office:value="0.0466809999998077">
            <text:p>0.046681</text:p>
          </table:table-cell>
          <table:table-cell table:formula="of:=[.B212]-[.B211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5.988107">
            <text:p>9595.988107</text:p>
          </table:table-cell>
          <table:table-cell table:formula="of:=[.A213]-[.A$20]" office:value-type="float" office:value="0.0466829999986658">
            <text:p>0.046683</text:p>
          </table:table-cell>
          <table:table-cell table:formula="of:=[.B213]-[.B212]" office:value-type="float" office:value="0.0000019999988580821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9595.989365">
            <text:p>9595.989365</text:p>
          </table:table-cell>
          <table:table-cell table:formula="of:=[.A214]-[.A$20]" office:value-type="float" office:value="0.0479409999989002">
            <text:p>0.047941</text:p>
          </table:table-cell>
          <table:table-cell table:formula="of:=[.B214]-[.B213]" office:value-type="float" office:value="0.00125800000023446">
            <text:p>0.00125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5.989367">
            <text:p>9595.989367</text:p>
          </table:table-cell>
          <table:table-cell table:formula="of:=[.A215]-[.A$20]" office:value-type="float" office:value="0.0479429999995773">
            <text:p>0.047943</text:p>
          </table:table-cell>
          <table:table-cell table:formula="of:=[.B215]-[.B214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5.989369">
            <text:p>9595.989369</text:p>
          </table:table-cell>
          <table:table-cell table:formula="of:=[.A216]-[.A$20]" office:value-type="float" office:value="0.0479450000002544">
            <text:p>0.047945</text:p>
          </table:table-cell>
          <table:table-cell table:formula="of:=[.B216]-[.B215]" office:value-type="float" office:value="0.00000200000067707151">
            <text:p>0.000002</text:p>
          </table:table-cell>
          <table:table-cell office:value-type="string">
            <text:p>d_s is renewed (r + D) to 9595991.366980; c_s is fully topped up</text:p>
          </table:table-cell>
          <table:table-cell table:number-columns-repeated="2"/>
        </table:table-row>
        <table:table-row table:style-name="ro1">
          <table:table-cell office:value-type="float" office:value="9595.990021">
            <text:p>9595.990021</text:p>
          </table:table-cell>
          <table:table-cell table:formula="of:=[.A217]-[.A$20]" office:value-type="float" office:value="0.048596999999063">
            <text:p>0.048597</text:p>
          </table:table-cell>
          <table:table-cell table:formula="of:=[.B217]-[.B216]" office:value-type="float" office:value="0.000651999998808606">
            <text:p>0.00065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5.990023">
            <text:p>9595.990023</text:p>
          </table:table-cell>
          <table:table-cell table:formula="of:=[.A218]-[.A$20]" office:value-type="float" office:value="0.04859899999974">
            <text:p>0.048599</text:p>
          </table:table-cell>
          <table:table-cell table:formula="of:=[.B218]-[.B217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5.990025">
            <text:p>9595.990025</text:p>
          </table:table-cell>
          <table:table-cell table:formula="of:=[.A219]-[.A$20]" office:value-type="float" office:value="0.0486009999985981">
            <text:p>0.048601</text:p>
          </table:table-cell>
          <table:table-cell table:formula="of:=[.B219]-[.B218]" office:value-type="float" office:value="0.0000019999988580821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9595.990929">
            <text:p>9595.990929</text:p>
          </table:table-cell>
          <table:table-cell table:formula="of:=[.A220]-[.A$20]" office:value-type="float" office:value="0.0495049999990442">
            <text:p>0.049505</text:p>
          </table:table-cell>
          <table:table-cell table:formula="of:=[.B220]-[.B219]" office:value-type="float" office:value="0.000904000000446104">
            <text:p>0.0009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5.99093">
            <text:p>9595.990930</text:p>
          </table:table-cell>
          <table:table-cell table:formula="of:=[.A221]-[.A$20]" office:value-type="float" office:value="0.0495059999993828">
            <text:p>0.049506</text:p>
          </table:table-cell>
          <table:table-cell table:formula="of:=[.B221]-[.B220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5.991364">
            <text:p>9595.991364</text:p>
          </table:table-cell>
          <table:table-cell table:formula="of:=[.A222]-[.A$20]" office:value-type="float" office:value="0.0499399999989691">
            <text:p>0.049940</text:p>
          </table:table-cell>
          <table:table-cell table:formula="of:=[.B222]-[.B221]" office:value-type="float" office:value="0.000433999999586376">
            <text:p>0.00043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5.991367">
            <text:p>9595.991367</text:p>
          </table:table-cell>
          <table:table-cell table:formula="of:=[.A223]-[.A$20]" office:value-type="float" office:value="0.0499429999999848">
            <text:p>0.049943</text:p>
          </table:table-cell>
          <table:table-cell table:formula="of:=[.B223]-[.B222]" office:value-type="float" office:value="0.0000030000010156072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5.991369">
            <text:p>9595.991369</text:p>
          </table:table-cell>
          <table:table-cell table:formula="of:=[.A224]-[.A$20]" office:value-type="float" office:value="0.0499449999988428">
            <text:p>0.049945</text:p>
          </table:table-cell>
          <table:table-cell table:formula="of:=[.B224]-[.B223]" office:value-type="float" office:value="0.00000199999885808211">
            <text:p>0.000002</text:p>
          </table:table-cell>
          <table:table-cell table:number-columns-repeated="2"/>
          <table:table-cell office:value-type="string">
            <text:p>d_s is renewed (r + D) to 9595998.366792; c_s is fully topped up</text:p>
          </table:table-cell>
        </table:table-row>
        <table:table-row table:style-name="ro1">
          <table:table-cell office:value-type="float" office:value="9595.991373">
            <text:p>9595.991373</text:p>
          </table:table-cell>
          <table:table-cell table:formula="of:=[.A225]-[.A$20]" office:value-type="float" office:value="0.049949000000197">
            <text:p>0.049949</text:p>
          </table:table-cell>
          <table:table-cell table:formula="of:=[.B225]-[.B224]" office:value-type="float" office:value="0.0000040000013541430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5.991375">
            <text:p>9595.991375</text:p>
          </table:table-cell>
          <table:table-cell table:formula="of:=[.A226]-[.A$20]" office:value-type="float" office:value="0.0499509999990551">
            <text:p>0.049951</text:p>
          </table:table-cell>
          <table:table-cell table:formula="of:=[.B226]-[.B225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5.991378">
            <text:p>9595.991378</text:p>
          </table:table-cell>
          <table:table-cell table:formula="of:=[.A227]-[.A$20]" office:value-type="float" office:value="0.0499540000000707">
            <text:p>0.049954</text:p>
          </table:table-cell>
          <table:table-cell table:formula="of:=[.B227]-[.B226]" office:value-type="float" office:value="0.00000300000101560727">
            <text:p>0.000003</text:p>
          </table:table-cell>
          <table:table-cell/>
          <table:table-cell office:value-type="string">
            <text:p>d_s is renewed (r + D) to 9595996.375337; c_s is fully topped up</text:p>
          </table:table-cell>
          <table:table-cell/>
        </table:table-row>
        <table:table-row table:style-name="ro1">
          <table:table-cell office:value-type="float" office:value="9595.991382">
            <text:p>9595.991382</text:p>
          </table:table-cell>
          <table:table-cell table:formula="of:=[.A228]-[.A$20]" office:value-type="float" office:value="0.0499579999996058">
            <text:p>0.049958</text:p>
          </table:table-cell>
          <table:table-cell table:formula="of:=[.B228]-[.B227]" office:value-type="float" office:value="0.00000399999953515362">
            <text:p>0.000004</text:p>
          </table:table-cell>
          <table:table-cell/>
          <table:table-cell office:value-type="string">
            <text:p>is pick_next_task_dl-ed by rsyslogd (4702)</text:p>
          </table:table-cell>
          <table:table-cell/>
        </table:table-row>
        <table:table-row table:style-name="ro1">
          <table:table-cell office:value-type="float" office:value="9595.993313">
            <text:p>9595.993313</text:p>
          </table:table-cell>
          <table:table-cell table:formula="of:=[.A229]-[.A$20]" office:value-type="float" office:value="0.0518890000003012">
            <text:p>0.051889</text:p>
          </table:table-cell>
          <table:table-cell table:formula="of:=[.B229]-[.B228]" office:value-type="float" office:value="0.00193100000069535">
            <text:p>0.00193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5.993314">
            <text:p>9595.993314</text:p>
          </table:table-cell>
          <table:table-cell table:formula="of:=[.A230]-[.A$20]" office:value-type="float" office:value="0.0518899999988207">
            <text:p>0.051890</text:p>
          </table:table-cell>
          <table:table-cell table:formula="of:=[.B230]-[.B229]" office:value-type="float" office:value="0.000000999998519546352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5.993317">
            <text:p>9595.993317</text:p>
          </table:table-cell>
          <table:table-cell table:formula="of:=[.A231]-[.A$20]" office:value-type="float" office:value="0.0518929999998363">
            <text:p>0.051893</text:p>
          </table:table-cell>
          <table:table-cell table:formula="of:=[.B231]-[.B230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5.993365">
            <text:p>9595.993365</text:p>
          </table:table-cell>
          <table:table-cell table:formula="of:=[.A232]-[.A$20]" office:value-type="float" office:value="0.0519409999997151">
            <text:p>0.051941</text:p>
          </table:table-cell>
          <table:table-cell table:formula="of:=[.B232]-[.B231]" office:value-type="float" office:value="0.0000479999998788117">
            <text:p>0.00004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5.993367">
            <text:p>9595.993367</text:p>
          </table:table-cell>
          <table:table-cell table:formula="of:=[.A233]-[.A$20]" office:value-type="float" office:value="0.0519429999985732">
            <text:p>0.051943</text:p>
          </table:table-cell>
          <table:table-cell table:formula="of:=[.B233]-[.B232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5.993369">
            <text:p>9595.993369</text:p>
          </table:table-cell>
          <table:table-cell table:formula="of:=[.A234]-[.A$20]" office:value-type="float" office:value="0.0519449999992503">
            <text:p>0.051945</text:p>
          </table:table-cell>
          <table:table-cell table:formula="of:=[.B234]-[.B233]" office:value-type="float" office:value="0.00000200000067707151">
            <text:p>0.000002</text:p>
          </table:table-cell>
          <table:table-cell office:value-type="string">
            <text:p>d_s is renewed (r + D) to 9595995.366965; c_s is fully topped up</text:p>
          </table:table-cell>
          <table:table-cell table:number-columns-repeated="2"/>
        </table:table-row>
        <table:table-row table:style-name="ro1">
          <table:table-cell office:value-type="float" office:value="9595.993371">
            <text:p>9595.993371</text:p>
          </table:table-cell>
          <table:table-cell table:formula="of:=[.A235]-[.A$20]" office:value-type="float" office:value="0.0519469999999274">
            <text:p>0.051947</text:p>
          </table:table-cell>
          <table:table-cell table:formula="of:=[.B235]-[.B234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9595.993375">
            <text:p>9595.993375</text:p>
          </table:table-cell>
          <table:table-cell table:formula="of:=[.A236]-[.A$20]" office:value-type="float" office:value="0.0519509999994625">
            <text:p>0.051951</text:p>
          </table:table-cell>
          <table:table-cell table:formula="of:=[.B236]-[.B235]" office:value-type="float" office:value="0.0000039999995351536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5.993377">
            <text:p>9595.993377</text:p>
          </table:table-cell>
          <table:table-cell table:formula="of:=[.A237]-[.A$20]" office:value-type="float" office:value="0.0519530000001396">
            <text:p>0.051953</text:p>
          </table:table-cell>
          <table:table-cell table:formula="of:=[.B237]-[.B236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9595.994341">
            <text:p>9595.994341</text:p>
          </table:table-cell>
          <table:table-cell table:formula="of:=[.A238]-[.A$20]" office:value-type="float" office:value="0.05291699999907">
            <text:p>0.052917</text:p>
          </table:table-cell>
          <table:table-cell table:formula="of:=[.B238]-[.B237]" office:value-type="float" office:value="0.000963999998930376">
            <text:p>0.00096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5.994343">
            <text:p>9595.994343</text:p>
          </table:table-cell>
          <table:table-cell table:formula="of:=[.A239]-[.A$20]" office:value-type="float" office:value="0.052918999999747">
            <text:p>0.052919</text:p>
          </table:table-cell>
          <table:table-cell table:formula="of:=[.B239]-[.B238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5.994348">
            <text:p>9595.994348</text:p>
          </table:table-cell>
          <table:table-cell table:formula="of:=[.A240]-[.A$20]" office:value-type="float" office:value="0.0529239999996207">
            <text:p>0.052924</text:p>
          </table:table-cell>
          <table:table-cell table:formula="of:=[.B240]-[.B239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9595.996367">
            <text:p>9595.996367</text:p>
          </table:table-cell>
          <table:table-cell table:formula="of:=[.A241]-[.A$20]" office:value-type="float" office:value="0.0549429999991844">
            <text:p>0.054943</text:p>
          </table:table-cell>
          <table:table-cell table:formula="of:=[.B241]-[.B240]" office:value-type="float" office:value="0.00201899999956368">
            <text:p>0.00201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5.996369">
            <text:p>9595.996369</text:p>
          </table:table-cell>
          <table:table-cell table:formula="of:=[.A242]-[.A$20]" office:value-type="float" office:value="0.0549449999998615">
            <text:p>0.054945</text:p>
          </table:table-cell>
          <table:table-cell table:formula="of:=[.B242]-[.B241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5.996373">
            <text:p>9595.996373</text:p>
          </table:table-cell>
          <table:table-cell table:formula="of:=[.A243]-[.A$20]" office:value-type="float" office:value="0.0549489999993966">
            <text:p>0.054949</text:p>
          </table:table-cell>
          <table:table-cell table:formula="of:=[.B243]-[.B242]" office:value-type="float" office:value="0.00000399999953515362">
            <text:p>0.000004</text:p>
          </table:table-cell>
          <table:table-cell/>
          <table:table-cell office:value-type="string">
            <text:p>0.068860 / 0.005978 &gt; 2.000000 / 5.000000</text:p>
          </table:table-cell>
          <table:table-cell/>
        </table:table-row>
        <table:table-row table:style-name="ro1">
          <table:table-cell office:value-type="float" office:value="9595.996375">
            <text:p>9595.996375</text:p>
          </table:table-cell>
          <table:table-cell table:formula="of:=[.A244]-[.A$20]" office:value-type="float" office:value="0.0549510000000737">
            <text:p>0.054951</text:p>
          </table:table-cell>
          <table:table-cell table:formula="of:=[.B244]-[.B243]" office:value-type="float" office:value="0.00000200000067707151">
            <text:p>0.000002</text:p>
          </table:table-cell>
          <table:table-cell/>
          <table:table-cell office:value-type="string">
            <text:p>d_s is renewed (r + D) to 9596001.369359; c_s is fully topped up</text:p>
          </table:table-cell>
          <table:table-cell/>
        </table:table-row>
        <table:table-row table:style-name="ro1">
          <table:table-cell office:value-type="float" office:value="9595.99727">
            <text:p>9595.997270</text:p>
          </table:table-cell>
          <table:table-cell table:formula="of:=[.A245]-[.A$20]" office:value-type="float" office:value="0.055845999999292">
            <text:p>0.055846</text:p>
          </table:table-cell>
          <table:table-cell table:formula="of:=[.B245]-[.B244]" office:value-type="float" office:value="0.000894999999218271">
            <text:p>0.00089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5.997271">
            <text:p>9595.997271</text:p>
          </table:table-cell>
          <table:table-cell table:formula="of:=[.A246]-[.A$20]" office:value-type="float" office:value="0.0558469999996305">
            <text:p>0.055847</text:p>
          </table:table-cell>
          <table:table-cell table:formula="of:=[.B246]-[.B245]" office:value-type="float" office:value="0.00000100000033853576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5.997273">
            <text:p>9595.997273</text:p>
          </table:table-cell>
          <table:table-cell table:formula="of:=[.A247]-[.A$20]" office:value-type="float" office:value="0.0558490000003076">
            <text:p>0.055849</text:p>
          </table:table-cell>
          <table:table-cell table:formula="of:=[.B247]-[.B246]" office:value-type="float" office:value="0.0000020000006770715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9595.997365">
            <text:p>9595.997365</text:p>
          </table:table-cell>
          <table:table-cell table:formula="of:=[.A248]-[.A$20]" office:value-type="float" office:value="0.0559409999987111">
            <text:p>0.055941</text:p>
          </table:table-cell>
          <table:table-cell table:formula="of:=[.B248]-[.B247]" office:value-type="float" office:value="0.0000919999984034803">
            <text:p>0.00009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5.997367">
            <text:p>9595.997367</text:p>
          </table:table-cell>
          <table:table-cell table:formula="of:=[.A249]-[.A$20]" office:value-type="float" office:value="0.0559429999993881">
            <text:p>0.055943</text:p>
          </table:table-cell>
          <table:table-cell table:formula="of:=[.B249]-[.B248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5.997369">
            <text:p>9595.997369</text:p>
          </table:table-cell>
          <table:table-cell table:formula="of:=[.A250]-[.A$20]" office:value-type="float" office:value="0.0559450000000652">
            <text:p>0.055945</text:p>
          </table:table-cell>
          <table:table-cell table:formula="of:=[.B250]-[.B249]" office:value-type="float" office:value="0.00000200000067707151">
            <text:p>0.000002</text:p>
          </table:table-cell>
          <table:table-cell office:value-type="string">
            <text:p>d_s is renewed (r + D) to 9595999.366698; c_s is fully topped up</text:p>
          </table:table-cell>
          <table:table-cell table:number-columns-repeated="2"/>
        </table:table-row>
        <table:table-row table:style-name="ro1">
          <table:table-cell office:value-type="float" office:value="9595.997371">
            <text:p>9595.997371</text:p>
          </table:table-cell>
          <table:table-cell table:formula="of:=[.A251]-[.A$20]" office:value-type="float" office:value="0.0559469999989233">
            <text:p>0.055947</text:p>
          </table:table-cell>
          <table:table-cell table:formula="of:=[.B251]-[.B250]" office:value-type="float" office:value="0.0000019999988580821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9595.997374">
            <text:p>9595.997374</text:p>
          </table:table-cell>
          <table:table-cell table:formula="of:=[.A252]-[.A$20]" office:value-type="float" office:value="0.0559499999999389">
            <text:p>0.055950</text:p>
          </table:table-cell>
          <table:table-cell table:formula="of:=[.B252]-[.B251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5.997376">
            <text:p>9595.997376</text:p>
          </table:table-cell>
          <table:table-cell table:formula="of:=[.A253]-[.A$20]" office:value-type="float" office:value="0.055951999998797">
            <text:p>0.055952</text:p>
          </table:table-cell>
          <table:table-cell table:formula="of:=[.B253]-[.B252]" office:value-type="float" office:value="0.0000019999988580821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9595.99828">
            <text:p>9595.998280</text:p>
          </table:table-cell>
          <table:table-cell table:formula="of:=[.A254]-[.A$20]" office:value-type="float" office:value="0.0568559999992431">
            <text:p>0.056856</text:p>
          </table:table-cell>
          <table:table-cell table:formula="of:=[.B254]-[.B253]" office:value-type="float" office:value="0.000904000000446104">
            <text:p>0.0009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5.998281">
            <text:p>9595.998281</text:p>
          </table:table-cell>
          <table:table-cell table:formula="of:=[.A255]-[.A$20]" office:value-type="float" office:value="0.0568569999995816">
            <text:p>0.056857</text:p>
          </table:table-cell>
          <table:table-cell table:formula="of:=[.B255]-[.B254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5.998286">
            <text:p>9595.998286</text:p>
          </table:table-cell>
          <table:table-cell table:formula="of:=[.A256]-[.A$20]" office:value-type="float" office:value="0.0568619999994553">
            <text:p>0.056862</text:p>
          </table:table-cell>
          <table:table-cell table:formula="of:=[.B256]-[.B255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000186">
            <text:p>9596.000186</text:p>
          </table:table-cell>
          <table:table-cell table:formula="of:=[.A257]-[.A$20]" office:value-type="float" office:value="0.058761999998751">
            <text:p>0.058762</text:p>
          </table:table-cell>
          <table:table-cell table:formula="of:=[.B257]-[.B256]" office:value-type="float" office:value="0.00189999999929569">
            <text:p>0.00190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000188">
            <text:p>9596.000188</text:p>
          </table:table-cell>
          <table:table-cell table:formula="of:=[.A258]-[.A$20]" office:value-type="float" office:value="0.0587639999994281">
            <text:p>0.058764</text:p>
          </table:table-cell>
          <table:table-cell table:formula="of:=[.B258]-[.B257]" office:value-type="float" office:value="0.0000020000006770715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9596.000191">
            <text:p>9596.000191</text:p>
          </table:table-cell>
          <table:table-cell table:formula="of:=[.A259]-[.A$20]" office:value-type="float" office:value="0.0587669999986247">
            <text:p>0.058767</text:p>
          </table:table-cell>
          <table:table-cell table:formula="of:=[.B259]-[.B258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01383">
            <text:p>9596.001383</text:p>
          </table:table-cell>
          <table:table-cell table:formula="of:=[.A260]-[.A$20]" office:value-type="float" office:value="0.0599590000001626">
            <text:p>0.059959</text:p>
          </table:table-cell>
          <table:table-cell table:formula="of:=[.B260]-[.B259]" office:value-type="float" office:value="0.00119200000153796">
            <text:p>0.00119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001386">
            <text:p>9596.001386</text:p>
          </table:table-cell>
          <table:table-cell table:formula="of:=[.A261]-[.A$20]" office:value-type="float" office:value="0.0599619999993593">
            <text:p>0.059962</text:p>
          </table:table-cell>
          <table:table-cell table:formula="of:=[.B261]-[.B260]" office:value-type="float" office:value="0.00000299999919661786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001389">
            <text:p>9596.001389</text:p>
          </table:table-cell>
          <table:table-cell table:formula="of:=[.A262]-[.A$20]" office:value-type="float" office:value="0.0599649999985559">
            <text:p>0.059965</text:p>
          </table:table-cell>
          <table:table-cell table:formula="of:=[.B262]-[.B261]" office:value-type="float" office:value="0.00000299999919661786">
            <text:p>0.000003</text:p>
          </table:table-cell>
          <table:table-cell table:number-columns-repeated="2"/>
          <table:table-cell office:value-type="string">
            <text:p>d_s is renewed (r + D) to 9596008.385511; c_s is fully topped up</text:p>
          </table:table-cell>
        </table:table-row>
        <table:table-row table:style-name="ro1">
          <table:table-cell office:value-type="float" office:value="9596.001392">
            <text:p>9596.001392</text:p>
          </table:table-cell>
          <table:table-cell table:formula="of:=[.A263]-[.A$20]" office:value-type="float" office:value="0.0599679999995715">
            <text:p>0.059968</text:p>
          </table:table-cell>
          <table:table-cell table:formula="of:=[.B263]-[.B262]" office:value-type="float" office:value="0.0000030000010156072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01394">
            <text:p>9596.001394</text:p>
          </table:table-cell>
          <table:table-cell table:formula="of:=[.A264]-[.A$20]" office:value-type="float" office:value="0.0599700000002486">
            <text:p>0.059970</text:p>
          </table:table-cell>
          <table:table-cell table:formula="of:=[.B264]-[.B263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01396">
            <text:p>9596.001396</text:p>
          </table:table-cell>
          <table:table-cell table:formula="of:=[.A265]-[.A$20]" office:value-type="float" office:value="0.0599719999991066">
            <text:p>0.059972</text:p>
          </table:table-cell>
          <table:table-cell table:formula="of:=[.B265]-[.B264]" office:value-type="float" office:value="0.00000199999885808211">
            <text:p>0.000002</text:p>
          </table:table-cell>
          <table:table-cell office:value-type="string">
            <text:p>d_s is renewed (r + D) to 9596003.393702; c_s is fully topped up</text:p>
          </table:table-cell>
          <table:table-cell table:number-columns-repeated="2"/>
        </table:table-row>
        <table:table-row table:style-name="ro1">
          <table:table-cell office:value-type="float" office:value="9596.001399">
            <text:p>9596.001399</text:p>
          </table:table-cell>
          <table:table-cell table:formula="of:=[.A266]-[.A$20]" office:value-type="float" office:value="0.0599750000001222">
            <text:p>0.059975</text:p>
          </table:table-cell>
          <table:table-cell table:formula="of:=[.B266]-[.B265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001401">
            <text:p>9596.001401</text:p>
          </table:table-cell>
          <table:table-cell table:formula="of:=[.A267]-[.A$20]" office:value-type="float" office:value="0.0599769999989803">
            <text:p>0.059977</text:p>
          </table:table-cell>
          <table:table-cell table:formula="of:=[.B267]-[.B266]" office:value-type="float" office:value="0.0000019999988580821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9596.001403">
            <text:p>9596.001403</text:p>
          </table:table-cell>
          <table:table-cell table:formula="of:=[.A268]-[.A$20]" office:value-type="float" office:value="0.0599789999996574">
            <text:p>0.059979</text:p>
          </table:table-cell>
          <table:table-cell table:formula="of:=[.B268]-[.B267]" office:value-type="float" office:value="0.00000200000067707151">
            <text:p>0.00000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9596.001405">
            <text:p>9596.001405</text:p>
          </table:table-cell>
          <table:table-cell table:formula="of:=[.A269]-[.A$20]" office:value-type="float" office:value="0.0599810000003345">
            <text:p>0.059981</text:p>
          </table:table-cell>
          <table:table-cell table:formula="of:=[.B269]-[.B268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001408">
            <text:p>9596.001408</text:p>
          </table:table-cell>
          <table:table-cell table:formula="of:=[.A270]-[.A$20]" office:value-type="float" office:value="0.0599839999995311">
            <text:p>0.059984</text:p>
          </table:table-cell>
          <table:table-cell table:formula="of:=[.B270]-[.B269]" office:value-type="float" office:value="0.00000299999919661786">
            <text:p>0.000003</text:p>
          </table:table-cell>
          <table:table-cell/>
          <table:table-cell office:value-type="string">
            <text:p>postpones its deadline to 9596006.369359; c_s is topped up to 1.990108</text:p>
          </table:table-cell>
          <table:table-cell/>
        </table:table-row>
        <table:table-row table:style-name="ro1">
          <table:table-cell office:value-type="float" office:value="9596.00141">
            <text:p>9596.001410</text:p>
          </table:table-cell>
          <table:table-cell table:formula="of:=[.A271]-[.A$20]" office:value-type="float" office:value="0.0599860000002082">
            <text:p>0.059986</text:p>
          </table:table-cell>
          <table:table-cell table:formula="of:=[.B271]-[.B270]" office:value-type="float" office:value="0.00000200000067707151">
            <text:p>0.000002</text:p>
          </table:table-cell>
          <table:table-cell/>
          <table:table-cell office:value-type="string">
            <text:p>preempts main (0)</text:p>
          </table:table-cell>
          <table:table-cell/>
        </table:table-row>
        <table:table-row table:style-name="ro1">
          <table:table-cell office:value-type="float" office:value="9596.001416">
            <text:p>9596.001416</text:p>
          </table:table-cell>
          <table:table-cell table:formula="of:=[.A272]-[.A$20]" office:value-type="float" office:value="0.0599919999986014">
            <text:p>0.059992</text:p>
          </table:table-cell>
          <table:table-cell table:formula="of:=[.B272]-[.B271]" office:value-type="float" office:value="0.00000599999839323573">
            <text:p>0.000006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9596.002324">
            <text:p>9596.002324</text:p>
          </table:table-cell>
          <table:table-cell table:formula="of:=[.A273]-[.A$20]" office:value-type="float" office:value="0.0608999999985826">
            <text:p>0.060900</text:p>
          </table:table-cell>
          <table:table-cell table:formula="of:=[.B273]-[.B272]" office:value-type="float" office:value="0.000907999999981257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02326">
            <text:p>9596.002326</text:p>
          </table:table-cell>
          <table:table-cell table:formula="of:=[.A274]-[.A$20]" office:value-type="float" office:value="0.0609019999992597">
            <text:p>0.060902</text:p>
          </table:table-cell>
          <table:table-cell table:formula="of:=[.B274]-[.B273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02328">
            <text:p>9596.002328</text:p>
          </table:table-cell>
          <table:table-cell table:formula="of:=[.A275]-[.A$20]" office:value-type="float" office:value="0.0609039999999368">
            <text:p>0.060904</text:p>
          </table:table-cell>
          <table:table-cell table:formula="of:=[.B275]-[.B274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002331">
            <text:p>9596.002331</text:p>
          </table:table-cell>
          <table:table-cell table:formula="of:=[.A276]-[.A$20]" office:value-type="float" office:value="0.0609069999991334">
            <text:p>0.060907</text:p>
          </table:table-cell>
          <table:table-cell table:formula="of:=[.B276]-[.B275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02335">
            <text:p>9596.002335</text:p>
          </table:table-cell>
          <table:table-cell table:formula="of:=[.A277]-[.A$20]" office:value-type="float" office:value="0.0609109999986686">
            <text:p>0.060911</text:p>
          </table:table-cell>
          <table:table-cell table:formula="of:=[.B277]-[.B276]" office:value-type="float" office:value="0.00000399999953515362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9596.00429">
            <text:p>9596.004290</text:p>
          </table:table-cell>
          <table:table-cell table:formula="of:=[.A278]-[.A$20]" office:value-type="float" office:value="0.0628660000002128">
            <text:p>0.062866</text:p>
          </table:table-cell>
          <table:table-cell table:formula="of:=[.B278]-[.B277]" office:value-type="float" office:value="0.00195500000154425">
            <text:p>0.00195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004291">
            <text:p>9596.004291</text:p>
          </table:table-cell>
          <table:table-cell table:formula="of:=[.A279]-[.A$20]" office:value-type="float" office:value="0.0628669999987324">
            <text:p>0.062867</text:p>
          </table:table-cell>
          <table:table-cell table:formula="of:=[.B279]-[.B278]" office:value-type="float" office:value="0.000000999998519546352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04294">
            <text:p>9596.004294</text:p>
          </table:table-cell>
          <table:table-cell table:formula="of:=[.A280]-[.A$20]" office:value-type="float" office:value="0.062869999999748">
            <text:p>0.062870</text:p>
          </table:table-cell>
          <table:table-cell table:formula="of:=[.B280]-[.B279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005365">
            <text:p>9596.005365</text:p>
          </table:table-cell>
          <table:table-cell table:formula="of:=[.A281]-[.A$20]" office:value-type="float" office:value="0.0639410000003409">
            <text:p>0.063941</text:p>
          </table:table-cell>
          <table:table-cell table:formula="of:=[.B281]-[.B280]" office:value-type="float" office:value="0.0010710000005929">
            <text:p>0.00107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05367">
            <text:p>9596.005367</text:p>
          </table:table-cell>
          <table:table-cell table:formula="of:=[.A282]-[.A$20]" office:value-type="float" office:value="0.0639429999991989">
            <text:p>0.063943</text:p>
          </table:table-cell>
          <table:table-cell table:formula="of:=[.B282]-[.B281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05369">
            <text:p>9596.005369</text:p>
          </table:table-cell>
          <table:table-cell table:formula="of:=[.A283]-[.A$20]" office:value-type="float" office:value="0.063944999999876">
            <text:p>0.063945</text:p>
          </table:table-cell>
          <table:table-cell table:formula="of:=[.B283]-[.B282]" office:value-type="float" office:value="0.00000200000067707151">
            <text:p>0.000002</text:p>
          </table:table-cell>
          <table:table-cell office:value-type="string">
            <text:p>d_s is renewed (r + D) to 9596007.366881; c_s is fully topped up</text:p>
          </table:table-cell>
          <table:table-cell table:number-columns-repeated="2"/>
        </table:table-row>
        <table:table-row table:style-name="ro1">
          <table:table-cell office:value-type="float" office:value="9596.005372">
            <text:p>9596.005372</text:p>
          </table:table-cell>
          <table:table-cell table:formula="of:=[.A284]-[.A$20]" office:value-type="float" office:value="0.0639479999990726">
            <text:p>0.063948</text:p>
          </table:table-cell>
          <table:table-cell table:formula="of:=[.B284]-[.B283]" office:value-type="float" office:value="0.00000299999919661786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9596.005375">
            <text:p>9596.005375</text:p>
          </table:table-cell>
          <table:table-cell table:formula="of:=[.A285]-[.A$20]" office:value-type="float" office:value="0.0639510000000882">
            <text:p>0.063951</text:p>
          </table:table-cell>
          <table:table-cell table:formula="of:=[.B285]-[.B284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005377">
            <text:p>9596.005377</text:p>
          </table:table-cell>
          <table:table-cell table:formula="of:=[.A286]-[.A$20]" office:value-type="float" office:value="0.0639529999989463">
            <text:p>0.063953</text:p>
          </table:table-cell>
          <table:table-cell table:formula="of:=[.B286]-[.B285]" office:value-type="float" office:value="0.0000019999988580821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9596.00628">
            <text:p>9596.006280</text:p>
          </table:table-cell>
          <table:table-cell table:formula="of:=[.A287]-[.A$20]" office:value-type="float" office:value="0.0648559999990539">
            <text:p>0.064856</text:p>
          </table:table-cell>
          <table:table-cell table:formula="of:=[.B287]-[.B286]" office:value-type="float" office:value="0.000903000000107568">
            <text:p>0.00090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06282">
            <text:p>9596.006282</text:p>
          </table:table-cell>
          <table:table-cell table:formula="of:=[.A288]-[.A$20]" office:value-type="float" office:value="0.064857999999731">
            <text:p>0.064858</text:p>
          </table:table-cell>
          <table:table-cell table:formula="of:=[.B288]-[.B287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06285">
            <text:p>9596.006285</text:p>
          </table:table-cell>
          <table:table-cell table:formula="of:=[.A289]-[.A$20]" office:value-type="float" office:value="0.0648609999989276">
            <text:p>0.064861</text:p>
          </table:table-cell>
          <table:table-cell table:formula="of:=[.B289]-[.B288]" office:value-type="float" office:value="0.00000299999919661786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9596.006363">
            <text:p>9596.006363</text:p>
          </table:table-cell>
          <table:table-cell table:formula="of:=[.A290]-[.A$20]" office:value-type="float" office:value="0.0649389999998675">
            <text:p>0.064939</text:p>
          </table:table-cell>
          <table:table-cell table:formula="of:=[.B290]-[.B289]" office:value-type="float" office:value="0.0000780000009399373">
            <text:p>0.00007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006364">
            <text:p>9596.006364</text:p>
          </table:table-cell>
          <table:table-cell table:formula="of:=[.A291]-[.A$20]" office:value-type="float" office:value="0.0649400000002061">
            <text:p>0.064940</text:p>
          </table:table-cell>
          <table:table-cell table:formula="of:=[.B291]-[.B290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006368">
            <text:p>9596.006368</text:p>
          </table:table-cell>
          <table:table-cell table:formula="of:=[.A292]-[.A$20]" office:value-type="float" office:value="0.0649439999997412">
            <text:p>0.064944</text:p>
          </table:table-cell>
          <table:table-cell table:formula="of:=[.B292]-[.B291]" office:value-type="float" office:value="0.00000399999953515362">
            <text:p>0.000004</text:p>
          </table:table-cell>
          <table:table-cell/>
          <table:table-cell office:value-type="string">
            <text:p>0.024835 / 0.004809 &gt; 2.000000 / 5.000000</text:p>
          </table:table-cell>
          <table:table-cell/>
        </table:table-row>
        <table:table-row table:style-name="ro1">
          <table:table-cell office:value-type="float" office:value="9596.00637">
            <text:p>9596.006370</text:p>
          </table:table-cell>
          <table:table-cell table:formula="of:=[.A293]-[.A$20]" office:value-type="float" office:value="0.0649459999985993">
            <text:p>0.064946</text:p>
          </table:table-cell>
          <table:table-cell table:formula="of:=[.B293]-[.B292]" office:value-type="float" office:value="0.00000199999885808211">
            <text:p>0.000002</text:p>
          </table:table-cell>
          <table:table-cell/>
          <table:table-cell office:value-type="string">
            <text:p>d_s is renewed (r + D) to 9596011.364550; c_s is fully topped up</text:p>
          </table:table-cell>
          <table:table-cell/>
        </table:table-row>
        <table:table-row table:style-name="ro1">
          <table:table-cell office:value-type="float" office:value="9596.008162">
            <text:p>9596.008162</text:p>
          </table:table-cell>
          <table:table-cell table:formula="of:=[.A294]-[.A$20]" office:value-type="float" office:value="0.0667379999995319">
            <text:p>0.066738</text:p>
          </table:table-cell>
          <table:table-cell table:formula="of:=[.B294]-[.B293]" office:value-type="float" office:value="0.0017920000009326">
            <text:p>0.00179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008164">
            <text:p>9596.008164</text:p>
          </table:table-cell>
          <table:table-cell table:formula="of:=[.A295]-[.A$20]" office:value-type="float" office:value="0.066740000000209">
            <text:p>0.066740</text:p>
          </table:table-cell>
          <table:table-cell table:formula="of:=[.B295]-[.B294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008166">
            <text:p>9596.008166</text:p>
          </table:table-cell>
          <table:table-cell table:formula="of:=[.A296]-[.A$20]" office:value-type="float" office:value="0.0667419999990671">
            <text:p>0.066742</text:p>
          </table:table-cell>
          <table:table-cell table:formula="of:=[.B296]-[.B295]" office:value-type="float" office:value="0.0000019999988580821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9596.009365">
            <text:p>9596.009365</text:p>
          </table:table-cell>
          <table:table-cell table:formula="of:=[.A297]-[.A$20]" office:value-type="float" office:value="0.0679409999993368">
            <text:p>0.067941</text:p>
          </table:table-cell>
          <table:table-cell table:formula="of:=[.B297]-[.B296]" office:value-type="float" office:value="0.00119900000026973">
            <text:p>0.00119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09367">
            <text:p>9596.009367</text:p>
          </table:table-cell>
          <table:table-cell table:formula="of:=[.A298]-[.A$20]" office:value-type="float" office:value="0.0679430000000139">
            <text:p>0.067943</text:p>
          </table:table-cell>
          <table:table-cell table:formula="of:=[.B298]-[.B297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09369">
            <text:p>9596.009369</text:p>
          </table:table-cell>
          <table:table-cell table:formula="of:=[.A299]-[.A$20]" office:value-type="float" office:value="0.0679449999988719">
            <text:p>0.067945</text:p>
          </table:table-cell>
          <table:table-cell table:formula="of:=[.B299]-[.B298]" office:value-type="float" office:value="0.00000199999885808211">
            <text:p>0.000002</text:p>
          </table:table-cell>
          <table:table-cell office:value-type="string">
            <text:p>d_s is renewed (r + D) to 9596011.367038; c_s is fully topped up</text:p>
          </table:table-cell>
          <table:table-cell table:number-columns-repeated="2"/>
        </table:table-row>
        <table:table-row table:style-name="ro1">
          <table:table-cell office:value-type="float" office:value="9596.01008">
            <text:p>9596.010080</text:p>
          </table:table-cell>
          <table:table-cell table:formula="of:=[.A300]-[.A$20]" office:value-type="float" office:value="0.0686559999994643">
            <text:p>0.068656</text:p>
          </table:table-cell>
          <table:table-cell table:formula="of:=[.B300]-[.B299]" office:value-type="float" office:value="0.000711000000592321">
            <text:p>0.00071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010082">
            <text:p>9596.010082</text:p>
          </table:table-cell>
          <table:table-cell table:formula="of:=[.A301]-[.A$20]" office:value-type="float" office:value="0.0686580000001413">
            <text:p>0.068658</text:p>
          </table:table-cell>
          <table:table-cell table:formula="of:=[.B301]-[.B300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10084">
            <text:p>9596.010084</text:p>
          </table:table-cell>
          <table:table-cell table:formula="of:=[.A302]-[.A$20]" office:value-type="float" office:value="0.0686599999989994">
            <text:p>0.068660</text:p>
          </table:table-cell>
          <table:table-cell table:formula="of:=[.B302]-[.B301]" office:value-type="float" office:value="0.0000019999988580821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9596.010989">
            <text:p>9596.010989</text:p>
          </table:table-cell>
          <table:table-cell table:formula="of:=[.A303]-[.A$20]" office:value-type="float" office:value="0.0695649999997841">
            <text:p>0.069565</text:p>
          </table:table-cell>
          <table:table-cell table:formula="of:=[.B303]-[.B302]" office:value-type="float" office:value="0.000905000000784639">
            <text:p>0.00090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1099">
            <text:p>9596.010990</text:p>
          </table:table-cell>
          <table:table-cell table:formula="of:=[.A304]-[.A$20]" office:value-type="float" office:value="0.0695660000001226">
            <text:p>0.069566</text:p>
          </table:table-cell>
          <table:table-cell table:formula="of:=[.B304]-[.B303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11366">
            <text:p>9596.011366</text:p>
          </table:table-cell>
          <table:table-cell table:formula="of:=[.A305]-[.A$20]" office:value-type="float" office:value="0.0699420000000828">
            <text:p>0.069942</text:p>
          </table:table-cell>
          <table:table-cell table:formula="of:=[.B305]-[.B304]" office:value-type="float" office:value="0.000375999999960186">
            <text:p>0.00037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011369">
            <text:p>9596.011369</text:p>
          </table:table-cell>
          <table:table-cell table:formula="of:=[.A306]-[.A$20]" office:value-type="float" office:value="0.0699449999992794">
            <text:p>0.069945</text:p>
          </table:table-cell>
          <table:table-cell table:formula="of:=[.B306]-[.B305]" office:value-type="float" office:value="0.00000299999919661786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011372">
            <text:p>9596.011372</text:p>
          </table:table-cell>
          <table:table-cell table:formula="of:=[.A307]-[.A$20]" office:value-type="float" office:value="0.069948000000295">
            <text:p>0.069948</text:p>
          </table:table-cell>
          <table:table-cell table:formula="of:=[.B307]-[.B306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9596018.369210; c_s is fully topped up</text:p>
          </table:table-cell>
        </table:table-row>
        <table:table-row table:style-name="ro1">
          <table:table-cell office:value-type="float" office:value="9596.011375">
            <text:p>9596.011375</text:p>
          </table:table-cell>
          <table:table-cell table:formula="of:=[.A308]-[.A$20]" office:value-type="float" office:value="0.0699509999994916">
            <text:p>0.069951</text:p>
          </table:table-cell>
          <table:table-cell table:formula="of:=[.B308]-[.B307]" office:value-type="float" office:value="0.0000029999991966178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011377">
            <text:p>9596.011377</text:p>
          </table:table-cell>
          <table:table-cell table:formula="of:=[.A309]-[.A$20]" office:value-type="float" office:value="0.0699530000001687">
            <text:p>0.069953</text:p>
          </table:table-cell>
          <table:table-cell table:formula="of:=[.B309]-[.B308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011379">
            <text:p>9596.011379</text:p>
          </table:table-cell>
          <table:table-cell table:formula="of:=[.A310]-[.A$20]" office:value-type="float" office:value="0.0699549999990268">
            <text:p>0.069955</text:p>
          </table:table-cell>
          <table:table-cell table:formula="of:=[.B310]-[.B309]" office:value-type="float" office:value="0.00000199999885808211">
            <text:p>0.000002</text:p>
          </table:table-cell>
          <table:table-cell/>
          <table:table-cell office:value-type="string">
            <text:p>d_s is renewed (r + D) to 9596016.377119; c_s is fully topped up</text:p>
          </table:table-cell>
          <table:table-cell/>
        </table:table-row>
        <table:table-row table:style-name="ro1">
          <table:table-cell office:value-type="float" office:value="9596.011385">
            <text:p>9596.011385</text:p>
          </table:table-cell>
          <table:table-cell table:formula="of:=[.A311]-[.A$20]" office:value-type="float" office:value="0.069960999999239">
            <text:p>0.069961</text:p>
          </table:table-cell>
          <table:table-cell table:formula="of:=[.B311]-[.B310]" office:value-type="float" office:value="0.00000600000021222513">
            <text:p>0.000006</text:p>
          </table:table-cell>
          <table:table-cell/>
          <table:table-cell office:value-type="string">
            <text:p>is pick_next_task_dl-ed by gnome-terminal (2211)</text:p>
          </table:table-cell>
          <table:table-cell/>
        </table:table-row>
        <table:table-row table:style-name="ro1">
          <table:table-cell office:value-type="float" office:value="9596.013322">
            <text:p>9596.013322</text:p>
          </table:table-cell>
          <table:table-cell table:formula="of:=[.A312]-[.A$20]" office:value-type="float" office:value="0.0718980000001466">
            <text:p>0.071898</text:p>
          </table:table-cell>
          <table:table-cell table:formula="of:=[.B312]-[.B311]" office:value-type="float" office:value="0.00193700000090757">
            <text:p>0.00193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013323">
            <text:p>9596.013323</text:p>
          </table:table-cell>
          <table:table-cell table:formula="of:=[.A313]-[.A$20]" office:value-type="float" office:value="0.0718989999986661">
            <text:p>0.071899</text:p>
          </table:table-cell>
          <table:table-cell table:formula="of:=[.B313]-[.B312]" office:value-type="float" office:value="0.000000999998519546352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13326">
            <text:p>9596.013326</text:p>
          </table:table-cell>
          <table:table-cell table:formula="of:=[.A314]-[.A$20]" office:value-type="float" office:value="0.0719019999996817">
            <text:p>0.071902</text:p>
          </table:table-cell>
          <table:table-cell table:formula="of:=[.B314]-[.B313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013365">
            <text:p>9596.013365</text:p>
          </table:table-cell>
          <table:table-cell table:formula="of:=[.A315]-[.A$20]" office:value-type="float" office:value="0.0719410000001517">
            <text:p>0.071941</text:p>
          </table:table-cell>
          <table:table-cell table:formula="of:=[.B315]-[.B314]" office:value-type="float" office:value="0.0000390000004699686">
            <text:p>0.00003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13367">
            <text:p>9596.013367</text:p>
          </table:table-cell>
          <table:table-cell table:formula="of:=[.A316]-[.A$20]" office:value-type="float" office:value="0.0719429999990098">
            <text:p>0.071943</text:p>
          </table:table-cell>
          <table:table-cell table:formula="of:=[.B316]-[.B315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1337">
            <text:p>9596.013370</text:p>
          </table:table-cell>
          <table:table-cell table:formula="of:=[.A317]-[.A$20]" office:value-type="float" office:value="0.0719460000000254">
            <text:p>0.071946</text:p>
          </table:table-cell>
          <table:table-cell table:formula="of:=[.B317]-[.B316]" office:value-type="float" office:value="0.00000300000101560727">
            <text:p>0.000003</text:p>
          </table:table-cell>
          <table:table-cell office:value-type="string">
            <text:p>d_s is renewed (r + D) to 9596015.367391; c_s is fully topped up</text:p>
          </table:table-cell>
          <table:table-cell table:number-columns-repeated="2"/>
        </table:table-row>
        <table:table-row table:style-name="ro1">
          <table:table-cell office:value-type="float" office:value="9596.013372">
            <text:p>9596.013372</text:p>
          </table:table-cell>
          <table:table-cell table:formula="of:=[.A318]-[.A$20]" office:value-type="float" office:value="0.0719479999988835">
            <text:p>0.071948</text:p>
          </table:table-cell>
          <table:table-cell table:formula="of:=[.B318]-[.B317]" office:value-type="float" office:value="0.0000019999988580821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9596.013375">
            <text:p>9596.013375</text:p>
          </table:table-cell>
          <table:table-cell table:formula="of:=[.A319]-[.A$20]" office:value-type="float" office:value="0.0719509999998991">
            <text:p>0.071951</text:p>
          </table:table-cell>
          <table:table-cell table:formula="of:=[.B319]-[.B318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013377">
            <text:p>9596.013377</text:p>
          </table:table-cell>
          <table:table-cell table:formula="of:=[.A320]-[.A$20]" office:value-type="float" office:value="0.0719529999987572">
            <text:p>0.071953</text:p>
          </table:table-cell>
          <table:table-cell table:formula="of:=[.B320]-[.B319]" office:value-type="float" office:value="0.0000019999988580821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9596.014281">
            <text:p>9596.014281</text:p>
          </table:table-cell>
          <table:table-cell table:formula="of:=[.A321]-[.A$20]" office:value-type="float" office:value="0.0728569999992033">
            <text:p>0.072857</text:p>
          </table:table-cell>
          <table:table-cell table:formula="of:=[.B321]-[.B320]" office:value-type="float" office:value="0.000904000000446104">
            <text:p>0.0009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14283">
            <text:p>9596.014283</text:p>
          </table:table-cell>
          <table:table-cell table:formula="of:=[.A322]-[.A$20]" office:value-type="float" office:value="0.0728589999998803">
            <text:p>0.072859</text:p>
          </table:table-cell>
          <table:table-cell table:formula="of:=[.B322]-[.B321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14287">
            <text:p>9596.014287</text:p>
          </table:table-cell>
          <table:table-cell table:formula="of:=[.A323]-[.A$20]" office:value-type="float" office:value="0.0728629999994155">
            <text:p>0.072863</text:p>
          </table:table-cell>
          <table:table-cell table:formula="of:=[.B323]-[.B322]" office:value-type="float" office:value="0.00000399999953515362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9596.016368">
            <text:p>9596.016368</text:p>
          </table:table-cell>
          <table:table-cell table:formula="of:=[.A324]-[.A$20]" office:value-type="float" office:value="0.0749439999999595">
            <text:p>0.074944</text:p>
          </table:table-cell>
          <table:table-cell table:formula="of:=[.B324]-[.B323]" office:value-type="float" office:value="0.00208100000054401">
            <text:p>0.00208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01637">
            <text:p>9596.016370</text:p>
          </table:table-cell>
          <table:table-cell table:formula="of:=[.A325]-[.A$20]" office:value-type="float" office:value="0.0749459999988176">
            <text:p>0.074946</text:p>
          </table:table-cell>
          <table:table-cell table:formula="of:=[.B325]-[.B324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016374">
            <text:p>9596.016374</text:p>
          </table:table-cell>
          <table:table-cell table:formula="of:=[.A326]-[.A$20]" office:value-type="float" office:value="0.0749500000001717">
            <text:p>0.074950</text:p>
          </table:table-cell>
          <table:table-cell table:formula="of:=[.B326]-[.B325]" office:value-type="float" office:value="0.00000400000135414302">
            <text:p>0.000004</text:p>
          </table:table-cell>
          <table:table-cell/>
          <table:table-cell office:value-type="string">
            <text:p>0.062715 / 0.006799 &gt; 2.000000 / 5.000000</text:p>
          </table:table-cell>
          <table:table-cell/>
        </table:table-row>
        <table:table-row table:style-name="ro1">
          <table:table-cell office:value-type="float" office:value="9596.016377">
            <text:p>9596.016377</text:p>
          </table:table-cell>
          <table:table-cell table:formula="of:=[.A327]-[.A$20]" office:value-type="float" office:value="0.0749529999993683">
            <text:p>0.074953</text:p>
          </table:table-cell>
          <table:table-cell table:formula="of:=[.B327]-[.B326]" office:value-type="float" office:value="0.00000299999919661786">
            <text:p>0.000003</text:p>
          </table:table-cell>
          <table:table-cell/>
          <table:table-cell office:value-type="string">
            <text:p>d_s is renewed (r + D) to 9596021.370320; c_s is fully topped up</text:p>
          </table:table-cell>
          <table:table-cell/>
        </table:table-row>
        <table:table-row table:style-name="ro1">
          <table:table-cell office:value-type="float" office:value="9596.017276">
            <text:p>9596.017276</text:p>
          </table:table-cell>
          <table:table-cell table:formula="of:=[.A328]-[.A$20]" office:value-type="float" office:value="0.0758519999999407">
            <text:p>0.075852</text:p>
          </table:table-cell>
          <table:table-cell table:formula="of:=[.B328]-[.B327]" office:value-type="float" office:value="0.000899000000572414">
            <text:p>0.00089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017278">
            <text:p>9596.017278</text:p>
          </table:table-cell>
          <table:table-cell table:formula="of:=[.A329]-[.A$20]" office:value-type="float" office:value="0.0758539999987988">
            <text:p>0.075854</text:p>
          </table:table-cell>
          <table:table-cell table:formula="of:=[.B329]-[.B328]" office:value-type="float" office:value="0.00000199999885808211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9596.017282">
            <text:p>9596.017282</text:p>
          </table:table-cell>
          <table:table-cell table:formula="of:=[.A330]-[.A$20]" office:value-type="float" office:value="0.075858000000153">
            <text:p>0.075858</text:p>
          </table:table-cell>
          <table:table-cell table:formula="of:=[.B330]-[.B329]" office:value-type="float" office:value="0.0000040000013541430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017285">
            <text:p>9596.017285</text:p>
          </table:table-cell>
          <table:table-cell table:formula="of:=[.A331]-[.A$20]" office:value-type="float" office:value="0.0758609999993496">
            <text:p>0.075861</text:p>
          </table:table-cell>
          <table:table-cell table:formula="of:=[.B331]-[.B330]" office:value-type="float" office:value="0.00000299999919661786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9596.017366">
            <text:p>9596.017366</text:p>
          </table:table-cell>
          <table:table-cell table:formula="of:=[.A332]-[.A$20]" office:value-type="float" office:value="0.0759419999994861">
            <text:p>0.075942</text:p>
          </table:table-cell>
          <table:table-cell table:formula="of:=[.B332]-[.B331]" office:value-type="float" office:value="0.0000810000001365552">
            <text:p>0.00008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17368">
            <text:p>9596.017368</text:p>
          </table:table-cell>
          <table:table-cell table:formula="of:=[.A333]-[.A$20]" office:value-type="float" office:value="0.0759440000001632">
            <text:p>0.075944</text:p>
          </table:table-cell>
          <table:table-cell table:formula="of:=[.B333]-[.B332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1737">
            <text:p>9596.017370</text:p>
          </table:table-cell>
          <table:table-cell table:formula="of:=[.A334]-[.A$20]" office:value-type="float" office:value="0.0759459999990213">
            <text:p>0.075946</text:p>
          </table:table-cell>
          <table:table-cell table:formula="of:=[.B334]-[.B333]" office:value-type="float" office:value="0.00000199999885808211">
            <text:p>0.000002</text:p>
          </table:table-cell>
          <table:table-cell office:value-type="string">
            <text:p>d_s is renewed (r + D) to 9596019.367731; c_s is fully topped up</text:p>
          </table:table-cell>
          <table:table-cell table:number-columns-repeated="2"/>
        </table:table-row>
        <table:table-row table:style-name="ro1">
          <table:table-cell office:value-type="float" office:value="9596.017373">
            <text:p>9596.017373</text:p>
          </table:table-cell>
          <table:table-cell table:formula="of:=[.A335]-[.A$20]" office:value-type="float" office:value="0.0759490000000369">
            <text:p>0.075949</text:p>
          </table:table-cell>
          <table:table-cell table:formula="of:=[.B335]-[.B334]" office:value-type="float" office:value="0.0000030000010156072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9596.017376">
            <text:p>9596.017376</text:p>
          </table:table-cell>
          <table:table-cell table:formula="of:=[.A336]-[.A$20]" office:value-type="float" office:value="0.0759519999992335">
            <text:p>0.075952</text:p>
          </table:table-cell>
          <table:table-cell table:formula="of:=[.B336]-[.B335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17378">
            <text:p>9596.017378</text:p>
          </table:table-cell>
          <table:table-cell table:formula="of:=[.A337]-[.A$20]" office:value-type="float" office:value="0.0759539999999106">
            <text:p>0.075954</text:p>
          </table:table-cell>
          <table:table-cell table:formula="of:=[.B337]-[.B336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9596.018283">
            <text:p>9596.018283</text:p>
          </table:table-cell>
          <table:table-cell table:formula="of:=[.A338]-[.A$20]" office:value-type="float" office:value="0.0768589999988762">
            <text:p>0.076859</text:p>
          </table:table-cell>
          <table:table-cell table:formula="of:=[.B338]-[.B337]" office:value-type="float" office:value="0.00090499999896565">
            <text:p>0.00090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18285">
            <text:p>9596.018285</text:p>
          </table:table-cell>
          <table:table-cell table:formula="of:=[.A339]-[.A$20]" office:value-type="float" office:value="0.0768609999995533">
            <text:p>0.076861</text:p>
          </table:table-cell>
          <table:table-cell table:formula="of:=[.B339]-[.B338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18288">
            <text:p>9596.018288</text:p>
          </table:table-cell>
          <table:table-cell table:formula="of:=[.A340]-[.A$20]" office:value-type="float" office:value="0.0768639999987499">
            <text:p>0.076864</text:p>
          </table:table-cell>
          <table:table-cell table:formula="of:=[.B340]-[.B339]" office:value-type="float" office:value="0.00000299999919661786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018377">
            <text:p>9596.018377</text:p>
          </table:table-cell>
          <table:table-cell table:formula="of:=[.A341]-[.A$20]" office:value-type="float" office:value="0.0769529999997758">
            <text:p>0.076953</text:p>
          </table:table-cell>
          <table:table-cell table:formula="of:=[.B341]-[.B340]" office:value-type="float" office:value="0.0000890000010258518">
            <text:p>0.000089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9596.020164">
            <text:p>9596.020164</text:p>
          </table:table-cell>
          <table:table-cell table:formula="of:=[.A342]-[.A$20]" office:value-type="float" office:value="0.0787399999990157">
            <text:p>0.078740</text:p>
          </table:table-cell>
          <table:table-cell table:formula="of:=[.B342]-[.B341]" office:value-type="float" office:value="0.00178699999923992">
            <text:p>0.00178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020166">
            <text:p>9596.020166</text:p>
          </table:table-cell>
          <table:table-cell table:formula="of:=[.A343]-[.A$20]" office:value-type="float" office:value="0.0787419999996928">
            <text:p>0.078742</text:p>
          </table:table-cell>
          <table:table-cell table:formula="of:=[.B343]-[.B342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2138">
            <text:p>9596.021380</text:p>
          </table:table-cell>
          <table:table-cell table:formula="of:=[.A344]-[.A$20]" office:value-type="float" office:value="0.0799559999995836">
            <text:p>0.079956</text:p>
          </table:table-cell>
          <table:table-cell table:formula="of:=[.B344]-[.B343]" office:value-type="float" office:value="0.0012139999998908">
            <text:p>0.00121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021382">
            <text:p>9596.021382</text:p>
          </table:table-cell>
          <table:table-cell table:formula="of:=[.A345]-[.A$20]" office:value-type="float" office:value="0.0799580000002607">
            <text:p>0.079958</text:p>
          </table:table-cell>
          <table:table-cell table:formula="of:=[.B345]-[.B344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021385">
            <text:p>9596.021385</text:p>
          </table:table-cell>
          <table:table-cell table:formula="of:=[.A346]-[.A$20]" office:value-type="float" office:value="0.0799609999994573">
            <text:p>0.079961</text:p>
          </table:table-cell>
          <table:table-cell table:formula="of:=[.B346]-[.B345]" office:value-type="float" office:value="0.00000299999919661786">
            <text:p>0.000003</text:p>
          </table:table-cell>
          <table:table-cell table:number-columns-repeated="2"/>
          <table:table-cell office:value-type="string">
            <text:p>d_s is renewed (r + D) to 9596028.382226; c_s is fully topped up</text:p>
          </table:table-cell>
        </table:table-row>
        <table:table-row table:style-name="ro1">
          <table:table-cell office:value-type="float" office:value="9596.021388">
            <text:p>9596.021388</text:p>
          </table:table-cell>
          <table:table-cell table:formula="of:=[.A347]-[.A$20]" office:value-type="float" office:value="0.0799639999986539">
            <text:p>0.079964</text:p>
          </table:table-cell>
          <table:table-cell table:formula="of:=[.B347]-[.B346]" office:value-type="float" office:value="0.00000299999919661786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2139">
            <text:p>9596.021390</text:p>
          </table:table-cell>
          <table:table-cell table:formula="of:=[.A348]-[.A$20]" office:value-type="float" office:value="0.079965999999331">
            <text:p>0.079966</text:p>
          </table:table-cell>
          <table:table-cell table:formula="of:=[.B348]-[.B347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21392">
            <text:p>9596.021392</text:p>
          </table:table-cell>
          <table:table-cell table:formula="of:=[.A349]-[.A$20]" office:value-type="float" office:value="0.079968000000008">
            <text:p>0.079968</text:p>
          </table:table-cell>
          <table:table-cell table:formula="of:=[.B349]-[.B348]" office:value-type="float" office:value="0.00000200000067707151">
            <text:p>0.000002</text:p>
          </table:table-cell>
          <table:table-cell office:value-type="string">
            <text:p>d_s is renewed (r + D) to 9596023.382226; c_s is fully topped up</text:p>
          </table:table-cell>
          <table:table-cell table:number-columns-repeated="2"/>
        </table:table-row>
        <table:table-row table:style-name="ro1">
          <table:table-cell office:value-type="float" office:value="9596.021395">
            <text:p>9596.021395</text:p>
          </table:table-cell>
          <table:table-cell table:formula="of:=[.A350]-[.A$20]" office:value-type="float" office:value="0.0799709999992047">
            <text:p>0.079971</text:p>
          </table:table-cell>
          <table:table-cell table:formula="of:=[.B350]-[.B349]" office:value-type="float" office:value="0.0000029999991966178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021396">
            <text:p>9596.021396</text:p>
          </table:table-cell>
          <table:table-cell table:formula="of:=[.A351]-[.A$20]" office:value-type="float" office:value="0.0799719999995432">
            <text:p>0.079972</text:p>
          </table:table-cell>
          <table:table-cell table:formula="of:=[.B351]-[.B350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021398">
            <text:p>9596.021398</text:p>
          </table:table-cell>
          <table:table-cell table:formula="of:=[.A352]-[.A$20]" office:value-type="float" office:value="0.0799740000002203">
            <text:p>0.079974</text:p>
          </table:table-cell>
          <table:table-cell table:formula="of:=[.B352]-[.B351]" office:value-type="float" office:value="0.00000200000067707151">
            <text:p>0.000002</text:p>
          </table:table-cell>
          <table:table-cell/>
          <table:table-cell office:value-type="string">
            <text:p>d_s is renewed (r + D) to 9596026.382226; c_s is fully topped up</text:p>
          </table:table-cell>
          <table:table-cell/>
        </table:table-row>
        <table:table-row table:style-name="ro1">
          <table:table-cell office:value-type="float" office:value="9596.02141">
            <text:p>9596.021410</text:p>
          </table:table-cell>
          <table:table-cell table:formula="of:=[.A353]-[.A$20]" office:value-type="float" office:value="0.0799859999988257">
            <text:p>0.079986</text:p>
          </table:table-cell>
          <table:table-cell table:formula="of:=[.B353]-[.B352]" office:value-type="float" office:value="0.0000119999986054609">
            <text:p>0.000012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9596.022317">
            <text:p>9596.022317</text:p>
          </table:table-cell>
          <table:table-cell table:formula="of:=[.A354]-[.A$20]" office:value-type="float" office:value="0.0808930000002874">
            <text:p>0.080893</text:p>
          </table:table-cell>
          <table:table-cell table:formula="of:=[.B354]-[.B353]" office:value-type="float" office:value="0.000907000001461711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22319">
            <text:p>9596.022319</text:p>
          </table:table-cell>
          <table:table-cell table:formula="of:=[.A355]-[.A$20]" office:value-type="float" office:value="0.0808949999991455">
            <text:p>0.080895</text:p>
          </table:table-cell>
          <table:table-cell table:formula="of:=[.B355]-[.B354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22321">
            <text:p>9596.022321</text:p>
          </table:table-cell>
          <table:table-cell table:formula="of:=[.A356]-[.A$20]" office:value-type="float" office:value="0.0808969999998226">
            <text:p>0.080897</text:p>
          </table:table-cell>
          <table:table-cell table:formula="of:=[.B356]-[.B355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024244">
            <text:p>9596.024244</text:p>
          </table:table-cell>
          <table:table-cell table:formula="of:=[.A357]-[.A$20]" office:value-type="float" office:value="0.0828199999996286">
            <text:p>0.082820</text:p>
          </table:table-cell>
          <table:table-cell table:formula="of:=[.B357]-[.B356]" office:value-type="float" office:value="0.00192299999980605">
            <text:p>0.00192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024246">
            <text:p>9596.024246</text:p>
          </table:table-cell>
          <table:table-cell table:formula="of:=[.A358]-[.A$20]" office:value-type="float" office:value="0.0828220000003057">
            <text:p>0.082822</text:p>
          </table:table-cell>
          <table:table-cell table:formula="of:=[.B358]-[.B357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24248">
            <text:p>9596.024248</text:p>
          </table:table-cell>
          <table:table-cell table:formula="of:=[.A359]-[.A$20]" office:value-type="float" office:value="0.0828239999991638">
            <text:p>0.082824</text:p>
          </table:table-cell>
          <table:table-cell table:formula="of:=[.B359]-[.B358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024251">
            <text:p>9596.024251</text:p>
          </table:table-cell>
          <table:table-cell table:formula="of:=[.A360]-[.A$20]" office:value-type="float" office:value="0.0828270000001794">
            <text:p>0.082827</text:p>
          </table:table-cell>
          <table:table-cell table:formula="of:=[.B360]-[.B359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024253">
            <text:p>9596.024253</text:p>
          </table:table-cell>
          <table:table-cell table:formula="of:=[.A361]-[.A$20]" office:value-type="float" office:value="0.0828289999990375">
            <text:p>0.082829</text:p>
          </table:table-cell>
          <table:table-cell table:formula="of:=[.B361]-[.B360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9596.025365">
            <text:p>9596.025365</text:p>
          </table:table-cell>
          <table:table-cell table:formula="of:=[.A362]-[.A$20]" office:value-type="float" office:value="0.0839409999989584">
            <text:p>0.083941</text:p>
          </table:table-cell>
          <table:table-cell table:formula="of:=[.B362]-[.B361]" office:value-type="float" office:value="0.00111199999992095">
            <text:p>0.00111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25367">
            <text:p>9596.025367</text:p>
          </table:table-cell>
          <table:table-cell table:formula="of:=[.A363]-[.A$20]" office:value-type="float" office:value="0.0839429999996355">
            <text:p>0.083943</text:p>
          </table:table-cell>
          <table:table-cell table:formula="of:=[.B363]-[.B362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25369">
            <text:p>9596.025369</text:p>
          </table:table-cell>
          <table:table-cell table:formula="of:=[.A364]-[.A$20]" office:value-type="float" office:value="0.0839450000003126">
            <text:p>0.083945</text:p>
          </table:table-cell>
          <table:table-cell table:formula="of:=[.B364]-[.B363]" office:value-type="float" office:value="0.00000200000067707151">
            <text:p>0.000002</text:p>
          </table:table-cell>
          <table:table-cell office:value-type="string">
            <text:p>d_s is renewed (r + D) to 9596027.366647; c_s is fully topped up</text:p>
          </table:table-cell>
          <table:table-cell table:number-columns-repeated="2"/>
        </table:table-row>
        <table:table-row table:style-name="ro1">
          <table:table-cell office:value-type="float" office:value="9596.025371">
            <text:p>9596.025371</text:p>
          </table:table-cell>
          <table:table-cell table:formula="of:=[.A365]-[.A$20]" office:value-type="float" office:value="0.0839469999991707">
            <text:p>0.083947</text:p>
          </table:table-cell>
          <table:table-cell table:formula="of:=[.B365]-[.B364]" office:value-type="float" office:value="0.0000019999988580821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9596.025374">
            <text:p>9596.025374</text:p>
          </table:table-cell>
          <table:table-cell table:formula="of:=[.A366]-[.A$20]" office:value-type="float" office:value="0.0839500000001863">
            <text:p>0.083950</text:p>
          </table:table-cell>
          <table:table-cell table:formula="of:=[.B366]-[.B365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025376">
            <text:p>9596.025376</text:p>
          </table:table-cell>
          <table:table-cell table:formula="of:=[.A367]-[.A$20]" office:value-type="float" office:value="0.0839519999990443">
            <text:p>0.083952</text:p>
          </table:table-cell>
          <table:table-cell table:formula="of:=[.B367]-[.B366]" office:value-type="float" office:value="0.0000019999988580821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9596.026283">
            <text:p>9596.026283</text:p>
          </table:table-cell>
          <table:table-cell table:formula="of:=[.A368]-[.A$20]" office:value-type="float" office:value="0.0848589999986871">
            <text:p>0.084859</text:p>
          </table:table-cell>
          <table:table-cell table:formula="of:=[.B368]-[.B367]" office:value-type="float" office:value="0.000906999999642721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26284">
            <text:p>9596.026284</text:p>
          </table:table-cell>
          <table:table-cell table:formula="of:=[.A369]-[.A$20]" office:value-type="float" office:value="0.0848599999990256">
            <text:p>0.084860</text:p>
          </table:table-cell>
          <table:table-cell table:formula="of:=[.B369]-[.B368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26288">
            <text:p>9596.026288</text:p>
          </table:table-cell>
          <table:table-cell table:formula="of:=[.A370]-[.A$20]" office:value-type="float" office:value="0.0848639999985608">
            <text:p>0.084864</text:p>
          </table:table-cell>
          <table:table-cell table:formula="of:=[.B370]-[.B369]" office:value-type="float" office:value="0.00000399999953515362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9596.026363">
            <text:p>9596.026363</text:p>
          </table:table-cell>
          <table:table-cell table:formula="of:=[.A371]-[.A$20]" office:value-type="float" office:value="0.0849390000003041">
            <text:p>0.084939</text:p>
          </table:table-cell>
          <table:table-cell table:formula="of:=[.B371]-[.B370]" office:value-type="float" office:value="0.0000750000017433194">
            <text:p>0.00007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026365">
            <text:p>9596.026365</text:p>
          </table:table-cell>
          <table:table-cell table:formula="of:=[.A372]-[.A$20]" office:value-type="float" office:value="0.0849409999991622">
            <text:p>0.084941</text:p>
          </table:table-cell>
          <table:table-cell table:formula="of:=[.B372]-[.B371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026368">
            <text:p>9596.026368</text:p>
          </table:table-cell>
          <table:table-cell table:formula="of:=[.A373]-[.A$20]" office:value-type="float" office:value="0.0849440000001778">
            <text:p>0.084944</text:p>
          </table:table-cell>
          <table:table-cell table:formula="of:=[.B373]-[.B372]" office:value-type="float" office:value="0.00000300000101560727">
            <text:p>0.000003</text:p>
          </table:table-cell>
          <table:table-cell/>
          <table:table-cell office:value-type="string">
            <text:p>0.072953 / 0.017105 &gt; 2.000000 / 5.000000</text:p>
          </table:table-cell>
          <table:table-cell/>
        </table:table-row>
        <table:table-row table:style-name="ro1">
          <table:table-cell office:value-type="float" office:value="9596.026371">
            <text:p>9596.026371</text:p>
          </table:table-cell>
          <table:table-cell table:formula="of:=[.A374]-[.A$20]" office:value-type="float" office:value="0.0849469999993744">
            <text:p>0.084947</text:p>
          </table:table-cell>
          <table:table-cell table:formula="of:=[.B374]-[.B373]" office:value-type="float" office:value="0.00000299999919661786">
            <text:p>0.000003</text:p>
          </table:table-cell>
          <table:table-cell/>
          <table:table-cell office:value-type="string">
            <text:p>d_s is renewed (r + D) to 9596031.365121; c_s is fully topped up</text:p>
          </table:table-cell>
          <table:table-cell/>
        </table:table-row>
        <table:table-row table:style-name="ro1">
          <table:table-cell office:value-type="float" office:value="9596.028121">
            <text:p>9596.028121</text:p>
          </table:table-cell>
          <table:table-cell table:formula="of:=[.A375]-[.A$20]" office:value-type="float" office:value="0.0866969999988214">
            <text:p>0.086697</text:p>
          </table:table-cell>
          <table:table-cell table:formula="of:=[.B375]-[.B374]" office:value-type="float" office:value="0.00174999999944703">
            <text:p>0.00175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028123">
            <text:p>9596.028123</text:p>
          </table:table-cell>
          <table:table-cell table:formula="of:=[.A376]-[.A$20]" office:value-type="float" office:value="0.0866989999994985">
            <text:p>0.086699</text:p>
          </table:table-cell>
          <table:table-cell table:formula="of:=[.B376]-[.B375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028125">
            <text:p>9596.028125</text:p>
          </table:table-cell>
          <table:table-cell table:formula="of:=[.A377]-[.A$20]" office:value-type="float" office:value="0.0867010000001756">
            <text:p>0.086701</text:p>
          </table:table-cell>
          <table:table-cell table:formula="of:=[.B377]-[.B376]" office:value-type="float" office:value="0.0000020000006770715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9596.029365">
            <text:p>9596.029365</text:p>
          </table:table-cell>
          <table:table-cell table:formula="of:=[.A378]-[.A$20]" office:value-type="float" office:value="0.0879409999997733">
            <text:p>0.087941</text:p>
          </table:table-cell>
          <table:table-cell table:formula="of:=[.B378]-[.B377]" office:value-type="float" office:value="0.00123999999959779">
            <text:p>0.00124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29367">
            <text:p>9596.029367</text:p>
          </table:table-cell>
          <table:table-cell table:formula="of:=[.A379]-[.A$20]" office:value-type="float" office:value="0.0879429999986314">
            <text:p>0.087943</text:p>
          </table:table-cell>
          <table:table-cell table:formula="of:=[.B379]-[.B378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29369">
            <text:p>9596.029369</text:p>
          </table:table-cell>
          <table:table-cell table:formula="of:=[.A380]-[.A$20]" office:value-type="float" office:value="0.0879449999993085">
            <text:p>0.087945</text:p>
          </table:table-cell>
          <table:table-cell table:formula="of:=[.B380]-[.B379]" office:value-type="float" office:value="0.00000200000067707151">
            <text:p>0.000002</text:p>
          </table:table-cell>
          <table:table-cell office:value-type="string">
            <text:p>d_s is renewed (r + D) to 9596031.367080; c_s is fully topped up</text:p>
          </table:table-cell>
          <table:table-cell table:number-columns-repeated="2"/>
        </table:table-row>
        <table:table-row table:style-name="ro1">
          <table:table-cell office:value-type="float" office:value="9596.030043">
            <text:p>9596.030043</text:p>
          </table:table-cell>
          <table:table-cell table:formula="of:=[.A381]-[.A$20]" office:value-type="float" office:value="0.0886190000001079">
            <text:p>0.088619</text:p>
          </table:table-cell>
          <table:table-cell table:formula="of:=[.B381]-[.B380]" office:value-type="float" office:value="0.000674000000799424">
            <text:p>0.00067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030045">
            <text:p>9596.030045</text:p>
          </table:table-cell>
          <table:table-cell table:formula="of:=[.A382]-[.A$20]" office:value-type="float" office:value="0.088620999998966">
            <text:p>0.088621</text:p>
          </table:table-cell>
          <table:table-cell table:formula="of:=[.B382]-[.B381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30047">
            <text:p>9596.030047</text:p>
          </table:table-cell>
          <table:table-cell table:formula="of:=[.A383]-[.A$20]" office:value-type="float" office:value="0.0886229999996431">
            <text:p>0.088623</text:p>
          </table:table-cell>
          <table:table-cell table:formula="of:=[.B383]-[.B382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9596.030992">
            <text:p>9596.030992</text:p>
          </table:table-cell>
          <table:table-cell table:formula="of:=[.A384]-[.A$20]" office:value-type="float" office:value="0.0895679999994172">
            <text:p>0.089568</text:p>
          </table:table-cell>
          <table:table-cell table:formula="of:=[.B384]-[.B383]" office:value-type="float" office:value="0.000944999999774154">
            <text:p>0.00094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30994">
            <text:p>9596.030994</text:p>
          </table:table-cell>
          <table:table-cell table:formula="of:=[.A385]-[.A$20]" office:value-type="float" office:value="0.0895700000000943">
            <text:p>0.089570</text:p>
          </table:table-cell>
          <table:table-cell table:formula="of:=[.B385]-[.B384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31367">
            <text:p>9596.031367</text:p>
          </table:table-cell>
          <table:table-cell table:formula="of:=[.A386]-[.A$20]" office:value-type="float" office:value="0.0899429999990389">
            <text:p>0.089943</text:p>
          </table:table-cell>
          <table:table-cell table:formula="of:=[.B386]-[.B385]" office:value-type="float" office:value="0.000372999998944579">
            <text:p>0.00037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03137">
            <text:p>9596.031370</text:p>
          </table:table-cell>
          <table:table-cell table:formula="of:=[.A387]-[.A$20]" office:value-type="float" office:value="0.0899460000000545">
            <text:p>0.089946</text:p>
          </table:table-cell>
          <table:table-cell table:formula="of:=[.B387]-[.B386]" office:value-type="float" office:value="0.0000030000010156072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031373">
            <text:p>9596.031373</text:p>
          </table:table-cell>
          <table:table-cell table:formula="of:=[.A388]-[.A$20]" office:value-type="float" office:value="0.0899489999992511">
            <text:p>0.089949</text:p>
          </table:table-cell>
          <table:table-cell table:formula="of:=[.B388]-[.B387]" office:value-type="float" office:value="0.00000299999919661786">
            <text:p>0.000003</text:p>
          </table:table-cell>
          <table:table-cell table:number-columns-repeated="2"/>
          <table:table-cell office:value-type="string">
            <text:p>d_s is renewed (r + D) to 9596038.369720; c_s is fully topped up</text:p>
          </table:table-cell>
        </table:table-row>
        <table:table-row table:style-name="ro1">
          <table:table-cell office:value-type="float" office:value="9596.031376">
            <text:p>9596.031376</text:p>
          </table:table-cell>
          <table:table-cell table:formula="of:=[.A389]-[.A$20]" office:value-type="float" office:value="0.0899520000002667">
            <text:p>0.089952</text:p>
          </table:table-cell>
          <table:table-cell table:formula="of:=[.B389]-[.B388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031378">
            <text:p>9596.031378</text:p>
          </table:table-cell>
          <table:table-cell table:formula="of:=[.A390]-[.A$20]" office:value-type="float" office:value="0.0899539999991248">
            <text:p>0.089954</text:p>
          </table:table-cell>
          <table:table-cell table:formula="of:=[.B390]-[.B389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031381">
            <text:p>9596.031381</text:p>
          </table:table-cell>
          <table:table-cell table:formula="of:=[.A391]-[.A$20]" office:value-type="float" office:value="0.0899570000001404">
            <text:p>0.089957</text:p>
          </table:table-cell>
          <table:table-cell table:formula="of:=[.B391]-[.B390]" office:value-type="float" office:value="0.00000300000101560727">
            <text:p>0.000003</text:p>
          </table:table-cell>
          <table:table-cell/>
          <table:table-cell office:value-type="string">
            <text:p>d_s is renewed (r + D) to 9596036.378295; c_s is fully topped up</text:p>
          </table:table-cell>
          <table:table-cell/>
        </table:table-row>
        <table:table-row table:style-name="ro1">
          <table:table-cell office:value-type="float" office:value="9596.031387">
            <text:p>9596.031387</text:p>
          </table:table-cell>
          <table:table-cell table:formula="of:=[.A392]-[.A$20]" office:value-type="float" office:value="0.0899630000003526">
            <text:p>0.089963</text:p>
          </table:table-cell>
          <table:table-cell table:formula="of:=[.B392]-[.B391]" office:value-type="float" office:value="0.00000600000021222513">
            <text:p>0.000006</text:p>
          </table:table-cell>
          <table:table-cell/>
          <table:table-cell office:value-type="string">
            <text:p>is pick_next_task_dl-ed by rsyslogd (4702)</text:p>
          </table:table-cell>
          <table:table-cell/>
        </table:table-row>
        <table:table-row table:style-name="ro1">
          <table:table-cell office:value-type="float" office:value="9596.03334">
            <text:p>9596.033340</text:p>
          </table:table-cell>
          <table:table-cell table:formula="of:=[.A393]-[.A$20]" office:value-type="float" office:value="0.0919159999994008">
            <text:p>0.091916</text:p>
          </table:table-cell>
          <table:table-cell table:formula="of:=[.B393]-[.B392]" office:value-type="float" office:value="0.00195299999904819">
            <text:p>0.00195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033342">
            <text:p>9596.033342</text:p>
          </table:table-cell>
          <table:table-cell table:formula="of:=[.A394]-[.A$20]" office:value-type="float" office:value="0.0919180000000779">
            <text:p>0.091918</text:p>
          </table:table-cell>
          <table:table-cell table:formula="of:=[.B394]-[.B393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33344">
            <text:p>9596.033344</text:p>
          </table:table-cell>
          <table:table-cell table:formula="of:=[.A395]-[.A$20]" office:value-type="float" office:value="0.091919999998936">
            <text:p>0.091920</text:p>
          </table:table-cell>
          <table:table-cell table:formula="of:=[.B395]-[.B394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033365">
            <text:p>9596.033365</text:p>
          </table:table-cell>
          <table:table-cell table:formula="of:=[.A396]-[.A$20]" office:value-type="float" office:value="0.0919409999987693">
            <text:p>0.091941</text:p>
          </table:table-cell>
          <table:table-cell table:formula="of:=[.B396]-[.B395]" office:value-type="float" office:value="0.0000209999998332933">
            <text:p>0.00002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33367">
            <text:p>9596.033367</text:p>
          </table:table-cell>
          <table:table-cell table:formula="of:=[.A397]-[.A$20]" office:value-type="float" office:value="0.0919429999994463">
            <text:p>0.091943</text:p>
          </table:table-cell>
          <table:table-cell table:formula="of:=[.B397]-[.B396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33369">
            <text:p>9596.033369</text:p>
          </table:table-cell>
          <table:table-cell table:formula="of:=[.A398]-[.A$20]" office:value-type="float" office:value="0.0919450000001234">
            <text:p>0.091945</text:p>
          </table:table-cell>
          <table:table-cell table:formula="of:=[.B398]-[.B397]" office:value-type="float" office:value="0.00000200000067707151">
            <text:p>0.000002</text:p>
          </table:table-cell>
          <table:table-cell office:value-type="string">
            <text:p>d_s is renewed (r + D) to 9596035.367062; c_s is fully topped up</text:p>
          </table:table-cell>
          <table:table-cell table:number-columns-repeated="2"/>
        </table:table-row>
        <table:table-row table:style-name="ro1">
          <table:table-cell office:value-type="float" office:value="9596.033372">
            <text:p>9596.033372</text:p>
          </table:table-cell>
          <table:table-cell table:formula="of:=[.A399]-[.A$20]" office:value-type="float" office:value="0.09194799999932">
            <text:p>0.091948</text:p>
          </table:table-cell>
          <table:table-cell table:formula="of:=[.B399]-[.B398]" office:value-type="float" office:value="0.00000299999919661786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9596.033375">
            <text:p>9596.033375</text:p>
          </table:table-cell>
          <table:table-cell table:formula="of:=[.A400]-[.A$20]" office:value-type="float" office:value="0.0919510000003356">
            <text:p>0.091951</text:p>
          </table:table-cell>
          <table:table-cell table:formula="of:=[.B400]-[.B399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033377">
            <text:p>9596.033377</text:p>
          </table:table-cell>
          <table:table-cell table:formula="of:=[.A401]-[.A$20]" office:value-type="float" office:value="0.0919529999991937">
            <text:p>0.091953</text:p>
          </table:table-cell>
          <table:table-cell table:formula="of:=[.B401]-[.B400]" office:value-type="float" office:value="0.0000019999988580821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9596.034282">
            <text:p>9596.034282</text:p>
          </table:table-cell>
          <table:table-cell table:formula="of:=[.A402]-[.A$20]" office:value-type="float" office:value="0.0928579999999784">
            <text:p>0.092858</text:p>
          </table:table-cell>
          <table:table-cell table:formula="of:=[.B402]-[.B401]" office:value-type="float" office:value="0.000905000000784639">
            <text:p>0.00090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34283">
            <text:p>9596.034283</text:p>
          </table:table-cell>
          <table:table-cell table:formula="of:=[.A403]-[.A$20]" office:value-type="float" office:value="0.0928590000003169">
            <text:p>0.092859</text:p>
          </table:table-cell>
          <table:table-cell table:formula="of:=[.B403]-[.B402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34288">
            <text:p>9596.034288</text:p>
          </table:table-cell>
          <table:table-cell table:formula="of:=[.A404]-[.A$20]" office:value-type="float" office:value="0.0928640000001906">
            <text:p>0.092864</text:p>
          </table:table-cell>
          <table:table-cell table:formula="of:=[.B404]-[.B403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9596.036367">
            <text:p>9596.036367</text:p>
          </table:table-cell>
          <table:table-cell table:formula="of:=[.A405]-[.A$20]" office:value-type="float" office:value="0.0949430000000575">
            <text:p>0.094943</text:p>
          </table:table-cell>
          <table:table-cell table:formula="of:=[.B405]-[.B404]" office:value-type="float" office:value="0.00207899999986694">
            <text:p>0.00207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036368">
            <text:p>9596.036368</text:p>
          </table:table-cell>
          <table:table-cell table:formula="of:=[.A406]-[.A$20]" office:value-type="float" office:value="0.0949439999985771">
            <text:p>0.094944</text:p>
          </table:table-cell>
          <table:table-cell table:formula="of:=[.B406]-[.B405]" office:value-type="float" office:value="0.000000999998519546352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036372">
            <text:p>9596.036372</text:p>
          </table:table-cell>
          <table:table-cell table:formula="of:=[.A407]-[.A$20]" office:value-type="float" office:value="0.0949479999999312">
            <text:p>0.094948</text:p>
          </table:table-cell>
          <table:table-cell table:formula="of:=[.B407]-[.B406]" office:value-type="float" office:value="0.00000400000135414302">
            <text:p>0.000004</text:p>
          </table:table-cell>
          <table:table-cell/>
          <table:table-cell office:value-type="string">
            <text:p>0.046043 / 0.009786 &gt; 2.000000 / 5.000000</text:p>
          </table:table-cell>
          <table:table-cell/>
        </table:table-row>
        <table:table-row table:style-name="ro1">
          <table:table-cell office:value-type="float" office:value="9596.036374">
            <text:p>9596.036374</text:p>
          </table:table-cell>
          <table:table-cell table:formula="of:=[.A408]-[.A$20]" office:value-type="float" office:value="0.0949499999987893">
            <text:p>0.094950</text:p>
          </table:table-cell>
          <table:table-cell table:formula="of:=[.B408]-[.B407]" office:value-type="float" office:value="0.00000199999885808211">
            <text:p>0.000002</text:p>
          </table:table-cell>
          <table:table-cell/>
          <table:table-cell office:value-type="string">
            <text:p>d_s is renewed (r + D) to 9596041.368509; c_s is fully topped up</text:p>
          </table:table-cell>
          <table:table-cell/>
        </table:table-row>
        <table:table-row table:style-name="ro1">
          <table:table-cell office:value-type="float" office:value="9596.037234">
            <text:p>9596.037234</text:p>
          </table:table-cell>
          <table:table-cell table:formula="of:=[.A409]-[.A$20]" office:value-type="float" office:value="0.0958099999988917">
            <text:p>0.095810</text:p>
          </table:table-cell>
          <table:table-cell table:formula="of:=[.B409]-[.B408]" office:value-type="float" office:value="0.000860000000102446">
            <text:p>0.00086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037236">
            <text:p>9596.037236</text:p>
          </table:table-cell>
          <table:table-cell table:formula="of:=[.A410]-[.A$20]" office:value-type="float" office:value="0.0958119999995688">
            <text:p>0.095812</text:p>
          </table:table-cell>
          <table:table-cell table:formula="of:=[.B410]-[.B409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037238">
            <text:p>9596.037238</text:p>
          </table:table-cell>
          <table:table-cell table:formula="of:=[.A411]-[.A$20]" office:value-type="float" office:value="0.0958140000002459">
            <text:p>0.095814</text:p>
          </table:table-cell>
          <table:table-cell table:formula="of:=[.B411]-[.B410]" office:value-type="float" office:value="0.0000020000006770715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9596.037365">
            <text:p>9596.037365</text:p>
          </table:table-cell>
          <table:table-cell table:formula="of:=[.A412]-[.A$20]" office:value-type="float" office:value="0.0959409999995842">
            <text:p>0.095941</text:p>
          </table:table-cell>
          <table:table-cell table:formula="of:=[.B412]-[.B411]" office:value-type="float" office:value="0.000126999999338295">
            <text:p>0.00012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37366">
            <text:p>9596.037366</text:p>
          </table:table-cell>
          <table:table-cell table:formula="of:=[.A413]-[.A$20]" office:value-type="float" office:value="0.0959419999999227">
            <text:p>0.095942</text:p>
          </table:table-cell>
          <table:table-cell table:formula="of:=[.B413]-[.B412]" office:value-type="float" office:value="0.00000100000033853576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37369">
            <text:p>9596.037369</text:p>
          </table:table-cell>
          <table:table-cell table:formula="of:=[.A414]-[.A$20]" office:value-type="float" office:value="0.0959449999991193">
            <text:p>0.095945</text:p>
          </table:table-cell>
          <table:table-cell table:formula="of:=[.B414]-[.B413]" office:value-type="float" office:value="0.00000299999919661786">
            <text:p>0.000003</text:p>
          </table:table-cell>
          <table:table-cell office:value-type="string">
            <text:p>d_s is renewed (r + D) to 9596039.366545; c_s is fully topped up</text:p>
          </table:table-cell>
          <table:table-cell table:number-columns-repeated="2"/>
        </table:table-row>
        <table:table-row table:style-name="ro1">
          <table:table-cell office:value-type="float" office:value="9596.037371">
            <text:p>9596.037371</text:p>
          </table:table-cell>
          <table:table-cell table:formula="of:=[.A415]-[.A$20]" office:value-type="float" office:value="0.0959469999997964">
            <text:p>0.095947</text:p>
          </table:table-cell>
          <table:table-cell table:formula="of:=[.B415]-[.B414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9596.037374">
            <text:p>9596.037374</text:p>
          </table:table-cell>
          <table:table-cell table:formula="of:=[.A416]-[.A$20]" office:value-type="float" office:value="0.095949999998993">
            <text:p>0.095950</text:p>
          </table:table-cell>
          <table:table-cell table:formula="of:=[.B416]-[.B415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37376">
            <text:p>9596.037376</text:p>
          </table:table-cell>
          <table:table-cell table:formula="of:=[.A417]-[.A$20]" office:value-type="float" office:value="0.0959519999996701">
            <text:p>0.095952</text:p>
          </table:table-cell>
          <table:table-cell table:formula="of:=[.B417]-[.B416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9596.03828">
            <text:p>9596.038280</text:p>
          </table:table-cell>
          <table:table-cell table:formula="of:=[.A418]-[.A$20]" office:value-type="float" office:value="0.0968560000001162">
            <text:p>0.096856</text:p>
          </table:table-cell>
          <table:table-cell table:formula="of:=[.B418]-[.B417]" office:value-type="float" office:value="0.000904000000446104">
            <text:p>0.0009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38281">
            <text:p>9596.038281</text:p>
          </table:table-cell>
          <table:table-cell table:formula="of:=[.A419]-[.A$20]" office:value-type="float" office:value="0.0968569999986357">
            <text:p>0.096857</text:p>
          </table:table-cell>
          <table:table-cell table:formula="of:=[.B419]-[.B418]" office:value-type="float" office:value="0.000000999998519546352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38286">
            <text:p>9596.038286</text:p>
          </table:table-cell>
          <table:table-cell table:formula="of:=[.A420]-[.A$20]" office:value-type="float" office:value="0.0968620000003284">
            <text:p>0.096862</text:p>
          </table:table-cell>
          <table:table-cell table:formula="of:=[.B420]-[.B419]" office:value-type="float" office:value="0.0000050000016926787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040096">
            <text:p>9596.040096</text:p>
          </table:table-cell>
          <table:table-cell table:formula="of:=[.A421]-[.A$20]" office:value-type="float" office:value="0.0986720000000787">
            <text:p>0.098672</text:p>
          </table:table-cell>
          <table:table-cell table:formula="of:=[.B421]-[.B420]" office:value-type="float" office:value="0.00180999999975029">
            <text:p>0.00181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040098">
            <text:p>9596.040098</text:p>
          </table:table-cell>
          <table:table-cell table:formula="of:=[.A422]-[.A$20]" office:value-type="float" office:value="0.0986739999989368">
            <text:p>0.098674</text:p>
          </table:table-cell>
          <table:table-cell table:formula="of:=[.B422]-[.B421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41367">
            <text:p>9596.041367</text:p>
          </table:table-cell>
          <table:table-cell table:formula="of:=[.A423]-[.A$20]" office:value-type="float" office:value="0.0999429999992572">
            <text:p>0.099943</text:p>
          </table:table-cell>
          <table:table-cell table:formula="of:=[.B423]-[.B422]" office:value-type="float" office:value="0.00126900000032038">
            <text:p>0.00126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041369">
            <text:p>9596.041369</text:p>
          </table:table-cell>
          <table:table-cell table:formula="of:=[.A424]-[.A$20]" office:value-type="float" office:value="0.0999449999999342">
            <text:p>0.099945</text:p>
          </table:table-cell>
          <table:table-cell table:formula="of:=[.B424]-[.B423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041372">
            <text:p>9596.041372</text:p>
          </table:table-cell>
          <table:table-cell table:formula="of:=[.A425]-[.A$20]" office:value-type="float" office:value="0.0999479999991308">
            <text:p>0.099948</text:p>
          </table:table-cell>
          <table:table-cell table:formula="of:=[.B425]-[.B424]" office:value-type="float" office:value="0.00000299999919661786">
            <text:p>0.000003</text:p>
          </table:table-cell>
          <table:table-cell table:number-columns-repeated="2"/>
          <table:table-cell office:value-type="string">
            <text:p>d_s is renewed (r + D) to 9596048.369355; c_s is fully topped up</text:p>
          </table:table-cell>
        </table:table-row>
        <table:table-row table:style-name="ro1">
          <table:table-cell office:value-type="float" office:value="9596.041375">
            <text:p>9596.041375</text:p>
          </table:table-cell>
          <table:table-cell table:formula="of:=[.A426]-[.A$20]" office:value-type="float" office:value="0.0999510000001465">
            <text:p>0.099951</text:p>
          </table:table-cell>
          <table:table-cell table:formula="of:=[.B426]-[.B425]" office:value-type="float" office:value="0.0000030000010156072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41377">
            <text:p>9596.041377</text:p>
          </table:table-cell>
          <table:table-cell table:formula="of:=[.A427]-[.A$20]" office:value-type="float" office:value="0.0999529999990045">
            <text:p>0.099953</text:p>
          </table:table-cell>
          <table:table-cell table:formula="of:=[.B427]-[.B426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41379">
            <text:p>9596.041379</text:p>
          </table:table-cell>
          <table:table-cell table:formula="of:=[.A428]-[.A$20]" office:value-type="float" office:value="0.0999549999996816">
            <text:p>0.099955</text:p>
          </table:table-cell>
          <table:table-cell table:formula="of:=[.B428]-[.B427]" office:value-type="float" office:value="0.00000200000067707151">
            <text:p>0.000002</text:p>
          </table:table-cell>
          <table:table-cell office:value-type="string">
            <text:p>d_s is renewed (r + D) to 9596043.377029; c_s is fully topped up</text:p>
          </table:table-cell>
          <table:table-cell table:number-columns-repeated="2"/>
        </table:table-row>
        <table:table-row table:style-name="ro1">
          <table:table-cell office:value-type="float" office:value="9596.041382">
            <text:p>9596.041382</text:p>
          </table:table-cell>
          <table:table-cell table:formula="of:=[.A429]-[.A$20]" office:value-type="float" office:value="0.0999579999988782">
            <text:p>0.099958</text:p>
          </table:table-cell>
          <table:table-cell table:formula="of:=[.B429]-[.B428]" office:value-type="float" office:value="0.0000029999991966178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041383">
            <text:p>9596.041383</text:p>
          </table:table-cell>
          <table:table-cell table:formula="of:=[.A430]-[.A$20]" office:value-type="float" office:value="0.0999589999992168">
            <text:p>0.099959</text:p>
          </table:table-cell>
          <table:table-cell table:formula="of:=[.B430]-[.B429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041385">
            <text:p>9596.041385</text:p>
          </table:table-cell>
          <table:table-cell table:formula="of:=[.A431]-[.A$20]" office:value-type="float" office:value="0.0999609999998938">
            <text:p>0.099961</text:p>
          </table:table-cell>
          <table:table-cell table:formula="of:=[.B431]-[.B430]" office:value-type="float" office:value="0.00000200000067707151">
            <text:p>0.000002</text:p>
          </table:table-cell>
          <table:table-cell/>
          <table:table-cell office:value-type="string">
            <text:p>d_s is renewed (r + D) to 9596046.383466; c_s is fully topped up</text:p>
          </table:table-cell>
          <table:table-cell/>
        </table:table-row>
        <table:table-row table:style-name="ro1">
          <table:table-cell office:value-type="float" office:value="9596.04139">
            <text:p>9596.041390</text:p>
          </table:table-cell>
          <table:table-cell table:formula="of:=[.A432]-[.A$20]" office:value-type="float" office:value="0.0999659999997675">
            <text:p>0.099966</text:p>
          </table:table-cell>
          <table:table-cell table:formula="of:=[.B432]-[.B431]" office:value-type="float" office:value="0.00000499999987368938">
            <text:p>0.000005</text:p>
          </table:table-cell>
          <table:table-cell office:value-type="string">
            <text:p>is pick_next_task_dl-ed by rsyslogd (4702)</text:p>
          </table:table-cell>
          <table:table-cell table:number-columns-repeated="2"/>
        </table:table-row>
        <table:table-row table:style-name="ro1">
          <table:table-cell office:value-type="float" office:value="9596.0423">
            <text:p>9596.042300</text:p>
          </table:table-cell>
          <table:table-cell table:formula="of:=[.A433]-[.A$20]" office:value-type="float" office:value="0.100875999998607">
            <text:p>0.100876</text:p>
          </table:table-cell>
          <table:table-cell table:formula="of:=[.B433]-[.B432]" office:value-type="float" office:value="0.000909999998839339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42302">
            <text:p>9596.042302</text:p>
          </table:table-cell>
          <table:table-cell table:formula="of:=[.A434]-[.A$20]" office:value-type="float" office:value="0.100877999999284">
            <text:p>0.100878</text:p>
          </table:table-cell>
          <table:table-cell table:formula="of:=[.B434]-[.B433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42304">
            <text:p>9596.042304</text:p>
          </table:table-cell>
          <table:table-cell table:formula="of:=[.A435]-[.A$20]" office:value-type="float" office:value="0.100879999999961">
            <text:p>0.100880</text:p>
          </table:table-cell>
          <table:table-cell table:formula="of:=[.B435]-[.B434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044231">
            <text:p>9596.044231</text:p>
          </table:table-cell>
          <table:table-cell table:formula="of:=[.A436]-[.A$20]" office:value-type="float" office:value="0.102806999999302">
            <text:p>0.102807</text:p>
          </table:table-cell>
          <table:table-cell table:formula="of:=[.B436]-[.B435]" office:value-type="float" office:value="0.00192699999934121">
            <text:p>0.00192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044232">
            <text:p>9596.044232</text:p>
          </table:table-cell>
          <table:table-cell table:formula="of:=[.A437]-[.A$20]" office:value-type="float" office:value="0.102807999999641">
            <text:p>0.102808</text:p>
          </table:table-cell>
          <table:table-cell table:formula="of:=[.B437]-[.B436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44234">
            <text:p>9596.044234</text:p>
          </table:table-cell>
          <table:table-cell table:formula="of:=[.A438]-[.A$20]" office:value-type="float" office:value="0.102810000000318">
            <text:p>0.102810</text:p>
          </table:table-cell>
          <table:table-cell table:formula="of:=[.B438]-[.B437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045366">
            <text:p>9596.045366</text:p>
          </table:table-cell>
          <table:table-cell table:formula="of:=[.A439]-[.A$20]" office:value-type="float" office:value="0.103941999999734">
            <text:p>0.103942</text:p>
          </table:table-cell>
          <table:table-cell table:formula="of:=[.B439]-[.B438]" office:value-type="float" office:value="0.00113199999941571">
            <text:p>0.00113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45368">
            <text:p>9596.045368</text:p>
          </table:table-cell>
          <table:table-cell table:formula="of:=[.A440]-[.A$20]" office:value-type="float" office:value="0.103943999998592">
            <text:p>0.103944</text:p>
          </table:table-cell>
          <table:table-cell table:formula="of:=[.B440]-[.B439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45371">
            <text:p>9596.045371</text:p>
          </table:table-cell>
          <table:table-cell table:formula="of:=[.A441]-[.A$20]" office:value-type="float" office:value="0.103946999999607">
            <text:p>0.103947</text:p>
          </table:table-cell>
          <table:table-cell table:formula="of:=[.B441]-[.B440]" office:value-type="float" office:value="0.00000300000101560727">
            <text:p>0.000003</text:p>
          </table:table-cell>
          <table:table-cell office:value-type="string">
            <text:p>d_s is renewed (r + D) to 9596047.367690; c_s is fully topped up</text:p>
          </table:table-cell>
          <table:table-cell table:number-columns-repeated="2"/>
        </table:table-row>
        <table:table-row table:style-name="ro1">
          <table:table-cell office:value-type="float" office:value="9596.045373">
            <text:p>9596.045373</text:p>
          </table:table-cell>
          <table:table-cell table:formula="of:=[.A442]-[.A$20]" office:value-type="float" office:value="0.103949000000284">
            <text:p>0.103949</text:p>
          </table:table-cell>
          <table:table-cell table:formula="of:=[.B442]-[.B441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9596.045377">
            <text:p>9596.045377</text:p>
          </table:table-cell>
          <table:table-cell table:formula="of:=[.A443]-[.A$20]" office:value-type="float" office:value="0.103952999999819">
            <text:p>0.103953</text:p>
          </table:table-cell>
          <table:table-cell table:formula="of:=[.B443]-[.B442]" office:value-type="float" office:value="0.0000039999995351536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045379">
            <text:p>9596.045379</text:p>
          </table:table-cell>
          <table:table-cell table:formula="of:=[.A444]-[.A$20]" office:value-type="float" office:value="0.103954999998678">
            <text:p>0.103955</text:p>
          </table:table-cell>
          <table:table-cell table:formula="of:=[.B444]-[.B443]" office:value-type="float" office:value="0.0000019999988580821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9596.046283">
            <text:p>9596.046283</text:p>
          </table:table-cell>
          <table:table-cell table:formula="of:=[.A445]-[.A$20]" office:value-type="float" office:value="0.104858999999124">
            <text:p>0.104859</text:p>
          </table:table-cell>
          <table:table-cell table:formula="of:=[.B445]-[.B444]" office:value-type="float" office:value="0.000904000000446104">
            <text:p>0.0009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46285">
            <text:p>9596.046285</text:p>
          </table:table-cell>
          <table:table-cell table:formula="of:=[.A446]-[.A$20]" office:value-type="float" office:value="0.104860999999801">
            <text:p>0.104861</text:p>
          </table:table-cell>
          <table:table-cell table:formula="of:=[.B446]-[.B445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46288">
            <text:p>9596.046288</text:p>
          </table:table-cell>
          <table:table-cell table:formula="of:=[.A447]-[.A$20]" office:value-type="float" office:value="0.104863999998997">
            <text:p>0.104864</text:p>
          </table:table-cell>
          <table:table-cell table:formula="of:=[.B447]-[.B446]" office:value-type="float" office:value="0.00000299999919661786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9596.046363">
            <text:p>9596.046363</text:p>
          </table:table-cell>
          <table:table-cell table:formula="of:=[.A448]-[.A$20]" office:value-type="float" office:value="0.104938999998922">
            <text:p>0.104939</text:p>
          </table:table-cell>
          <table:table-cell table:formula="of:=[.B448]-[.B447]" office:value-type="float" office:value="0.00007499999992433">
            <text:p>0.00007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046366">
            <text:p>9596.046366</text:p>
          </table:table-cell>
          <table:table-cell table:formula="of:=[.A449]-[.A$20]" office:value-type="float" office:value="0.104941999999937">
            <text:p>0.104942</text:p>
          </table:table-cell>
          <table:table-cell table:formula="of:=[.B449]-[.B448]" office:value-type="float" office:value="0.0000030000010156072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046369">
            <text:p>9596.046369</text:p>
          </table:table-cell>
          <table:table-cell table:formula="of:=[.A450]-[.A$20]" office:value-type="float" office:value="0.104944999999134">
            <text:p>0.104945</text:p>
          </table:table-cell>
          <table:table-cell table:formula="of:=[.B450]-[.B449]" office:value-type="float" office:value="0.00000299999919661786">
            <text:p>0.000003</text:p>
          </table:table-cell>
          <table:table-cell/>
          <table:table-cell office:value-type="string">
            <text:p>0.069416 / 0.018155 &gt; 2.000000 / 5.000000</text:p>
          </table:table-cell>
          <table:table-cell/>
        </table:table-row>
        <table:table-row table:style-name="ro1">
          <table:table-cell office:value-type="float" office:value="9596.046372">
            <text:p>9596.046372</text:p>
          </table:table-cell>
          <table:table-cell table:formula="of:=[.A451]-[.A$20]" office:value-type="float" office:value="0.104948000000149">
            <text:p>0.104948</text:p>
          </table:table-cell>
          <table:table-cell table:formula="of:=[.B451]-[.B450]" office:value-type="float" office:value="0.00000300000101560727">
            <text:p>0.000003</text:p>
          </table:table-cell>
          <table:table-cell/>
          <table:table-cell office:value-type="string">
            <text:p>d_s is renewed (r + D) to 9596051.365311; c_s is fully topped up</text:p>
          </table:table-cell>
          <table:table-cell/>
        </table:table-row>
        <table:table-row table:style-name="ro1">
          <table:table-cell office:value-type="float" office:value="9596.048107">
            <text:p>9596.048107</text:p>
          </table:table-cell>
          <table:table-cell table:formula="of:=[.A452]-[.A$20]" office:value-type="float" office:value="0.106682999999975">
            <text:p>0.106683</text:p>
          </table:table-cell>
          <table:table-cell table:formula="of:=[.B452]-[.B451]" office:value-type="float" office:value="0.00173499999982596">
            <text:p>0.00173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048109">
            <text:p>9596.048109</text:p>
          </table:table-cell>
          <table:table-cell table:formula="of:=[.A453]-[.A$20]" office:value-type="float" office:value="0.106684999998834">
            <text:p>0.106685</text:p>
          </table:table-cell>
          <table:table-cell table:formula="of:=[.B453]-[.B452]" office:value-type="float" office:value="0.0000019999988580821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048111">
            <text:p>9596.048111</text:p>
          </table:table-cell>
          <table:table-cell table:formula="of:=[.A454]-[.A$20]" office:value-type="float" office:value="0.106686999999511">
            <text:p>0.106687</text:p>
          </table:table-cell>
          <table:table-cell table:formula="of:=[.B454]-[.B453]" office:value-type="float" office:value="0.0000020000006770715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9596.049365">
            <text:p>9596.049365</text:p>
          </table:table-cell>
          <table:table-cell table:formula="of:=[.A455]-[.A$20]" office:value-type="float" office:value="0.10794100000021">
            <text:p>0.107941</text:p>
          </table:table-cell>
          <table:table-cell table:formula="of:=[.B455]-[.B454]" office:value-type="float" office:value="0.00125400000069931">
            <text:p>0.00125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49367">
            <text:p>9596.049367</text:p>
          </table:table-cell>
          <table:table-cell table:formula="of:=[.A456]-[.A$20]" office:value-type="float" office:value="0.107942999999068">
            <text:p>0.107943</text:p>
          </table:table-cell>
          <table:table-cell table:formula="of:=[.B456]-[.B455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49369">
            <text:p>9596.049369</text:p>
          </table:table-cell>
          <table:table-cell table:formula="of:=[.A457]-[.A$20]" office:value-type="float" office:value="0.107944999999745">
            <text:p>0.107945</text:p>
          </table:table-cell>
          <table:table-cell table:formula="of:=[.B457]-[.B456]" office:value-type="float" office:value="0.00000200000067707151">
            <text:p>0.000002</text:p>
          </table:table-cell>
          <table:table-cell office:value-type="string">
            <text:p>d_s is renewed (r + D) to 9596051.366925; c_s is fully topped up</text:p>
          </table:table-cell>
          <table:table-cell table:number-columns-repeated="2"/>
        </table:table-row>
        <table:table-row table:style-name="ro1">
          <table:table-cell office:value-type="float" office:value="9596.050079">
            <text:p>9596.050079</text:p>
          </table:table-cell>
          <table:table-cell table:formula="of:=[.A458]-[.A$20]" office:value-type="float" office:value="0.108654999999999">
            <text:p>0.108655</text:p>
          </table:table-cell>
          <table:table-cell table:formula="of:=[.B458]-[.B457]" office:value-type="float" office:value="0.000710000000253785">
            <text:p>0.00071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050081">
            <text:p>9596.050081</text:p>
          </table:table-cell>
          <table:table-cell table:formula="of:=[.A459]-[.A$20]" office:value-type="float" office:value="0.108656999998857">
            <text:p>0.108657</text:p>
          </table:table-cell>
          <table:table-cell table:formula="of:=[.B459]-[.B458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50083">
            <text:p>9596.050083</text:p>
          </table:table-cell>
          <table:table-cell table:formula="of:=[.A460]-[.A$20]" office:value-type="float" office:value="0.108658999999534">
            <text:p>0.108659</text:p>
          </table:table-cell>
          <table:table-cell table:formula="of:=[.B460]-[.B459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9596.050987">
            <text:p>9596.050987</text:p>
          </table:table-cell>
          <table:table-cell table:formula="of:=[.A461]-[.A$20]" office:value-type="float" office:value="0.10956299999998">
            <text:p>0.109563</text:p>
          </table:table-cell>
          <table:table-cell table:formula="of:=[.B461]-[.B460]" office:value-type="float" office:value="0.000904000000446104">
            <text:p>0.0009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50989">
            <text:p>9596.050989</text:p>
          </table:table-cell>
          <table:table-cell table:formula="of:=[.A462]-[.A$20]" office:value-type="float" office:value="0.109564999998838">
            <text:p>0.109565</text:p>
          </table:table-cell>
          <table:table-cell table:formula="of:=[.B462]-[.B461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51364">
            <text:p>9596.051364</text:p>
          </table:table-cell>
          <table:table-cell table:formula="of:=[.A463]-[.A$20]" office:value-type="float" office:value="0.109940000000279">
            <text:p>0.109940</text:p>
          </table:table-cell>
          <table:table-cell table:formula="of:=[.B463]-[.B462]" office:value-type="float" office:value="0.00037500000144064">
            <text:p>0.00037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051366">
            <text:p>9596.051366</text:p>
          </table:table-cell>
          <table:table-cell table:formula="of:=[.A464]-[.A$20]" office:value-type="float" office:value="0.109941999999137">
            <text:p>0.109942</text:p>
          </table:table-cell>
          <table:table-cell table:formula="of:=[.B464]-[.B463]" office:value-type="float" office:value="0.0000019999988580821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051369">
            <text:p>9596.051369</text:p>
          </table:table-cell>
          <table:table-cell table:formula="of:=[.A465]-[.A$20]" office:value-type="float" office:value="0.109945000000153">
            <text:p>0.109945</text:p>
          </table:table-cell>
          <table:table-cell table:formula="of:=[.B465]-[.B464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9596058.366167; c_s is fully topped up</text:p>
          </table:table-cell>
        </table:table-row>
        <table:table-row table:style-name="ro1">
          <table:table-cell office:value-type="float" office:value="9596.051372">
            <text:p>9596.051372</text:p>
          </table:table-cell>
          <table:table-cell table:formula="of:=[.A466]-[.A$20]" office:value-type="float" office:value="0.109947999999349">
            <text:p>0.109948</text:p>
          </table:table-cell>
          <table:table-cell table:formula="of:=[.B466]-[.B465]" office:value-type="float" office:value="0.0000029999991966178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051374">
            <text:p>9596.051374</text:p>
          </table:table-cell>
          <table:table-cell table:formula="of:=[.A467]-[.A$20]" office:value-type="float" office:value="0.109950000000026">
            <text:p>0.109950</text:p>
          </table:table-cell>
          <table:table-cell table:formula="of:=[.B467]-[.B466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051376">
            <text:p>9596.051376</text:p>
          </table:table-cell>
          <table:table-cell table:formula="of:=[.A468]-[.A$20]" office:value-type="float" office:value="0.109951999998884">
            <text:p>0.109952</text:p>
          </table:table-cell>
          <table:table-cell table:formula="of:=[.B468]-[.B467]" office:value-type="float" office:value="0.00000199999885808211">
            <text:p>0.000002</text:p>
          </table:table-cell>
          <table:table-cell/>
          <table:table-cell office:value-type="string">
            <text:p>d_s is renewed (r + D) to 9596056.373655; c_s is fully topped up</text:p>
          </table:table-cell>
          <table:table-cell/>
        </table:table-row>
        <table:table-row table:style-name="ro1">
          <table:table-cell office:value-type="float" office:value="9596.051381">
            <text:p>9596.051381</text:p>
          </table:table-cell>
          <table:table-cell table:formula="of:=[.A469]-[.A$20]" office:value-type="float" office:value="0.109956999998758">
            <text:p>0.109957</text:p>
          </table:table-cell>
          <table:table-cell table:formula="of:=[.B469]-[.B468]" office:value-type="float" office:value="0.00000499999987368938">
            <text:p>0.000005</text:p>
          </table:table-cell>
          <table:table-cell/>
          <table:table-cell office:value-type="string">
            <text:p>is pick_next_task_dl-ed by rsyslogd (4702)</text:p>
          </table:table-cell>
          <table:table-cell/>
        </table:table-row>
        <table:table-row table:style-name="ro1">
          <table:table-cell office:value-type="float" office:value="9596.053307">
            <text:p>9596.053307</text:p>
          </table:table-cell>
          <table:table-cell table:formula="of:=[.A470]-[.A$20]" office:value-type="float" office:value="0.11188299999958">
            <text:p>0.111883</text:p>
          </table:table-cell>
          <table:table-cell table:formula="of:=[.B470]-[.B469]" office:value-type="float" office:value="0.00192600000082166">
            <text:p>0.00192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053309">
            <text:p>9596.053309</text:p>
          </table:table-cell>
          <table:table-cell table:formula="of:=[.A471]-[.A$20]" office:value-type="float" office:value="0.111885000000257">
            <text:p>0.111885</text:p>
          </table:table-cell>
          <table:table-cell table:formula="of:=[.B471]-[.B470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53311">
            <text:p>9596.053311</text:p>
          </table:table-cell>
          <table:table-cell table:formula="of:=[.A472]-[.A$20]" office:value-type="float" office:value="0.111886999999115">
            <text:p>0.111887</text:p>
          </table:table-cell>
          <table:table-cell table:formula="of:=[.B472]-[.B471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053365">
            <text:p>9596.053365</text:p>
          </table:table-cell>
          <table:table-cell table:formula="of:=[.A473]-[.A$20]" office:value-type="float" office:value="0.111940999999206">
            <text:p>0.111941</text:p>
          </table:table-cell>
          <table:table-cell table:formula="of:=[.B473]-[.B472]" office:value-type="float" office:value="0.0000540000000910368">
            <text:p>0.00005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53367">
            <text:p>9596.053367</text:p>
          </table:table-cell>
          <table:table-cell table:formula="of:=[.A474]-[.A$20]" office:value-type="float" office:value="0.111942999999883">
            <text:p>0.111943</text:p>
          </table:table-cell>
          <table:table-cell table:formula="of:=[.B474]-[.B473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53369">
            <text:p>9596.053369</text:p>
          </table:table-cell>
          <table:table-cell table:formula="of:=[.A475]-[.A$20]" office:value-type="float" office:value="0.111944999998741">
            <text:p>0.111945</text:p>
          </table:table-cell>
          <table:table-cell table:formula="of:=[.B475]-[.B474]" office:value-type="float" office:value="0.00000199999885808211">
            <text:p>0.000002</text:p>
          </table:table-cell>
          <table:table-cell office:value-type="string">
            <text:p>d_s is renewed (r + D) to 9596055.366695; c_s is fully topped up</text:p>
          </table:table-cell>
          <table:table-cell table:number-columns-repeated="2"/>
        </table:table-row>
        <table:table-row table:style-name="ro1">
          <table:table-cell office:value-type="float" office:value="9596.053371">
            <text:p>9596.053371</text:p>
          </table:table-cell>
          <table:table-cell table:formula="of:=[.A476]-[.A$20]" office:value-type="float" office:value="0.111946999999418">
            <text:p>0.111947</text:p>
          </table:table-cell>
          <table:table-cell table:formula="of:=[.B476]-[.B475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9596.053374">
            <text:p>9596.053374</text:p>
          </table:table-cell>
          <table:table-cell table:formula="of:=[.A477]-[.A$20]" office:value-type="float" office:value="0.111949999998615">
            <text:p>0.111950</text:p>
          </table:table-cell>
          <table:table-cell table:formula="of:=[.B477]-[.B476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053376">
            <text:p>9596.053376</text:p>
          </table:table-cell>
          <table:table-cell table:formula="of:=[.A478]-[.A$20]" office:value-type="float" office:value="0.111951999999292">
            <text:p>0.111952</text:p>
          </table:table-cell>
          <table:table-cell table:formula="of:=[.B478]-[.B477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9596.054284">
            <text:p>9596.054284</text:p>
          </table:table-cell>
          <table:table-cell table:formula="of:=[.A479]-[.A$20]" office:value-type="float" office:value="0.112859999999273">
            <text:p>0.112860</text:p>
          </table:table-cell>
          <table:table-cell table:formula="of:=[.B479]-[.B478]" office:value-type="float" office:value="0.000907999999981257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54285">
            <text:p>9596.054285</text:p>
          </table:table-cell>
          <table:table-cell table:formula="of:=[.A480]-[.A$20]" office:value-type="float" office:value="0.112860999999612">
            <text:p>0.112861</text:p>
          </table:table-cell>
          <table:table-cell table:formula="of:=[.B480]-[.B479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5429">
            <text:p>9596.054290</text:p>
          </table:table-cell>
          <table:table-cell table:formula="of:=[.A481]-[.A$20]" office:value-type="float" office:value="0.112865999999485">
            <text:p>0.112866</text:p>
          </table:table-cell>
          <table:table-cell table:formula="of:=[.B481]-[.B480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9596.056367">
            <text:p>9596.056367</text:p>
          </table:table-cell>
          <table:table-cell table:formula="of:=[.A482]-[.A$20]" office:value-type="float" office:value="0.114942999998675">
            <text:p>0.114943</text:p>
          </table:table-cell>
          <table:table-cell table:formula="of:=[.B482]-[.B481]" office:value-type="float" office:value="0.00207699999918987">
            <text:p>0.00207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056369">
            <text:p>9596.056369</text:p>
          </table:table-cell>
          <table:table-cell table:formula="of:=[.A483]-[.A$20]" office:value-type="float" office:value="0.114944999999352">
            <text:p>0.114945</text:p>
          </table:table-cell>
          <table:table-cell table:formula="of:=[.B483]-[.B482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056372">
            <text:p>9596.056372</text:p>
          </table:table-cell>
          <table:table-cell table:formula="of:=[.A484]-[.A$20]" office:value-type="float" office:value="0.114947999998549">
            <text:p>0.114948</text:p>
          </table:table-cell>
          <table:table-cell table:formula="of:=[.B484]-[.B483]" office:value-type="float" office:value="0.00000299999919661786">
            <text:p>0.000003</text:p>
          </table:table-cell>
          <table:table-cell/>
          <table:table-cell office:value-type="string">
            <text:p>0.072906 / 0.004316 &gt; 2.000000 / 5.000000</text:p>
          </table:table-cell>
          <table:table-cell/>
        </table:table-row>
        <table:table-row table:style-name="ro1">
          <table:table-cell office:value-type="float" office:value="9596.056375">
            <text:p>9596.056375</text:p>
          </table:table-cell>
          <table:table-cell table:formula="of:=[.A485]-[.A$20]" office:value-type="float" office:value="0.114950999999564">
            <text:p>0.114951</text:p>
          </table:table-cell>
          <table:table-cell table:formula="of:=[.B485]-[.B484]" office:value-type="float" office:value="0.00000300000101560727">
            <text:p>0.000003</text:p>
          </table:table-cell>
          <table:table-cell/>
          <table:table-cell office:value-type="string">
            <text:p>d_s is renewed (r + D) to 9596061.369339; c_s is fully topped up</text:p>
          </table:table-cell>
          <table:table-cell/>
        </table:table-row>
        <table:table-row table:style-name="ro1">
          <table:table-cell office:value-type="float" office:value="9596.057237">
            <text:p>9596.057237</text:p>
          </table:table-cell>
          <table:table-cell table:formula="of:=[.A486]-[.A$20]" office:value-type="float" office:value="0.115813000000344">
            <text:p>0.115813</text:p>
          </table:table-cell>
          <table:table-cell table:formula="of:=[.B486]-[.B485]" office:value-type="float" office:value="0.000862000000779517">
            <text:p>0.00086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057239">
            <text:p>9596.057239</text:p>
          </table:table-cell>
          <table:table-cell table:formula="of:=[.A487]-[.A$20]" office:value-type="float" office:value="0.115814999999202">
            <text:p>0.115815</text:p>
          </table:table-cell>
          <table:table-cell table:formula="of:=[.B487]-[.B486]" office:value-type="float" office:value="0.00000199999885808211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9596.057242">
            <text:p>9596.057242</text:p>
          </table:table-cell>
          <table:table-cell table:formula="of:=[.A488]-[.A$20]" office:value-type="float" office:value="0.115818000000218">
            <text:p>0.115818</text:p>
          </table:table-cell>
          <table:table-cell table:formula="of:=[.B488]-[.B487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057244">
            <text:p>9596.057244</text:p>
          </table:table-cell>
          <table:table-cell table:formula="of:=[.A489]-[.A$20]" office:value-type="float" office:value="0.115819999999076">
            <text:p>0.115820</text:p>
          </table:table-cell>
          <table:table-cell table:formula="of:=[.B489]-[.B488]" office:value-type="float" office:value="0.0000019999988580821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9596.057365">
            <text:p>9596.057365</text:p>
          </table:table-cell>
          <table:table-cell table:formula="of:=[.A490]-[.A$20]" office:value-type="float" office:value="0.115941000000021">
            <text:p>0.115941</text:p>
          </table:table-cell>
          <table:table-cell table:formula="of:=[.B490]-[.B489]" office:value-type="float" office:value="0.00012100000094506">
            <text:p>0.00012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57367">
            <text:p>9596.057367</text:p>
          </table:table-cell>
          <table:table-cell table:formula="of:=[.A491]-[.A$20]" office:value-type="float" office:value="0.115942999998879">
            <text:p>0.115943</text:p>
          </table:table-cell>
          <table:table-cell table:formula="of:=[.B491]-[.B490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57369">
            <text:p>9596.057369</text:p>
          </table:table-cell>
          <table:table-cell table:formula="of:=[.A492]-[.A$20]" office:value-type="float" office:value="0.115944999999556">
            <text:p>0.115945</text:p>
          </table:table-cell>
          <table:table-cell table:formula="of:=[.B492]-[.B491]" office:value-type="float" office:value="0.00000200000067707151">
            <text:p>0.000002</text:p>
          </table:table-cell>
          <table:table-cell office:value-type="string">
            <text:p>d_s is renewed (r + D) to 9596059.367134; c_s is fully topped up</text:p>
          </table:table-cell>
          <table:table-cell table:number-columns-repeated="2"/>
        </table:table-row>
        <table:table-row table:style-name="ro1">
          <table:table-cell office:value-type="float" office:value="9596.057372">
            <text:p>9596.057372</text:p>
          </table:table-cell>
          <table:table-cell table:formula="of:=[.A493]-[.A$20]" office:value-type="float" office:value="0.115947999998753">
            <text:p>0.115948</text:p>
          </table:table-cell>
          <table:table-cell table:formula="of:=[.B493]-[.B492]" office:value-type="float" office:value="0.00000299999919661786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9596.057375">
            <text:p>9596.057375</text:p>
          </table:table-cell>
          <table:table-cell table:formula="of:=[.A494]-[.A$20]" office:value-type="float" office:value="0.115950999999768">
            <text:p>0.115951</text:p>
          </table:table-cell>
          <table:table-cell table:formula="of:=[.B494]-[.B493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57377">
            <text:p>9596.057377</text:p>
          </table:table-cell>
          <table:table-cell table:formula="of:=[.A495]-[.A$20]" office:value-type="float" office:value="0.115952999998626">
            <text:p>0.115953</text:p>
          </table:table-cell>
          <table:table-cell table:formula="of:=[.B495]-[.B494]" office:value-type="float" office:value="0.0000019999988580821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9596.05828">
            <text:p>9596.058280</text:p>
          </table:table-cell>
          <table:table-cell table:formula="of:=[.A496]-[.A$20]" office:value-type="float" office:value="0.116855999998734">
            <text:p>0.116856</text:p>
          </table:table-cell>
          <table:table-cell table:formula="of:=[.B496]-[.B495]" office:value-type="float" office:value="0.000903000000107568">
            <text:p>0.00090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58282">
            <text:p>9596.058282</text:p>
          </table:table-cell>
          <table:table-cell table:formula="of:=[.A497]-[.A$20]" office:value-type="float" office:value="0.116857999999411">
            <text:p>0.116858</text:p>
          </table:table-cell>
          <table:table-cell table:formula="of:=[.B497]-[.B496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58285">
            <text:p>9596.058285</text:p>
          </table:table-cell>
          <table:table-cell table:formula="of:=[.A498]-[.A$20]" office:value-type="float" office:value="0.116860999998607">
            <text:p>0.116861</text:p>
          </table:table-cell>
          <table:table-cell table:formula="of:=[.B498]-[.B497]" office:value-type="float" office:value="0.00000299999919661786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05837">
            <text:p>9596.058370</text:p>
          </table:table-cell>
          <table:table-cell table:formula="of:=[.A499]-[.A$20]" office:value-type="float" office:value="0.116946000000098">
            <text:p>0.116946</text:p>
          </table:table-cell>
          <table:table-cell table:formula="of:=[.B499]-[.B498]" office:value-type="float" office:value="0.0000850000014906982">
            <text:p>0.000085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9596.060115">
            <text:p>9596.060115</text:p>
          </table:table-cell>
          <table:table-cell table:formula="of:=[.A500]-[.A$20]" office:value-type="float" office:value="0.118690999999671">
            <text:p>0.118691</text:p>
          </table:table-cell>
          <table:table-cell table:formula="of:=[.B500]-[.B499]" office:value-type="float" office:value="0.00174499999957334">
            <text:p>0.00174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060117">
            <text:p>9596.060117</text:p>
          </table:table-cell>
          <table:table-cell table:formula="of:=[.A501]-[.A$20]" office:value-type="float" office:value="0.118693000000349">
            <text:p>0.118693</text:p>
          </table:table-cell>
          <table:table-cell table:formula="of:=[.B501]-[.B500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61369">
            <text:p>9596.061369</text:p>
          </table:table-cell>
          <table:table-cell table:formula="of:=[.A502]-[.A$20]" office:value-type="float" office:value="0.119944999998552">
            <text:p>0.119945</text:p>
          </table:table-cell>
          <table:table-cell table:formula="of:=[.B502]-[.B501]" office:value-type="float" office:value="0.00125199999820325">
            <text:p>0.00125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061371">
            <text:p>9596.061371</text:p>
          </table:table-cell>
          <table:table-cell table:formula="of:=[.A503]-[.A$20]" office:value-type="float" office:value="0.119946999999229">
            <text:p>0.119947</text:p>
          </table:table-cell>
          <table:table-cell table:formula="of:=[.B503]-[.B502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061374">
            <text:p>9596.061374</text:p>
          </table:table-cell>
          <table:table-cell table:formula="of:=[.A504]-[.A$20]" office:value-type="float" office:value="0.119950000000244">
            <text:p>0.119950</text:p>
          </table:table-cell>
          <table:table-cell table:formula="of:=[.B504]-[.B503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9596068.371417; c_s is fully topped up</text:p>
          </table:table-cell>
        </table:table-row>
        <table:table-row table:style-name="ro1">
          <table:table-cell office:value-type="float" office:value="9596.061377">
            <text:p>9596.061377</text:p>
          </table:table-cell>
          <table:table-cell table:formula="of:=[.A505]-[.A$20]" office:value-type="float" office:value="0.119952999999441">
            <text:p>0.119953</text:p>
          </table:table-cell>
          <table:table-cell table:formula="of:=[.B505]-[.B504]" office:value-type="float" office:value="0.00000299999919661786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61379">
            <text:p>9596.061379</text:p>
          </table:table-cell>
          <table:table-cell table:formula="of:=[.A506]-[.A$20]" office:value-type="float" office:value="0.119955000000118">
            <text:p>0.119955</text:p>
          </table:table-cell>
          <table:table-cell table:formula="of:=[.B506]-[.B505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61381">
            <text:p>9596.061381</text:p>
          </table:table-cell>
          <table:table-cell table:formula="of:=[.A507]-[.A$20]" office:value-type="float" office:value="0.119956999998976">
            <text:p>0.119957</text:p>
          </table:table-cell>
          <table:table-cell table:formula="of:=[.B507]-[.B506]" office:value-type="float" office:value="0.00000199999885808211">
            <text:p>0.000002</text:p>
          </table:table-cell>
          <table:table-cell office:value-type="string">
            <text:p>d_s is renewed (r + D) to 9596063.371417; c_s is fully topped up</text:p>
          </table:table-cell>
          <table:table-cell table:number-columns-repeated="2"/>
        </table:table-row>
        <table:table-row table:style-name="ro1">
          <table:table-cell office:value-type="float" office:value="9596.061384">
            <text:p>9596.061384</text:p>
          </table:table-cell>
          <table:table-cell table:formula="of:=[.A508]-[.A$20]" office:value-type="float" office:value="0.119959999999992">
            <text:p>0.119960</text:p>
          </table:table-cell>
          <table:table-cell table:formula="of:=[.B508]-[.B507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061386">
            <text:p>9596.061386</text:p>
          </table:table-cell>
          <table:table-cell table:formula="of:=[.A509]-[.A$20]" office:value-type="float" office:value="0.11996199999885">
            <text:p>0.119962</text:p>
          </table:table-cell>
          <table:table-cell table:formula="of:=[.B509]-[.B508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061388">
            <text:p>9596.061388</text:p>
          </table:table-cell>
          <table:table-cell table:formula="of:=[.A510]-[.A$20]" office:value-type="float" office:value="0.119963999999527">
            <text:p>0.119964</text:p>
          </table:table-cell>
          <table:table-cell table:formula="of:=[.B510]-[.B509]" office:value-type="float" office:value="0.00000200000067707151">
            <text:p>0.000002</text:p>
          </table:table-cell>
          <table:table-cell/>
          <table:table-cell office:value-type="string">
            <text:p>d_s is renewed (r + D) to 9596066.371417; c_s is fully topped up</text:p>
          </table:table-cell>
          <table:table-cell/>
        </table:table-row>
        <table:table-row table:style-name="ro1">
          <table:table-cell office:value-type="float" office:value="9596.061393">
            <text:p>9596.061393</text:p>
          </table:table-cell>
          <table:table-cell table:formula="of:=[.A511]-[.A$20]" office:value-type="float" office:value="0.119968999999401">
            <text:p>0.119969</text:p>
          </table:table-cell>
          <table:table-cell table:formula="of:=[.B511]-[.B510]" office:value-type="float" office:value="0.00000499999987368938">
            <text:p>0.000005</text:p>
          </table:table-cell>
          <table:table-cell office:value-type="string">
            <text:p>is pick_next_task_dl-ed by rsyslogd (4702)</text:p>
          </table:table-cell>
          <table:table-cell table:number-columns-repeated="2"/>
        </table:table-row>
        <table:table-row table:style-name="ro1">
          <table:table-cell office:value-type="float" office:value="9596.062302">
            <text:p>9596.062302</text:p>
          </table:table-cell>
          <table:table-cell table:formula="of:=[.A512]-[.A$20]" office:value-type="float" office:value="0.12087799999972">
            <text:p>0.120878</text:p>
          </table:table-cell>
          <table:table-cell table:formula="of:=[.B512]-[.B511]" office:value-type="float" office:value="0.000909000000319793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62303">
            <text:p>9596.062303</text:p>
          </table:table-cell>
          <table:table-cell table:formula="of:=[.A513]-[.A$20]" office:value-type="float" office:value="0.120879000000059">
            <text:p>0.120879</text:p>
          </table:table-cell>
          <table:table-cell table:formula="of:=[.B513]-[.B512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62305">
            <text:p>9596.062305</text:p>
          </table:table-cell>
          <table:table-cell table:formula="of:=[.A514]-[.A$20]" office:value-type="float" office:value="0.120880999998917">
            <text:p>0.120881</text:p>
          </table:table-cell>
          <table:table-cell table:formula="of:=[.B514]-[.B513]" office:value-type="float" office:value="0.0000019999988580821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064232">
            <text:p>9596.064232</text:p>
          </table:table-cell>
          <table:table-cell table:formula="of:=[.A515]-[.A$20]" office:value-type="float" office:value="0.122808000000077">
            <text:p>0.122808</text:p>
          </table:table-cell>
          <table:table-cell table:formula="of:=[.B515]-[.B514]" office:value-type="float" office:value="0.0019270000011602">
            <text:p>0.00192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064234">
            <text:p>9596.064234</text:p>
          </table:table-cell>
          <table:table-cell table:formula="of:=[.A516]-[.A$20]" office:value-type="float" office:value="0.122809999998935">
            <text:p>0.122810</text:p>
          </table:table-cell>
          <table:table-cell table:formula="of:=[.B516]-[.B515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64236">
            <text:p>9596.064236</text:p>
          </table:table-cell>
          <table:table-cell table:formula="of:=[.A517]-[.A$20]" office:value-type="float" office:value="0.122811999999612">
            <text:p>0.122812</text:p>
          </table:table-cell>
          <table:table-cell table:formula="of:=[.B517]-[.B516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064238">
            <text:p>9596.064238</text:p>
          </table:table-cell>
          <table:table-cell table:formula="of:=[.A518]-[.A$20]" office:value-type="float" office:value="0.12281400000029">
            <text:p>0.122814</text:p>
          </table:table-cell>
          <table:table-cell table:formula="of:=[.B518]-[.B517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06424">
            <text:p>9596.064240</text:p>
          </table:table-cell>
          <table:table-cell table:formula="of:=[.A519]-[.A$20]" office:value-type="float" office:value="0.122815999999148">
            <text:p>0.122816</text:p>
          </table:table-cell>
          <table:table-cell table:formula="of:=[.B519]-[.B518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9596.065365">
            <text:p>9596.065365</text:p>
          </table:table-cell>
          <table:table-cell table:formula="of:=[.A520]-[.A$20]" office:value-type="float" office:value="0.123940999999832">
            <text:p>0.123941</text:p>
          </table:table-cell>
          <table:table-cell table:formula="of:=[.B520]-[.B519]" office:value-type="float" office:value="0.00112500000068394">
            <text:p>0.00112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65367">
            <text:p>9596.065367</text:p>
          </table:table-cell>
          <table:table-cell table:formula="of:=[.A521]-[.A$20]" office:value-type="float" office:value="0.12394299999869">
            <text:p>0.123943</text:p>
          </table:table-cell>
          <table:table-cell table:formula="of:=[.B521]-[.B520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65369">
            <text:p>9596.065369</text:p>
          </table:table-cell>
          <table:table-cell table:formula="of:=[.A522]-[.A$20]" office:value-type="float" office:value="0.123944999999367">
            <text:p>0.123945</text:p>
          </table:table-cell>
          <table:table-cell table:formula="of:=[.B522]-[.B521]" office:value-type="float" office:value="0.00000200000067707151">
            <text:p>0.000002</text:p>
          </table:table-cell>
          <table:table-cell office:value-type="string">
            <text:p>d_s is renewed (r + D) to 9596067.366637; c_s is fully topped up</text:p>
          </table:table-cell>
          <table:table-cell table:number-columns-repeated="2"/>
        </table:table-row>
        <table:table-row table:style-name="ro1">
          <table:table-cell office:value-type="float" office:value="9596.065371">
            <text:p>9596.065371</text:p>
          </table:table-cell>
          <table:table-cell table:formula="of:=[.A523]-[.A$20]" office:value-type="float" office:value="0.123947000000044">
            <text:p>0.123947</text:p>
          </table:table-cell>
          <table:table-cell table:formula="of:=[.B523]-[.B522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9596.065374">
            <text:p>9596.065374</text:p>
          </table:table-cell>
          <table:table-cell table:formula="of:=[.A524]-[.A$20]" office:value-type="float" office:value="0.12394999999924">
            <text:p>0.123950</text:p>
          </table:table-cell>
          <table:table-cell table:formula="of:=[.B524]-[.B523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065376">
            <text:p>9596.065376</text:p>
          </table:table-cell>
          <table:table-cell table:formula="of:=[.A525]-[.A$20]" office:value-type="float" office:value="0.123951999999917">
            <text:p>0.123952</text:p>
          </table:table-cell>
          <table:table-cell table:formula="of:=[.B525]-[.B524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9596.06628">
            <text:p>9596.066280</text:p>
          </table:table-cell>
          <table:table-cell table:formula="of:=[.A526]-[.A$20]" office:value-type="float" office:value="0.124855999998545">
            <text:p>0.124856</text:p>
          </table:table-cell>
          <table:table-cell table:formula="of:=[.B526]-[.B525]" office:value-type="float" office:value="0.000903999998627114">
            <text:p>0.0009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66281">
            <text:p>9596.066281</text:p>
          </table:table-cell>
          <table:table-cell table:formula="of:=[.A527]-[.A$20]" office:value-type="float" office:value="0.124856999998883">
            <text:p>0.124857</text:p>
          </table:table-cell>
          <table:table-cell table:formula="of:=[.B527]-[.B526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66285">
            <text:p>9596.066285</text:p>
          </table:table-cell>
          <table:table-cell table:formula="of:=[.A528]-[.A$20]" office:value-type="float" office:value="0.124861000000237">
            <text:p>0.124861</text:p>
          </table:table-cell>
          <table:table-cell table:formula="of:=[.B528]-[.B527]" office:value-type="float" office:value="0.00000400000135414302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9596.066363">
            <text:p>9596.066363</text:p>
          </table:table-cell>
          <table:table-cell table:formula="of:=[.A529]-[.A$20]" office:value-type="float" office:value="0.124938999999358">
            <text:p>0.124939</text:p>
          </table:table-cell>
          <table:table-cell table:formula="of:=[.B529]-[.B528]" office:value-type="float" office:value="0.0000779999991209479">
            <text:p>0.00007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066365">
            <text:p>9596.066365</text:p>
          </table:table-cell>
          <table:table-cell table:formula="of:=[.A530]-[.A$20]" office:value-type="float" office:value="0.124941000000035">
            <text:p>0.124941</text:p>
          </table:table-cell>
          <table:table-cell table:formula="of:=[.B530]-[.B529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066368">
            <text:p>9596.066368</text:p>
          </table:table-cell>
          <table:table-cell table:formula="of:=[.A531]-[.A$20]" office:value-type="float" office:value="0.124943999999232">
            <text:p>0.124944</text:p>
          </table:table-cell>
          <table:table-cell table:formula="of:=[.B531]-[.B530]" office:value-type="float" office:value="0.00000299999919661786">
            <text:p>0.000003</text:p>
          </table:table-cell>
          <table:table-cell/>
          <table:table-cell office:value-type="string">
            <text:p>0.069559 / 0.006450 &gt; 2.000000 / 5.000000</text:p>
          </table:table-cell>
          <table:table-cell/>
        </table:table-row>
        <table:table-row table:style-name="ro1">
          <table:table-cell office:value-type="float" office:value="9596.066371">
            <text:p>9596.066371</text:p>
          </table:table-cell>
          <table:table-cell table:formula="of:=[.A532]-[.A$20]" office:value-type="float" office:value="0.124947000000248">
            <text:p>0.124947</text:p>
          </table:table-cell>
          <table:table-cell table:formula="of:=[.B532]-[.B531]" office:value-type="float" office:value="0.00000300000101560727">
            <text:p>0.000003</text:p>
          </table:table-cell>
          <table:table-cell/>
          <table:table-cell office:value-type="string">
            <text:p>d_s is renewed (r + D) to 9596071.364967; c_s is fully topped up</text:p>
          </table:table-cell>
          <table:table-cell/>
        </table:table-row>
        <table:table-row table:style-name="ro1">
          <table:table-cell office:value-type="float" office:value="9596.068103">
            <text:p>9596.068103</text:p>
          </table:table-cell>
          <table:table-cell table:formula="of:=[.A533]-[.A$20]" office:value-type="float" office:value="0.126678999999058">
            <text:p>0.126679</text:p>
          </table:table-cell>
          <table:table-cell table:formula="of:=[.B533]-[.B532]" office:value-type="float" office:value="0.00173199999881035">
            <text:p>0.00173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068105">
            <text:p>9596.068105</text:p>
          </table:table-cell>
          <table:table-cell table:formula="of:=[.A534]-[.A$20]" office:value-type="float" office:value="0.126680999999735">
            <text:p>0.126681</text:p>
          </table:table-cell>
          <table:table-cell table:formula="of:=[.B534]-[.B533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068107">
            <text:p>9596.068107</text:p>
          </table:table-cell>
          <table:table-cell table:formula="of:=[.A535]-[.A$20]" office:value-type="float" office:value="0.126682999998593">
            <text:p>0.126683</text:p>
          </table:table-cell>
          <table:table-cell table:formula="of:=[.B535]-[.B534]" office:value-type="float" office:value="0.0000019999988580821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9596.069365">
            <text:p>9596.069365</text:p>
          </table:table-cell>
          <table:table-cell table:formula="of:=[.A536]-[.A$20]" office:value-type="float" office:value="0.127940999998827">
            <text:p>0.127941</text:p>
          </table:table-cell>
          <table:table-cell table:formula="of:=[.B536]-[.B535]" office:value-type="float" office:value="0.00125800000023446">
            <text:p>0.00125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69367">
            <text:p>9596.069367</text:p>
          </table:table-cell>
          <table:table-cell table:formula="of:=[.A537]-[.A$20]" office:value-type="float" office:value="0.127942999999505">
            <text:p>0.127943</text:p>
          </table:table-cell>
          <table:table-cell table:formula="of:=[.B537]-[.B536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69369">
            <text:p>9596.069369</text:p>
          </table:table-cell>
          <table:table-cell table:formula="of:=[.A538]-[.A$20]" office:value-type="float" office:value="0.127945000000182">
            <text:p>0.127945</text:p>
          </table:table-cell>
          <table:table-cell table:formula="of:=[.B538]-[.B537]" office:value-type="float" office:value="0.00000200000067707151">
            <text:p>0.000002</text:p>
          </table:table-cell>
          <table:table-cell office:value-type="string">
            <text:p>d_s is renewed (r + D) to 9596071.366844; c_s is fully topped up</text:p>
          </table:table-cell>
          <table:table-cell table:number-columns-repeated="2"/>
        </table:table-row>
        <table:table-row table:style-name="ro1">
          <table:table-cell office:value-type="float" office:value="9596.070021">
            <text:p>9596.070021</text:p>
          </table:table-cell>
          <table:table-cell table:formula="of:=[.A539]-[.A$20]" office:value-type="float" office:value="0.12859699999899">
            <text:p>0.128597</text:p>
          </table:table-cell>
          <table:table-cell table:formula="of:=[.B539]-[.B538]" office:value-type="float" office:value="0.000651999998808606">
            <text:p>0.00065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070022">
            <text:p>9596.070022</text:p>
          </table:table-cell>
          <table:table-cell table:formula="of:=[.A540]-[.A$20]" office:value-type="float" office:value="0.128597999999329">
            <text:p>0.128598</text:p>
          </table:table-cell>
          <table:table-cell table:formula="of:=[.B540]-[.B539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70024">
            <text:p>9596.070024</text:p>
          </table:table-cell>
          <table:table-cell table:formula="of:=[.A541]-[.A$20]" office:value-type="float" office:value="0.128600000000006">
            <text:p>0.128600</text:p>
          </table:table-cell>
          <table:table-cell table:formula="of:=[.B541]-[.B540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9596.070927">
            <text:p>9596.070927</text:p>
          </table:table-cell>
          <table:table-cell table:formula="of:=[.A542]-[.A$20]" office:value-type="float" office:value="0.129503000000113">
            <text:p>0.129503</text:p>
          </table:table-cell>
          <table:table-cell table:formula="of:=[.B542]-[.B541]" office:value-type="float" office:value="0.000903000000107568">
            <text:p>0.00090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70929">
            <text:p>9596.070929</text:p>
          </table:table-cell>
          <table:table-cell table:formula="of:=[.A543]-[.A$20]" office:value-type="float" office:value="0.129504999998971">
            <text:p>0.129505</text:p>
          </table:table-cell>
          <table:table-cell table:formula="of:=[.B543]-[.B542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71362">
            <text:p>9596.071362</text:p>
          </table:table-cell>
          <table:table-cell table:formula="of:=[.A544]-[.A$20]" office:value-type="float" office:value="0.129938000000038">
            <text:p>0.129938</text:p>
          </table:table-cell>
          <table:table-cell table:formula="of:=[.B544]-[.B543]" office:value-type="float" office:value="0.00043300000106683">
            <text:p>0.00043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071364">
            <text:p>9596.071364</text:p>
          </table:table-cell>
          <table:table-cell table:formula="of:=[.A545]-[.A$20]" office:value-type="float" office:value="0.129939999998896">
            <text:p>0.129940</text:p>
          </table:table-cell>
          <table:table-cell table:formula="of:=[.B545]-[.B544]" office:value-type="float" office:value="0.0000019999988580821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071367">
            <text:p>9596.071367</text:p>
          </table:table-cell>
          <table:table-cell table:formula="of:=[.A546]-[.A$20]" office:value-type="float" office:value="0.129942999999912">
            <text:p>0.129943</text:p>
          </table:table-cell>
          <table:table-cell table:formula="of:=[.B546]-[.B545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9596078.364350; c_s is fully topped up</text:p>
          </table:table-cell>
        </table:table-row>
        <table:table-row table:style-name="ro1">
          <table:table-cell office:value-type="float" office:value="9596.071369">
            <text:p>9596.071369</text:p>
          </table:table-cell>
          <table:table-cell table:formula="of:=[.A547]-[.A$20]" office:value-type="float" office:value="0.12994499999877">
            <text:p>0.129945</text:p>
          </table:table-cell>
          <table:table-cell table:formula="of:=[.B547]-[.B546]" office:value-type="float" office:value="0.00000199999885808211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071371">
            <text:p>9596.071371</text:p>
          </table:table-cell>
          <table:table-cell table:formula="of:=[.A548]-[.A$20]" office:value-type="float" office:value="0.129946999999447">
            <text:p>0.129947</text:p>
          </table:table-cell>
          <table:table-cell table:formula="of:=[.B548]-[.B547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071373">
            <text:p>9596.071373</text:p>
          </table:table-cell>
          <table:table-cell table:formula="of:=[.A549]-[.A$20]" office:value-type="float" office:value="0.129949000000124">
            <text:p>0.129949</text:p>
          </table:table-cell>
          <table:table-cell table:formula="of:=[.B549]-[.B548]" office:value-type="float" office:value="0.00000200000067707151">
            <text:p>0.000002</text:p>
          </table:table-cell>
          <table:table-cell/>
          <table:table-cell office:value-type="string">
            <text:p>d_s is renewed (r + D) to 9596076.371442; c_s is fully topped up</text:p>
          </table:table-cell>
          <table:table-cell/>
        </table:table-row>
        <table:table-row table:style-name="ro1">
          <table:table-cell office:value-type="float" office:value="9596.071378">
            <text:p>9596.071378</text:p>
          </table:table-cell>
          <table:table-cell table:formula="of:=[.A550]-[.A$20]" office:value-type="float" office:value="0.129953999999998">
            <text:p>0.129954</text:p>
          </table:table-cell>
          <table:table-cell table:formula="of:=[.B550]-[.B549]" office:value-type="float" office:value="0.00000499999987368938">
            <text:p>0.000005</text:p>
          </table:table-cell>
          <table:table-cell/>
          <table:table-cell office:value-type="string">
            <text:p>is pick_next_task_dl-ed by rsyslogd (4702)</text:p>
          </table:table-cell>
          <table:table-cell/>
        </table:table-row>
        <table:table-row table:style-name="ro1">
          <table:table-cell office:value-type="float" office:value="9596.073311">
            <text:p>9596.073311</text:p>
          </table:table-cell>
          <table:table-cell table:formula="of:=[.A551]-[.A$20]" office:value-type="float" office:value="0.131886999999551">
            <text:p>0.131887</text:p>
          </table:table-cell>
          <table:table-cell table:formula="of:=[.B551]-[.B550]" office:value-type="float" office:value="0.00193299999955343">
            <text:p>0.00193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073313">
            <text:p>9596.073313</text:p>
          </table:table-cell>
          <table:table-cell table:formula="of:=[.A552]-[.A$20]" office:value-type="float" office:value="0.131889000000228">
            <text:p>0.131889</text:p>
          </table:table-cell>
          <table:table-cell table:formula="of:=[.B552]-[.B551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73315">
            <text:p>9596.073315</text:p>
          </table:table-cell>
          <table:table-cell table:formula="of:=[.A553]-[.A$20]" office:value-type="float" office:value="0.131890999999086">
            <text:p>0.131891</text:p>
          </table:table-cell>
          <table:table-cell table:formula="of:=[.B553]-[.B552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073366">
            <text:p>9596.073366</text:p>
          </table:table-cell>
          <table:table-cell table:formula="of:=[.A554]-[.A$20]" office:value-type="float" office:value="0.131941999999981">
            <text:p>0.131942</text:p>
          </table:table-cell>
          <table:table-cell table:formula="of:=[.B554]-[.B553]" office:value-type="float" office:value="0.0000510000008944189">
            <text:p>0.00005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73368">
            <text:p>9596.073368</text:p>
          </table:table-cell>
          <table:table-cell table:formula="of:=[.A555]-[.A$20]" office:value-type="float" office:value="0.131943999998839">
            <text:p>0.131944</text:p>
          </table:table-cell>
          <table:table-cell table:formula="of:=[.B555]-[.B554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7337">
            <text:p>9596.073370</text:p>
          </table:table-cell>
          <table:table-cell table:formula="of:=[.A556]-[.A$20]" office:value-type="float" office:value="0.131945999999516">
            <text:p>0.131946</text:p>
          </table:table-cell>
          <table:table-cell table:formula="of:=[.B556]-[.B555]" office:value-type="float" office:value="0.00000200000067707151">
            <text:p>0.000002</text:p>
          </table:table-cell>
          <table:table-cell office:value-type="string">
            <text:p>d_s is renewed (r + D) to 9596075.367880; c_s is fully topped up</text:p>
          </table:table-cell>
          <table:table-cell table:number-columns-repeated="2"/>
        </table:table-row>
        <table:table-row table:style-name="ro1">
          <table:table-cell office:value-type="float" office:value="9596.073373">
            <text:p>9596.073373</text:p>
          </table:table-cell>
          <table:table-cell table:formula="of:=[.A557]-[.A$20]" office:value-type="float" office:value="0.131948999998713">
            <text:p>0.131949</text:p>
          </table:table-cell>
          <table:table-cell table:formula="of:=[.B557]-[.B556]" office:value-type="float" office:value="0.00000299999919661786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9596.073376">
            <text:p>9596.073376</text:p>
          </table:table-cell>
          <table:table-cell table:formula="of:=[.A558]-[.A$20]" office:value-type="float" office:value="0.131951999999728">
            <text:p>0.131952</text:p>
          </table:table-cell>
          <table:table-cell table:formula="of:=[.B558]-[.B557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073378">
            <text:p>9596.073378</text:p>
          </table:table-cell>
          <table:table-cell table:formula="of:=[.A559]-[.A$20]" office:value-type="float" office:value="0.131953999998586">
            <text:p>0.131954</text:p>
          </table:table-cell>
          <table:table-cell table:formula="of:=[.B559]-[.B558]" office:value-type="float" office:value="0.0000019999988580821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9596.074285">
            <text:p>9596.074285</text:p>
          </table:table-cell>
          <table:table-cell table:formula="of:=[.A560]-[.A$20]" office:value-type="float" office:value="0.132861000000048">
            <text:p>0.132861</text:p>
          </table:table-cell>
          <table:table-cell table:formula="of:=[.B560]-[.B559]" office:value-type="float" office:value="0.000907000001461711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74287">
            <text:p>9596.074287</text:p>
          </table:table-cell>
          <table:table-cell table:formula="of:=[.A561]-[.A$20]" office:value-type="float" office:value="0.132862999998906">
            <text:p>0.132863</text:p>
          </table:table-cell>
          <table:table-cell table:formula="of:=[.B561]-[.B560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74292">
            <text:p>9596.074292</text:p>
          </table:table-cell>
          <table:table-cell table:formula="of:=[.A562]-[.A$20]" office:value-type="float" office:value="0.13286799999878">
            <text:p>0.132868</text:p>
          </table:table-cell>
          <table:table-cell table:formula="of:=[.B562]-[.B561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9596.076367">
            <text:p>9596.076367</text:p>
          </table:table-cell>
          <table:table-cell table:formula="of:=[.A563]-[.A$20]" office:value-type="float" office:value="0.134942999999112">
            <text:p>0.134943</text:p>
          </table:table-cell>
          <table:table-cell table:formula="of:=[.B563]-[.B562]" office:value-type="float" office:value="0.00207500000033178">
            <text:p>0.00207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076369">
            <text:p>9596.076369</text:p>
          </table:table-cell>
          <table:table-cell table:formula="of:=[.A564]-[.A$20]" office:value-type="float" office:value="0.134944999999789">
            <text:p>0.134945</text:p>
          </table:table-cell>
          <table:table-cell table:formula="of:=[.B564]-[.B563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076373">
            <text:p>9596.076373</text:p>
          </table:table-cell>
          <table:table-cell table:formula="of:=[.A565]-[.A$20]" office:value-type="float" office:value="0.134948999999324">
            <text:p>0.134949</text:p>
          </table:table-cell>
          <table:table-cell table:formula="of:=[.B565]-[.B564]" office:value-type="float" office:value="0.00000399999953515362">
            <text:p>0.000004</text:p>
          </table:table-cell>
          <table:table-cell/>
          <table:table-cell office:value-type="string">
            <text:p>0.068366 / 0.002247 &gt; 2.000000 / 5.000000</text:p>
          </table:table-cell>
          <table:table-cell/>
        </table:table-row>
        <table:table-row table:style-name="ro1">
          <table:table-cell office:value-type="float" office:value="9596.076375">
            <text:p>9596.076375</text:p>
          </table:table-cell>
          <table:table-cell table:formula="of:=[.A566]-[.A$20]" office:value-type="float" office:value="0.134951000000001">
            <text:p>0.134951</text:p>
          </table:table-cell>
          <table:table-cell table:formula="of:=[.B566]-[.B565]" office:value-type="float" office:value="0.00000200000067707151">
            <text:p>0.000002</text:p>
          </table:table-cell>
          <table:table-cell/>
          <table:table-cell office:value-type="string">
            <text:p>d_s is renewed (r + D) to 9596081.369195; c_s is fully topped up</text:p>
          </table:table-cell>
          <table:table-cell/>
        </table:table-row>
        <table:table-row table:style-name="ro1">
          <table:table-cell office:value-type="float" office:value="9596.077206">
            <text:p>9596.077206</text:p>
          </table:table-cell>
          <table:table-cell table:formula="of:=[.A567]-[.A$20]" office:value-type="float" office:value="0.135781999999381">
            <text:p>0.135782</text:p>
          </table:table-cell>
          <table:table-cell table:formula="of:=[.B567]-[.B566]" office:value-type="float" office:value="0.000830999999379856">
            <text:p>0.00083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077207">
            <text:p>9596.077207</text:p>
          </table:table-cell>
          <table:table-cell table:formula="of:=[.A568]-[.A$20]" office:value-type="float" office:value="0.135782999999719">
            <text:p>0.135783</text:p>
          </table:table-cell>
          <table:table-cell table:formula="of:=[.B568]-[.B567]" office:value-type="float" office:value="0.00000100000033853576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077209">
            <text:p>9596.077209</text:p>
          </table:table-cell>
          <table:table-cell table:formula="of:=[.A569]-[.A$20]" office:value-type="float" office:value="0.135784999998577">
            <text:p>0.135785</text:p>
          </table:table-cell>
          <table:table-cell table:formula="of:=[.B569]-[.B568]" office:value-type="float" office:value="0.0000019999988580821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9596.077365">
            <text:p>9596.077365</text:p>
          </table:table-cell>
          <table:table-cell table:formula="of:=[.A570]-[.A$20]" office:value-type="float" office:value="0.135940999998638">
            <text:p>0.135941</text:p>
          </table:table-cell>
          <table:table-cell table:formula="of:=[.B570]-[.B569]" office:value-type="float" office:value="0.000156000000060885">
            <text:p>0.00015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77367">
            <text:p>9596.077367</text:p>
          </table:table-cell>
          <table:table-cell table:formula="of:=[.A571]-[.A$20]" office:value-type="float" office:value="0.135942999999315">
            <text:p>0.135943</text:p>
          </table:table-cell>
          <table:table-cell table:formula="of:=[.B571]-[.B570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77369">
            <text:p>9596.077369</text:p>
          </table:table-cell>
          <table:table-cell table:formula="of:=[.A572]-[.A$20]" office:value-type="float" office:value="0.135944999999992">
            <text:p>0.135945</text:p>
          </table:table-cell>
          <table:table-cell table:formula="of:=[.B572]-[.B571]" office:value-type="float" office:value="0.00000200000067707151">
            <text:p>0.000002</text:p>
          </table:table-cell>
          <table:table-cell office:value-type="string">
            <text:p>d_s is renewed (r + D) to 9596079.366804; c_s is fully topped up</text:p>
          </table:table-cell>
          <table:table-cell table:number-columns-repeated="2"/>
        </table:table-row>
        <table:table-row table:style-name="ro1">
          <table:table-cell office:value-type="float" office:value="9596.077371">
            <text:p>9596.077371</text:p>
          </table:table-cell>
          <table:table-cell table:formula="of:=[.A573]-[.A$20]" office:value-type="float" office:value="0.135946999998851">
            <text:p>0.135947</text:p>
          </table:table-cell>
          <table:table-cell table:formula="of:=[.B573]-[.B572]" office:value-type="float" office:value="0.0000019999988580821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9596.077374">
            <text:p>9596.077374</text:p>
          </table:table-cell>
          <table:table-cell table:formula="of:=[.A574]-[.A$20]" office:value-type="float" office:value="0.135949999999866">
            <text:p>0.135950</text:p>
          </table:table-cell>
          <table:table-cell table:formula="of:=[.B574]-[.B573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77376">
            <text:p>9596.077376</text:p>
          </table:table-cell>
          <table:table-cell table:formula="of:=[.A575]-[.A$20]" office:value-type="float" office:value="0.135951999998724">
            <text:p>0.135952</text:p>
          </table:table-cell>
          <table:table-cell table:formula="of:=[.B575]-[.B574]" office:value-type="float" office:value="0.0000019999988580821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9596.07828">
            <text:p>9596.078280</text:p>
          </table:table-cell>
          <table:table-cell table:formula="of:=[.A576]-[.A$20]" office:value-type="float" office:value="0.13685599999917">
            <text:p>0.136856</text:p>
          </table:table-cell>
          <table:table-cell table:formula="of:=[.B576]-[.B575]" office:value-type="float" office:value="0.000904000000446104">
            <text:p>0.0009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78281">
            <text:p>9596.078281</text:p>
          </table:table-cell>
          <table:table-cell table:formula="of:=[.A577]-[.A$20]" office:value-type="float" office:value="0.136856999999509">
            <text:p>0.136857</text:p>
          </table:table-cell>
          <table:table-cell table:formula="of:=[.B577]-[.B576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78286">
            <text:p>9596.078286</text:p>
          </table:table-cell>
          <table:table-cell table:formula="of:=[.A578]-[.A$20]" office:value-type="float" office:value="0.136861999999383">
            <text:p>0.136862</text:p>
          </table:table-cell>
          <table:table-cell table:formula="of:=[.B578]-[.B577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08007">
            <text:p>9596.080070</text:p>
          </table:table-cell>
          <table:table-cell table:formula="of:=[.A579]-[.A$20]" office:value-type="float" office:value="0.138645999999426">
            <text:p>0.138646</text:p>
          </table:table-cell>
          <table:table-cell table:formula="of:=[.B579]-[.B578]" office:value-type="float" office:value="0.00178400000004331">
            <text:p>0.00178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080072">
            <text:p>9596.080072</text:p>
          </table:table-cell>
          <table:table-cell table:formula="of:=[.A580]-[.A$20]" office:value-type="float" office:value="0.138648000000103">
            <text:p>0.138648</text:p>
          </table:table-cell>
          <table:table-cell table:formula="of:=[.B580]-[.B579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81369">
            <text:p>9596.081369</text:p>
          </table:table-cell>
          <table:table-cell table:formula="of:=[.A581]-[.A$20]" office:value-type="float" office:value="0.139944999998988">
            <text:p>0.139945</text:p>
          </table:table-cell>
          <table:table-cell table:formula="of:=[.B581]-[.B580]" office:value-type="float" office:value="0.00129699999888544">
            <text:p>0.001297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081372">
            <text:p>9596.081372</text:p>
          </table:table-cell>
          <table:table-cell table:formula="of:=[.A582]-[.A$20]" office:value-type="float" office:value="0.139948000000004">
            <text:p>0.139948</text:p>
          </table:table-cell>
          <table:table-cell table:formula="of:=[.B582]-[.B581]" office:value-type="float" office:value="0.0000030000010156072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081374">
            <text:p>9596.081374</text:p>
          </table:table-cell>
          <table:table-cell table:formula="of:=[.A583]-[.A$20]" office:value-type="float" office:value="0.139949999998862">
            <text:p>0.139950</text:p>
          </table:table-cell>
          <table:table-cell table:formula="of:=[.B583]-[.B582]" office:value-type="float" office:value="0.00000199999885808211">
            <text:p>0.000002</text:p>
          </table:table-cell>
          <table:table-cell table:number-columns-repeated="2"/>
          <table:table-cell office:value-type="string">
            <text:p>d_s is renewed (r + D) to 9596088.371614; c_s is fully topped up</text:p>
          </table:table-cell>
        </table:table-row>
        <table:table-row table:style-name="ro1">
          <table:table-cell office:value-type="float" office:value="9596.081377">
            <text:p>9596.081377</text:p>
          </table:table-cell>
          <table:table-cell table:formula="of:=[.A584]-[.A$20]" office:value-type="float" office:value="0.139952999999878">
            <text:p>0.139953</text:p>
          </table:table-cell>
          <table:table-cell table:formula="of:=[.B584]-[.B583]" office:value-type="float" office:value="0.0000030000010156072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81379">
            <text:p>9596.081379</text:p>
          </table:table-cell>
          <table:table-cell table:formula="of:=[.A585]-[.A$20]" office:value-type="float" office:value="0.139954999998736">
            <text:p>0.139955</text:p>
          </table:table-cell>
          <table:table-cell table:formula="of:=[.B585]-[.B584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81381">
            <text:p>9596.081381</text:p>
          </table:table-cell>
          <table:table-cell table:formula="of:=[.A586]-[.A$20]" office:value-type="float" office:value="0.139956999999413">
            <text:p>0.139957</text:p>
          </table:table-cell>
          <table:table-cell table:formula="of:=[.B586]-[.B585]" office:value-type="float" office:value="0.00000200000067707151">
            <text:p>0.000002</text:p>
          </table:table-cell>
          <table:table-cell office:value-type="string">
            <text:p>d_s is renewed (r + D) to 9596083.379036; c_s is fully topped up</text:p>
          </table:table-cell>
          <table:table-cell table:number-columns-repeated="2"/>
        </table:table-row>
        <table:table-row table:style-name="ro1">
          <table:table-cell office:value-type="float" office:value="9596.081384">
            <text:p>9596.081384</text:p>
          </table:table-cell>
          <table:table-cell table:formula="of:=[.A587]-[.A$20]" office:value-type="float" office:value="0.139959999998609">
            <text:p>0.139960</text:p>
          </table:table-cell>
          <table:table-cell table:formula="of:=[.B587]-[.B586]" office:value-type="float" office:value="0.0000029999991966178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081386">
            <text:p>9596.081386</text:p>
          </table:table-cell>
          <table:table-cell table:formula="of:=[.A588]-[.A$20]" office:value-type="float" office:value="0.139961999999287">
            <text:p>0.139962</text:p>
          </table:table-cell>
          <table:table-cell table:formula="of:=[.B588]-[.B587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081388">
            <text:p>9596.081388</text:p>
          </table:table-cell>
          <table:table-cell table:formula="of:=[.A589]-[.A$20]" office:value-type="float" office:value="0.139963999999964">
            <text:p>0.139964</text:p>
          </table:table-cell>
          <table:table-cell table:formula="of:=[.B589]-[.B588]" office:value-type="float" office:value="0.00000200000067707151">
            <text:p>0.000002</text:p>
          </table:table-cell>
          <table:table-cell/>
          <table:table-cell office:value-type="string">
            <text:p>d_s is renewed (r + D) to 9596086.385839; c_s is fully topped up</text:p>
          </table:table-cell>
          <table:table-cell/>
        </table:table-row>
        <table:table-row table:style-name="ro1">
          <table:table-cell office:value-type="float" office:value="9596.081393">
            <text:p>9596.081393</text:p>
          </table:table-cell>
          <table:table-cell table:formula="of:=[.A590]-[.A$20]" office:value-type="float" office:value="0.139968999999837">
            <text:p>0.139969</text:p>
          </table:table-cell>
          <table:table-cell table:formula="of:=[.B590]-[.B589]" office:value-type="float" office:value="0.00000499999987368938">
            <text:p>0.000005</text:p>
          </table:table-cell>
          <table:table-cell office:value-type="string">
            <text:p>is pick_next_task_dl-ed by rsyslogd (4702)</text:p>
          </table:table-cell>
          <table:table-cell table:number-columns-repeated="2"/>
        </table:table-row>
        <table:table-row table:style-name="ro1">
          <table:table-cell office:value-type="float" office:value="9596.082301">
            <text:p>9596.082301</text:p>
          </table:table-cell>
          <table:table-cell table:formula="of:=[.A591]-[.A$20]" office:value-type="float" office:value="0.140876999999819">
            <text:p>0.140877</text:p>
          </table:table-cell>
          <table:table-cell table:formula="of:=[.B591]-[.B590]" office:value-type="float" office:value="0.000907999999981257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82303">
            <text:p>9596.082303</text:p>
          </table:table-cell>
          <table:table-cell table:formula="of:=[.A592]-[.A$20]" office:value-type="float" office:value="0.140878999998677">
            <text:p>0.140879</text:p>
          </table:table-cell>
          <table:table-cell table:formula="of:=[.B592]-[.B591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82305">
            <text:p>9596.082305</text:p>
          </table:table-cell>
          <table:table-cell table:formula="of:=[.A593]-[.A$20]" office:value-type="float" office:value="0.140880999999354">
            <text:p>0.140881</text:p>
          </table:table-cell>
          <table:table-cell table:formula="of:=[.B593]-[.B592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084231">
            <text:p>9596.084231</text:p>
          </table:table-cell>
          <table:table-cell table:formula="of:=[.A594]-[.A$20]" office:value-type="float" office:value="0.142807000000175">
            <text:p>0.142807</text:p>
          </table:table-cell>
          <table:table-cell table:formula="of:=[.B594]-[.B593]" office:value-type="float" office:value="0.00192600000082166">
            <text:p>0.00192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084233">
            <text:p>9596.084233</text:p>
          </table:table-cell>
          <table:table-cell table:formula="of:=[.A595]-[.A$20]" office:value-type="float" office:value="0.142808999999033">
            <text:p>0.142809</text:p>
          </table:table-cell>
          <table:table-cell table:formula="of:=[.B595]-[.B594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84235">
            <text:p>9596.084235</text:p>
          </table:table-cell>
          <table:table-cell table:formula="of:=[.A596]-[.A$20]" office:value-type="float" office:value="0.14281099999971">
            <text:p>0.142811</text:p>
          </table:table-cell>
          <table:table-cell table:formula="of:=[.B596]-[.B595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085365">
            <text:p>9596.085365</text:p>
          </table:table-cell>
          <table:table-cell table:formula="of:=[.A597]-[.A$20]" office:value-type="float" office:value="0.143941000000268">
            <text:p>0.143941</text:p>
          </table:table-cell>
          <table:table-cell table:formula="of:=[.B597]-[.B596]" office:value-type="float" office:value="0.00113000000055763">
            <text:p>0.00113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85367">
            <text:p>9596.085367</text:p>
          </table:table-cell>
          <table:table-cell table:formula="of:=[.A598]-[.A$20]" office:value-type="float" office:value="0.143942999999126">
            <text:p>0.143943</text:p>
          </table:table-cell>
          <table:table-cell table:formula="of:=[.B598]-[.B597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85369">
            <text:p>9596.085369</text:p>
          </table:table-cell>
          <table:table-cell table:formula="of:=[.A599]-[.A$20]" office:value-type="float" office:value="0.143944999999803">
            <text:p>0.143945</text:p>
          </table:table-cell>
          <table:table-cell table:formula="of:=[.B599]-[.B598]" office:value-type="float" office:value="0.00000200000067707151">
            <text:p>0.000002</text:p>
          </table:table-cell>
          <table:table-cell office:value-type="string">
            <text:p>d_s is renewed (r + D) to 9596087.366979; c_s is fully topped up</text:p>
          </table:table-cell>
          <table:table-cell table:number-columns-repeated="2"/>
        </table:table-row>
        <table:table-row table:style-name="ro1">
          <table:table-cell office:value-type="float" office:value="9596.085372">
            <text:p>9596.085372</text:p>
          </table:table-cell>
          <table:table-cell table:formula="of:=[.A600]-[.A$20]" office:value-type="float" office:value="0.143947999999">
            <text:p>0.143948</text:p>
          </table:table-cell>
          <table:table-cell table:formula="of:=[.B600]-[.B599]" office:value-type="float" office:value="0.00000299999919661786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9596.085375">
            <text:p>9596.085375</text:p>
          </table:table-cell>
          <table:table-cell table:formula="of:=[.A601]-[.A$20]" office:value-type="float" office:value="0.143951000000015">
            <text:p>0.143951</text:p>
          </table:table-cell>
          <table:table-cell table:formula="of:=[.B601]-[.B600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085377">
            <text:p>9596.085377</text:p>
          </table:table-cell>
          <table:table-cell table:formula="of:=[.A602]-[.A$20]" office:value-type="float" office:value="0.143952999998874">
            <text:p>0.143953</text:p>
          </table:table-cell>
          <table:table-cell table:formula="of:=[.B602]-[.B601]" office:value-type="float" office:value="0.0000019999988580821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9596.08628">
            <text:p>9596.086280</text:p>
          </table:table-cell>
          <table:table-cell table:formula="of:=[.A603]-[.A$20]" office:value-type="float" office:value="0.144855999998981">
            <text:p>0.144856</text:p>
          </table:table-cell>
          <table:table-cell table:formula="of:=[.B603]-[.B602]" office:value-type="float" office:value="0.000903000000107568">
            <text:p>0.00090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86282">
            <text:p>9596.086282</text:p>
          </table:table-cell>
          <table:table-cell table:formula="of:=[.A604]-[.A$20]" office:value-type="float" office:value="0.144857999999658">
            <text:p>0.144858</text:p>
          </table:table-cell>
          <table:table-cell table:formula="of:=[.B604]-[.B603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86285">
            <text:p>9596.086285</text:p>
          </table:table-cell>
          <table:table-cell table:formula="of:=[.A605]-[.A$20]" office:value-type="float" office:value="0.144860999998855">
            <text:p>0.144861</text:p>
          </table:table-cell>
          <table:table-cell table:formula="of:=[.B605]-[.B604]" office:value-type="float" office:value="0.00000299999919661786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9596.086363">
            <text:p>9596.086363</text:p>
          </table:table-cell>
          <table:table-cell table:formula="of:=[.A606]-[.A$20]" office:value-type="float" office:value="0.144938999999795">
            <text:p>0.144939</text:p>
          </table:table-cell>
          <table:table-cell table:formula="of:=[.B606]-[.B605]" office:value-type="float" office:value="0.0000780000009399373">
            <text:p>0.00007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086365">
            <text:p>9596.086365</text:p>
          </table:table-cell>
          <table:table-cell table:formula="of:=[.A607]-[.A$20]" office:value-type="float" office:value="0.144940999998653">
            <text:p>0.144941</text:p>
          </table:table-cell>
          <table:table-cell table:formula="of:=[.B607]-[.B606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086368">
            <text:p>9596.086368</text:p>
          </table:table-cell>
          <table:table-cell table:formula="of:=[.A608]-[.A$20]" office:value-type="float" office:value="0.144943999999668">
            <text:p>0.144944</text:p>
          </table:table-cell>
          <table:table-cell table:formula="of:=[.B608]-[.B607]" office:value-type="float" office:value="0.00000300000101560727">
            <text:p>0.000003</text:p>
          </table:table-cell>
          <table:table-cell/>
          <table:table-cell office:value-type="string">
            <text:p>0.069311 / 0.021137 &gt; 2.000000 / 5.000000</text:p>
          </table:table-cell>
          <table:table-cell/>
        </table:table-row>
        <table:table-row table:style-name="ro1">
          <table:table-cell office:value-type="float" office:value="9596.08637">
            <text:p>9596.086370</text:p>
          </table:table-cell>
          <table:table-cell table:formula="of:=[.A609]-[.A$20]" office:value-type="float" office:value="0.144946000000346">
            <text:p>0.144946</text:p>
          </table:table-cell>
          <table:table-cell table:formula="of:=[.B609]-[.B608]" office:value-type="float" office:value="0.00000200000067707151">
            <text:p>0.000002</text:p>
          </table:table-cell>
          <table:table-cell/>
          <table:table-cell office:value-type="string">
            <text:p>d_s is renewed (r + D) to 9596091.364702; c_s is fully topped up</text:p>
          </table:table-cell>
          <table:table-cell/>
        </table:table-row>
        <table:table-row table:style-name="ro1">
          <table:table-cell office:value-type="float" office:value="9596.088108">
            <text:p>9596.088108</text:p>
          </table:table-cell>
          <table:table-cell table:formula="of:=[.A610]-[.A$20]" office:value-type="float" office:value="0.146683999999368">
            <text:p>0.146684</text:p>
          </table:table-cell>
          <table:table-cell table:formula="of:=[.B610]-[.B609]" office:value-type="float" office:value="0.00173799999902258">
            <text:p>0.00173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08811">
            <text:p>9596.088110</text:p>
          </table:table-cell>
          <table:table-cell table:formula="of:=[.A611]-[.A$20]" office:value-type="float" office:value="0.146686000000045">
            <text:p>0.146686</text:p>
          </table:table-cell>
          <table:table-cell table:formula="of:=[.B611]-[.B610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088112">
            <text:p>9596.088112</text:p>
          </table:table-cell>
          <table:table-cell table:formula="of:=[.A612]-[.A$20]" office:value-type="float" office:value="0.146687999998903">
            <text:p>0.146688</text:p>
          </table:table-cell>
          <table:table-cell table:formula="of:=[.B612]-[.B611]" office:value-type="float" office:value="0.0000019999988580821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9596.089365">
            <text:p>9596.089365</text:p>
          </table:table-cell>
          <table:table-cell table:formula="of:=[.A613]-[.A$20]" office:value-type="float" office:value="0.147940999999264">
            <text:p>0.147941</text:p>
          </table:table-cell>
          <table:table-cell table:formula="of:=[.B613]-[.B612]" office:value-type="float" office:value="0.00125300000036077">
            <text:p>0.00125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89367">
            <text:p>9596.089367</text:p>
          </table:table-cell>
          <table:table-cell table:formula="of:=[.A614]-[.A$20]" office:value-type="float" office:value="0.147942999999941">
            <text:p>0.147943</text:p>
          </table:table-cell>
          <table:table-cell table:formula="of:=[.B614]-[.B613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8937">
            <text:p>9596.089370</text:p>
          </table:table-cell>
          <table:table-cell table:formula="of:=[.A615]-[.A$20]" office:value-type="float" office:value="0.147945999999138">
            <text:p>0.147946</text:p>
          </table:table-cell>
          <table:table-cell table:formula="of:=[.B615]-[.B614]" office:value-type="float" office:value="0.00000299999919661786">
            <text:p>0.000003</text:p>
          </table:table-cell>
          <table:table-cell office:value-type="string">
            <text:p>d_s is renewed (r + D) to 9596091.367243; c_s is fully topped up</text:p>
          </table:table-cell>
          <table:table-cell table:number-columns-repeated="2"/>
        </table:table-row>
        <table:table-row table:style-name="ro1">
          <table:table-cell office:value-type="float" office:value="9596.090027">
            <text:p>9596.090027</text:p>
          </table:table-cell>
          <table:table-cell table:formula="of:=[.A616]-[.A$20]" office:value-type="float" office:value="0.148602999999639">
            <text:p>0.148603</text:p>
          </table:table-cell>
          <table:table-cell table:formula="of:=[.B616]-[.B615]" office:value-type="float" office:value="0.000657000000501284">
            <text:p>0.00065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090029">
            <text:p>9596.090029</text:p>
          </table:table-cell>
          <table:table-cell table:formula="of:=[.A617]-[.A$20]" office:value-type="float" office:value="0.148605000000316">
            <text:p>0.148605</text:p>
          </table:table-cell>
          <table:table-cell table:formula="of:=[.B617]-[.B616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90031">
            <text:p>9596.090031</text:p>
          </table:table-cell>
          <table:table-cell table:formula="of:=[.A618]-[.A$20]" office:value-type="float" office:value="0.148606999999174">
            <text:p>0.148607</text:p>
          </table:table-cell>
          <table:table-cell table:formula="of:=[.B618]-[.B617]" office:value-type="float" office:value="0.0000019999988580821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9596.090935">
            <text:p>9596.090935</text:p>
          </table:table-cell>
          <table:table-cell table:formula="of:=[.A619]-[.A$20]" office:value-type="float" office:value="0.14951099999962">
            <text:p>0.149511</text:p>
          </table:table-cell>
          <table:table-cell table:formula="of:=[.B619]-[.B618]" office:value-type="float" office:value="0.000904000000446104">
            <text:p>0.0009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90936">
            <text:p>9596.090936</text:p>
          </table:table-cell>
          <table:table-cell table:formula="of:=[.A620]-[.A$20]" office:value-type="float" office:value="0.149511999999959">
            <text:p>0.149512</text:p>
          </table:table-cell>
          <table:table-cell table:formula="of:=[.B620]-[.B619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91365">
            <text:p>9596.091365</text:p>
          </table:table-cell>
          <table:table-cell table:formula="of:=[.A621]-[.A$20]" office:value-type="float" office:value="0.149940999999671">
            <text:p>0.149941</text:p>
          </table:table-cell>
          <table:table-cell table:formula="of:=[.B621]-[.B620]" office:value-type="float" office:value="0.000428999999712687">
            <text:p>0.00042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091367">
            <text:p>9596.091367</text:p>
          </table:table-cell>
          <table:table-cell table:formula="of:=[.A622]-[.A$20]" office:value-type="float" office:value="0.149943000000349">
            <text:p>0.149943</text:p>
          </table:table-cell>
          <table:table-cell table:formula="of:=[.B622]-[.B621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09137">
            <text:p>9596.091370</text:p>
          </table:table-cell>
          <table:table-cell table:formula="of:=[.A623]-[.A$20]" office:value-type="float" office:value="0.149945999999545">
            <text:p>0.149946</text:p>
          </table:table-cell>
          <table:table-cell table:formula="of:=[.B623]-[.B622]" office:value-type="float" office:value="0.00000299999919661786">
            <text:p>0.000003</text:p>
          </table:table-cell>
          <table:table-cell table:number-columns-repeated="2"/>
          <table:table-cell office:value-type="string">
            <text:p>d_s is renewed (r + D) to 9596098.367050; c_s is fully topped up</text:p>
          </table:table-cell>
        </table:table-row>
        <table:table-row table:style-name="ro1">
          <table:table-cell office:value-type="float" office:value="9596.091373">
            <text:p>9596.091373</text:p>
          </table:table-cell>
          <table:table-cell table:formula="of:=[.A624]-[.A$20]" office:value-type="float" office:value="0.149948999998742">
            <text:p>0.149949</text:p>
          </table:table-cell>
          <table:table-cell table:formula="of:=[.B624]-[.B623]" office:value-type="float" office:value="0.0000029999991966178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091375">
            <text:p>9596.091375</text:p>
          </table:table-cell>
          <table:table-cell table:formula="of:=[.A625]-[.A$20]" office:value-type="float" office:value="0.149950999999419">
            <text:p>0.149951</text:p>
          </table:table-cell>
          <table:table-cell table:formula="of:=[.B625]-[.B624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091377">
            <text:p>9596.091377</text:p>
          </table:table-cell>
          <table:table-cell table:formula="of:=[.A626]-[.A$20]" office:value-type="float" office:value="0.149953000000096">
            <text:p>0.149953</text:p>
          </table:table-cell>
          <table:table-cell table:formula="of:=[.B626]-[.B625]" office:value-type="float" office:value="0.00000200000067707151">
            <text:p>0.000002</text:p>
          </table:table-cell>
          <table:table-cell/>
          <table:table-cell office:value-type="string">
            <text:p>d_s is renewed (r + D) to 9596096.374814; c_s is fully topped up</text:p>
          </table:table-cell>
          <table:table-cell/>
        </table:table-row>
        <table:table-row table:style-name="ro1">
          <table:table-cell office:value-type="float" office:value="9596.091382">
            <text:p>9596.091382</text:p>
          </table:table-cell>
          <table:table-cell table:formula="of:=[.A627]-[.A$20]" office:value-type="float" office:value="0.14995799999997">
            <text:p>0.149958</text:p>
          </table:table-cell>
          <table:table-cell table:formula="of:=[.B627]-[.B626]" office:value-type="float" office:value="0.00000499999987368938">
            <text:p>0.000005</text:p>
          </table:table-cell>
          <table:table-cell/>
          <table:table-cell office:value-type="string">
            <text:p>is pick_next_task_dl-ed by rsyslogd (4702)</text:p>
          </table:table-cell>
          <table:table-cell/>
        </table:table-row>
        <table:table-row table:style-name="ro1">
          <table:table-cell office:value-type="float" office:value="9596.093309">
            <text:p>9596.093309</text:p>
          </table:table-cell>
          <table:table-cell table:formula="of:=[.A628]-[.A$20]" office:value-type="float" office:value="0.151884999999311">
            <text:p>0.151885</text:p>
          </table:table-cell>
          <table:table-cell table:formula="of:=[.B628]-[.B627]" office:value-type="float" office:value="0.00192699999934121">
            <text:p>0.00192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093311">
            <text:p>9596.093311</text:p>
          </table:table-cell>
          <table:table-cell table:formula="of:=[.A629]-[.A$20]" office:value-type="float" office:value="0.151886999999988">
            <text:p>0.151887</text:p>
          </table:table-cell>
          <table:table-cell table:formula="of:=[.B629]-[.B628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93313">
            <text:p>9596.093313</text:p>
          </table:table-cell>
          <table:table-cell table:formula="of:=[.A630]-[.A$20]" office:value-type="float" office:value="0.151888999998846">
            <text:p>0.151889</text:p>
          </table:table-cell>
          <table:table-cell table:formula="of:=[.B630]-[.B629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093365">
            <text:p>9596.093365</text:p>
          </table:table-cell>
          <table:table-cell table:formula="of:=[.A631]-[.A$20]" office:value-type="float" office:value="0.151941000000079">
            <text:p>0.151941</text:p>
          </table:table-cell>
          <table:table-cell table:formula="of:=[.B631]-[.B630]" office:value-type="float" office:value="0.0000520000012329547">
            <text:p>0.00005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93367">
            <text:p>9596.093367</text:p>
          </table:table-cell>
          <table:table-cell table:formula="of:=[.A632]-[.A$20]" office:value-type="float" office:value="0.151942999998937">
            <text:p>0.151943</text:p>
          </table:table-cell>
          <table:table-cell table:formula="of:=[.B632]-[.B631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93369">
            <text:p>9596.093369</text:p>
          </table:table-cell>
          <table:table-cell table:formula="of:=[.A633]-[.A$20]" office:value-type="float" office:value="0.151944999999614">
            <text:p>0.151945</text:p>
          </table:table-cell>
          <table:table-cell table:formula="of:=[.B633]-[.B632]" office:value-type="float" office:value="0.00000200000067707151">
            <text:p>0.000002</text:p>
          </table:table-cell>
          <table:table-cell office:value-type="string">
            <text:p>d_s is renewed (r + D) to 9596095.366881; c_s is fully topped up</text:p>
          </table:table-cell>
          <table:table-cell table:number-columns-repeated="2"/>
        </table:table-row>
        <table:table-row table:style-name="ro1">
          <table:table-cell office:value-type="float" office:value="9596.093371">
            <text:p>9596.093371</text:p>
          </table:table-cell>
          <table:table-cell table:formula="of:=[.A634]-[.A$20]" office:value-type="float" office:value="0.151947000000291">
            <text:p>0.151947</text:p>
          </table:table-cell>
          <table:table-cell table:formula="of:=[.B634]-[.B633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9596.093375">
            <text:p>9596.093375</text:p>
          </table:table-cell>
          <table:table-cell table:formula="of:=[.A635]-[.A$20]" office:value-type="float" office:value="0.151950999999826">
            <text:p>0.151951</text:p>
          </table:table-cell>
          <table:table-cell table:formula="of:=[.B635]-[.B634]" office:value-type="float" office:value="0.0000039999995351536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093376">
            <text:p>9596.093376</text:p>
          </table:table-cell>
          <table:table-cell table:formula="of:=[.A636]-[.A$20]" office:value-type="float" office:value="0.151952000000165">
            <text:p>0.151952</text:p>
          </table:table-cell>
          <table:table-cell table:formula="of:=[.B636]-[.B635]" office:value-type="float" office:value="0.00000100000033853576">
            <text:p>0.000001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9596.094284">
            <text:p>9596.094284</text:p>
          </table:table-cell>
          <table:table-cell table:formula="of:=[.A637]-[.A$20]" office:value-type="float" office:value="0.152860000000146">
            <text:p>0.152860</text:p>
          </table:table-cell>
          <table:table-cell table:formula="of:=[.B637]-[.B636]" office:value-type="float" office:value="0.000907999999981257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94285">
            <text:p>9596.094285</text:p>
          </table:table-cell>
          <table:table-cell table:formula="of:=[.A638]-[.A$20]" office:value-type="float" office:value="0.152860999998666">
            <text:p>0.152861</text:p>
          </table:table-cell>
          <table:table-cell table:formula="of:=[.B638]-[.B637]" office:value-type="float" office:value="0.000000999998519546352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9429">
            <text:p>9596.094290</text:p>
          </table:table-cell>
          <table:table-cell table:formula="of:=[.A639]-[.A$20]" office:value-type="float" office:value="0.152865999998539">
            <text:p>0.152866</text:p>
          </table:table-cell>
          <table:table-cell table:formula="of:=[.B639]-[.B638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9596.096367">
            <text:p>9596.096367</text:p>
          </table:table-cell>
          <table:table-cell table:formula="of:=[.A640]-[.A$20]" office:value-type="float" office:value="0.154942999999548">
            <text:p>0.154943</text:p>
          </table:table-cell>
          <table:table-cell table:formula="of:=[.B640]-[.B639]" office:value-type="float" office:value="0.00207700000100886">
            <text:p>0.00207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096369">
            <text:p>9596.096369</text:p>
          </table:table-cell>
          <table:table-cell table:formula="of:=[.A641]-[.A$20]" office:value-type="float" office:value="0.154945000000225">
            <text:p>0.154945</text:p>
          </table:table-cell>
          <table:table-cell table:formula="of:=[.B641]-[.B640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096372">
            <text:p>9596.096372</text:p>
          </table:table-cell>
          <table:table-cell table:formula="of:=[.A642]-[.A$20]" office:value-type="float" office:value="0.154947999999422">
            <text:p>0.154948</text:p>
          </table:table-cell>
          <table:table-cell table:formula="of:=[.B642]-[.B641]" office:value-type="float" office:value="0.00000299999919661786">
            <text:p>0.000003</text:p>
          </table:table-cell>
          <table:table-cell/>
          <table:table-cell office:value-type="string">
            <text:p>0.071573 / 0.006003 &gt; 2.000000 / 5.000000</text:p>
          </table:table-cell>
          <table:table-cell/>
        </table:table-row>
        <table:table-row table:style-name="ro1">
          <table:table-cell office:value-type="float" office:value="9596.096375">
            <text:p>9596.096375</text:p>
          </table:table-cell>
          <table:table-cell table:formula="of:=[.A643]-[.A$20]" office:value-type="float" office:value="0.154950999998619">
            <text:p>0.154951</text:p>
          </table:table-cell>
          <table:table-cell table:formula="of:=[.B643]-[.B642]" office:value-type="float" office:value="0.00000299999919661786">
            <text:p>0.000003</text:p>
          </table:table-cell>
          <table:table-cell/>
          <table:table-cell office:value-type="string">
            <text:p>d_s is renewed (r + D) to 9596101.368811; c_s is fully topped up</text:p>
          </table:table-cell>
          <table:table-cell/>
        </table:table-row>
        <table:table-row table:style-name="ro1">
          <table:table-cell office:value-type="float" office:value="9596.097199">
            <text:p>9596.097199</text:p>
          </table:table-cell>
          <table:table-cell table:formula="of:=[.A644]-[.A$20]" office:value-type="float" office:value="0.155774999999267">
            <text:p>0.155775</text:p>
          </table:table-cell>
          <table:table-cell table:formula="of:=[.B644]-[.B643]" office:value-type="float" office:value="0.000824000000648084">
            <text:p>0.00082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0972">
            <text:p>9596.097200</text:p>
          </table:table-cell>
          <table:table-cell table:formula="of:=[.A645]-[.A$20]" office:value-type="float" office:value="0.155775999999605">
            <text:p>0.155776</text:p>
          </table:table-cell>
          <table:table-cell table:formula="of:=[.B645]-[.B644]" office:value-type="float" office:value="0.00000100000033853576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097202">
            <text:p>9596.097202</text:p>
          </table:table-cell>
          <table:table-cell table:formula="of:=[.A646]-[.A$20]" office:value-type="float" office:value="0.155778000000282">
            <text:p>0.155778</text:p>
          </table:table-cell>
          <table:table-cell table:formula="of:=[.B646]-[.B645]" office:value-type="float" office:value="0.0000020000006770715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9596.097365">
            <text:p>9596.097365</text:p>
          </table:table-cell>
          <table:table-cell table:formula="of:=[.A647]-[.A$20]" office:value-type="float" office:value="0.155940999999075">
            <text:p>0.155941</text:p>
          </table:table-cell>
          <table:table-cell table:formula="of:=[.B647]-[.B646]" office:value-type="float" office:value="0.000162999998792657">
            <text:p>0.00016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097366">
            <text:p>9596.097366</text:p>
          </table:table-cell>
          <table:table-cell table:formula="of:=[.A648]-[.A$20]" office:value-type="float" office:value="0.155941999999413">
            <text:p>0.155942</text:p>
          </table:table-cell>
          <table:table-cell table:formula="of:=[.B648]-[.B647]" office:value-type="float" office:value="0.00000100000033853576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097368">
            <text:p>9596.097368</text:p>
          </table:table-cell>
          <table:table-cell table:formula="of:=[.A649]-[.A$20]" office:value-type="float" office:value="0.15594400000009">
            <text:p>0.155944</text:p>
          </table:table-cell>
          <table:table-cell table:formula="of:=[.B649]-[.B648]" office:value-type="float" office:value="0.00000200000067707151">
            <text:p>0.000002</text:p>
          </table:table-cell>
          <table:table-cell office:value-type="string">
            <text:p>d_s is renewed (r + D) to 9596099.366390; c_s is fully topped up</text:p>
          </table:table-cell>
          <table:table-cell table:number-columns-repeated="2"/>
        </table:table-row>
        <table:table-row table:style-name="ro1">
          <table:table-cell office:value-type="float" office:value="9596.097371">
            <text:p>9596.097371</text:p>
          </table:table-cell>
          <table:table-cell table:formula="of:=[.A650]-[.A$20]" office:value-type="float" office:value="0.155946999999287">
            <text:p>0.155947</text:p>
          </table:table-cell>
          <table:table-cell table:formula="of:=[.B650]-[.B649]" office:value-type="float" office:value="0.00000299999919661786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9596.097374">
            <text:p>9596.097374</text:p>
          </table:table-cell>
          <table:table-cell table:formula="of:=[.A651]-[.A$20]" office:value-type="float" office:value="0.155950000000303">
            <text:p>0.155950</text:p>
          </table:table-cell>
          <table:table-cell table:formula="of:=[.B651]-[.B650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097376">
            <text:p>9596.097376</text:p>
          </table:table-cell>
          <table:table-cell table:formula="of:=[.A652]-[.A$20]" office:value-type="float" office:value="0.155951999999161">
            <text:p>0.155952</text:p>
          </table:table-cell>
          <table:table-cell table:formula="of:=[.B652]-[.B651]" office:value-type="float" office:value="0.0000019999988580821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9596.098279">
            <text:p>9596.098279</text:p>
          </table:table-cell>
          <table:table-cell table:formula="of:=[.A653]-[.A$20]" office:value-type="float" office:value="0.156854999999268">
            <text:p>0.156855</text:p>
          </table:table-cell>
          <table:table-cell table:formula="of:=[.B653]-[.B652]" office:value-type="float" office:value="0.000903000000107568">
            <text:p>0.00090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09828">
            <text:p>9596.098280</text:p>
          </table:table-cell>
          <table:table-cell table:formula="of:=[.A654]-[.A$20]" office:value-type="float" office:value="0.156855999999607">
            <text:p>0.156856</text:p>
          </table:table-cell>
          <table:table-cell table:formula="of:=[.B654]-[.B653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098285">
            <text:p>9596.098285</text:p>
          </table:table-cell>
          <table:table-cell table:formula="of:=[.A655]-[.A$20]" office:value-type="float" office:value="0.156860999999481">
            <text:p>0.156861</text:p>
          </table:table-cell>
          <table:table-cell table:formula="of:=[.B655]-[.B654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10006">
            <text:p>9596.100060</text:p>
          </table:table-cell>
          <table:table-cell table:formula="of:=[.A656]-[.A$20]" office:value-type="float" office:value="0.158636000000115">
            <text:p>0.158636</text:p>
          </table:table-cell>
          <table:table-cell table:formula="of:=[.B656]-[.B655]" office:value-type="float" office:value="0.00177500000063446">
            <text:p>0.00177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100062">
            <text:p>9596.100062</text:p>
          </table:table-cell>
          <table:table-cell table:formula="of:=[.A657]-[.A$20]" office:value-type="float" office:value="0.158637999998973">
            <text:p>0.158638</text:p>
          </table:table-cell>
          <table:table-cell table:formula="of:=[.B657]-[.B656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01369">
            <text:p>9596.101369</text:p>
          </table:table-cell>
          <table:table-cell table:formula="of:=[.A658]-[.A$20]" office:value-type="float" office:value="0.159944999999425">
            <text:p>0.159945</text:p>
          </table:table-cell>
          <table:table-cell table:formula="of:=[.B658]-[.B657]" office:value-type="float" office:value="0.00130700000045181">
            <text:p>0.001307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101372">
            <text:p>9596.101372</text:p>
          </table:table-cell>
          <table:table-cell table:formula="of:=[.A659]-[.A$20]" office:value-type="float" office:value="0.159947999998622">
            <text:p>0.159948</text:p>
          </table:table-cell>
          <table:table-cell table:formula="of:=[.B659]-[.B658]" office:value-type="float" office:value="0.00000299999919661786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101375">
            <text:p>9596.101375</text:p>
          </table:table-cell>
          <table:table-cell table:formula="of:=[.A660]-[.A$20]" office:value-type="float" office:value="0.159950999999637">
            <text:p>0.159951</text:p>
          </table:table-cell>
          <table:table-cell table:formula="of:=[.B660]-[.B659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9596108.371642; c_s is fully topped up</text:p>
          </table:table-cell>
        </table:table-row>
        <table:table-row table:style-name="ro1">
          <table:table-cell office:value-type="float" office:value="9596.101378">
            <text:p>9596.101378</text:p>
          </table:table-cell>
          <table:table-cell table:formula="of:=[.A661]-[.A$20]" office:value-type="float" office:value="0.159953999998834">
            <text:p>0.159954</text:p>
          </table:table-cell>
          <table:table-cell table:formula="of:=[.B661]-[.B660]" office:value-type="float" office:value="0.00000299999919661786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10138">
            <text:p>9596.101380</text:p>
          </table:table-cell>
          <table:table-cell table:formula="of:=[.A662]-[.A$20]" office:value-type="float" office:value="0.159955999999511">
            <text:p>0.159956</text:p>
          </table:table-cell>
          <table:table-cell table:formula="of:=[.B662]-[.B661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101382">
            <text:p>9596.101382</text:p>
          </table:table-cell>
          <table:table-cell table:formula="of:=[.A663]-[.A$20]" office:value-type="float" office:value="0.159958000000188">
            <text:p>0.159958</text:p>
          </table:table-cell>
          <table:table-cell table:formula="of:=[.B663]-[.B662]" office:value-type="float" office:value="0.00000200000067707151">
            <text:p>0.000002</text:p>
          </table:table-cell>
          <table:table-cell office:value-type="string">
            <text:p>d_s is renewed (r + D) to 9596103.379929; c_s is fully topped up</text:p>
          </table:table-cell>
          <table:table-cell table:number-columns-repeated="2"/>
        </table:table-row>
        <table:table-row table:style-name="ro1">
          <table:table-cell office:value-type="float" office:value="9596.101385">
            <text:p>9596.101385</text:p>
          </table:table-cell>
          <table:table-cell table:formula="of:=[.A664]-[.A$20]" office:value-type="float" office:value="0.159960999999385">
            <text:p>0.159961</text:p>
          </table:table-cell>
          <table:table-cell table:formula="of:=[.B664]-[.B663]" office:value-type="float" office:value="0.0000029999991966178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101387">
            <text:p>9596.101387</text:p>
          </table:table-cell>
          <table:table-cell table:formula="of:=[.A665]-[.A$20]" office:value-type="float" office:value="0.159963000000062">
            <text:p>0.159963</text:p>
          </table:table-cell>
          <table:table-cell table:formula="of:=[.B665]-[.B664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101389">
            <text:p>9596.101389</text:p>
          </table:table-cell>
          <table:table-cell table:formula="of:=[.A666]-[.A$20]" office:value-type="float" office:value="0.15996499999892">
            <text:p>0.159965</text:p>
          </table:table-cell>
          <table:table-cell table:formula="of:=[.B666]-[.B665]" office:value-type="float" office:value="0.00000199999885808211">
            <text:p>0.000002</text:p>
          </table:table-cell>
          <table:table-cell/>
          <table:table-cell office:value-type="string">
            <text:p>d_s is renewed (r + D) to 9596106.387165; c_s is fully topped up</text:p>
          </table:table-cell>
          <table:table-cell/>
        </table:table-row>
        <table:table-row table:style-name="ro1">
          <table:table-cell office:value-type="float" office:value="9596.101396">
            <text:p>9596.101396</text:p>
          </table:table-cell>
          <table:table-cell table:formula="of:=[.A667]-[.A$20]" office:value-type="float" office:value="0.15997199999947">
            <text:p>0.159972</text:p>
          </table:table-cell>
          <table:table-cell table:formula="of:=[.B667]-[.B666]" office:value-type="float" office:value="0.00000700000055076089">
            <text:p>0.000007</text:p>
          </table:table-cell>
          <table:table-cell office:value-type="string">
            <text:p>is pick_next_task_dl-ed by rsyslogd (4702)</text:p>
          </table:table-cell>
          <table:table-cell table:number-columns-repeated="2"/>
        </table:table-row>
        <table:table-row table:style-name="ro1">
          <table:table-cell office:value-type="float" office:value="9596.102305">
            <text:p>9596.102305</text:p>
          </table:table-cell>
          <table:table-cell table:formula="of:=[.A668]-[.A$20]" office:value-type="float" office:value="0.16088099999979">
            <text:p>0.160881</text:p>
          </table:table-cell>
          <table:table-cell table:formula="of:=[.B668]-[.B667]" office:value-type="float" office:value="0.000909000000319793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102307">
            <text:p>9596.102307</text:p>
          </table:table-cell>
          <table:table-cell table:formula="of:=[.A669]-[.A$20]" office:value-type="float" office:value="0.160882999998648">
            <text:p>0.160883</text:p>
          </table:table-cell>
          <table:table-cell table:formula="of:=[.B669]-[.B668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10231">
            <text:p>9596.102310</text:p>
          </table:table-cell>
          <table:table-cell table:formula="of:=[.A670]-[.A$20]" office:value-type="float" office:value="0.160885999999664">
            <text:p>0.160886</text:p>
          </table:table-cell>
          <table:table-cell table:formula="of:=[.B670]-[.B669]" office:value-type="float" office:value="0.0000030000010156072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104242">
            <text:p>9596.104242</text:p>
          </table:table-cell>
          <table:table-cell table:formula="of:=[.A671]-[.A$20]" office:value-type="float" office:value="0.162817999998879">
            <text:p>0.162818</text:p>
          </table:table-cell>
          <table:table-cell table:formula="of:=[.B671]-[.B670]" office:value-type="float" office:value="0.0019319999992149">
            <text:p>0.00193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104244">
            <text:p>9596.104244</text:p>
          </table:table-cell>
          <table:table-cell table:formula="of:=[.A672]-[.A$20]" office:value-type="float" office:value="0.162819999999556">
            <text:p>0.162820</text:p>
          </table:table-cell>
          <table:table-cell table:formula="of:=[.B672]-[.B671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04246">
            <text:p>9596.104246</text:p>
          </table:table-cell>
          <table:table-cell table:formula="of:=[.A673]-[.A$20]" office:value-type="float" office:value="0.162822000000233">
            <text:p>0.162822</text:p>
          </table:table-cell>
          <table:table-cell table:formula="of:=[.B673]-[.B672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105365">
            <text:p>9596.105365</text:p>
          </table:table-cell>
          <table:table-cell table:formula="of:=[.A674]-[.A$20]" office:value-type="float" office:value="0.163940999998886">
            <text:p>0.163941</text:p>
          </table:table-cell>
          <table:table-cell table:formula="of:=[.B674]-[.B673]" office:value-type="float" office:value="0.00111899999865273">
            <text:p>0.00111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105367">
            <text:p>9596.105367</text:p>
          </table:table-cell>
          <table:table-cell table:formula="of:=[.A675]-[.A$20]" office:value-type="float" office:value="0.163942999999563">
            <text:p>0.163943</text:p>
          </table:table-cell>
          <table:table-cell table:formula="of:=[.B675]-[.B674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105369">
            <text:p>9596.105369</text:p>
          </table:table-cell>
          <table:table-cell table:formula="of:=[.A676]-[.A$20]" office:value-type="float" office:value="0.16394500000024">
            <text:p>0.163945</text:p>
          </table:table-cell>
          <table:table-cell table:formula="of:=[.B676]-[.B675]" office:value-type="float" office:value="0.00000200000067707151">
            <text:p>0.000002</text:p>
          </table:table-cell>
          <table:table-cell office:value-type="string">
            <text:p>d_s is renewed (r + D) to 9596107.366847; c_s is fully topped up</text:p>
          </table:table-cell>
          <table:table-cell table:number-columns-repeated="2"/>
        </table:table-row>
        <table:table-row table:style-name="ro1">
          <table:table-cell office:value-type="float" office:value="9596.105372">
            <text:p>9596.105372</text:p>
          </table:table-cell>
          <table:table-cell table:formula="of:=[.A677]-[.A$20]" office:value-type="float" office:value="0.163947999999436">
            <text:p>0.163948</text:p>
          </table:table-cell>
          <table:table-cell table:formula="of:=[.B677]-[.B676]" office:value-type="float" office:value="0.00000299999919661786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9596.105375">
            <text:p>9596.105375</text:p>
          </table:table-cell>
          <table:table-cell table:formula="of:=[.A678]-[.A$20]" office:value-type="float" office:value="0.163950999998633">
            <text:p>0.163951</text:p>
          </table:table-cell>
          <table:table-cell table:formula="of:=[.B678]-[.B677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105377">
            <text:p>9596.105377</text:p>
          </table:table-cell>
          <table:table-cell table:formula="of:=[.A679]-[.A$20]" office:value-type="float" office:value="0.16395299999931">
            <text:p>0.163953</text:p>
          </table:table-cell>
          <table:table-cell table:formula="of:=[.B679]-[.B678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9596.106283">
            <text:p>9596.106283</text:p>
          </table:table-cell>
          <table:table-cell table:formula="of:=[.A680]-[.A$20]" office:value-type="float" office:value="0.164858999998614">
            <text:p>0.164859</text:p>
          </table:table-cell>
          <table:table-cell table:formula="of:=[.B680]-[.B679]" office:value-type="float" office:value="0.000905999999304186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106285">
            <text:p>9596.106285</text:p>
          </table:table-cell>
          <table:table-cell table:formula="of:=[.A681]-[.A$20]" office:value-type="float" office:value="0.164860999999291">
            <text:p>0.164861</text:p>
          </table:table-cell>
          <table:table-cell table:formula="of:=[.B681]-[.B680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106288">
            <text:p>9596.106288</text:p>
          </table:table-cell>
          <table:table-cell table:formula="of:=[.A682]-[.A$20]" office:value-type="float" office:value="0.164864000000307">
            <text:p>0.164864</text:p>
          </table:table-cell>
          <table:table-cell table:formula="of:=[.B682]-[.B681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9596.106363">
            <text:p>9596.106363</text:p>
          </table:table-cell>
          <table:table-cell table:formula="of:=[.A683]-[.A$20]" office:value-type="float" office:value="0.164939000000231">
            <text:p>0.164939</text:p>
          </table:table-cell>
          <table:table-cell table:formula="of:=[.B683]-[.B682]" office:value-type="float" office:value="0.00007499999992433">
            <text:p>0.00007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106365">
            <text:p>9596.106365</text:p>
          </table:table-cell>
          <table:table-cell table:formula="of:=[.A684]-[.A$20]" office:value-type="float" office:value="0.164940999999089">
            <text:p>0.164941</text:p>
          </table:table-cell>
          <table:table-cell table:formula="of:=[.B684]-[.B683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106368">
            <text:p>9596.106368</text:p>
          </table:table-cell>
          <table:table-cell table:formula="of:=[.A685]-[.A$20]" office:value-type="float" office:value="0.164944000000105">
            <text:p>0.164944</text:p>
          </table:table-cell>
          <table:table-cell table:formula="of:=[.B685]-[.B684]" office:value-type="float" office:value="0.00000300000101560727">
            <text:p>0.000003</text:p>
          </table:table-cell>
          <table:table-cell/>
          <table:table-cell office:value-type="string">
            <text:p>0.063941 / 0.022222 &gt; 2.000000 / 5.000000</text:p>
          </table:table-cell>
          <table:table-cell/>
        </table:table-row>
        <table:table-row table:style-name="ro1">
          <table:table-cell office:value-type="float" office:value="9596.106371">
            <text:p>9596.106371</text:p>
          </table:table-cell>
          <table:table-cell table:formula="of:=[.A686]-[.A$20]" office:value-type="float" office:value="0.164946999999302">
            <text:p>0.164947</text:p>
          </table:table-cell>
          <table:table-cell table:formula="of:=[.B686]-[.B685]" office:value-type="float" office:value="0.00000299999919661786">
            <text:p>0.000003</text:p>
          </table:table-cell>
          <table:table-cell/>
          <table:table-cell office:value-type="string">
            <text:p>d_s is renewed (r + D) to 9596111.364943; c_s is fully topped up</text:p>
          </table:table-cell>
          <table:table-cell/>
        </table:table-row>
        <table:table-row table:style-name="ro1">
          <table:table-cell office:value-type="float" office:value="9596.108112">
            <text:p>9596.108112</text:p>
          </table:table-cell>
          <table:table-cell table:formula="of:=[.A687]-[.A$20]" office:value-type="float" office:value="0.16668799999934">
            <text:p>0.166688</text:p>
          </table:table-cell>
          <table:table-cell table:formula="of:=[.B687]-[.B686]" office:value-type="float" office:value="0.00174100000003818">
            <text:p>0.00174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108114">
            <text:p>9596.108114</text:p>
          </table:table-cell>
          <table:table-cell table:formula="of:=[.A688]-[.A$20]" office:value-type="float" office:value="0.166690000000017">
            <text:p>0.166690</text:p>
          </table:table-cell>
          <table:table-cell table:formula="of:=[.B688]-[.B687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108116">
            <text:p>9596.108116</text:p>
          </table:table-cell>
          <table:table-cell table:formula="of:=[.A689]-[.A$20]" office:value-type="float" office:value="0.166691999998875">
            <text:p>0.166692</text:p>
          </table:table-cell>
          <table:table-cell table:formula="of:=[.B689]-[.B688]" office:value-type="float" office:value="0.0000019999988580821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9596.109365">
            <text:p>9596.109365</text:p>
          </table:table-cell>
          <table:table-cell table:formula="of:=[.A690]-[.A$20]" office:value-type="float" office:value="0.167940999999701">
            <text:p>0.167941</text:p>
          </table:table-cell>
          <table:table-cell table:formula="of:=[.B690]-[.B689]" office:value-type="float" office:value="0.00124900000082562">
            <text:p>0.00124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109367">
            <text:p>9596.109367</text:p>
          </table:table-cell>
          <table:table-cell table:formula="of:=[.A691]-[.A$20]" office:value-type="float" office:value="0.167942999998559">
            <text:p>0.167943</text:p>
          </table:table-cell>
          <table:table-cell table:formula="of:=[.B691]-[.B690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109369">
            <text:p>9596.109369</text:p>
          </table:table-cell>
          <table:table-cell table:formula="of:=[.A692]-[.A$20]" office:value-type="float" office:value="0.167944999999236">
            <text:p>0.167945</text:p>
          </table:table-cell>
          <table:table-cell table:formula="of:=[.B692]-[.B691]" office:value-type="float" office:value="0.00000200000067707151">
            <text:p>0.000002</text:p>
          </table:table-cell>
          <table:table-cell office:value-type="string">
            <text:p>d_s is renewed (r + D) to 9596111.366760; c_s is fully topped up</text:p>
          </table:table-cell>
          <table:table-cell table:number-columns-repeated="2"/>
        </table:table-row>
        <table:table-row table:style-name="ro1">
          <table:table-cell office:value-type="float" office:value="9596.11003">
            <text:p>9596.110030</text:p>
          </table:table-cell>
          <table:table-cell table:formula="of:=[.A693]-[.A$20]" office:value-type="float" office:value="0.168605999999272">
            <text:p>0.168606</text:p>
          </table:table-cell>
          <table:table-cell table:formula="of:=[.B693]-[.B692]" office:value-type="float" office:value="0.000661000000036438">
            <text:p>0.00066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110031">
            <text:p>9596.110031</text:p>
          </table:table-cell>
          <table:table-cell table:formula="of:=[.A694]-[.A$20]" office:value-type="float" office:value="0.168606999999611">
            <text:p>0.168607</text:p>
          </table:table-cell>
          <table:table-cell table:formula="of:=[.B694]-[.B693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10033">
            <text:p>9596.110033</text:p>
          </table:table-cell>
          <table:table-cell table:formula="of:=[.A695]-[.A$20]" office:value-type="float" office:value="0.168609000000288">
            <text:p>0.168609</text:p>
          </table:table-cell>
          <table:table-cell table:formula="of:=[.B695]-[.B694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9596.110936">
            <text:p>9596.110936</text:p>
          </table:table-cell>
          <table:table-cell table:formula="of:=[.A696]-[.A$20]" office:value-type="float" office:value="0.169511999998576">
            <text:p>0.169512</text:p>
          </table:table-cell>
          <table:table-cell table:formula="of:=[.B696]-[.B695]" office:value-type="float" office:value="0.000902999998288578">
            <text:p>0.00090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110938">
            <text:p>9596.110938</text:p>
          </table:table-cell>
          <table:table-cell table:formula="of:=[.A697]-[.A$20]" office:value-type="float" office:value="0.169513999999253">
            <text:p>0.169514</text:p>
          </table:table-cell>
          <table:table-cell table:formula="of:=[.B697]-[.B696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111364">
            <text:p>9596.111364</text:p>
          </table:table-cell>
          <table:table-cell table:formula="of:=[.A698]-[.A$20]" office:value-type="float" office:value="0.16993999999977">
            <text:p>0.169940</text:p>
          </table:table-cell>
          <table:table-cell table:formula="of:=[.B698]-[.B697]" office:value-type="float" office:value="0.000426000000516069">
            <text:p>0.00042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111367">
            <text:p>9596.111367</text:p>
          </table:table-cell>
          <table:table-cell table:formula="of:=[.A699]-[.A$20]" office:value-type="float" office:value="0.169942999998966">
            <text:p>0.169943</text:p>
          </table:table-cell>
          <table:table-cell table:formula="of:=[.B699]-[.B698]" office:value-type="float" office:value="0.00000299999919661786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111369">
            <text:p>9596.111369</text:p>
          </table:table-cell>
          <table:table-cell table:formula="of:=[.A700]-[.A$20]" office:value-type="float" office:value="0.169944999999643">
            <text:p>0.169945</text:p>
          </table:table-cell>
          <table:table-cell table:formula="of:=[.B700]-[.B699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9596118.366566; c_s is fully topped up</text:p>
          </table:table-cell>
        </table:table-row>
        <table:table-row table:style-name="ro1">
          <table:table-cell office:value-type="float" office:value="9596.111372">
            <text:p>9596.111372</text:p>
          </table:table-cell>
          <table:table-cell table:formula="of:=[.A701]-[.A$20]" office:value-type="float" office:value="0.16994799999884">
            <text:p>0.169948</text:p>
          </table:table-cell>
          <table:table-cell table:formula="of:=[.B701]-[.B700]" office:value-type="float" office:value="0.0000029999991966178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111374">
            <text:p>9596.111374</text:p>
          </table:table-cell>
          <table:table-cell table:formula="of:=[.A702]-[.A$20]" office:value-type="float" office:value="0.169949999999517">
            <text:p>0.169950</text:p>
          </table:table-cell>
          <table:table-cell table:formula="of:=[.B702]-[.B701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111376">
            <text:p>9596.111376</text:p>
          </table:table-cell>
          <table:table-cell table:formula="of:=[.A703]-[.A$20]" office:value-type="float" office:value="0.169952000000194">
            <text:p>0.169952</text:p>
          </table:table-cell>
          <table:table-cell table:formula="of:=[.B703]-[.B702]" office:value-type="float" office:value="0.00000200000067707151">
            <text:p>0.000002</text:p>
          </table:table-cell>
          <table:table-cell/>
          <table:table-cell office:value-type="string">
            <text:p>d_s is renewed (r + D) to 9596116.373976; c_s is fully topped up</text:p>
          </table:table-cell>
          <table:table-cell/>
        </table:table-row>
        <table:table-row table:style-name="ro1">
          <table:table-cell office:value-type="float" office:value="9596.111381">
            <text:p>9596.111381</text:p>
          </table:table-cell>
          <table:table-cell table:formula="of:=[.A704]-[.A$20]" office:value-type="float" office:value="0.169957000000068">
            <text:p>0.169957</text:p>
          </table:table-cell>
          <table:table-cell table:formula="of:=[.B704]-[.B703]" office:value-type="float" office:value="0.00000499999987368938">
            <text:p>0.000005</text:p>
          </table:table-cell>
          <table:table-cell/>
          <table:table-cell office:value-type="string">
            <text:p>is pick_next_task_dl-ed by rsyslogd (4702)</text:p>
          </table:table-cell>
          <table:table-cell/>
        </table:table-row>
        <table:table-row table:style-name="ro1">
          <table:table-cell office:value-type="float" office:value="9596.113306">
            <text:p>9596.113306</text:p>
          </table:table-cell>
          <table:table-cell table:formula="of:=[.A705]-[.A$20]" office:value-type="float" office:value="0.171881999998732">
            <text:p>0.171882</text:p>
          </table:table-cell>
          <table:table-cell table:formula="of:=[.B705]-[.B704]" office:value-type="float" office:value="0.00192499999866413">
            <text:p>0.00192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113308">
            <text:p>9596.113308</text:p>
          </table:table-cell>
          <table:table-cell table:formula="of:=[.A706]-[.A$20]" office:value-type="float" office:value="0.171883999999409">
            <text:p>0.171884</text:p>
          </table:table-cell>
          <table:table-cell table:formula="of:=[.B706]-[.B705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1331">
            <text:p>9596.113310</text:p>
          </table:table-cell>
          <table:table-cell table:formula="of:=[.A707]-[.A$20]" office:value-type="float" office:value="0.171886000000086">
            <text:p>0.171886</text:p>
          </table:table-cell>
          <table:table-cell table:formula="of:=[.B707]-[.B706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113365">
            <text:p>9596.113365</text:p>
          </table:table-cell>
          <table:table-cell table:formula="of:=[.A708]-[.A$20]" office:value-type="float" office:value="0.171940999998697">
            <text:p>0.171941</text:p>
          </table:table-cell>
          <table:table-cell table:formula="of:=[.B708]-[.B707]" office:value-type="float" office:value="0.0000549999986105831">
            <text:p>0.00005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113367">
            <text:p>9596.113367</text:p>
          </table:table-cell>
          <table:table-cell table:formula="of:=[.A709]-[.A$20]" office:value-type="float" office:value="0.171942999999374">
            <text:p>0.171943</text:p>
          </table:table-cell>
          <table:table-cell table:formula="of:=[.B709]-[.B708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113369">
            <text:p>9596.113369</text:p>
          </table:table-cell>
          <table:table-cell table:formula="of:=[.A710]-[.A$20]" office:value-type="float" office:value="0.171945000000051">
            <text:p>0.171945</text:p>
          </table:table-cell>
          <table:table-cell table:formula="of:=[.B710]-[.B709]" office:value-type="float" office:value="0.00000200000067707151">
            <text:p>0.000002</text:p>
          </table:table-cell>
          <table:table-cell office:value-type="string">
            <text:p>d_s is renewed (r + D) to 9596115.366765; c_s is fully topped up</text:p>
          </table:table-cell>
          <table:table-cell table:number-columns-repeated="2"/>
        </table:table-row>
        <table:table-row table:style-name="ro1">
          <table:table-cell office:value-type="float" office:value="9596.113371">
            <text:p>9596.113371</text:p>
          </table:table-cell>
          <table:table-cell table:formula="of:=[.A711]-[.A$20]" office:value-type="float" office:value="0.171946999998909">
            <text:p>0.171947</text:p>
          </table:table-cell>
          <table:table-cell table:formula="of:=[.B711]-[.B710]" office:value-type="float" office:value="0.0000019999988580821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9596.113375">
            <text:p>9596.113375</text:p>
          </table:table-cell>
          <table:table-cell table:formula="of:=[.A712]-[.A$20]" office:value-type="float" office:value="0.171951000000263">
            <text:p>0.171951</text:p>
          </table:table-cell>
          <table:table-cell table:formula="of:=[.B712]-[.B711]" office:value-type="float" office:value="0.0000040000013541430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113377">
            <text:p>9596.113377</text:p>
          </table:table-cell>
          <table:table-cell table:formula="of:=[.A713]-[.A$20]" office:value-type="float" office:value="0.171952999999121">
            <text:p>0.171953</text:p>
          </table:table-cell>
          <table:table-cell table:formula="of:=[.B713]-[.B712]" office:value-type="float" office:value="0.0000019999988580821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9596.114283">
            <text:p>9596.114283</text:p>
          </table:table-cell>
          <table:table-cell table:formula="of:=[.A714]-[.A$20]" office:value-type="float" office:value="0.172859000000244">
            <text:p>0.172859</text:p>
          </table:table-cell>
          <table:table-cell table:formula="of:=[.B714]-[.B713]" office:value-type="float" office:value="0.000906000001123175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114284">
            <text:p>9596.114284</text:p>
          </table:table-cell>
          <table:table-cell table:formula="of:=[.A715]-[.A$20]" office:value-type="float" office:value="0.172859999998764">
            <text:p>0.172860</text:p>
          </table:table-cell>
          <table:table-cell table:formula="of:=[.B715]-[.B714]" office:value-type="float" office:value="0.000000999998519546352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114289">
            <text:p>9596.114289</text:p>
          </table:table-cell>
          <table:table-cell table:formula="of:=[.A716]-[.A$20]" office:value-type="float" office:value="0.172864999998637">
            <text:p>0.172865</text:p>
          </table:table-cell>
          <table:table-cell table:formula="of:=[.B716]-[.B715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9596.116369">
            <text:p>9596.116369</text:p>
          </table:table-cell>
          <table:table-cell table:formula="of:=[.A717]-[.A$20]" office:value-type="float" office:value="0.174944999998843">
            <text:p>0.174945</text:p>
          </table:table-cell>
          <table:table-cell table:formula="of:=[.B717]-[.B716]" office:value-type="float" office:value="0.00208000000020547">
            <text:p>0.00208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116371">
            <text:p>9596.116371</text:p>
          </table:table-cell>
          <table:table-cell table:formula="of:=[.A718]-[.A$20]" office:value-type="float" office:value="0.17494699999952">
            <text:p>0.174947</text:p>
          </table:table-cell>
          <table:table-cell table:formula="of:=[.B718]-[.B717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116375">
            <text:p>9596.116375</text:p>
          </table:table-cell>
          <table:table-cell table:formula="of:=[.A719]-[.A$20]" office:value-type="float" office:value="0.174950999999055">
            <text:p>0.174951</text:p>
          </table:table-cell>
          <table:table-cell table:formula="of:=[.B719]-[.B718]" office:value-type="float" office:value="0.00000399999953515362">
            <text:p>0.000004</text:p>
          </table:table-cell>
          <table:table-cell/>
          <table:table-cell office:value-type="string">
            <text:p>0.074178 / 0.002824 &gt; 2.000000 / 5.000000</text:p>
          </table:table-cell>
          <table:table-cell/>
        </table:table-row>
        <table:table-row table:style-name="ro1">
          <table:table-cell office:value-type="float" office:value="9596.116377">
            <text:p>9596.116377</text:p>
          </table:table-cell>
          <table:table-cell table:formula="of:=[.A720]-[.A$20]" office:value-type="float" office:value="0.174952999999732">
            <text:p>0.174953</text:p>
          </table:table-cell>
          <table:table-cell table:formula="of:=[.B720]-[.B719]" office:value-type="float" office:value="0.00000200000067707151">
            <text:p>0.000002</text:p>
          </table:table-cell>
          <table:table-cell/>
          <table:table-cell table:style-name="ce7" office:value-type="string">
            <text:p>d_s is renewed (r + D) to 9596121.371152; c_s is fully topped up</text:p>
          </table:table-cell>
          <table:table-cell/>
        </table:table-row>
        <table:table-row table:style-name="ro1">
          <table:table-cell office:value-type="float" office:value="9596.117205">
            <text:p>9596.117205</text:p>
          </table:table-cell>
          <table:table-cell table:formula="of:=[.A721]-[.A$20]" office:value-type="float" office:value="0.175780999999915">
            <text:p>0.175781</text:p>
          </table:table-cell>
          <table:table-cell table:formula="of:=[.B721]-[.B720]" office:value-type="float" office:value="0.000828000000183238">
            <text:p>0.000828</text:p>
          </table:table-cell>
          <table:table-cell/>
          <table:table-cell table:style-name="ce7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117207">
            <text:p>9596.117207</text:p>
          </table:table-cell>
          <table:table-cell table:formula="of:=[.A722]-[.A$20]" office:value-type="float" office:value="0.175782999998773">
            <text:p>0.175783</text:p>
          </table:table-cell>
          <table:table-cell table:formula="of:=[.B722]-[.B721]" office:value-type="float" office:value="0.00000199999885808211">
            <text:p>0.000002</text:p>
          </table:table-cell>
          <table:table-cell/>
          <table:table-cell table:style-name="ce7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117209">
            <text:p>9596.117209</text:p>
          </table:table-cell>
          <table:table-cell table:formula="of:=[.A723]-[.A$20]" office:value-type="float" office:value="0.175784999999451">
            <text:p>0.175785</text:p>
          </table:table-cell>
          <table:table-cell table:formula="of:=[.B723]-[.B722]" office:value-type="float" office:value="0.00000200000067707151">
            <text:p>0.000002</text:p>
          </table:table-cell>
          <table:table-cell/>
          <table:table-cell table:style-name="ce7"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9596.117365">
            <text:p>9596.117365</text:p>
          </table:table-cell>
          <table:table-cell table:formula="of:=[.A724]-[.A$20]" office:value-type="float" office:value="0.175940999999511">
            <text:p>0.175941</text:p>
          </table:table-cell>
          <table:table-cell table:formula="of:=[.B724]-[.B723]" office:value-type="float" office:value="0.000156000000060885">
            <text:p>0.000156</text:p>
          </table:table-cell>
          <table:table-cell office:value-type="string">
            <text:p>select_task_rq_dl</text:p>
          </table:table-cell>
          <table:table-cell table:style-name="ce7"/>
          <table:table-cell/>
        </table:table-row>
        <table:table-row table:style-name="ro1">
          <table:table-cell office:value-type="float" office:value="9596.117367">
            <text:p>9596.117367</text:p>
          </table:table-cell>
          <table:table-cell table:formula="of:=[.A725]-[.A$20]" office:value-type="float" office:value="0.175943000000188">
            <text:p>0.175943</text:p>
          </table:table-cell>
          <table:table-cell table:formula="of:=[.B725]-[.B724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style-name="ce7"/>
          <table:table-cell/>
        </table:table-row>
        <table:table-row table:style-name="ro1">
          <table:table-cell office:value-type="float" office:value="9596.117369">
            <text:p>9596.117369</text:p>
          </table:table-cell>
          <table:table-cell table:formula="of:=[.A726]-[.A$20]" office:value-type="float" office:value="0.175944999999047">
            <text:p>0.175945</text:p>
          </table:table-cell>
          <table:table-cell table:formula="of:=[.B726]-[.B725]" office:value-type="float" office:value="0.00000199999885808211">
            <text:p>0.000002</text:p>
          </table:table-cell>
          <table:table-cell office:value-type="string">
            <text:p>d_s is renewed (r + D) to 9596119.367020; c_s is fully topped up</text:p>
          </table:table-cell>
          <table:table-cell table:style-name="ce7"/>
          <table:table-cell/>
        </table:table-row>
        <table:table-row table:style-name="ro1">
          <table:table-cell office:value-type="float" office:value="9596.117372">
            <text:p>9596.117372</text:p>
          </table:table-cell>
          <table:table-cell table:formula="of:=[.A727]-[.A$20]" office:value-type="float" office:value="0.175948000000062">
            <text:p>0.175948</text:p>
          </table:table-cell>
          <table:table-cell table:formula="of:=[.B727]-[.B726]" office:value-type="float" office:value="0.00000300000101560727">
            <text:p>0.000003</text:p>
          </table:table-cell>
          <table:table-cell office:value-type="string">
            <text:p>preempts Task 2</text:p>
          </table:table-cell>
          <table:table-cell table:style-name="ce7"/>
          <table:table-cell/>
        </table:table-row>
        <table:table-row table:style-name="ro1">
          <table:table-cell office:value-type="float" office:value="9596.117375">
            <text:p>9596.117375</text:p>
          </table:table-cell>
          <table:table-cell table:formula="of:=[.A728]-[.A$20]" office:value-type="float" office:value="0.175950999999259">
            <text:p>0.175951</text:p>
          </table:table-cell>
          <table:table-cell table:formula="of:=[.B728]-[.B727]" office:value-type="float" office:value="0.00000299999919661786">
            <text:p>0.000003</text:p>
          </table:table-cell>
          <table:table-cell/>
          <table:table-cell table:style-name="ce7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17377">
            <text:p>9596.117377</text:p>
          </table:table-cell>
          <table:table-cell table:formula="of:=[.A729]-[.A$20]" office:value-type="float" office:value="0.175952999999936">
            <text:p>0.175953</text:p>
          </table:table-cell>
          <table:table-cell table:formula="of:=[.B729]-[.B728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style-name="ce7"/>
          <table:table-cell/>
        </table:table-row>
        <table:table-row table:style-name="ro1">
          <table:table-cell office:value-type="float" office:value="9596.118283">
            <text:p>9596.118283</text:p>
          </table:table-cell>
          <table:table-cell table:formula="of:=[.A730]-[.A$20]" office:value-type="float" office:value="0.17685899999924">
            <text:p>0.176859</text:p>
          </table:table-cell>
          <table:table-cell table:formula="of:=[.B730]-[.B729]" office:value-type="float" office:value="0.000905999999304186">
            <text:p>0.000906</text:p>
          </table:table-cell>
          <table:table-cell office:value-type="string">
            <text:p>is dequeued</text:p>
          </table:table-cell>
          <table:table-cell table:style-name="ce7"/>
          <table:table-cell/>
        </table:table-row>
        <table:table-row table:style-name="ro1">
          <table:table-cell office:value-type="float" office:value="9596.118285">
            <text:p>9596.118285</text:p>
          </table:table-cell>
          <table:table-cell table:formula="of:=[.A731]-[.A$20]" office:value-type="float" office:value="0.176860999999917">
            <text:p>0.176861</text:p>
          </table:table-cell>
          <table:table-cell table:formula="of:=[.B731]-[.B730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style-name="ce7"/>
          <table:table-cell/>
        </table:table-row>
        <table:table-row table:style-name="ro1">
          <table:table-cell office:value-type="float" office:value="9596.11829">
            <text:p>9596.118290</text:p>
          </table:table-cell>
          <table:table-cell table:formula="of:=[.A732]-[.A$20]" office:value-type="float" office:value="0.176865999999791">
            <text:p>0.176866</text:p>
          </table:table-cell>
          <table:table-cell table:formula="of:=[.B732]-[.B731]" office:value-type="float" office:value="0.00000499999987368938">
            <text:p>0.000005</text:p>
          </table:table-cell>
          <table:table-cell/>
          <table:table-cell table:style-name="ce7"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12022">
            <text:p>9596.120220</text:p>
          </table:table-cell>
          <table:table-cell table:formula="of:=[.A733]-[.A$20]" office:value-type="float" office:value="0.178796000000148">
            <text:p>0.178796</text:p>
          </table:table-cell>
          <table:table-cell table:formula="of:=[.B733]-[.B732]" office:value-type="float" office:value="0.00193000000035681">
            <text:p>0.001930</text:p>
          </table:table-cell>
          <table:table-cell/>
          <table:table-cell table:style-name="ce7" office:value-type="string">
            <text:p>is dequeued</text:p>
          </table:table-cell>
          <table:table-cell/>
        </table:table-row>
        <table:table-row table:style-name="ro1">
          <table:table-cell office:value-type="float" office:value="9596.120223">
            <text:p>9596.120223</text:p>
          </table:table-cell>
          <table:table-cell table:formula="of:=[.A734]-[.A$20]" office:value-type="float" office:value="0.178798999999344">
            <text:p>0.178799</text:p>
          </table:table-cell>
          <table:table-cell table:formula="of:=[.B734]-[.B733]" office:value-type="float" office:value="0.00000299999919661786">
            <text:p>0.000003</text:p>
          </table:table-cell>
          <table:table-cell/>
          <table:table-cell table:style-name="ce7" office:value-type="string">
            <text:p>uses up its c_s</text:p>
          </table:table-cell>
          <table:table-cell/>
        </table:table-row>
        <table:table-row table:style-name="ro1">
          <table:table-cell office:value-type="float" office:value="9596.120226">
            <text:p>9596.120226</text:p>
          </table:table-cell>
          <table:table-cell table:formula="of:=[.A735]-[.A$20]" office:value-type="float" office:value="0.178801999998541">
            <text:p>0.178802</text:p>
          </table:table-cell>
          <table:table-cell table:formula="of:=[.B735]-[.B734]" office:value-type="float" office:value="0.00000299999919661786">
            <text:p>0.000003</text:p>
          </table:table-cell>
          <table:table-cell/>
          <table:table-cell table:style-name="ce7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21367">
            <text:p>9596.121367</text:p>
          </table:table-cell>
          <table:table-cell table:formula="of:=[.A736]-[.A$20]" office:value-type="float" office:value="0.179942999999184">
            <text:p>0.179943</text:p>
          </table:table-cell>
          <table:table-cell table:formula="of:=[.B736]-[.B735]" office:value-type="float" office:value="0.00114100000064354">
            <text:p>0.001141</text:p>
          </table:table-cell>
          <table:table-cell/>
          <table:table-cell table:style-name="ce7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12137">
            <text:p>9596.121370</text:p>
          </table:table-cell>
          <table:table-cell table:formula="of:=[.A737]-[.A$20]" office:value-type="float" office:value="0.1799460000002">
            <text:p>0.179946</text:p>
          </table:table-cell>
          <table:table-cell table:formula="of:=[.B737]-[.B736]" office:value-type="float" office:value="0.00000300000101560727">
            <text:p>0.000003</text:p>
          </table:table-cell>
          <table:table-cell/>
          <table:table-cell table:style-name="ce7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121373">
            <text:p>9596.121373</text:p>
          </table:table-cell>
          <table:table-cell table:formula="of:=[.A738]-[.A$20]" office:value-type="float" office:value="0.179948999999397">
            <text:p>0.179949</text:p>
          </table:table-cell>
          <table:table-cell table:formula="of:=[.B738]-[.B737]" office:value-type="float" office:value="0.00000299999919661786">
            <text:p>0.000003</text:p>
          </table:table-cell>
          <table:table-cell/>
          <table:table-cell table:style-name="ce7"/>
          <table:table-cell office:value-type="string">
            <text:p>d_s is renewed (r + D) to 9596128.369893; c_s is fully topped up</text:p>
          </table:table-cell>
        </table:table-row>
        <table:table-row table:style-name="ro1">
          <table:table-cell office:value-type="float" office:value="9596.121376">
            <text:p>9596.121376</text:p>
          </table:table-cell>
          <table:table-cell table:formula="of:=[.A739]-[.A$20]" office:value-type="float" office:value="0.179951999998593">
            <text:p>0.179952</text:p>
          </table:table-cell>
          <table:table-cell table:formula="of:=[.B739]-[.B738]" office:value-type="float" office:value="0.00000299999919661786">
            <text:p>0.000003</text:p>
          </table:table-cell>
          <table:table-cell office:value-type="string">
            <text:p>select_task_rq_dl</text:p>
          </table:table-cell>
          <table:table-cell table:style-name="ce7"/>
          <table:table-cell/>
        </table:table-row>
        <table:table-row table:style-name="ro1">
          <table:table-cell office:value-type="float" office:value="9596.121378">
            <text:p>9596.121378</text:p>
          </table:table-cell>
          <table:table-cell table:formula="of:=[.A740]-[.A$20]" office:value-type="float" office:value="0.17995399999927">
            <text:p>0.179954</text:p>
          </table:table-cell>
          <table:table-cell table:formula="of:=[.B740]-[.B739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style-name="ce7"/>
          <table:table-cell/>
        </table:table-row>
        <table:table-row table:style-name="ro1">
          <table:table-cell office:value-type="float" office:value="9596.12138">
            <text:p>9596.121380</text:p>
          </table:table-cell>
          <table:table-cell table:formula="of:=[.A741]-[.A$20]" office:value-type="float" office:value="0.179955999999947">
            <text:p>0.179956</text:p>
          </table:table-cell>
          <table:table-cell table:formula="of:=[.B741]-[.B740]" office:value-type="float" office:value="0.00000200000067707151">
            <text:p>0.000002</text:p>
          </table:table-cell>
          <table:table-cell office:value-type="string">
            <text:p>d_s is renewed (r + D) to 9596123.377754; c_s is fully topped up</text:p>
          </table:table-cell>
          <table:table-cell table:style-name="ce7"/>
          <table:table-cell/>
        </table:table-row>
        <table:table-row table:style-name="ro1">
          <table:table-cell office:value-type="float" office:value="9596.121382">
            <text:p>9596.121382</text:p>
          </table:table-cell>
          <table:table-cell table:formula="of:=[.A742]-[.A$20]" office:value-type="float" office:value="0.179957999998805">
            <text:p>0.179958</text:p>
          </table:table-cell>
          <table:table-cell table:formula="of:=[.B742]-[.B741]" office:value-type="float" office:value="0.00000199999885808211">
            <text:p>0.000002</text:p>
          </table:table-cell>
          <table:table-cell/>
          <table:table-cell table:style-name="ce7"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121384">
            <text:p>9596.121384</text:p>
          </table:table-cell>
          <table:table-cell table:formula="of:=[.A743]-[.A$20]" office:value-type="float" office:value="0.179959999999483">
            <text:p>0.179960</text:p>
          </table:table-cell>
          <table:table-cell table:formula="of:=[.B743]-[.B742]" office:value-type="float" office:value="0.00000200000067707151">
            <text:p>0.000002</text:p>
          </table:table-cell>
          <table:table-cell/>
          <table:table-cell table:style-name="ce7"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9596.121389">
            <text:p>9596.121389</text:p>
          </table:table-cell>
          <table:table-cell table:formula="of:=[.A744]-[.A$20]" office:value-type="float" office:value="0.179964999999356">
            <text:p>0.179965</text:p>
          </table:table-cell>
          <table:table-cell table:formula="of:=[.B744]-[.B743]" office:value-type="float" office:value="0.00000499999987368938">
            <text:p>0.000005</text:p>
          </table:table-cell>
          <table:table-cell/>
          <table:table-cell table:style-name="ce7"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9596.121391">
            <text:p>9596.121391</text:p>
          </table:table-cell>
          <table:table-cell table:formula="of:=[.A745]-[.A$20]" office:value-type="float" office:value="0.179967000000033">
            <text:p>0.179967</text:p>
          </table:table-cell>
          <table:table-cell table:formula="of:=[.B745]-[.B744]" office:value-type="float" office:value="0.00000200000067707151">
            <text:p>0.000002</text:p>
          </table:table-cell>
          <table:table-cell/>
          <table:table-cell table:style-name="ce7" office:value-type="string">
            <text:p>is enqueued</text:p>
          </table:table-cell>
          <table:table-cell/>
        </table:table-row>
        <table:table-row table:style-name="ro1">
          <table:table-cell office:value-type="float" office:value="9596.121394">
            <text:p>9596.121394</text:p>
          </table:table-cell>
          <table:table-cell table:formula="of:=[.A746]-[.A$20]" office:value-type="float" office:value="0.17996999999923">
            <text:p>0.179970</text:p>
          </table:table-cell>
          <table:table-cell table:formula="of:=[.B746]-[.B745]" office:value-type="float" office:value="0.00000299999919661786">
            <text:p>0.000003</text:p>
          </table:table-cell>
          <table:table-cell/>
          <table:table-cell table:style-name="ce7" office:value-type="string">
            <text:p>postpones its deadline to 9596126.371152; c_s is topped up to 1.894076</text:p>
          </table:table-cell>
          <table:table-cell/>
        </table:table-row>
        <table:table-row table:style-name="ro1">
          <table:table-cell office:value-type="float" office:value="9596.121397">
            <text:p>9596.121397</text:p>
          </table:table-cell>
          <table:table-cell table:formula="of:=[.A747]-[.A$20]" office:value-type="float" office:value="0.179973000000246">
            <text:p>0.179973</text:p>
          </table:table-cell>
          <table:table-cell table:formula="of:=[.B747]-[.B746]" office:value-type="float" office:value="0.00000300000101560727">
            <text:p>0.000003</text:p>
          </table:table-cell>
          <table:table-cell/>
          <table:table-cell table:style-name="ce7" office:value-type="string">
            <text:p>preempts main (4702)</text:p>
          </table:table-cell>
          <table:table-cell/>
        </table:table-row>
        <table:table-row table:style-name="ro1">
          <table:table-cell office:value-type="float" office:value="9596.121401">
            <text:p>9596.121401</text:p>
          </table:table-cell>
          <table:table-cell table:formula="of:=[.A748]-[.A$20]" office:value-type="float" office:value="0.179976999999781">
            <text:p>0.179977</text:p>
          </table:table-cell>
          <table:table-cell table:formula="of:=[.B748]-[.B747]" office:value-type="float" office:value="0.00000399999953515362">
            <text:p>0.000004</text:p>
          </table:table-cell>
          <table:table-cell office:value-type="string">
            <text:p>is pick_next_task_dl-ed by rsyslogd (4702)</text:p>
          </table:table-cell>
          <table:table-cell table:style-name="ce7"/>
          <table:table-cell/>
        </table:table-row>
        <table:table-row table:style-name="ro1">
          <table:table-cell office:value-type="float" office:value="9596.122308">
            <text:p>9596.122308</text:p>
          </table:table-cell>
          <table:table-cell table:formula="of:=[.A749]-[.A$20]" office:value-type="float" office:value="0.180883999999423">
            <text:p>0.180884</text:p>
          </table:table-cell>
          <table:table-cell table:formula="of:=[.B749]-[.B748]" office:value-type="float" office:value="0.000906999999642721">
            <text:p>0.000907</text:p>
          </table:table-cell>
          <table:table-cell office:value-type="string">
            <text:p>is dequeued</text:p>
          </table:table-cell>
          <table:table-cell table:style-name="ce7"/>
          <table:table-cell/>
        </table:table-row>
        <table:table-row table:style-name="ro1">
          <table:table-cell office:value-type="float" office:value="9596.122311">
            <text:p>9596.122311</text:p>
          </table:table-cell>
          <table:table-cell table:formula="of:=[.A750]-[.A$20]" office:value-type="float" office:value="0.18088699999862">
            <text:p>0.180887</text:p>
          </table:table-cell>
          <table:table-cell table:formula="of:=[.B750]-[.B749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style-name="ce7"/>
          <table:table-cell/>
        </table:table-row>
        <table:table-row table:style-name="ro1">
          <table:table-cell office:value-type="float" office:value="9596.122315">
            <text:p>9596.122315</text:p>
          </table:table-cell>
          <table:table-cell table:formula="of:=[.A751]-[.A$20]" office:value-type="float" office:value="0.180890999999974">
            <text:p>0.180891</text:p>
          </table:table-cell>
          <table:table-cell table:formula="of:=[.B751]-[.B750]" office:value-type="float" office:value="0.00000400000135414302">
            <text:p>0.000004</text:p>
          </table:table-cell>
          <table:table-cell/>
          <table:table-cell table:style-name="ce7"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122319">
            <text:p>9596.122319</text:p>
          </table:table-cell>
          <table:table-cell table:formula="of:=[.A752]-[.A$20]" office:value-type="float" office:value="0.180894999999509">
            <text:p>0.180895</text:p>
          </table:table-cell>
          <table:table-cell table:formula="of:=[.B752]-[.B751]" office:value-type="float" office:value="0.00000399999953515362">
            <text:p>0.000004</text:p>
          </table:table-cell>
          <table:table-cell/>
          <table:table-cell table:style-name="ce7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22323">
            <text:p>9596.122323</text:p>
          </table:table-cell>
          <table:table-cell table:formula="of:=[.A753]-[.A$20]" office:value-type="float" office:value="0.180898999999044">
            <text:p>0.180899</text:p>
          </table:table-cell>
          <table:table-cell table:formula="of:=[.B753]-[.B752]" office:value-type="float" office:value="0.00000399999953515362">
            <text:p>0.000004</text:p>
          </table:table-cell>
          <table:table-cell/>
          <table:table-cell table:style-name="ce7"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9596.124267">
            <text:p>9596.124267</text:p>
          </table:table-cell>
          <table:table-cell table:formula="of:=[.A754]-[.A$20]" office:value-type="float" office:value="0.182842999998684">
            <text:p>0.182843</text:p>
          </table:table-cell>
          <table:table-cell table:formula="of:=[.B754]-[.B753]" office:value-type="float" office:value="0.00194399999963935">
            <text:p>0.001944</text:p>
          </table:table-cell>
          <table:table-cell/>
          <table:table-cell table:style-name="ce7" office:value-type="string">
            <text:p>is dequeued</text:p>
          </table:table-cell>
          <table:table-cell/>
        </table:table-row>
        <table:table-row table:style-name="ro1">
          <table:table-cell office:value-type="float" office:value="9596.124268">
            <text:p>9596.124268</text:p>
          </table:table-cell>
          <table:table-cell table:formula="of:=[.A755]-[.A$20]" office:value-type="float" office:value="0.182843999999022">
            <text:p>0.182844</text:p>
          </table:table-cell>
          <table:table-cell table:formula="of:=[.B755]-[.B754]" office:value-type="float" office:value="0.00000100000033853576">
            <text:p>0.000001</text:p>
          </table:table-cell>
          <table:table-cell/>
          <table:table-cell table:style-name="ce7" office:value-type="string">
            <text:p>uses up its c_s</text:p>
          </table:table-cell>
          <table:table-cell/>
        </table:table-row>
        <table:table-row table:style-name="ro1">
          <table:table-cell office:value-type="float" office:value="9596.124272">
            <text:p>9596.124272</text:p>
          </table:table-cell>
          <table:table-cell table:formula="of:=[.A756]-[.A$20]" office:value-type="float" office:value="0.182847999998558">
            <text:p>0.182848</text:p>
          </table:table-cell>
          <table:table-cell table:formula="of:=[.B756]-[.B755]" office:value-type="float" office:value="0.00000399999953515362">
            <text:p>0.000004</text:p>
          </table:table-cell>
          <table:table-cell/>
          <table:table-cell table:style-name="ce7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24274">
            <text:p>9596.124274</text:p>
          </table:table-cell>
          <table:table-cell table:formula="of:=[.A757]-[.A$20]" office:value-type="float" office:value="0.182849999999235">
            <text:p>0.182850</text:p>
          </table:table-cell>
          <table:table-cell table:formula="of:=[.B757]-[.B756]" office:value-type="float" office:value="0.00000200000067707151">
            <text:p>0.000002</text:p>
          </table:table-cell>
          <table:table-cell/>
          <table:table-cell table:style-name="ce7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125365">
            <text:p>9596.125365</text:p>
          </table:table-cell>
          <table:table-cell table:formula="of:=[.A758]-[.A$20]" office:value-type="float" office:value="0.183940999999322">
            <text:p>0.183941</text:p>
          </table:table-cell>
          <table:table-cell table:formula="of:=[.B758]-[.B757]" office:value-type="float" office:value="0.00109100000008766">
            <text:p>0.001091</text:p>
          </table:table-cell>
          <table:table-cell office:value-type="string">
            <text:p>select_task_rq_dl</text:p>
          </table:table-cell>
          <table:table-cell table:style-name="ce7"/>
          <table:table-cell/>
        </table:table-row>
        <table:table-row table:style-name="ro1">
          <table:table-cell office:value-type="float" office:value="9596.125367">
            <text:p>9596.125367</text:p>
          </table:table-cell>
          <table:table-cell table:formula="of:=[.A759]-[.A$20]" office:value-type="float" office:value="0.183942999999999">
            <text:p>0.183943</text:p>
          </table:table-cell>
          <table:table-cell table:formula="of:=[.B759]-[.B758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style-name="ce7"/>
          <table:table-cell/>
        </table:table-row>
        <table:table-row table:style-name="ro1">
          <table:table-cell office:value-type="float" office:value="9596.125369">
            <text:p>9596.125369</text:p>
          </table:table-cell>
          <table:table-cell table:formula="of:=[.A760]-[.A$20]" office:value-type="float" office:value="0.183944999998857">
            <text:p>0.183945</text:p>
          </table:table-cell>
          <table:table-cell table:formula="of:=[.B760]-[.B759]" office:value-type="float" office:value="0.00000199999885808211">
            <text:p>0.000002</text:p>
          </table:table-cell>
          <table:table-cell office:value-type="string">
            <text:p>d_s is renewed (r + D) to 9596127.366886; c_s is fully topped up</text:p>
          </table:table-cell>
          <table:table-cell table:style-name="ce7"/>
          <table:table-cell/>
        </table:table-row>
        <table:table-row table:style-name="ro1">
          <table:table-cell office:value-type="float" office:value="9596.125371">
            <text:p>9596.125371</text:p>
          </table:table-cell>
          <table:table-cell table:formula="of:=[.A761]-[.A$20]" office:value-type="float" office:value="0.183946999999534">
            <text:p>0.183947</text:p>
          </table:table-cell>
          <table:table-cell table:formula="of:=[.B761]-[.B760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style-name="ce7"/>
          <table:table-cell/>
        </table:table-row>
        <table:table-row table:style-name="ro1">
          <table:table-cell office:value-type="float" office:value="9596.125375">
            <text:p>9596.125375</text:p>
          </table:table-cell>
          <table:table-cell table:formula="of:=[.A762]-[.A$20]" office:value-type="float" office:value="0.18395099999907">
            <text:p>0.183951</text:p>
          </table:table-cell>
          <table:table-cell table:formula="of:=[.B762]-[.B761]" office:value-type="float" office:value="0.00000399999953515362">
            <text:p>0.000004</text:p>
          </table:table-cell>
          <table:table-cell/>
          <table:table-cell table:style-name="ce7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125377">
            <text:p>9596.125377</text:p>
          </table:table-cell>
          <table:table-cell table:formula="of:=[.A763]-[.A$20]" office:value-type="float" office:value="0.183952999999747">
            <text:p>0.183953</text:p>
          </table:table-cell>
          <table:table-cell table:formula="of:=[.B763]-[.B762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style-name="ce7"/>
          <table:table-cell/>
        </table:table-row>
        <table:table-row table:style-name="ro1">
          <table:table-cell office:value-type="float" office:value="9596.12628">
            <text:p>9596.126280</text:p>
          </table:table-cell>
          <table:table-cell table:formula="of:=[.A764]-[.A$20]" office:value-type="float" office:value="0.184855999999854">
            <text:p>0.184856</text:p>
          </table:table-cell>
          <table:table-cell table:formula="of:=[.B764]-[.B763]" office:value-type="float" office:value="0.000903000000107568">
            <text:p>0.000903</text:p>
          </table:table-cell>
          <table:table-cell office:value-type="string">
            <text:p>is dequeued</text:p>
          </table:table-cell>
          <table:table-cell table:style-name="ce7"/>
          <table:table-cell/>
        </table:table-row>
        <table:table-row table:style-name="ro1">
          <table:table-cell office:value-type="float" office:value="9596.126282">
            <text:p>9596.126282</text:p>
          </table:table-cell>
          <table:table-cell table:formula="of:=[.A765]-[.A$20]" office:value-type="float" office:value="0.184857999998712">
            <text:p>0.184858</text:p>
          </table:table-cell>
          <table:table-cell table:formula="of:=[.B765]-[.B764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style-name="ce7"/>
          <table:table-cell/>
        </table:table-row>
        <table:table-row table:style-name="ro1">
          <table:table-cell office:value-type="float" office:value="9596.126285">
            <text:p>9596.126285</text:p>
          </table:table-cell>
          <table:table-cell table:formula="of:=[.A766]-[.A$20]" office:value-type="float" office:value="0.184860999999728">
            <text:p>0.184861</text:p>
          </table:table-cell>
          <table:table-cell table:formula="of:=[.B766]-[.B765]" office:value-type="float" office:value="0.00000300000101560727">
            <text:p>0.000003</text:p>
          </table:table-cell>
          <table:table-cell/>
          <table:table-cell table:style-name="ce7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9596.126363">
            <text:p>9596.126363</text:p>
          </table:table-cell>
          <table:table-cell table:formula="of:=[.A767]-[.A$20]" office:value-type="float" office:value="0.184938999998849">
            <text:p>0.184939</text:p>
          </table:table-cell>
          <table:table-cell table:formula="of:=[.B767]-[.B766]" office:value-type="float" office:value="0.0000779999991209479">
            <text:p>0.000078</text:p>
          </table:table-cell>
          <table:table-cell/>
          <table:table-cell table:style-name="ce7"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126365">
            <text:p>9596.126365</text:p>
          </table:table-cell>
          <table:table-cell table:formula="of:=[.A768]-[.A$20]" office:value-type="float" office:value="0.184940999999526">
            <text:p>0.184941</text:p>
          </table:table-cell>
          <table:table-cell table:formula="of:=[.B768]-[.B767]" office:value-type="float" office:value="0.00000200000067707151">
            <text:p>0.000002</text:p>
          </table:table-cell>
          <table:table-cell/>
          <table:table-cell table:style-name="ce7"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9596.126367">
            <text:p>9596.126367</text:p>
          </table:table-cell>
          <table:table-cell table:formula="of:=[.A769]-[.A$20]" office:value-type="float" office:value="0.184943000000203">
            <text:p>0.184943</text:p>
          </table:table-cell>
          <table:table-cell table:formula="of:=[.B769]-[.B768]" office:value-type="float" office:value="0.00000200000067707151">
            <text:p>0.000002</text:p>
          </table:table-cell>
          <table:table-cell/>
          <table:table-cell table:style-name="ce7" office:value-type="string">
            <text:p>preempts Task 3</text:p>
          </table:table-cell>
          <table:table-cell/>
        </table:table-row>
        <table:table-row table:style-name="ro1">
          <table:table-cell office:value-type="float" office:value="9596.12637">
            <text:p>9596.126370</text:p>
          </table:table-cell>
          <table:table-cell table:formula="of:=[.A770]-[.A$20]" office:value-type="float" office:value="0.1849459999994">
            <text:p>0.184946</text:p>
          </table:table-cell>
          <table:table-cell table:formula="of:=[.B770]-[.B769]" office:value-type="float" office:value="0.00000299999919661786">
            <text:p>0.000003</text:p>
          </table:table-cell>
          <table:table-cell/>
          <table:table-cell table:style-name="ce7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126373">
            <text:p>9596.126373</text:p>
          </table:table-cell>
          <table:table-cell table:formula="of:=[.A771]-[.A$20]" office:value-type="float" office:value="0.184948999998596">
            <text:p>0.184949</text:p>
          </table:table-cell>
          <table:table-cell table:formula="of:=[.B771]-[.B770]" office:value-type="float" office:value="0.00000299999919661786">
            <text:p>0.000003</text:p>
          </table:table-cell>
          <table:table-cell/>
          <table:table-cell table:style-name="ce7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9596.126377">
            <text:p>9596.126377</text:p>
          </table:table-cell>
          <table:table-cell table:formula="of:=[.A772]-[.A$20]" office:value-type="float" office:value="0.18495299999995">
            <text:p>0.184953</text:p>
          </table:table-cell>
          <table:table-cell table:formula="of:=[.B772]-[.B771]" office:value-type="float" office:value="0.00000400000135414302">
            <text:p>0.000004</text:p>
          </table:table-cell>
          <table:table-cell/>
          <table:table-cell table:style-name="ce7"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9596.126378">
            <text:p>9596.126378</text:p>
          </table:table-cell>
          <table:table-cell table:formula="of:=[.A773]-[.A$20]" office:value-type="float" office:value="0.184954000000289">
            <text:p>0.184954</text:p>
          </table:table-cell>
          <table:table-cell table:formula="of:=[.B773]-[.B772]" office:value-type="float" office:value="0.00000100000033853576">
            <text:p>0.000001</text:p>
          </table:table-cell>
          <table:table-cell/>
          <table:table-cell table:style-name="ce7" office:value-type="string">
            <text:p>is enqueued</text:p>
          </table:table-cell>
          <table:table-cell/>
        </table:table-row>
        <table:table-row table:style-name="ro1">
          <table:table-cell office:value-type="float" office:value="9596.126381">
            <text:p>9596.126381</text:p>
          </table:table-cell>
          <table:table-cell table:formula="of:=[.A774]-[.A$20]" office:value-type="float" office:value="0.184956999999486">
            <text:p>0.184957</text:p>
          </table:table-cell>
          <table:table-cell table:formula="of:=[.B774]-[.B773]" office:value-type="float" office:value="0.00000299999919661786">
            <text:p>0.000003</text:p>
          </table:table-cell>
          <table:table-cell/>
          <table:table-cell table:style-name="ce7" office:value-type="string">
            <text:p>postpones its deadline to 9596131.371152; c_s is topped up to 1.935699</text:p>
          </table:table-cell>
          <table:table-cell/>
        </table:table-row>
        <table:table-row table:style-name="ro1">
          <table:table-cell office:value-type="float" office:value="9596.128147">
            <text:p>9596.128147</text:p>
          </table:table-cell>
          <table:table-cell table:formula="of:=[.A775]-[.A$20]" office:value-type="float" office:value="0.186722999998892">
            <text:p>0.186723</text:p>
          </table:table-cell>
          <table:table-cell table:formula="of:=[.B775]-[.B774]" office:value-type="float" office:value="0.00176599999940663">
            <text:p>0.00176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128149">
            <text:p>9596.128149</text:p>
          </table:table-cell>
          <table:table-cell table:formula="of:=[.A776]-[.A$20]" office:value-type="float" office:value="0.186724999999569">
            <text:p>0.186725</text:p>
          </table:table-cell>
          <table:table-cell table:formula="of:=[.B776]-[.B775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128153">
            <text:p>9596.128153</text:p>
          </table:table-cell>
          <table:table-cell table:formula="of:=[.A777]-[.A$20]" office:value-type="float" office:value="0.186728999999104">
            <text:p>0.186729</text:p>
          </table:table-cell>
          <table:table-cell table:formula="of:=[.B777]-[.B776]" office:value-type="float" office:value="0.0000039999995351536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9596.128157">
            <text:p>9596.128157</text:p>
          </table:table-cell>
          <table:table-cell table:formula="of:=[.A778]-[.A$20]" office:value-type="float" office:value="0.18673299999864">
            <text:p>0.186733</text:p>
          </table:table-cell>
          <table:table-cell table:formula="of:=[.B778]-[.B777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28161">
            <text:p>9596.128161</text:p>
          </table:table-cell>
          <table:table-cell table:formula="of:=[.A779]-[.A$20]" office:value-type="float" office:value="0.186736999999994">
            <text:p>0.186737</text:p>
          </table:table-cell>
          <table:table-cell table:formula="of:=[.B779]-[.B778]" office:value-type="float" office:value="0.00000400000135414302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9596.129365">
            <text:p>9596.129365</text:p>
          </table:table-cell>
          <table:table-cell table:formula="of:=[.A780]-[.A$20]" office:value-type="float" office:value="0.187941000000137">
            <text:p>0.187941</text:p>
          </table:table-cell>
          <table:table-cell table:formula="of:=[.B780]-[.B779]" office:value-type="float" office:value="0.00120400000014342">
            <text:p>0.0012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129367">
            <text:p>9596.129367</text:p>
          </table:table-cell>
          <table:table-cell table:formula="of:=[.A781]-[.A$20]" office:value-type="float" office:value="0.187942999998995">
            <text:p>0.187943</text:p>
          </table:table-cell>
          <table:table-cell table:formula="of:=[.B781]-[.B780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129369">
            <text:p>9596.129369</text:p>
          </table:table-cell>
          <table:table-cell table:formula="of:=[.A782]-[.A$20]" office:value-type="float" office:value="0.187944999999672">
            <text:p>0.187945</text:p>
          </table:table-cell>
          <table:table-cell table:formula="of:=[.B782]-[.B781]" office:value-type="float" office:value="0.00000200000067707151">
            <text:p>0.000002</text:p>
          </table:table-cell>
          <table:table-cell office:value-type="string">
            <text:p>d_s is renewed (r + D) to 9596131.367000; c_s is fully topped up</text:p>
          </table:table-cell>
          <table:table-cell table:number-columns-repeated="2"/>
        </table:table-row>
        <table:table-row table:style-name="ro1">
          <table:table-cell office:value-type="float" office:value="9596.129372">
            <text:p>9596.129372</text:p>
          </table:table-cell>
          <table:table-cell table:formula="of:=[.A783]-[.A$20]" office:value-type="float" office:value="0.187947999998869">
            <text:p>0.187948</text:p>
          </table:table-cell>
          <table:table-cell table:formula="of:=[.B783]-[.B782]" office:value-type="float" office:value="0.00000299999919661786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9596.129376">
            <text:p>9596.129376</text:p>
          </table:table-cell>
          <table:table-cell table:formula="of:=[.A784]-[.A$20]" office:value-type="float" office:value="0.187952000000223">
            <text:p>0.187952</text:p>
          </table:table-cell>
          <table:table-cell table:formula="of:=[.B784]-[.B783]" office:value-type="float" office:value="0.0000040000013541430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29378">
            <text:p>9596.129378</text:p>
          </table:table-cell>
          <table:table-cell table:formula="of:=[.A785]-[.A$20]" office:value-type="float" office:value="0.187953999999081">
            <text:p>0.187954</text:p>
          </table:table-cell>
          <table:table-cell table:formula="of:=[.B785]-[.B784]" office:value-type="float" office:value="0.0000019999988580821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9596.130284">
            <text:p>9596.130284</text:p>
          </table:table-cell>
          <table:table-cell table:formula="of:=[.A786]-[.A$20]" office:value-type="float" office:value="0.188860000000204">
            <text:p>0.188860</text:p>
          </table:table-cell>
          <table:table-cell table:formula="of:=[.B786]-[.B785]" office:value-type="float" office:value="0.000906000001123175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130286">
            <text:p>9596.130286</text:p>
          </table:table-cell>
          <table:table-cell table:formula="of:=[.A787]-[.A$20]" office:value-type="float" office:value="0.188861999999062">
            <text:p>0.188862</text:p>
          </table:table-cell>
          <table:table-cell table:formula="of:=[.B787]-[.B786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130289">
            <text:p>9596.130289</text:p>
          </table:table-cell>
          <table:table-cell table:formula="of:=[.A788]-[.A$20]" office:value-type="float" office:value="0.188865000000078">
            <text:p>0.188865</text:p>
          </table:table-cell>
          <table:table-cell table:formula="of:=[.B788]-[.B787]" office:value-type="float" office:value="0.0000030000010156072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131011">
            <text:p>9596.131011</text:p>
          </table:table-cell>
          <table:table-cell table:formula="of:=[.A789]-[.A$20]" office:value-type="float" office:value="0.189586999998937">
            <text:p>0.189587</text:p>
          </table:table-cell>
          <table:table-cell table:formula="of:=[.B789]-[.B788]" office:value-type="float" office:value="0.000721999998859246">
            <text:p>0.00072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131012">
            <text:p>9596.131012</text:p>
          </table:table-cell>
          <table:table-cell table:formula="of:=[.A790]-[.A$20]" office:value-type="float" office:value="0.189587999999276">
            <text:p>0.189588</text:p>
          </table:table-cell>
          <table:table-cell table:formula="of:=[.B790]-[.B789]" office:value-type="float" office:value="0.00000100000033853576">
            <text:p>0.000001</text:p>
          </table:table-cell>
          <table:table-cell/>
          <table:table-cell table:style-name="ce7" office:value-type="string">
            <text:p>uses up its c_s</text:p>
          </table:table-cell>
          <table:table-cell/>
        </table:table-row>
        <table:table-row table:style-name="ro1">
          <table:table-cell office:value-type="float" office:value="9596.131015">
            <text:p>9596.131015</text:p>
          </table:table-cell>
          <table:table-cell table:formula="of:=[.A791]-[.A$20]" office:value-type="float" office:value="0.189591000000291">
            <text:p>0.189591</text:p>
          </table:table-cell>
          <table:table-cell table:formula="of:=[.B791]-[.B790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31365">
            <text:p>9596.131365</text:p>
          </table:table-cell>
          <table:table-cell table:formula="of:=[.A792]-[.A$20]" office:value-type="float" office:value="0.189940999998726">
            <text:p>0.189941</text:p>
          </table:table-cell>
          <table:table-cell table:formula="of:=[.B792]-[.B791]" office:value-type="float" office:value="0.000349999998434214">
            <text:p>0.000350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131368">
            <text:p>9596.131368</text:p>
          </table:table-cell>
          <table:table-cell table:formula="of:=[.A793]-[.A$20]" office:value-type="float" office:value="0.189943999999741">
            <text:p>0.189944</text:p>
          </table:table-cell>
          <table:table-cell table:formula="of:=[.B793]-[.B792]" office:value-type="float" office:value="0.0000030000010156072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13137">
            <text:p>9596.131370</text:p>
          </table:table-cell>
          <table:table-cell table:formula="of:=[.A794]-[.A$20]" office:value-type="float" office:value="0.189945999998599">
            <text:p>0.189946</text:p>
          </table:table-cell>
          <table:table-cell table:formula="of:=[.B794]-[.B793]" office:value-type="float" office:value="0.00000199999885808211">
            <text:p>0.000002</text:p>
          </table:table-cell>
          <table:table-cell table:number-columns-repeated="2"/>
          <table:table-cell office:value-type="string">
            <text:p>d_s is renewed (r + D) to 9596138.367533; c_s is fully topped up</text:p>
          </table:table-cell>
        </table:table-row>
        <table:table-row table:style-name="ro1">
          <table:table-cell office:value-type="float" office:value="9596.131373">
            <text:p>9596.131373</text:p>
          </table:table-cell>
          <table:table-cell table:formula="of:=[.A795]-[.A$20]" office:value-type="float" office:value="0.189948999999615">
            <text:p>0.189949</text:p>
          </table:table-cell>
          <table:table-cell table:formula="of:=[.B795]-[.B794]" office:value-type="float" office:value="0.00000300000101560727">
            <text:p>0.000003</text:p>
          </table:table-cell>
          <table:table-cell/>
          <table:table-cell table:style-name="ce6"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131375">
            <text:p>9596.131375</text:p>
          </table:table-cell>
          <table:table-cell table:formula="of:=[.A796]-[.A$20]" office:value-type="float" office:value="0.189951000000292">
            <text:p>0.189951</text:p>
          </table:table-cell>
          <table:table-cell table:formula="of:=[.B796]-[.B795]" office:value-type="float" office:value="0.00000200000067707151">
            <text:p>0.000002</text:p>
          </table:table-cell>
          <table:table-cell/>
          <table:table-cell table:style-name="ce6"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9596.13138">
            <text:p>9596.131380</text:p>
          </table:table-cell>
          <table:table-cell table:formula="of:=[.A797]-[.A$20]" office:value-type="float" office:value="0.189956000000166">
            <text:p>0.189956</text:p>
          </table:table-cell>
          <table:table-cell table:formula="of:=[.B797]-[.B796]" office:value-type="float" office:value="0.00000499999987368938">
            <text:p>0.000005</text:p>
          </table:table-cell>
          <table:table-cell/>
          <table:table-cell table:style-name="ce6"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9596.131382">
            <text:p>9596.131382</text:p>
          </table:table-cell>
          <table:table-cell table:formula="of:=[.A798]-[.A$20]" office:value-type="float" office:value="0.189957999999024">
            <text:p>0.189958</text:p>
          </table:table-cell>
          <table:table-cell table:formula="of:=[.B798]-[.B797]" office:value-type="float" office:value="0.00000199999885808211">
            <text:p>0.000002</text:p>
          </table:table-cell>
          <table:table-cell/>
          <table:table-cell table:style-name="ce6" office:value-type="string">
            <text:p>is enqueued</text:p>
          </table:table-cell>
          <table:table-cell/>
        </table:table-row>
        <table:table-row table:style-name="ro1">
          <table:table-cell office:value-type="float" office:value="9596.131385">
            <text:p>9596.131385</text:p>
          </table:table-cell>
          <table:table-cell table:formula="of:=[.A799]-[.A$20]" office:value-type="float" office:value="0.189961000000039">
            <text:p>0.189961</text:p>
          </table:table-cell>
          <table:table-cell table:formula="of:=[.B799]-[.B798]" office:value-type="float" office:value="0.00000300000101560727">
            <text:p>0.000003</text:p>
          </table:table-cell>
          <table:table-cell/>
          <table:table-cell table:style-name="ce6" office:value-type="string">
            <text:p>postpones its deadline to 9596136.371152; c_s is topped up to 1.979686</text:p>
          </table:table-cell>
          <table:table-cell/>
        </table:table-row>
        <table:table-row table:style-name="ro1">
          <table:table-cell office:value-type="float" office:value="9596.131387">
            <text:p>9596.131387</text:p>
          </table:table-cell>
          <table:table-cell table:formula="of:=[.A800]-[.A$20]" office:value-type="float" office:value="0.189962999998897">
            <text:p>0.189963</text:p>
          </table:table-cell>
          <table:table-cell table:formula="of:=[.B800]-[.B799]" office:value-type="float" office:value="0.00000199999885808211">
            <text:p>0.000002</text:p>
          </table:table-cell>
          <table:table-cell/>
          <table:table-cell table:style-name="ce6" office:value-type="string">
            <text:p>preempts main (4702)</text:p>
          </table:table-cell>
          <table:table-cell/>
        </table:table-row>
        <table:table-row table:style-name="ro1">
          <table:table-cell office:value-type="float" office:value="9596.131394">
            <text:p>9596.131394</text:p>
          </table:table-cell>
          <table:table-cell table:formula="of:=[.A801]-[.A$20]" office:value-type="float" office:value="0.189969999999448">
            <text:p>0.189970</text:p>
          </table:table-cell>
          <table:table-cell table:formula="of:=[.B801]-[.B800]" office:value-type="float" office:value="0.00000700000055076089">
            <text:p>0.000007</text:p>
          </table:table-cell>
          <table:table-cell/>
          <table:table-cell table:style-name="ce6" office:value-type="string">
            <text:p>is pick_next_task_dl-ed by rsyslogd (4702)</text:p>
          </table:table-cell>
          <table:table-cell/>
        </table:table-row>
        <table:table-row table:style-name="ro1">
          <table:table-cell office:value-type="float" office:value="9596.131399">
            <text:p>9596.131399</text:p>
          </table:table-cell>
          <table:table-cell table:formula="of:=[.A802]-[.A$20]" office:value-type="float" office:value="0.189974999999322">
            <text:p>0.189975</text:p>
          </table:table-cell>
          <table:table-cell table:formula="of:=[.B802]-[.B801]" office:value-type="float" office:value="0.00000499999987368938">
            <text:p>0.000005</text:p>
          </table:table-cell>
          <table:table-cell/>
          <table:table-cell table:style-name="ce6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31404">
            <text:p>9596.131404</text:p>
          </table:table-cell>
          <table:table-cell table:formula="of:=[.A803]-[.A$20]" office:value-type="float" office:value="0.189979999999196">
            <text:p>0.189980</text:p>
          </table:table-cell>
          <table:table-cell table:formula="of:=[.B803]-[.B802]" office:value-type="float" office:value="0.00000499999987368938">
            <text:p>0.000005</text:p>
          </table:table-cell>
          <table:table-cell/>
          <table:table-cell table:style-name="ce6"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9596.133367">
            <text:p>9596.133367</text:p>
          </table:table-cell>
          <table:table-cell table:formula="of:=[.A804]-[.A$20]" office:value-type="float" office:value="0.19194299999981">
            <text:p>0.191943</text:p>
          </table:table-cell>
          <table:table-cell table:formula="of:=[.B804]-[.B803]" office:value-type="float" office:value="0.00196300000061456">
            <text:p>0.001963</text:p>
          </table:table-cell>
          <table:table-cell office:value-type="string">
            <text:p>select_task_rq_dl</text:p>
          </table:table-cell>
          <table:table-cell table:style-name="ce6"/>
          <table:table-cell/>
        </table:table-row>
        <table:table-row table:style-name="ro1">
          <table:table-cell office:value-type="float" office:value="9596.13337">
            <text:p>9596.133370</text:p>
          </table:table-cell>
          <table:table-cell table:formula="of:=[.A805]-[.A$20]" office:value-type="float" office:value="0.191945999999007">
            <text:p>0.191946</text:p>
          </table:table-cell>
          <table:table-cell table:formula="of:=[.B805]-[.B804]" office:value-type="float" office:value="0.00000299999919661786">
            <text:p>0.000003</text:p>
          </table:table-cell>
          <table:table-cell office:value-type="string">
            <text:p>is enqueued</text:p>
          </table:table-cell>
          <table:table-cell table:style-name="ce6"/>
          <table:table-cell/>
        </table:table-row>
        <table:table-row table:style-name="ro1">
          <table:table-cell office:value-type="float" office:value="9596.133372">
            <text:p>9596.133372</text:p>
          </table:table-cell>
          <table:table-cell table:formula="of:=[.A806]-[.A$20]" office:value-type="float" office:value="0.191947999999684">
            <text:p>0.191948</text:p>
          </table:table-cell>
          <table:table-cell table:formula="of:=[.B806]-[.B805]" office:value-type="float" office:value="0.00000200000067707151">
            <text:p>0.000002</text:p>
          </table:table-cell>
          <table:table-cell office:value-type="string">
            <text:p>d_s is renewed (r + D) to 9596135.369536; c_s is fully topped up</text:p>
          </table:table-cell>
          <table:table-cell table:style-name="ce6"/>
          <table:table-cell/>
        </table:table-row>
        <table:table-row table:style-name="ro1">
          <table:table-cell office:value-type="float" office:value="9596.133375">
            <text:p>9596.133375</text:p>
          </table:table-cell>
          <table:table-cell table:formula="of:=[.A807]-[.A$20]" office:value-type="float" office:value="0.19195099999888">
            <text:p>0.191951</text:p>
          </table:table-cell>
          <table:table-cell table:formula="of:=[.B807]-[.B806]" office:value-type="float" office:value="0.00000299999919661786">
            <text:p>0.000003</text:p>
          </table:table-cell>
          <table:table-cell office:value-type="string">
            <text:p>preempts Task 2</text:p>
          </table:table-cell>
          <table:table-cell table:style-name="ce6"/>
          <table:table-cell/>
        </table:table-row>
        <table:table-row table:style-name="ro1">
          <table:table-cell office:value-type="float" office:value="9596.133379">
            <text:p>9596.133379</text:p>
          </table:table-cell>
          <table:table-cell table:formula="of:=[.A808]-[.A$20]" office:value-type="float" office:value="0.191955000000235">
            <text:p>0.191955</text:p>
          </table:table-cell>
          <table:table-cell table:formula="of:=[.B808]-[.B807]" office:value-type="float" office:value="0.00000400000135414302">
            <text:p>0.000004</text:p>
          </table:table-cell>
          <table:table-cell/>
          <table:table-cell table:style-name="ce6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33381">
            <text:p>9596.133381</text:p>
          </table:table-cell>
          <table:table-cell table:formula="of:=[.A809]-[.A$20]" office:value-type="float" office:value="0.191956999999093">
            <text:p>0.191957</text:p>
          </table:table-cell>
          <table:table-cell table:formula="of:=[.B809]-[.B808]" office:value-type="float" office:value="0.00000199999885808211">
            <text:p>0.000002</text:p>
          </table:table-cell>
          <table:table-cell/>
          <table:table-cell table:style-name="ce6" office:value-type="string">
            <text:p>uses up its c_s</text:p>
          </table:table-cell>
          <table:table-cell/>
        </table:table-row>
        <table:table-row table:style-name="ro1">
          <table:table-cell office:value-type="float" office:value="9596.133385">
            <text:p>9596.133385</text:p>
          </table:table-cell>
          <table:table-cell table:formula="of:=[.A810]-[.A$20]" office:value-type="float" office:value="0.191960999998628">
            <text:p>0.191961</text:p>
          </table:table-cell>
          <table:table-cell table:formula="of:=[.B810]-[.B809]" office:value-type="float" office:value="0.00000399999953515362">
            <text:p>0.000004</text:p>
          </table:table-cell>
          <table:table-cell office:value-type="string">
            <text:p>is pick_next_task_dl-ed by Task 2</text:p>
          </table:table-cell>
          <table:table-cell table:style-name="ce6"/>
          <table:table-cell/>
        </table:table-row>
        <table:table-row table:style-name="ro1">
          <table:table-cell office:value-type="float" office:value="9596.134294">
            <text:p>9596.134294</text:p>
          </table:table-cell>
          <table:table-cell table:formula="of:=[.A811]-[.A$20]" office:value-type="float" office:value="0.192869999998948">
            <text:p>0.192870</text:p>
          </table:table-cell>
          <table:table-cell table:formula="of:=[.B811]-[.B810]" office:value-type="float" office:value="0.000909000000319793">
            <text:p>0.000909</text:p>
          </table:table-cell>
          <table:table-cell office:value-type="string">
            <text:p>is dequeued</text:p>
          </table:table-cell>
          <table:table-cell table:style-name="ce6"/>
          <table:table-cell/>
        </table:table-row>
        <table:table-row table:style-name="ro1">
          <table:table-cell office:value-type="float" office:value="9596.134295">
            <text:p>9596.134295</text:p>
          </table:table-cell>
          <table:table-cell table:formula="of:=[.A812]-[.A$20]" office:value-type="float" office:value="0.192870999999286">
            <text:p>0.192871</text:p>
          </table:table-cell>
          <table:table-cell table:formula="of:=[.B812]-[.B811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style-name="ce6"/>
          <table:table-cell/>
        </table:table-row>
        <table:table-row table:style-name="ro1">
          <table:table-cell office:value-type="float" office:value="9596.134297">
            <text:p>9596.134297</text:p>
          </table:table-cell>
          <table:table-cell table:formula="of:=[.A813]-[.A$20]" office:value-type="float" office:value="0.192872999999963">
            <text:p>0.192873</text:p>
          </table:table-cell>
          <table:table-cell table:formula="of:=[.B813]-[.B812]" office:value-type="float" office:value="0.00000200000067707151">
            <text:p>0.000002</text:p>
          </table:table-cell>
          <table:table-cell/>
          <table:table-cell table:style-name="ce6"/>
          <table:table-cell table:style-name="ce6" office:value-type="string">
            <text:p>is pick_next_task_dl-ed by Task 1</text:p>
          </table:table-cell>
        </table:table-row>
        <table:table-row table:style-name="ro1">
          <table:table-cell office:value-type="float" office:value="9596.136379">
            <text:p>9596.136379</text:p>
          </table:table-cell>
          <table:table-cell table:formula="of:=[.A814]-[.A$20]" office:value-type="float" office:value="0.194954999999027">
            <text:p>0.194955</text:p>
          </table:table-cell>
          <table:table-cell table:formula="of:=[.B814]-[.B813]" office:value-type="float" office:value="0.00208199999906356">
            <text:p>0.002082</text:p>
          </table:table-cell>
          <table:table-cell/>
          <table:table-cell table:style-name="ce6"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9596.136381">
            <text:p>9596.136381</text:p>
          </table:table-cell>
          <table:table-cell table:formula="of:=[.A815]-[.A$20]" office:value-type="float" office:value="0.194956999999704">
            <text:p>0.194957</text:p>
          </table:table-cell>
          <table:table-cell table:formula="of:=[.B815]-[.B814]" office:value-type="float" office:value="0.00000200000067707151">
            <text:p>0.000002</text:p>
          </table:table-cell>
          <table:table-cell/>
          <table:table-cell table:style-name="ce6" office:value-type="string">
            <text:p>is enqueued</text:p>
          </table:table-cell>
          <table:table-cell/>
        </table:table-row>
        <table:table-row table:style-name="ro1">
          <table:table-cell office:value-type="float" office:value="9596.136383">
            <text:p>9596.136383</text:p>
          </table:table-cell>
          <table:table-cell table:formula="of:=[.A816]-[.A$20]" office:value-type="float" office:value="0.194958999998562">
            <text:p>0.194959</text:p>
          </table:table-cell>
          <table:table-cell table:formula="of:=[.B816]-[.B815]" office:value-type="float" office:value="0.00000199999885808211">
            <text:p>0.000002</text:p>
          </table:table-cell>
          <table:table-cell/>
          <table:table-cell table:style-name="ce6" office:value-type="string">
            <text:p>postpones its deadline to 9596141.371152; c_s is topped up to 1.975797</text:p>
          </table:table-cell>
          <table:table-cell/>
        </table:table-row>
        <table:table-row table:style-name="ro1">
          <table:table-cell office:value-type="float" office:value="9596.137231">
            <text:p>9596.137231</text:p>
          </table:table-cell>
          <table:table-cell table:formula="of:=[.A817]-[.A$20]" office:value-type="float" office:value="0.195807000000059">
            <text:p>0.195807</text:p>
          </table:table-cell>
          <table:table-cell table:formula="of:=[.B817]-[.B816]" office:value-type="float" office:value="0.000848000001496985">
            <text:p>0.000848</text:p>
          </table:table-cell>
          <table:table-cell/>
          <table:table-cell table:style-name="ce6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137233">
            <text:p>9596.137233</text:p>
          </table:table-cell>
          <table:table-cell table:formula="of:=[.A818]-[.A$20]" office:value-type="float" office:value="0.195808999998917">
            <text:p>0.195809</text:p>
          </table:table-cell>
          <table:table-cell table:formula="of:=[.B818]-[.B817]" office:value-type="float" office:value="0.00000199999885808211">
            <text:p>0.000002</text:p>
          </table:table-cell>
          <table:table-cell/>
          <table:table-cell table:style-name="ce6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137237">
            <text:p>9596.137237</text:p>
          </table:table-cell>
          <table:table-cell table:formula="of:=[.A819]-[.A$20]" office:value-type="float" office:value="0.195813000000271">
            <text:p>0.195813</text:p>
          </table:table-cell>
          <table:table-cell table:formula="of:=[.B819]-[.B818]" office:value-type="float" office:value="0.00000400000135414302">
            <text:p>0.000004</text:p>
          </table:table-cell>
          <table:table-cell/>
          <table:table-cell table:style-name="ce6"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9596.137241">
            <text:p>9596.137241</text:p>
          </table:table-cell>
          <table:table-cell table:formula="of:=[.A820]-[.A$20]" office:value-type="float" office:value="0.195816999999806">
            <text:p>0.195817</text:p>
          </table:table-cell>
          <table:table-cell table:formula="of:=[.B820]-[.B819]" office:value-type="float" office:value="0.00000399999953515362">
            <text:p>0.000004</text:p>
          </table:table-cell>
          <table:table-cell/>
          <table:table-cell table:style-name="ce6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37245">
            <text:p>9596.137245</text:p>
          </table:table-cell>
          <table:table-cell table:formula="of:=[.A821]-[.A$20]" office:value-type="float" office:value="0.195820999999341">
            <text:p>0.195821</text:p>
          </table:table-cell>
          <table:table-cell table:formula="of:=[.B821]-[.B820]" office:value-type="float" office:value="0.00000399999953515362">
            <text:p>0.000004</text:p>
          </table:table-cell>
          <table:table-cell/>
          <table:table-cell table:style-name="ce6"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9596.137287">
            <text:p>9596.137287</text:p>
          </table:table-cell>
          <table:table-cell table:formula="of:=[.A822]-[.A$20]" office:value-type="float" office:value="0.195862999999008">
            <text:p>0.195863</text:p>
          </table:table-cell>
          <table:table-cell table:style-name="ce3" table:formula="of:=[.B822]-[.B821]" office:value-type="float" office:value="0.0000419999996665865">
            <text:p>0.000042</text:p>
          </table:table-cell>
          <table:table-cell table:style-name="ce5" office:value-type="string">
            <text:p>Variation in execution time pushes 42 us so far away!</text:p>
          </table:table-cell>
          <table:table-cell table:style-name="ce6" office:value-type="string">
            <text:p>is dequeued</text:p>
          </table:table-cell>
          <table:table-cell/>
        </table:table-row>
        <table:table-row table:style-name="ro1">
          <table:table-cell office:value-type="float" office:value="9596.137289">
            <text:p>9596.137289</text:p>
          </table:table-cell>
          <table:table-cell table:formula="of:=[.A823]-[.A$20]" office:value-type="float" office:value="0.195864999999685">
            <text:p>0.195865</text:p>
          </table:table-cell>
          <table:table-cell table:formula="of:=[.B823]-[.B822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37294">
            <text:p>9596.137294</text:p>
          </table:table-cell>
          <table:table-cell table:formula="of:=[.A824]-[.A$20]" office:value-type="float" office:value="0.195869999999559">
            <text:p>0.195870</text:p>
          </table:table-cell>
          <table:table-cell table:formula="of:=[.B824]-[.B823]" office:value-type="float" office:value="0.0000049999998736893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137296">
            <text:p>9596.137296</text:p>
          </table:table-cell>
          <table:table-cell table:formula="of:=[.A825]-[.A$20]" office:value-type="float" office:value="0.195872000000236">
            <text:p>0.195872</text:p>
          </table:table-cell>
          <table:table-cell table:formula="of:=[.B825]-[.B824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137299">
            <text:p>9596.137299</text:p>
          </table:table-cell>
          <table:table-cell table:formula="of:=[.A826]-[.A$20]" office:value-type="float" office:value="0.195874999999432">
            <text:p>0.195875</text:p>
          </table:table-cell>
          <table:table-cell table:formula="of:=[.B826]-[.B825]" office:value-type="float" office:value="0.00000299999919661786">
            <text:p>0.000003</text:p>
          </table:table-cell>
          <table:table-cell/>
          <table:table-cell table:style-name="ce7" office:value-type="string">
            <text:p>1.920018 / 4.075284 &gt; 2.000000 / 5.000000</text:p>
          </table:table-cell>
          <table:table-cell/>
        </table:table-row>
        <table:table-row table:style-name="ro1">
          <table:table-cell office:value-type="float" office:value="9596.137302">
            <text:p>9596.137302</text:p>
          </table:table-cell>
          <table:table-cell table:formula="of:=[.A827]-[.A$20]" office:value-type="float" office:value="0.195877999998629">
            <text:p>0.195878</text:p>
          </table:table-cell>
          <table:table-cell table:formula="of:=[.B827]-[.B826]" office:value-type="float" office:value="0.00000299999919661786">
            <text:p>0.000003</text:p>
          </table:table-cell>
          <table:table-cell/>
          <table:table-cell table:style-name="ce7" office:value-type="string">
            <text:p>d_s is renewed (r + D) to 9596142.295868; c_s is fully topped up</text:p>
          </table:table-cell>
          <table:table-cell/>
        </table:table-row>
        <table:table-row table:style-name="ro1">
          <table:table-cell office:value-type="float" office:value="9596.137306">
            <text:p>9596.137306</text:p>
          </table:table-cell>
          <table:table-cell table:formula="of:=[.A828]-[.A$20]" office:value-type="float" office:value="0.195881999999983">
            <text:p>0.195882</text:p>
          </table:table-cell>
          <table:table-cell table:formula="of:=[.B828]-[.B827]" office:value-type="float" office:value="0.00000400000135414302">
            <text:p>0.000004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9596.137365">
            <text:p>9596.137365</text:p>
          </table:table-cell>
          <table:table-cell table:formula="of:=[.A829]-[.A$20]" office:value-type="float" office:value="0.195940999999948">
            <text:p>0.195941</text:p>
          </table:table-cell>
          <table:table-cell table:formula="of:=[.B829]-[.B828]" office:value-type="float" office:value="0.0000589999999647262">
            <text:p>0.00005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137367">
            <text:p>9596.137367</text:p>
          </table:table-cell>
          <table:table-cell table:formula="of:=[.A830]-[.A$20]" office:value-type="float" office:value="0.195942999998806">
            <text:p>0.195943</text:p>
          </table:table-cell>
          <table:table-cell table:formula="of:=[.B830]-[.B829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137369">
            <text:p>9596.137369</text:p>
          </table:table-cell>
          <table:table-cell table:formula="of:=[.A831]-[.A$20]" office:value-type="float" office:value="0.195944999999483">
            <text:p>0.195945</text:p>
          </table:table-cell>
          <table:table-cell table:formula="of:=[.B831]-[.B830]" office:value-type="float" office:value="0.00000200000067707151">
            <text:p>0.000002</text:p>
          </table:table-cell>
          <table:table-cell office:value-type="string">
            <text:p>d_s is renewed (r + D) to 9596139.366857; c_s is fully topped up</text:p>
          </table:table-cell>
          <table:table-cell table:number-columns-repeated="2"/>
        </table:table-row>
        <table:table-row table:style-name="ro1">
          <table:table-cell office:value-type="float" office:value="9596.137371">
            <text:p>9596.137371</text:p>
          </table:table-cell>
          <table:table-cell table:formula="of:=[.A832]-[.A$20]" office:value-type="float" office:value="0.19594700000016">
            <text:p>0.195947</text:p>
          </table:table-cell>
          <table:table-cell table:formula="of:=[.B832]-[.B831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9596.137375">
            <text:p>9596.137375</text:p>
          </table:table-cell>
          <table:table-cell table:formula="of:=[.A833]-[.A$20]" office:value-type="float" office:value="0.195950999999695">
            <text:p>0.195951</text:p>
          </table:table-cell>
          <table:table-cell table:formula="of:=[.B833]-[.B832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37377">
            <text:p>9596.137377</text:p>
          </table:table-cell>
          <table:table-cell table:formula="of:=[.A834]-[.A$20]" office:value-type="float" office:value="0.195952999998553">
            <text:p>0.195953</text:p>
          </table:table-cell>
          <table:table-cell table:formula="of:=[.B834]-[.B833]" office:value-type="float" office:value="0.0000019999988580821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9596.13828">
            <text:p>9596.138280</text:p>
          </table:table-cell>
          <table:table-cell table:formula="of:=[.A835]-[.A$20]" office:value-type="float" office:value="0.196855999998661">
            <text:p>0.196856</text:p>
          </table:table-cell>
          <table:table-cell table:formula="of:=[.B835]-[.B834]" office:value-type="float" office:value="0.000903000000107568">
            <text:p>0.00090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138281">
            <text:p>9596.138281</text:p>
          </table:table-cell>
          <table:table-cell table:formula="of:=[.A836]-[.A$20]" office:value-type="float" office:value="0.196856999999">
            <text:p>0.196857</text:p>
          </table:table-cell>
          <table:table-cell table:formula="of:=[.B836]-[.B835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138286">
            <text:p>9596.138286</text:p>
          </table:table-cell>
          <table:table-cell table:formula="of:=[.A837]-[.A$20]" office:value-type="float" office:value="0.196861999998873">
            <text:p>0.196862</text:p>
          </table:table-cell>
          <table:table-cell table:formula="of:=[.B837]-[.B836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14017">
            <text:p>9596.140170</text:p>
          </table:table-cell>
          <table:table-cell table:formula="of:=[.A838]-[.A$20]" office:value-type="float" office:value="0.198746000000028">
            <text:p>0.198746</text:p>
          </table:table-cell>
          <table:table-cell table:formula="of:=[.B838]-[.B837]" office:value-type="float" office:value="0.00188400000115507">
            <text:p>0.00188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140172">
            <text:p>9596.140172</text:p>
          </table:table-cell>
          <table:table-cell table:formula="of:=[.A839]-[.A$20]" office:value-type="float" office:value="0.198747999998886">
            <text:p>0.198748</text:p>
          </table:table-cell>
          <table:table-cell table:formula="of:=[.B839]-[.B838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41367">
            <text:p>9596.141367</text:p>
          </table:table-cell>
          <table:table-cell table:formula="of:=[.A840]-[.A$20]" office:value-type="float" office:value="0.199942999999621">
            <text:p>0.199943</text:p>
          </table:table-cell>
          <table:table-cell table:formula="of:=[.B840]-[.B839]" office:value-type="float" office:value="0.00119500000073458">
            <text:p>0.00119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141369">
            <text:p>9596.141369</text:p>
          </table:table-cell>
          <table:table-cell table:formula="of:=[.A841]-[.A$20]" office:value-type="float" office:value="0.199945000000298">
            <text:p>0.199945</text:p>
          </table:table-cell>
          <table:table-cell table:formula="of:=[.B841]-[.B840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141372">
            <text:p>9596.141372</text:p>
          </table:table-cell>
          <table:table-cell table:formula="of:=[.A842]-[.A$20]" office:value-type="float" office:value="0.199947999999495">
            <text:p>0.199948</text:p>
          </table:table-cell>
          <table:table-cell table:formula="of:=[.B842]-[.B841]" office:value-type="float" office:value="0.00000299999919661786">
            <text:p>0.000003</text:p>
          </table:table-cell>
          <table:table-cell table:number-columns-repeated="2"/>
          <table:table-cell office:value-type="string">
            <text:p>d_s is renewed (r + D) to 9596148.369440; c_s is fully topped up</text:p>
          </table:table-cell>
        </table:table-row>
        <table:table-row table:style-name="ro1">
          <table:table-cell office:value-type="float" office:value="9596.141375">
            <text:p>9596.141375</text:p>
          </table:table-cell>
          <table:table-cell table:formula="of:=[.A843]-[.A$20]" office:value-type="float" office:value="0.199950999998691">
            <text:p>0.199951</text:p>
          </table:table-cell>
          <table:table-cell table:formula="of:=[.B843]-[.B842]" office:value-type="float" office:value="0.00000299999919661786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141377">
            <text:p>9596.141377</text:p>
          </table:table-cell>
          <table:table-cell table:formula="of:=[.A844]-[.A$20]" office:value-type="float" office:value="0.199952999999368">
            <text:p>0.199953</text:p>
          </table:table-cell>
          <table:table-cell table:formula="of:=[.B844]-[.B843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141379">
            <text:p>9596.141379</text:p>
          </table:table-cell>
          <table:table-cell table:formula="of:=[.A845]-[.A$20]" office:value-type="float" office:value="0.199955000000045">
            <text:p>0.199955</text:p>
          </table:table-cell>
          <table:table-cell table:formula="of:=[.B845]-[.B844]" office:value-type="float" office:value="0.00000200000067707151">
            <text:p>0.000002</text:p>
          </table:table-cell>
          <table:table-cell office:value-type="string">
            <text:p>d_s is renewed (r + D) to 9596143.377205; c_s is fully topped up</text:p>
          </table:table-cell>
          <table:table-cell table:number-columns-repeated="2"/>
        </table:table-row>
        <table:table-row table:style-name="ro1">
          <table:table-cell office:value-type="float" office:value="9596.141382">
            <text:p>9596.141382</text:p>
          </table:table-cell>
          <table:table-cell table:formula="of:=[.A846]-[.A$20]" office:value-type="float" office:value="0.199957999999242">
            <text:p>0.199958</text:p>
          </table:table-cell>
          <table:table-cell table:formula="of:=[.B846]-[.B845]" office:value-type="float" office:value="0.00000299999919661786">
            <text:p>0.000003</text:p>
          </table:table-cell>
          <table:table-cell/>
          <table:table-cell table:style-name="ce6"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141384">
            <text:p>9596.141384</text:p>
          </table:table-cell>
          <table:table-cell table:formula="of:=[.A847]-[.A$20]" office:value-type="float" office:value="0.199959999999919">
            <text:p>0.199960</text:p>
          </table:table-cell>
          <table:table-cell table:formula="of:=[.B847]-[.B846]" office:value-type="float" office:value="0.00000200000067707151">
            <text:p>0.000002</text:p>
          </table:table-cell>
          <table:table-cell/>
          <table:table-cell table:style-name="ce6" office:value-type="string">
            <text:p>is enqueued</text:p>
          </table:table-cell>
          <table:table-cell/>
        </table:table-row>
        <table:table-row table:style-name="ro1">
          <table:table-cell office:value-type="float" office:value="9596.141387">
            <text:p>9596.141387</text:p>
          </table:table-cell>
          <table:table-cell table:formula="of:=[.A848]-[.A$20]" office:value-type="float" office:value="0.199962999999116">
            <text:p>0.199963</text:p>
          </table:table-cell>
          <table:table-cell table:formula="of:=[.B848]-[.B847]" office:value-type="float" office:value="0.00000299999919661786">
            <text:p>0.000003</text:p>
          </table:table-cell>
          <table:table-cell/>
          <table:table-cell table:style-name="ce6" office:value-type="string">
            <text:p>0.040614 / 0.912178 &lt;= 2.000000 / 5.000000</text:p>
          </table:table-cell>
          <table:table-cell/>
        </table:table-row>
        <table:table-row table:style-name="ro1">
          <table:table-cell office:value-type="float" office:value="9596.141389">
            <text:p>9596.141389</text:p>
          </table:table-cell>
          <table:table-cell table:formula="of:=[.A849]-[.A$20]" office:value-type="float" office:value="0.199964999999793">
            <text:p>0.199965</text:p>
          </table:table-cell>
          <table:table-cell table:formula="of:=[.B849]-[.B848]" office:value-type="float" office:value="0.00000200000067707151">
            <text:p>0.000002</text:p>
          </table:table-cell>
          <table:table-cell/>
          <table:table-cell table:style-name="ce6"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9596.141396">
            <text:p>9596.141396</text:p>
          </table:table-cell>
          <table:table-cell table:formula="of:=[.A850]-[.A$20]" office:value-type="float" office:value="0.199972000000344">
            <text:p>0.199972</text:p>
          </table:table-cell>
          <table:table-cell table:formula="of:=[.B850]-[.B849]" office:value-type="float" office:value="0.00000700000055076089">
            <text:p>0.000007</text:p>
          </table:table-cell>
          <table:table-cell/>
          <table:table-cell table:style-name="ce6" office:value-type="string">
            <text:p>is pick_next_task_dl-ed by rsyslogd (4702)</text:p>
          </table:table-cell>
          <table:table-cell/>
        </table:table-row>
        <table:table-row table:style-name="ro1">
          <table:table-cell office:value-type="float" office:value="9596.143304">
            <text:p>9596.143304</text:p>
          </table:table-cell>
          <table:table-cell table:formula="of:=[.A851]-[.A$20]" office:value-type="float" office:value="0.20187999999871">
            <text:p>0.201880</text:p>
          </table:table-cell>
          <table:table-cell table:style-name="ce3" table:formula="of:=[.B851]-[.B850]" office:value-type="float" office:value="0.00190799999836599">
            <text:p>0.001908</text:p>
          </table:table-cell>
          <table:table-cell table:style-name="ce5" office:value-type="string">
            <text:p>c_s is 40.614 us but Task 2 can run for 1908 us ???</text:p>
          </table:table-cell>
          <table:table-cell table:style-name="ce6" office:value-type="string">
            <text:p>is dequeued</text:p>
          </table:table-cell>
          <table:table-cell/>
        </table:table-row>
        <table:table-row table:style-name="ro1">
          <table:table-cell office:value-type="float" office:value="9596.143306">
            <text:p>9596.143306</text:p>
          </table:table-cell>
          <table:table-cell table:formula="of:=[.A852]-[.A$20]" office:value-type="float" office:value="0.201881999999387">
            <text:p>0.201882</text:p>
          </table:table-cell>
          <table:table-cell table:formula="of:=[.B852]-[.B851]" office:value-type="float" office:value="0.0000020000006770715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9596.143309">
            <text:p>9596.143309</text:p>
          </table:table-cell>
          <table:table-cell table:formula="of:=[.A853]-[.A$20]" office:value-type="float" office:value="0.201884999998583">
            <text:p>0.201885</text:p>
          </table:table-cell>
          <table:table-cell table:formula="of:=[.B853]-[.B852]" office:value-type="float" office:value="0.00000299999919661786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143312">
            <text:p>9596.143312</text:p>
          </table:table-cell>
          <table:table-cell table:formula="of:=[.A854]-[.A$20]" office:value-type="float" office:value="0.201887999999599">
            <text:p>0.201888</text:p>
          </table:table-cell>
          <table:table-cell table:formula="of:=[.B854]-[.B853]" office:value-type="float" office:value="0.00000300000101560727">
            <text:p>0.000003</text:p>
          </table:table-cell>
          <table:table-cell/>
          <table:table-cell office:value-type="string">
            <text:p>postpones its deadline to 9596152.295868; c_s is topped up to 1.120409</text:p>
          </table:table-cell>
          <table:table-cell/>
        </table:table-row>
        <table:table-row table:style-name="ro1">
          <table:table-cell office:value-type="float" office:value="9596.143314">
            <text:p>9596.143314</text:p>
          </table:table-cell>
          <table:table-cell table:formula="of:=[.A855]-[.A$20]" office:value-type="float" office:value="0.201890000000276">
            <text:p>0.201890</text:p>
          </table:table-cell>
          <table:table-cell table:formula="of:=[.B855]-[.B854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43316">
            <text:p>9596.143316</text:p>
          </table:table-cell>
          <table:table-cell table:formula="of:=[.A856]-[.A$20]" office:value-type="float" office:value="0.201891999999134">
            <text:p>0.201892</text:p>
          </table:table-cell>
          <table:table-cell table:formula="of:=[.B856]-[.B855]" office:value-type="float" office:value="0.0000019999988580821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9596.144009">
            <text:p>9596.144009</text:p>
          </table:table-cell>
          <table:table-cell table:formula="of:=[.A857]-[.A$20]" office:value-type="float" office:value="0.20258499999909">
            <text:p>0.202585</text:p>
          </table:table-cell>
          <table:table-cell table:formula="of:=[.B857]-[.B856]" office:value-type="float" office:value="0.000692999999955646">
            <text:p>0.000693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9596.144011">
            <text:p>9596.144011</text:p>
          </table:table-cell>
          <table:table-cell table:formula="of:=[.A858]-[.A$20]" office:value-type="float" office:value="0.202586999999767">
            <text:p>0.202587</text:p>
          </table:table-cell>
          <table:table-cell table:formula="of:=[.B858]-[.B857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144014">
            <text:p>9596.144014</text:p>
          </table:table-cell>
          <table:table-cell table:formula="of:=[.A859]-[.A$20]" office:value-type="float" office:value="0.202589999998963">
            <text:p>0.202590</text:p>
          </table:table-cell>
          <table:table-cell table:formula="of:=[.B859]-[.B858]" office:value-type="float" office:value="0.00000299999919661786">
            <text:p>0.000003</text:p>
          </table:table-cell>
          <table:table-cell office:value-type="string">
            <text:p>postpones its deadline to 9596145.377205; c_s is topped up to 0.369138</text:p>
          </table:table-cell>
          <table:table-cell table:number-columns-repeated="2"/>
        </table:table-row>
        <table:table-row table:style-name="ro1">
          <table:table-cell office:value-type="float" office:value="9596.144019">
            <text:p>9596.144019</text:p>
          </table:table-cell>
          <table:table-cell table:formula="of:=[.A860]-[.A$20]" office:value-type="float" office:value="0.202594999998837">
            <text:p>0.202595</text:p>
          </table:table-cell>
          <table:table-cell table:formula="of:=[.B860]-[.B859]" office:value-type="float" office:value="0.00000499999987368938">
            <text:p>0.000005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144024">
            <text:p>9596.144024</text:p>
          </table:table-cell>
          <table:table-cell table:formula="of:=[.A861]-[.A$20]" office:value-type="float" office:value="0.202599999998711">
            <text:p>0.202600</text:p>
          </table:table-cell>
          <table:table-cell table:formula="of:=[.B861]-[.B860]" office:value-type="float" office:value="0.00000499999987368938">
            <text:p>0.000005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9596.144257">
            <text:p>9596.144257</text:p>
          </table:table-cell>
          <table:table-cell table:formula="of:=[.A862]-[.A$20]" office:value-type="float" office:value="0.202832999999373">
            <text:p>0.202833</text:p>
          </table:table-cell>
          <table:table-cell table:formula="of:=[.B862]-[.B861]" office:value-type="float" office:value="0.000233000000662287">
            <text:p>0.00023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144259">
            <text:p>9596.144259</text:p>
          </table:table-cell>
          <table:table-cell table:formula="of:=[.A863]-[.A$20]" office:value-type="float" office:value="0.20283500000005">
            <text:p>0.202835</text:p>
          </table:table-cell>
          <table:table-cell table:formula="of:=[.B863]-[.B862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144261">
            <text:p>9596.144261</text:p>
          </table:table-cell>
          <table:table-cell table:formula="of:=[.A864]-[.A$20]" office:value-type="float" office:value="0.202836999998908">
            <text:p>0.202837</text:p>
          </table:table-cell>
          <table:table-cell table:formula="of:=[.B864]-[.B863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9596.145365">
            <text:p>9596.145365</text:p>
          </table:table-cell>
          <table:table-cell table:formula="of:=[.A865]-[.A$20]" office:value-type="float" office:value="0.203940999999759">
            <text:p>0.203941</text:p>
          </table:table-cell>
          <table:table-cell table:formula="of:=[.B865]-[.B864]" office:value-type="float" office:value="0.00110400000085065">
            <text:p>0.0011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145367">
            <text:p>9596.145367</text:p>
          </table:table-cell>
          <table:table-cell table:formula="of:=[.A866]-[.A$20]" office:value-type="float" office:value="0.203942999998617">
            <text:p>0.203943</text:p>
          </table:table-cell>
          <table:table-cell table:formula="of:=[.B866]-[.B865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14537">
            <text:p>9596.145370</text:p>
          </table:table-cell>
          <table:table-cell table:formula="of:=[.A867]-[.A$20]" office:value-type="float" office:value="0.203945999999632">
            <text:p>0.203946</text:p>
          </table:table-cell>
          <table:table-cell table:formula="of:=[.B867]-[.B866]" office:value-type="float" office:value="0.00000300000101560727">
            <text:p>0.000003</text:p>
          </table:table-cell>
          <table:table-cell office:value-type="string">
            <text:p>0.120158 / 0.010059 &gt; 1.000000 / 2.000000</text:p>
          </table:table-cell>
          <table:table-cell table:number-columns-repeated="2"/>
        </table:table-row>
        <table:table-row table:style-name="ro1">
          <table:table-cell office:value-type="float" office:value="9596.145373">
            <text:p>9596.145373</text:p>
          </table:table-cell>
          <table:table-cell table:formula="of:=[.A868]-[.A$20]" office:value-type="float" office:value="0.203948999998829">
            <text:p>0.203949</text:p>
          </table:table-cell>
          <table:table-cell table:formula="of:=[.B868]-[.B867]" office:value-type="float" office:value="0.00000299999919661786">
            <text:p>0.000003</text:p>
          </table:table-cell>
          <table:table-cell office:value-type="string">
            <text:p>d_s is renewed (r + D) to 9596147.367146; c_s is fully topped up</text:p>
          </table:table-cell>
          <table:table-cell table:number-columns-repeated="2"/>
        </table:table-row>
        <table:table-row table:style-name="ro1">
          <table:table-cell office:value-type="float" office:value="9596.145375">
            <text:p>9596.145375</text:p>
          </table:table-cell>
          <table:table-cell table:formula="of:=[.A869]-[.A$20]" office:value-type="float" office:value="0.203950999999506">
            <text:p>0.203951</text:p>
          </table:table-cell>
          <table:table-cell table:formula="of:=[.B869]-[.B868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9596.145378">
            <text:p>9596.145378</text:p>
          </table:table-cell>
          <table:table-cell table:formula="of:=[.A870]-[.A$20]" office:value-type="float" office:value="0.203953999998703">
            <text:p>0.203954</text:p>
          </table:table-cell>
          <table:table-cell table:formula="of:=[.B870]-[.B869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145381">
            <text:p>9596.145381</text:p>
          </table:table-cell>
          <table:table-cell table:formula="of:=[.A871]-[.A$20]" office:value-type="float" office:value="0.203956999999718">
            <text:p>0.203957</text:p>
          </table:table-cell>
          <table:table-cell table:formula="of:=[.B871]-[.B870]" office:value-type="float" office:value="0.00000300000101560727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9596.146285">
            <text:p>9596.146285</text:p>
          </table:table-cell>
          <table:table-cell table:formula="of:=[.A872]-[.A$20]" office:value-type="float" office:value="0.204861000000164">
            <text:p>0.204861</text:p>
          </table:table-cell>
          <table:table-cell table:formula="of:=[.B872]-[.B871]" office:value-type="float" office:value="0.000904000000446104">
            <text:p>0.0009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146286">
            <text:p>9596.146286</text:p>
          </table:table-cell>
          <table:table-cell table:formula="of:=[.A873]-[.A$20]" office:value-type="float" office:value="0.204861999998684">
            <text:p>0.204862</text:p>
          </table:table-cell>
          <table:table-cell table:formula="of:=[.B873]-[.B872]" office:value-type="float" office:value="0.000000999998519546352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14629">
            <text:p>9596.146290</text:p>
          </table:table-cell>
          <table:table-cell table:formula="of:=[.A874]-[.A$20]" office:value-type="float" office:value="0.204866000000038">
            <text:p>0.204866</text:p>
          </table:table-cell>
          <table:table-cell table:formula="of:=[.B874]-[.B873]" office:value-type="float" office:value="0.00000400000135414302">
            <text:p>0.000004</text:p>
          </table:table-cell>
          <table:table-cell table:number-columns-repeated="2"/>
          <table:table-cell table:style-name="ce6" office:value-type="string">
            <text:p>is pick_next_task_dl-ed by Task 1</text:p>
          </table:table-cell>
        </table:table-row>
        <table:table-row table:style-name="ro1">
          <table:table-cell office:value-type="float" office:value="9596.146363">
            <text:p>9596.146363</text:p>
          </table:table-cell>
          <table:table-cell table:formula="of:=[.A875]-[.A$20]" office:value-type="float" office:value="0.204938999999285">
            <text:p>0.204939</text:p>
          </table:table-cell>
          <table:table-cell table:formula="of:=[.B875]-[.B874]" office:value-type="float" office:value="0.0000729999992472585">
            <text:p>0.000073</text:p>
          </table:table-cell>
          <table:table-cell/>
          <table:table-cell table:style-name="ce6" office:value-type="string">
            <text:p>select_task_rq_dl</text:p>
          </table:table-cell>
          <table:table-cell table:style-name="ce6"/>
        </table:table-row>
        <table:table-row table:style-name="ro1">
          <table:table-cell office:value-type="float" office:value="9596.146365">
            <text:p>9596.146365</text:p>
          </table:table-cell>
          <table:table-cell table:formula="of:=[.A876]-[.A$20]" office:value-type="float" office:value="0.204940999999963">
            <text:p>0.204941</text:p>
          </table:table-cell>
          <table:table-cell table:formula="of:=[.B876]-[.B875]" office:value-type="float" office:value="0.00000200000067707151">
            <text:p>0.000002</text:p>
          </table:table-cell>
          <table:table-cell/>
          <table:table-cell table:style-name="ce6" office:value-type="string">
            <text:p>is enqueued</text:p>
          </table:table-cell>
          <table:table-cell table:style-name="ce6"/>
        </table:table-row>
        <table:table-row table:style-name="ro1">
          <table:table-cell office:value-type="float" office:value="9596.146368">
            <text:p>9596.146368</text:p>
          </table:table-cell>
          <table:table-cell table:formula="of:=[.A877]-[.A$20]" office:value-type="float" office:value="0.204943999999159">
            <text:p>0.204944</text:p>
          </table:table-cell>
          <table:table-cell table:formula="of:=[.B877]-[.B876]" office:value-type="float" office:value="0.00000299999919661786">
            <text:p>0.000003</text:p>
          </table:table-cell>
          <table:table-cell/>
          <table:table-cell table:style-name="ce6" office:value-type="string">
            <text:p>1.120409 / 5.930645 &lt;= 2.000000 / 5.000000</text:p>
          </table:table-cell>
          <table:table-cell table:style-name="ce6"/>
        </table:table-row>
        <table:table-row table:style-name="ro1">
          <table:table-cell office:value-type="float" office:value="9596.14637">
            <text:p>9596.146370</text:p>
          </table:table-cell>
          <table:table-cell table:formula="of:=[.A878]-[.A$20]" office:value-type="float" office:value="0.204945999999836">
            <text:p>0.204946</text:p>
          </table:table-cell>
          <table:table-cell table:formula="of:=[.B878]-[.B877]" office:value-type="float" office:value="0.00000200000067707151">
            <text:p>0.000002</text:p>
          </table:table-cell>
          <table:table-cell/>
          <table:table-cell table:style-name="ce6" office:value-type="string">
            <text:p>resumes its BW pair</text:p>
          </table:table-cell>
          <table:table-cell table:style-name="ce6"/>
        </table:table-row>
        <table:table-row table:style-name="ro1">
          <table:table-cell office:value-type="float" office:value="9596.148134">
            <text:p>9596.148134</text:p>
          </table:table-cell>
          <table:table-cell table:formula="of:=[.A879]-[.A$20]" office:value-type="float" office:value="0.206709999998566">
            <text:p>0.206710</text:p>
          </table:table-cell>
          <table:table-cell table:formula="of:=[.B879]-[.B878]" office:value-type="float" office:value="0.00176399999872956">
            <text:p>0.001764</text:p>
          </table:table-cell>
          <table:table-cell/>
          <table:table-cell table:style-name="ce6"/>
          <table:table-cell table:style-name="ce6" office:value-type="string">
            <text:p>is dequeued</text:p>
          </table:table-cell>
        </table:table-row>
        <table:table-row table:style-name="ro1">
          <table:table-cell office:value-type="float" office:value="9596.148136">
            <text:p>9596.148136</text:p>
          </table:table-cell>
          <table:table-cell table:formula="of:=[.A880]-[.A$20]" office:value-type="float" office:value="0.206711999999243">
            <text:p>0.206712</text:p>
          </table:table-cell>
          <table:table-cell table:formula="of:=[.B880]-[.B879]" office:value-type="float" office:value="0.00000200000067707151">
            <text:p>0.000002</text:p>
          </table:table-cell>
          <table:table-cell/>
          <table:table-cell table:style-name="ce6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148141">
            <text:p>9596.148141</text:p>
          </table:table-cell>
          <table:table-cell table:formula="of:=[.A881]-[.A$20]" office:value-type="float" office:value="0.206716999999117">
            <text:p>0.206717</text:p>
          </table:table-cell>
          <table:table-cell table:formula="of:=[.B881]-[.B880]" office:value-type="float" office:value="0.00000499999987368938">
            <text:p>0.000005</text:p>
          </table:table-cell>
          <table:table-cell/>
          <table:table-cell table:style-name="ce6"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9596.148145">
            <text:p>9596.148145</text:p>
          </table:table-cell>
          <table:table-cell table:formula="of:=[.A882]-[.A$20]" office:value-type="float" office:value="0.206720999998652">
            <text:p>0.206721</text:p>
          </table:table-cell>
          <table:table-cell table:formula="of:=[.B882]-[.B881]" office:value-type="float" office:value="0.00000399999953515362">
            <text:p>0.000004</text:p>
          </table:table-cell>
          <table:table-cell/>
          <table:table-cell table:style-name="ce6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48146">
            <text:p>9596.148146</text:p>
          </table:table-cell>
          <table:table-cell table:formula="of:=[.A883]-[.A$20]" office:value-type="float" office:value="0.20672199999899">
            <text:p>0.206722</text:p>
          </table:table-cell>
          <table:table-cell table:formula="of:=[.B883]-[.B882]" office:value-type="float" office:value="0.00000100000033853576">
            <text:p>0.000001</text:p>
          </table:table-cell>
          <table:table-cell/>
          <table:table-cell table:style-name="ce6" office:value-type="string">
            <text:p>uses up its c_s ← <text:span text:style-name="T1">rq-&gt;clock is not updated when Task 2 is picked by Task 3</text:span></text:p>
          </table:table-cell>
          <table:table-cell/>
        </table:table-row>
        <table:table-row table:style-name="ro1">
          <table:table-cell office:value-type="float" office:value="9596.149368">
            <text:p>9596.149368</text:p>
          </table:table-cell>
          <table:table-cell table:formula="of:=[.A884]-[.A$20]" office:value-type="float" office:value="0.20794399999977">
            <text:p>0.207944</text:p>
          </table:table-cell>
          <table:table-cell table:style-name="ce3" table:formula="of:=[.B884]-[.B883]" office:value-type="float" office:value="0.0012220000007801">
            <text:p>0.001222</text:p>
          </table:table-cell>
          <table:table-cell table:style-name="ce6" office:value-type="string">
            <text:p>select_task_rq_dl</text:p>
          </table:table-cell>
          <table:table-cell table:style-name="ce5" office:value-type="string">
            <text:p>1222 us cannot be used by Task 2 because SCHED_DEADLINE thinks that Task 2 has run for 1120 us while in fact it is Task 3 that is running</text:p>
          </table:table-cell>
          <table:table-cell/>
        </table:table-row>
        <table:table-row table:style-name="ro1">
          <table:table-cell office:value-type="float" office:value="9596.149371">
            <text:p>9596.149371</text:p>
          </table:table-cell>
          <table:table-cell table:formula="of:=[.A885]-[.A$20]" office:value-type="float" office:value="0.207946999998967">
            <text:p>0.207947</text:p>
          </table:table-cell>
          <table:table-cell table:formula="of:=[.B885]-[.B884]" office:value-type="float" office:value="0.00000299999919661786">
            <text:p>0.000003</text:p>
          </table:table-cell>
          <table:table-cell office:value-type="string">
            <text:p>is enqueued</text:p>
          </table:table-cell>
          <table:table-cell table:style-name="ce6"/>
          <table:table-cell/>
        </table:table-row>
        <table:table-row table:style-name="ro1">
          <table:table-cell office:value-type="float" office:value="9596.149374">
            <text:p>9596.149374</text:p>
          </table:table-cell>
          <table:table-cell table:formula="of:=[.A886]-[.A$20]" office:value-type="float" office:value="0.207949999999983">
            <text:p>0.207950</text:p>
          </table:table-cell>
          <table:table-cell table:formula="of:=[.B886]-[.B885]" office:value-type="float" office:value="0.00000300000101560727">
            <text:p>0.000003</text:p>
          </table:table-cell>
          <table:table-cell office:value-type="string">
            <text:p>d_s is renewed (r + D) to 9596151.371380; c_s is fully topped up</text:p>
          </table:table-cell>
          <table:table-cell table:style-name="ce6"/>
          <table:table-cell/>
        </table:table-row>
        <table:table-row table:style-name="ro1">
          <table:table-cell office:value-type="float" office:value="9596.149379">
            <text:p>9596.149379</text:p>
          </table:table-cell>
          <table:table-cell table:formula="of:=[.A887]-[.A$20]" office:value-type="float" office:value="0.207954999999856">
            <text:p>0.207955</text:p>
          </table:table-cell>
          <table:table-cell table:formula="of:=[.B887]-[.B886]" office:value-type="float" office:value="0.00000499999987368938">
            <text:p>0.000005</text:p>
          </table:table-cell>
          <table:table-cell office:value-type="string">
            <text:p>is pick_next_task_dl-ed by rsyslogd (4702)</text:p>
          </table:table-cell>
          <table:table-cell table:style-name="ce6"/>
          <table:table-cell/>
        </table:table-row>
        <table:table-row table:style-name="ro1">
          <table:table-cell office:value-type="float" office:value="9596.150371">
            <text:p>9596.150371</text:p>
          </table:table-cell>
          <table:table-cell table:formula="of:=[.A888]-[.A$20]" office:value-type="float" office:value="0.208946999999171">
            <text:p>0.208947</text:p>
          </table:table-cell>
          <table:table-cell table:formula="of:=[.B888]-[.B887]" office:value-type="float" office:value="0.00099199999931443">
            <text:p>0.000992</text:p>
          </table:table-cell>
          <table:table-cell office:value-type="string">
            <text:p>is dequeued</text:p>
          </table:table-cell>
          <table:table-cell table:style-name="ce6"/>
          <table:table-cell/>
        </table:table-row>
        <table:table-row table:style-name="ro1">
          <table:table-cell office:value-type="float" office:value="9596.150373">
            <text:p>9596.150373</text:p>
          </table:table-cell>
          <table:table-cell table:formula="of:=[.A889]-[.A$20]" office:value-type="float" office:value="0.208948999999848">
            <text:p>0.208949</text:p>
          </table:table-cell>
          <table:table-cell table:formula="of:=[.B889]-[.B888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style-name="ce6"/>
          <table:table-cell/>
        </table:table-row>
        <table:table-row table:style-name="ro1">
          <table:table-cell office:value-type="float" office:value="9596.151364">
            <text:p>9596.151364</text:p>
          </table:table-cell>
          <table:table-cell table:formula="of:=[.A890]-[.A$20]" office:value-type="float" office:value="0.209939999998824">
            <text:p>0.209940</text:p>
          </table:table-cell>
          <table:table-cell table:formula="of:=[.B890]-[.B889]" office:value-type="float" office:value="0.000990999998975894">
            <text:p>0.000991</text:p>
          </table:table-cell>
          <table:table-cell/>
          <table:table-cell table:style-name="ce6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151366">
            <text:p>9596.151366</text:p>
          </table:table-cell>
          <table:table-cell table:formula="of:=[.A891]-[.A$20]" office:value-type="float" office:value="0.209941999999501">
            <text:p>0.209942</text:p>
          </table:table-cell>
          <table:table-cell table:formula="of:=[.B891]-[.B890]" office:value-type="float" office:value="0.00000200000067707151">
            <text:p>0.000002</text:p>
          </table:table-cell>
          <table:table-cell/>
          <table:table-cell table:style-name="ce6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151369">
            <text:p>9596.151369</text:p>
          </table:table-cell>
          <table:table-cell table:formula="of:=[.A892]-[.A$20]" office:value-type="float" office:value="0.209944999998697">
            <text:p>0.209945</text:p>
          </table:table-cell>
          <table:table-cell table:formula="of:=[.B892]-[.B891]" office:value-type="float" office:value="0.00000299999919661786">
            <text:p>0.000003</text:p>
          </table:table-cell>
          <table:table-cell/>
          <table:table-cell table:style-name="ce6"/>
          <table:table-cell office:value-type="string">
            <text:p>d_s is renewed (r + D) to 9596158.366292; c_s is fully topped up</text:p>
          </table:table-cell>
        </table:table-row>
        <table:table-row table:style-name="ro1">
          <table:table-cell office:value-type="float" office:value="9596.151374">
            <text:p>9596.151374</text:p>
          </table:table-cell>
          <table:table-cell table:formula="of:=[.A893]-[.A$20]" office:value-type="float" office:value="0.209949999998571">
            <text:p>0.209950</text:p>
          </table:table-cell>
          <table:table-cell table:formula="of:=[.B893]-[.B892]" office:value-type="float" office:value="0.00000499999987368938">
            <text:p>0.000005</text:p>
          </table:table-cell>
          <table:table-cell/>
          <table:table-cell table:style-name="ce6"/>
          <table:table-cell office:value-type="string">
            <text:p>is pick_next_task_dl-ed by rsyslogd (4702)</text:p>
          </table:table-cell>
        </table:table-row>
        <table:table-row table:style-name="ro1">
          <table:table-cell office:value-type="float" office:value="9596.152302">
            <text:p>9596.152302</text:p>
          </table:table-cell>
          <table:table-cell table:formula="of:=[.A894]-[.A$20]" office:value-type="float" office:value="0.210877999999866">
            <text:p>0.210878</text:p>
          </table:table-cell>
          <table:table-cell table:formula="of:=[.B894]-[.B893]" office:value-type="float" office:value="0.000928000001295004">
            <text:p>0.000928</text:p>
          </table:table-cell>
          <table:table-cell/>
          <table:table-cell table:style-name="ce6"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9596.152304">
            <text:p>9596.152304</text:p>
          </table:table-cell>
          <table:table-cell table:formula="of:=[.A895]-[.A$20]" office:value-type="float" office:value="0.210879999998724">
            <text:p>0.210880</text:p>
          </table:table-cell>
          <table:table-cell table:formula="of:=[.B895]-[.B894]" office:value-type="float" office:value="0.00000199999885808211">
            <text:p>0.000002</text:p>
          </table:table-cell>
          <table:table-cell/>
          <table:table-cell table:style-name="ce6" office:value-type="string">
            <text:p>is enqueued</text:p>
          </table:table-cell>
          <table:table-cell/>
        </table:table-row>
        <table:table-row table:style-name="ro1">
          <table:table-cell office:value-type="float" office:value="9596.152306">
            <text:p>9596.152306</text:p>
          </table:table-cell>
          <table:table-cell table:formula="of:=[.A896]-[.A$20]" office:value-type="float" office:value="0.210881999999401">
            <text:p>0.210882</text:p>
          </table:table-cell>
          <table:table-cell table:formula="of:=[.B896]-[.B895]" office:value-type="float" office:value="0.00000200000067707151">
            <text:p>0.000002</text:p>
          </table:table-cell>
          <table:table-cell/>
          <table:table-cell table:style-name="ce6" office:value-type="string">
            <text:p>postpones its deadline to 9596157.295868; c_s is topped up to 1.341025</text:p>
          </table:table-cell>
          <table:table-cell/>
        </table:table-row>
        <table:table-row table:style-name="ro1">
          <table:table-cell office:value-type="float" office:value="9596.152309">
            <text:p>9596.152309</text:p>
          </table:table-cell>
          <table:table-cell table:formula="of:=[.A897]-[.A$20]" office:value-type="float" office:value="0.210884999998598">
            <text:p>0.210885</text:p>
          </table:table-cell>
          <table:table-cell table:formula="of:=[.B897]-[.B896]" office:value-type="float" office:value="0.00000299999919661786">
            <text:p>0.000003</text:p>
          </table:table-cell>
          <table:table-cell/>
          <table:table-cell table:style-name="ce6" office:value-type="string">
            <text:p>preempts Task 3</text:p>
          </table:table-cell>
          <table:table-cell/>
        </table:table-row>
        <table:table-row table:style-name="ro1">
          <table:table-cell office:value-type="float" office:value="9596.152313">
            <text:p>9596.152313</text:p>
          </table:table-cell>
          <table:table-cell table:formula="of:=[.A898]-[.A$20]" office:value-type="float" office:value="0.210888999999952">
            <text:p>0.210889</text:p>
          </table:table-cell>
          <table:table-cell table:formula="of:=[.B898]-[.B897]" office:value-type="float" office:value="0.00000400000135414302">
            <text:p>0.000004</text:p>
          </table:table-cell>
          <table:table-cell/>
          <table:table-cell table:style-name="ce6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152317">
            <text:p>9596.152317</text:p>
          </table:table-cell>
          <table:table-cell table:formula="of:=[.A899]-[.A$20]" office:value-type="float" office:value="0.210892999999487">
            <text:p>0.210893</text:p>
          </table:table-cell>
          <table:table-cell table:formula="of:=[.B899]-[.B898]" office:value-type="float" office:value="0.00000399999953515362">
            <text:p>0.000004</text:p>
          </table:table-cell>
          <table:table-cell/>
          <table:table-cell table:style-name="ce6"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9596.152321">
            <text:p>9596.152321</text:p>
          </table:table-cell>
          <table:table-cell table:formula="of:=[.A900]-[.A$20]" office:value-type="float" office:value="0.210896999999022">
            <text:p>0.210897</text:p>
          </table:table-cell>
          <table:table-cell table:formula="of:=[.B900]-[.B899]" office:value-type="float" office:value="0.00000399999953515362">
            <text:p>0.000004</text:p>
          </table:table-cell>
          <table:table-cell/>
          <table:table-cell table:style-name="ce6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52326">
            <text:p>9596.152326</text:p>
          </table:table-cell>
          <table:table-cell table:formula="of:=[.A901]-[.A$20]" office:value-type="float" office:value="0.210901999998896">
            <text:p>0.210902</text:p>
          </table:table-cell>
          <table:table-cell table:formula="of:=[.B901]-[.B900]" office:value-type="float" office:value="0.00000499999987368938">
            <text:p>0.000005</text:p>
          </table:table-cell>
          <table:table-cell/>
          <table:table-cell table:style-name="ce6"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9596.154262">
            <text:p>9596.154262</text:p>
          </table:table-cell>
          <table:table-cell table:formula="of:=[.A902]-[.A$20]" office:value-type="float" office:value="0.212837999999465">
            <text:p>0.212838</text:p>
          </table:table-cell>
          <table:table-cell table:formula="of:=[.B902]-[.B901]" office:value-type="float" office:value="0.00193600000056904">
            <text:p>0.001936</text:p>
          </table:table-cell>
          <table:table-cell/>
          <table:table-cell table:style-name="ce6" office:value-type="string">
            <text:p>is dequeued</text:p>
          </table:table-cell>
          <table:table-cell/>
        </table:table-row>
        <table:table-row table:style-name="ro1">
          <table:table-cell office:value-type="float" office:value="9596.154264">
            <text:p>9596.154264</text:p>
          </table:table-cell>
          <table:table-cell table:formula="of:=[.A903]-[.A$20]" office:value-type="float" office:value="0.212840000000142">
            <text:p>0.212840</text:p>
          </table:table-cell>
          <table:table-cell table:formula="of:=[.B903]-[.B902]" office:value-type="float" office:value="0.0000020000006770715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9596.154267">
            <text:p>9596.154267</text:p>
          </table:table-cell>
          <table:table-cell table:formula="of:=[.A904]-[.A$20]" office:value-type="float" office:value="0.212842999999339">
            <text:p>0.212843</text:p>
          </table:table-cell>
          <table:table-cell table:formula="of:=[.B904]-[.B903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54272">
            <text:p>9596.154272</text:p>
          </table:table-cell>
          <table:table-cell table:formula="of:=[.A905]-[.A$20]" office:value-type="float" office:value="0.212847999999212">
            <text:p>0.212848</text:p>
          </table:table-cell>
          <table:table-cell table:formula="of:=[.B905]-[.B904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156312">
            <text:p>9596.156312</text:p>
          </table:table-cell>
          <table:table-cell table:formula="of:=[.A906]-[.A$20]" office:value-type="float" office:value="0.214887999998609">
            <text:p>0.214888</text:p>
          </table:table-cell>
          <table:table-cell table:formula="of:=[.B906]-[.B905]" office:value-type="float" office:value="0.00203999999939697">
            <text:p>0.00204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156314">
            <text:p>9596.156314</text:p>
          </table:table-cell>
          <table:table-cell table:formula="of:=[.A907]-[.A$20]" office:value-type="float" office:value="0.214889999999286">
            <text:p>0.214890</text:p>
          </table:table-cell>
          <table:table-cell table:formula="of:=[.B907]-[.B906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157305">
            <text:p>9596.157305</text:p>
          </table:table-cell>
          <table:table-cell table:formula="of:=[.A908]-[.A$20]" office:value-type="float" office:value="0.215881000000081">
            <text:p>0.215881</text:p>
          </table:table-cell>
          <table:table-cell table:formula="of:=[.B908]-[.B907]" office:value-type="float" office:value="0.000991000000794884">
            <text:p>0.00099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9596.169388">
            <text:p>9596.169388</text:p>
          </table:table-cell>
          <table:table-cell table:formula="of:=[.A909]-[.A$20]" office:value-type="float" office:value="0.227963999999702">
            <text:p>0.227964</text:p>
          </table:table-cell>
          <table:table-cell table:formula="of:=[.B909]-[.B908]" office:value-type="float" office:value="0.0120829999996204">
            <text:p>0.01208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169392">
            <text:p>9596.169392</text:p>
          </table:table-cell>
          <table:table-cell table:formula="of:=[.A910]-[.A$20]" office:value-type="float" office:value="0.227967999999237">
            <text:p>0.227968</text:p>
          </table:table-cell>
          <table:table-cell table:formula="of:=[.B910]-[.B909]" office:value-type="float" office:value="0.00000399999953515362">
            <text:p>0.000004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169395">
            <text:p>9596.169395</text:p>
          </table:table-cell>
          <table:table-cell table:formula="of:=[.A911]-[.A$20]" office:value-type="float" office:value="0.227971000000252">
            <text:p>0.227971</text:p>
          </table:table-cell>
          <table:table-cell table:formula="of:=[.B911]-[.B910]" office:value-type="float" office:value="0.00000300000101560727">
            <text:p>0.000003</text:p>
          </table:table-cell>
          <table:table-cell office:value-type="string">
            <text:p>d_s is renewed (r + D) to 9596171.392138; c_s is fully topped up</text:p>
          </table:table-cell>
          <table:table-cell table:number-columns-repeated="2"/>
        </table:table-row>
        <table:table-row table:style-name="ro1">
          <table:table-cell office:value-type="float" office:value="9596.169398">
            <text:p>9596.169398</text:p>
          </table:table-cell>
          <table:table-cell table:formula="of:=[.A912]-[.A$20]" office:value-type="float" office:value="0.227973999999449">
            <text:p>0.227974</text:p>
          </table:table-cell>
          <table:table-cell table:formula="of:=[.B912]-[.B911]" office:value-type="float" office:value="0.0000029999991966178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1694">
            <text:p>9596.169400</text:p>
          </table:table-cell>
          <table:table-cell table:formula="of:=[.A913]-[.A$20]" office:value-type="float" office:value="0.227976000000126">
            <text:p>0.227976</text:p>
          </table:table-cell>
          <table:table-cell table:formula="of:=[.B913]-[.B912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169402">
            <text:p>9596.169402</text:p>
          </table:table-cell>
          <table:table-cell table:formula="of:=[.A914]-[.A$20]" office:value-type="float" office:value="0.227977999998984">
            <text:p>0.227978</text:p>
          </table:table-cell>
          <table:table-cell table:formula="of:=[.B914]-[.B913]" office:value-type="float" office:value="0.00000199999885808211">
            <text:p>0.000002</text:p>
          </table:table-cell>
          <table:table-cell/>
          <table:table-cell office:value-type="string">
            <text:p>d_s is renewed (r + D) to 9596174.400388; c_s is fully topped up</text:p>
          </table:table-cell>
          <table:table-cell/>
        </table:table-row>
        <table:table-row table:style-name="ro1">
          <table:table-cell office:value-type="float" office:value="9596.169429">
            <text:p>9596.169429</text:p>
          </table:table-cell>
          <table:table-cell table:formula="of:=[.A915]-[.A$20]" office:value-type="float" office:value="0.22800499999903">
            <text:p>0.228005</text:p>
          </table:table-cell>
          <table:table-cell table:formula="of:=[.B915]-[.B914]" office:value-type="float" office:value="0.0000270000000455184">
            <text:p>0.000027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9596.169467">
            <text:p>9596.169467</text:p>
          </table:table-cell>
          <table:table-cell table:formula="of:=[.A916]-[.A$20]" office:value-type="float" office:value="0.228042999999161">
            <text:p>0.228043</text:p>
          </table:table-cell>
          <table:table-cell table:formula="of:=[.B916]-[.B915]" office:value-type="float" office:value="0.0000380000001314329">
            <text:p>0.00003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16947">
            <text:p>9596.169470</text:p>
          </table:table-cell>
          <table:table-cell table:formula="of:=[.A917]-[.A$20]" office:value-type="float" office:value="0.228046000000177">
            <text:p>0.228046</text:p>
          </table:table-cell>
          <table:table-cell table:formula="of:=[.B917]-[.B916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169472">
            <text:p>9596.169472</text:p>
          </table:table-cell>
          <table:table-cell table:formula="of:=[.A918]-[.A$20]" office:value-type="float" office:value="0.228047999999035">
            <text:p>0.228048</text:p>
          </table:table-cell>
          <table:table-cell table:formula="of:=[.B918]-[.B917]" office:value-type="float" office:value="0.0000019999988580821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169474">
            <text:p>9596.169474</text:p>
          </table:table-cell>
          <table:table-cell table:formula="of:=[.A919]-[.A$20]" office:value-type="float" office:value="0.228049999999712">
            <text:p>0.228050</text:p>
          </table:table-cell>
          <table:table-cell table:formula="of:=[.B919]-[.B918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69476">
            <text:p>9596.169476</text:p>
          </table:table-cell>
          <table:table-cell table:formula="of:=[.A920]-[.A$20]" office:value-type="float" office:value="0.22805199999857">
            <text:p>0.228052</text:p>
          </table:table-cell>
          <table:table-cell table:formula="of:=[.B920]-[.B919]" office:value-type="float" office:value="0.0000019999988580821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9596.169481">
            <text:p>9596.169481</text:p>
          </table:table-cell>
          <table:table-cell table:formula="of:=[.A921]-[.A$20]" office:value-type="float" office:value="0.228057000000263">
            <text:p>0.228057</text:p>
          </table:table-cell>
          <table:table-cell table:formula="of:=[.B921]-[.B920]" office:value-type="float" office:value="0.00000500000169267878">
            <text:p>0.0000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169483">
            <text:p>9596.169483</text:p>
          </table:table-cell>
          <table:table-cell table:formula="of:=[.A922]-[.A$20]" office:value-type="float" office:value="0.228058999999121">
            <text:p>0.228059</text:p>
          </table:table-cell>
          <table:table-cell table:formula="of:=[.B922]-[.B921]" office:value-type="float" office:value="0.0000019999988580821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169485">
            <text:p>9596.169485</text:p>
          </table:table-cell>
          <table:table-cell table:formula="of:=[.A923]-[.A$20]" office:value-type="float" office:value="0.228060999999798">
            <text:p>0.228061</text:p>
          </table:table-cell>
          <table:table-cell table:formula="of:=[.B923]-[.B922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9596176.482691; c_s is fully topped up</text:p>
          </table:table-cell>
        </table:table-row>
        <table:table-row table:style-name="ro1">
          <table:table-cell office:value-type="float" office:value="9596.16949">
            <text:p>9596.169490</text:p>
          </table:table-cell>
          <table:table-cell table:formula="of:=[.A924]-[.A$20]" office:value-type="float" office:value="0.228065999999671">
            <text:p>0.228066</text:p>
          </table:table-cell>
          <table:table-cell table:formula="of:=[.B924]-[.B923]" office:value-type="float" office:value="0.00000499999987368938">
            <text:p>0.00000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169491">
            <text:p>9596.169491</text:p>
          </table:table-cell>
          <table:table-cell table:formula="of:=[.A925]-[.A$20]" office:value-type="float" office:value="0.22806700000001">
            <text:p>0.228067</text:p>
          </table:table-cell>
          <table:table-cell table:formula="of:=[.B925]-[.B924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69493">
            <text:p>9596.169493</text:p>
          </table:table-cell>
          <table:table-cell table:formula="of:=[.A926]-[.A$20]" office:value-type="float" office:value="0.228068999998868">
            <text:p>0.228069</text:p>
          </table:table-cell>
          <table:table-cell table:formula="of:=[.B926]-[.B925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169499">
            <text:p>9596.169499</text:p>
          </table:table-cell>
          <table:table-cell table:formula="of:=[.A927]-[.A$20]" office:value-type="float" office:value="0.22807499999908">
            <text:p>0.228075</text:p>
          </table:table-cell>
          <table:table-cell table:formula="of:=[.B927]-[.B926]" office:value-type="float" office:value="0.00000600000021222513">
            <text:p>0.00000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169501">
            <text:p>9596.169501</text:p>
          </table:table-cell>
          <table:table-cell table:formula="of:=[.A928]-[.A$20]" office:value-type="float" office:value="0.228076999999757">
            <text:p>0.228077</text:p>
          </table:table-cell>
          <table:table-cell table:formula="of:=[.B928]-[.B927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173766">
            <text:p>9596.173766</text:p>
          </table:table-cell>
          <table:table-cell table:formula="of:=[.A929]-[.A$20]" office:value-type="float" office:value="0.232341999999335">
            <text:p>0.232342</text:p>
          </table:table-cell>
          <table:table-cell table:formula="of:=[.B929]-[.B928]" office:value-type="float" office:value="0.00426499999957741">
            <text:p>0.00426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173768">
            <text:p>9596.173768</text:p>
          </table:table-cell>
          <table:table-cell table:formula="of:=[.A930]-[.A$20]" office:value-type="float" office:value="0.232344000000012">
            <text:p>0.232344</text:p>
          </table:table-cell>
          <table:table-cell table:formula="of:=[.B930]-[.B929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173771">
            <text:p>9596.173771</text:p>
          </table:table-cell>
          <table:table-cell table:formula="of:=[.A931]-[.A$20]" office:value-type="float" office:value="0.232346999999208">
            <text:p>0.232347</text:p>
          </table:table-cell>
          <table:table-cell table:formula="of:=[.B931]-[.B930]" office:value-type="float" office:value="0.00000299999919661786">
            <text:p>0.000003</text:p>
          </table:table-cell>
          <table:table-cell office:value-type="string">
            <text:p>d_s is renewed (r + D) to 9596175.768106; c_s is fully topped up</text:p>
          </table:table-cell>
          <table:table-cell table:number-columns-repeated="2"/>
        </table:table-row>
        <table:table-row table:style-name="ro1">
          <table:table-cell office:value-type="float" office:value="9596.173774">
            <text:p>9596.173774</text:p>
          </table:table-cell>
          <table:table-cell table:formula="of:=[.A932]-[.A$20]" office:value-type="float" office:value="0.232350000000224">
            <text:p>0.232350</text:p>
          </table:table-cell>
          <table:table-cell table:formula="of:=[.B932]-[.B931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173775">
            <text:p>9596.173775</text:p>
          </table:table-cell>
          <table:table-cell table:formula="of:=[.A933]-[.A$20]" office:value-type="float" office:value="0.232350999998744">
            <text:p>0.232351</text:p>
          </table:table-cell>
          <table:table-cell table:formula="of:=[.B933]-[.B932]" office:value-type="float" office:value="0.000000999998519546352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173779">
            <text:p>9596.173779</text:p>
          </table:table-cell>
          <table:table-cell table:formula="of:=[.A934]-[.A$20]" office:value-type="float" office:value="0.232355000000098">
            <text:p>0.232355</text:p>
          </table:table-cell>
          <table:table-cell table:formula="of:=[.B934]-[.B933]" office:value-type="float" office:value="0.00000400000135414302">
            <text:p>0.000004</text:p>
          </table:table-cell>
          <table:table-cell/>
          <table:table-cell office:value-type="string">
            <text:p>1.977446 / 0.624962 &gt; 2.000000 / 5.000000</text:p>
          </table:table-cell>
          <table:table-cell/>
        </table:table-row>
        <table:table-row table:style-name="ro1">
          <table:table-cell office:value-type="float" office:value="9596.173781">
            <text:p>9596.173781</text:p>
          </table:table-cell>
          <table:table-cell table:formula="of:=[.A935]-[.A$20]" office:value-type="float" office:value="0.232356999998956">
            <text:p>0.232357</text:p>
          </table:table-cell>
          <table:table-cell table:formula="of:=[.B935]-[.B934]" office:value-type="float" office:value="0.00000199999885808211">
            <text:p>0.000002</text:p>
          </table:table-cell>
          <table:table-cell/>
          <table:table-cell office:value-type="string">
            <text:p>d_s is renewed (r + D) to 9596178.775426; c_s is fully topped up</text:p>
          </table:table-cell>
          <table:table-cell/>
        </table:table-row>
        <table:table-row table:style-name="ro1">
          <table:table-cell office:value-type="float" office:value="9596.173798">
            <text:p>9596.173798</text:p>
          </table:table-cell>
          <table:table-cell table:formula="of:=[.A936]-[.A$20]" office:value-type="float" office:value="0.232373999999254">
            <text:p>0.232374</text:p>
          </table:table-cell>
          <table:table-cell table:formula="of:=[.B936]-[.B935]" office:value-type="float" office:value="0.0000170000002981396">
            <text:p>0.000017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9596.173831">
            <text:p>9596.173831</text:p>
          </table:table-cell>
          <table:table-cell table:formula="of:=[.A937]-[.A$20]" office:value-type="float" office:value="0.232406999999512">
            <text:p>0.232407</text:p>
          </table:table-cell>
          <table:table-cell table:formula="of:=[.B937]-[.B936]" office:value-type="float" office:value="0.0000330000002577435">
            <text:p>0.00003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173834">
            <text:p>9596.173834</text:p>
          </table:table-cell>
          <table:table-cell table:formula="of:=[.A938]-[.A$20]" office:value-type="float" office:value="0.232409999998708">
            <text:p>0.232410</text:p>
          </table:table-cell>
          <table:table-cell table:formula="of:=[.B938]-[.B937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173836">
            <text:p>9596.173836</text:p>
          </table:table-cell>
          <table:table-cell table:formula="of:=[.A939]-[.A$20]" office:value-type="float" office:value="0.232411999999385">
            <text:p>0.232412</text:p>
          </table:table-cell>
          <table:table-cell table:formula="of:=[.B939]-[.B938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173841">
            <text:p>9596.173841</text:p>
          </table:table-cell>
          <table:table-cell table:formula="of:=[.A940]-[.A$20]" office:value-type="float" office:value="0.232416999999259">
            <text:p>0.232417</text:p>
          </table:table-cell>
          <table:table-cell table:formula="of:=[.B940]-[.B939]" office:value-type="float" office:value="0.00000499999987368938">
            <text:p>0.0000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173842">
            <text:p>9596.173842</text:p>
          </table:table-cell>
          <table:table-cell table:formula="of:=[.A941]-[.A$20]" office:value-type="float" office:value="0.232417999999598">
            <text:p>0.232418</text:p>
          </table:table-cell>
          <table:table-cell table:formula="of:=[.B941]-[.B940]" office:value-type="float" office:value="0.00000100000033853576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173845">
            <text:p>9596.173845</text:p>
          </table:table-cell>
          <table:table-cell table:formula="of:=[.A942]-[.A$20]" office:value-type="float" office:value="0.232420999998794">
            <text:p>0.232421</text:p>
          </table:table-cell>
          <table:table-cell table:formula="of:=[.B942]-[.B941]" office:value-type="float" office:value="0.00000299999919661786">
            <text:p>0.000003</text:p>
          </table:table-cell>
          <table:table-cell table:number-columns-repeated="2"/>
          <table:table-cell office:value-type="string">
            <text:p>2.990152 / 2.640148 &gt; 3.000000 / 7.000000</text:p>
          </table:table-cell>
        </table:table-row>
        <table:table-row table:style-name="ro1">
          <table:table-cell office:value-type="float" office:value="9596.173848">
            <text:p>9596.173848</text:p>
          </table:table-cell>
          <table:table-cell table:formula="of:=[.A943]-[.A$20]" office:value-type="float" office:value="0.23242399999981">
            <text:p>0.232424</text:p>
          </table:table-cell>
          <table:table-cell table:formula="of:=[.B943]-[.B942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9596180.842543; c_s is fully topped up</text:p>
          </table:table-cell>
        </table:table-row>
        <table:table-row table:style-name="ro1">
          <table:table-cell office:value-type="float" office:value="9596.173852">
            <text:p>9596.173852</text:p>
          </table:table-cell>
          <table:table-cell table:formula="of:=[.A944]-[.A$20]" office:value-type="float" office:value="0.232427999999345">
            <text:p>0.232428</text:p>
          </table:table-cell>
          <table:table-cell table:formula="of:=[.B944]-[.B943]" office:value-type="float" office:value="0.00000399999953515362">
            <text:p>0.00000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173854">
            <text:p>9596.173854</text:p>
          </table:table-cell>
          <table:table-cell table:formula="of:=[.A945]-[.A$20]" office:value-type="float" office:value="0.232430000000022">
            <text:p>0.232430</text:p>
          </table:table-cell>
          <table:table-cell table:formula="of:=[.B945]-[.B944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73856">
            <text:p>9596.173856</text:p>
          </table:table-cell>
          <table:table-cell table:formula="of:=[.A946]-[.A$20]" office:value-type="float" office:value="0.23243199999888">
            <text:p>0.232432</text:p>
          </table:table-cell>
          <table:table-cell table:formula="of:=[.B946]-[.B945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173862">
            <text:p>9596.173862</text:p>
          </table:table-cell>
          <table:table-cell table:formula="of:=[.A947]-[.A$20]" office:value-type="float" office:value="0.232437999999092">
            <text:p>0.232438</text:p>
          </table:table-cell>
          <table:table-cell table:formula="of:=[.B947]-[.B946]" office:value-type="float" office:value="0.00000600000021222513">
            <text:p>0.00000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173864">
            <text:p>9596.173864</text:p>
          </table:table-cell>
          <table:table-cell table:formula="of:=[.A948]-[.A$20]" office:value-type="float" office:value="0.232439999999769">
            <text:p>0.232440</text:p>
          </table:table-cell>
          <table:table-cell table:formula="of:=[.B948]-[.B947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177129">
            <text:p>9596.177129</text:p>
          </table:table-cell>
          <table:table-cell table:formula="of:=[.A949]-[.A$20]" office:value-type="float" office:value="0.235704999999143">
            <text:p>0.235705</text:p>
          </table:table-cell>
          <table:table-cell table:formula="of:=[.B949]-[.B948]" office:value-type="float" office:value="0.00326499999937369">
            <text:p>0.00326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177133">
            <text:p>9596.177133</text:p>
          </table:table-cell>
          <table:table-cell table:formula="of:=[.A950]-[.A$20]" office:value-type="float" office:value="0.235708999998678">
            <text:p>0.235709</text:p>
          </table:table-cell>
          <table:table-cell table:formula="of:=[.B950]-[.B949]" office:value-type="float" office:value="0.00000399999953515362">
            <text:p>0.000004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177135">
            <text:p>9596.177135</text:p>
          </table:table-cell>
          <table:table-cell table:formula="of:=[.A951]-[.A$20]" office:value-type="float" office:value="0.235710999999355">
            <text:p>0.235711</text:p>
          </table:table-cell>
          <table:table-cell table:formula="of:=[.B951]-[.B950]" office:value-type="float" office:value="0.00000200000067707151">
            <text:p>0.000002</text:p>
          </table:table-cell>
          <table:table-cell office:value-type="string">
            <text:p>d_s is renewed (r + D) to 9596179.132505; c_s is fully topped up</text:p>
          </table:table-cell>
          <table:table-cell table:number-columns-repeated="2"/>
        </table:table-row>
        <table:table-row table:style-name="ro1">
          <table:table-cell office:value-type="float" office:value="9596.177139">
            <text:p>9596.177139</text:p>
          </table:table-cell>
          <table:table-cell table:formula="of:=[.A952]-[.A$20]" office:value-type="float" office:value="0.235714999998891">
            <text:p>0.235715</text:p>
          </table:table-cell>
          <table:table-cell table:formula="of:=[.B952]-[.B951]" office:value-type="float" office:value="0.0000039999995351536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17714">
            <text:p>9596.177140</text:p>
          </table:table-cell>
          <table:table-cell table:formula="of:=[.A953]-[.A$20]" office:value-type="float" office:value="0.235715999999229">
            <text:p>0.235716</text:p>
          </table:table-cell>
          <table:table-cell table:formula="of:=[.B953]-[.B952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177144">
            <text:p>9596.177144</text:p>
          </table:table-cell>
          <table:table-cell table:formula="of:=[.A954]-[.A$20]" office:value-type="float" office:value="0.235719999998764">
            <text:p>0.235720</text:p>
          </table:table-cell>
          <table:table-cell table:formula="of:=[.B954]-[.B953]" office:value-type="float" office:value="0.00000399999953515362">
            <text:p>0.000004</text:p>
          </table:table-cell>
          <table:table-cell/>
          <table:table-cell office:value-type="string">
            <text:p>1.978004 / 1.635024 &gt; 2.000000 / 5.000000</text:p>
          </table:table-cell>
          <table:table-cell/>
        </table:table-row>
        <table:table-row table:style-name="ro1">
          <table:table-cell office:value-type="float" office:value="9596.177146">
            <text:p>9596.177146</text:p>
          </table:table-cell>
          <table:table-cell table:formula="of:=[.A955]-[.A$20]" office:value-type="float" office:value="0.235721999999441">
            <text:p>0.235722</text:p>
          </table:table-cell>
          <table:table-cell table:formula="of:=[.B955]-[.B954]" office:value-type="float" office:value="0.00000200000067707151">
            <text:p>0.000002</text:p>
          </table:table-cell>
          <table:table-cell/>
          <table:table-cell office:value-type="string">
            <text:p>d_s is renewed (r + D) to 9596182.140402; c_s is fully topped up</text:p>
          </table:table-cell>
          <table:table-cell/>
        </table:table-row>
        <table:table-row table:style-name="ro1">
          <table:table-cell office:value-type="float" office:value="9596.177169">
            <text:p>9596.177169</text:p>
          </table:table-cell>
          <table:table-cell table:formula="of:=[.A956]-[.A$20]" office:value-type="float" office:value="0.235744999999952">
            <text:p>0.235745</text:p>
          </table:table-cell>
          <table:table-cell table:formula="of:=[.B956]-[.B955]" office:value-type="float" office:value="0.0000230000005103648">
            <text:p>0.000023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9596.177204">
            <text:p>9596.177204</text:p>
          </table:table-cell>
          <table:table-cell table:formula="of:=[.A957]-[.A$20]" office:value-type="float" office:value="0.235779999999068">
            <text:p>0.235780</text:p>
          </table:table-cell>
          <table:table-cell table:formula="of:=[.B957]-[.B956]" office:value-type="float" office:value="0.0000349999991158256">
            <text:p>0.00003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177207">
            <text:p>9596.177207</text:p>
          </table:table-cell>
          <table:table-cell table:formula="of:=[.A958]-[.A$20]" office:value-type="float" office:value="0.235783000000083">
            <text:p>0.235783</text:p>
          </table:table-cell>
          <table:table-cell table:formula="of:=[.B958]-[.B957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177209">
            <text:p>9596.177209</text:p>
          </table:table-cell>
          <table:table-cell table:formula="of:=[.A959]-[.A$20]" office:value-type="float" office:value="0.235784999998941">
            <text:p>0.235785</text:p>
          </table:table-cell>
          <table:table-cell table:formula="of:=[.B959]-[.B958]" office:value-type="float" office:value="0.0000019999988580821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177214">
            <text:p>9596.177214</text:p>
          </table:table-cell>
          <table:table-cell table:formula="of:=[.A960]-[.A$20]" office:value-type="float" office:value="0.235789999998815">
            <text:p>0.235790</text:p>
          </table:table-cell>
          <table:table-cell table:formula="of:=[.B960]-[.B959]" office:value-type="float" office:value="0.00000499999987368938">
            <text:p>0.0000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177216">
            <text:p>9596.177216</text:p>
          </table:table-cell>
          <table:table-cell table:formula="of:=[.A961]-[.A$20]" office:value-type="float" office:value="0.235791999999492">
            <text:p>0.235792</text:p>
          </table:table-cell>
          <table:table-cell table:formula="of:=[.B961]-[.B960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177219">
            <text:p>9596.177219</text:p>
          </table:table-cell>
          <table:table-cell table:formula="of:=[.A962]-[.A$20]" office:value-type="float" office:value="0.235794999998689">
            <text:p>0.235795</text:p>
          </table:table-cell>
          <table:table-cell table:formula="of:=[.B962]-[.B961]" office:value-type="float" office:value="0.00000299999919661786">
            <text:p>0.000003</text:p>
          </table:table-cell>
          <table:table-cell table:number-columns-repeated="2"/>
          <table:table-cell office:value-type="string">
            <text:p>2.990200 / 3.626780 &gt; 3.000000 / 7.000000</text:p>
          </table:table-cell>
        </table:table-row>
        <table:table-row table:style-name="ro1">
          <table:table-cell office:value-type="float" office:value="9596.177221">
            <text:p>9596.177221</text:p>
          </table:table-cell>
          <table:table-cell table:formula="of:=[.A963]-[.A$20]" office:value-type="float" office:value="0.235796999999366">
            <text:p>0.235797</text:p>
          </table:table-cell>
          <table:table-cell table:formula="of:=[.B963]-[.B962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9596184.215763; c_s is fully topped up</text:p>
          </table:table-cell>
        </table:table-row>
        <table:table-row table:style-name="ro1">
          <table:table-cell office:value-type="float" office:value="9596.177226">
            <text:p>9596.177226</text:p>
          </table:table-cell>
          <table:table-cell table:formula="of:=[.A964]-[.A$20]" office:value-type="float" office:value="0.235801999999239">
            <text:p>0.235802</text:p>
          </table:table-cell>
          <table:table-cell table:formula="of:=[.B964]-[.B963]" office:value-type="float" office:value="0.00000499999987368938">
            <text:p>0.00000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177227">
            <text:p>9596.177227</text:p>
          </table:table-cell>
          <table:table-cell table:formula="of:=[.A965]-[.A$20]" office:value-type="float" office:value="0.235802999999578">
            <text:p>0.235803</text:p>
          </table:table-cell>
          <table:table-cell table:formula="of:=[.B965]-[.B964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77229">
            <text:p>9596.177229</text:p>
          </table:table-cell>
          <table:table-cell table:formula="of:=[.A966]-[.A$20]" office:value-type="float" office:value="0.235805000000255">
            <text:p>0.235805</text:p>
          </table:table-cell>
          <table:table-cell table:formula="of:=[.B966]-[.B965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177235">
            <text:p>9596.177235</text:p>
          </table:table-cell>
          <table:table-cell table:formula="of:=[.A967]-[.A$20]" office:value-type="float" office:value="0.235810999998648">
            <text:p>0.235811</text:p>
          </table:table-cell>
          <table:table-cell table:formula="of:=[.B967]-[.B966]" office:value-type="float" office:value="0.00000599999839323573">
            <text:p>0.00000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177237">
            <text:p>9596.177237</text:p>
          </table:table-cell>
          <table:table-cell table:formula="of:=[.A968]-[.A$20]" office:value-type="float" office:value="0.235812999999325">
            <text:p>0.235813</text:p>
          </table:table-cell>
          <table:table-cell table:formula="of:=[.B968]-[.B967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189769">
            <text:p>9596.189769</text:p>
          </table:table-cell>
          <table:table-cell table:formula="of:=[.A969]-[.A$20]" office:value-type="float" office:value="0.248344999999972">
            <text:p>0.248345</text:p>
          </table:table-cell>
          <table:table-cell table:formula="of:=[.B969]-[.B968]" office:value-type="float" office:value="0.0125320000006468">
            <text:p>0.01253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189772">
            <text:p>9596.189772</text:p>
          </table:table-cell>
          <table:table-cell table:formula="of:=[.A970]-[.A$20]" office:value-type="float" office:value="0.248347999999169">
            <text:p>0.248348</text:p>
          </table:table-cell>
          <table:table-cell table:formula="of:=[.B970]-[.B969]" office:value-type="float" office:value="0.00000299999919661786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189775">
            <text:p>9596.189775</text:p>
          </table:table-cell>
          <table:table-cell table:formula="of:=[.A971]-[.A$20]" office:value-type="float" office:value="0.248351000000184">
            <text:p>0.248351</text:p>
          </table:table-cell>
          <table:table-cell table:formula="of:=[.B971]-[.B970]" office:value-type="float" office:value="0.00000300000101560727">
            <text:p>0.000003</text:p>
          </table:table-cell>
          <table:table-cell office:value-type="string">
            <text:p>d_s is renewed (r + D) to 9596191.772098; c_s is fully topped up</text:p>
          </table:table-cell>
          <table:table-cell table:number-columns-repeated="2"/>
        </table:table-row>
        <table:table-row table:style-name="ro1">
          <table:table-cell office:value-type="float" office:value="9596.189778">
            <text:p>9596.189778</text:p>
          </table:table-cell>
          <table:table-cell table:formula="of:=[.A972]-[.A$20]" office:value-type="float" office:value="0.248353999999381">
            <text:p>0.248354</text:p>
          </table:table-cell>
          <table:table-cell table:formula="of:=[.B972]-[.B971]" office:value-type="float" office:value="0.0000029999991966178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18978">
            <text:p>9596.189780</text:p>
          </table:table-cell>
          <table:table-cell table:formula="of:=[.A973]-[.A$20]" office:value-type="float" office:value="0.248356000000058">
            <text:p>0.248356</text:p>
          </table:table-cell>
          <table:table-cell table:formula="of:=[.B973]-[.B972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189782">
            <text:p>9596.189782</text:p>
          </table:table-cell>
          <table:table-cell table:formula="of:=[.A974]-[.A$20]" office:value-type="float" office:value="0.248357999998916">
            <text:p>0.248358</text:p>
          </table:table-cell>
          <table:table-cell table:formula="of:=[.B974]-[.B973]" office:value-type="float" office:value="0.00000199999885808211">
            <text:p>0.000002</text:p>
          </table:table-cell>
          <table:table-cell/>
          <table:table-cell office:value-type="string">
            <text:p>d_s is renewed (r + D) to 9596194.779802; c_s is fully topped up</text:p>
          </table:table-cell>
          <table:table-cell/>
        </table:table-row>
        <table:table-row table:style-name="ro1">
          <table:table-cell office:value-type="float" office:value="9596.1898">
            <text:p>9596.189800</text:p>
          </table:table-cell>
          <table:table-cell table:formula="of:=[.A975]-[.A$20]" office:value-type="float" office:value="0.248375999999553">
            <text:p>0.248376</text:p>
          </table:table-cell>
          <table:table-cell table:formula="of:=[.B975]-[.B974]" office:value-type="float" office:value="0.0000180000006366754">
            <text:p>0.000018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9596.18984">
            <text:p>9596.189840</text:p>
          </table:table-cell>
          <table:table-cell table:formula="of:=[.A976]-[.A$20]" office:value-type="float" office:value="0.248415999998542">
            <text:p>0.248416</text:p>
          </table:table-cell>
          <table:table-cell table:formula="of:=[.B976]-[.B975]" office:value-type="float" office:value="0.000039999998989515">
            <text:p>0.00004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189843">
            <text:p>9596.189843</text:p>
          </table:table-cell>
          <table:table-cell table:formula="of:=[.A977]-[.A$20]" office:value-type="float" office:value="0.248418999999558">
            <text:p>0.248419</text:p>
          </table:table-cell>
          <table:table-cell table:formula="of:=[.B977]-[.B976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189845">
            <text:p>9596.189845</text:p>
          </table:table-cell>
          <table:table-cell table:formula="of:=[.A978]-[.A$20]" office:value-type="float" office:value="0.248421000000235">
            <text:p>0.248421</text:p>
          </table:table-cell>
          <table:table-cell table:formula="of:=[.B978]-[.B977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189849">
            <text:p>9596.189849</text:p>
          </table:table-cell>
          <table:table-cell table:formula="of:=[.A979]-[.A$20]" office:value-type="float" office:value="0.24842499999977">
            <text:p>0.248425</text:p>
          </table:table-cell>
          <table:table-cell table:formula="of:=[.B979]-[.B978]" office:value-type="float" office:value="0.00000399999953515362">
            <text:p>0.000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189851">
            <text:p>9596.189851</text:p>
          </table:table-cell>
          <table:table-cell table:formula="of:=[.A980]-[.A$20]" office:value-type="float" office:value="0.248426999998628">
            <text:p>0.248427</text:p>
          </table:table-cell>
          <table:table-cell table:formula="of:=[.B980]-[.B979]" office:value-type="float" office:value="0.0000019999988580821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189853">
            <text:p>9596.189853</text:p>
          </table:table-cell>
          <table:table-cell table:formula="of:=[.A981]-[.A$20]" office:value-type="float" office:value="0.248428999999305">
            <text:p>0.248429</text:p>
          </table:table-cell>
          <table:table-cell table:formula="of:=[.B981]-[.B980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9596196.851236; c_s is fully topped up</text:p>
          </table:table-cell>
        </table:table-row>
        <table:table-row table:style-name="ro1">
          <table:table-cell office:value-type="float" office:value="9596.189858">
            <text:p>9596.189858</text:p>
          </table:table-cell>
          <table:table-cell table:formula="of:=[.A982]-[.A$20]" office:value-type="float" office:value="0.248433999999179">
            <text:p>0.248434</text:p>
          </table:table-cell>
          <table:table-cell table:formula="of:=[.B982]-[.B981]" office:value-type="float" office:value="0.00000499999987368938">
            <text:p>0.00000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18986">
            <text:p>9596.189860</text:p>
          </table:table-cell>
          <table:table-cell table:formula="of:=[.A983]-[.A$20]" office:value-type="float" office:value="0.248435999999856">
            <text:p>0.248436</text:p>
          </table:table-cell>
          <table:table-cell table:formula="of:=[.B983]-[.B982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89862">
            <text:p>9596.189862</text:p>
          </table:table-cell>
          <table:table-cell table:formula="of:=[.A984]-[.A$20]" office:value-type="float" office:value="0.248437999998714">
            <text:p>0.248438</text:p>
          </table:table-cell>
          <table:table-cell table:formula="of:=[.B984]-[.B983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189867">
            <text:p>9596.189867</text:p>
          </table:table-cell>
          <table:table-cell table:formula="of:=[.A985]-[.A$20]" office:value-type="float" office:value="0.248442999998588">
            <text:p>0.248443</text:p>
          </table:table-cell>
          <table:table-cell table:formula="of:=[.B985]-[.B984]" office:value-type="float" office:value="0.00000499999987368938">
            <text:p>0.00000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18987">
            <text:p>9596.189870</text:p>
          </table:table-cell>
          <table:table-cell table:formula="of:=[.A986]-[.A$20]" office:value-type="float" office:value="0.248445999999603">
            <text:p>0.248446</text:p>
          </table:table-cell>
          <table:table-cell table:formula="of:=[.B986]-[.B985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19307">
            <text:p>9596.193070</text:p>
          </table:table-cell>
          <table:table-cell table:formula="of:=[.A987]-[.A$20]" office:value-type="float" office:value="0.2516459999988">
            <text:p>0.251646</text:p>
          </table:table-cell>
          <table:table-cell table:formula="of:=[.B987]-[.B986]" office:value-type="float" office:value="0.00319999999919673">
            <text:p>0.00320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193072">
            <text:p>9596.193072</text:p>
          </table:table-cell>
          <table:table-cell table:formula="of:=[.A988]-[.A$20]" office:value-type="float" office:value="0.251647999999477">
            <text:p>0.251648</text:p>
          </table:table-cell>
          <table:table-cell table:formula="of:=[.B988]-[.B987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193075">
            <text:p>9596.193075</text:p>
          </table:table-cell>
          <table:table-cell table:formula="of:=[.A989]-[.A$20]" office:value-type="float" office:value="0.251650999998674">
            <text:p>0.251651</text:p>
          </table:table-cell>
          <table:table-cell table:formula="of:=[.B989]-[.B988]" office:value-type="float" office:value="0.00000299999919661786">
            <text:p>0.000003</text:p>
          </table:table-cell>
          <table:table-cell office:value-type="string">
            <text:p>d_s is renewed (r + D) to 9596195.072396; c_s is fully topped up</text:p>
          </table:table-cell>
          <table:table-cell table:number-columns-repeated="2"/>
        </table:table-row>
        <table:table-row table:style-name="ro1">
          <table:table-cell office:value-type="float" office:value="9596.193077">
            <text:p>9596.193077</text:p>
          </table:table-cell>
          <table:table-cell table:formula="of:=[.A990]-[.A$20]" office:value-type="float" office:value="0.251652999999351">
            <text:p>0.251653</text:p>
          </table:table-cell>
          <table:table-cell table:formula="of:=[.B990]-[.B989]" office:value-type="float" office:value="0.00000200000067707151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193079">
            <text:p>9596.193079</text:p>
          </table:table-cell>
          <table:table-cell table:formula="of:=[.A991]-[.A$20]" office:value-type="float" office:value="0.251655000000028">
            <text:p>0.251655</text:p>
          </table:table-cell>
          <table:table-cell table:formula="of:=[.B991]-[.B990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193082">
            <text:p>9596.193082</text:p>
          </table:table-cell>
          <table:table-cell table:formula="of:=[.A992]-[.A$20]" office:value-type="float" office:value="0.251657999999225">
            <text:p>0.251658</text:p>
          </table:table-cell>
          <table:table-cell table:formula="of:=[.B992]-[.B991]" office:value-type="float" office:value="0.00000299999919661786">
            <text:p>0.000003</text:p>
          </table:table-cell>
          <table:table-cell/>
          <table:table-cell office:value-type="string">
            <text:p>1.981775 / 1.700813 &gt; 2.000000 / 5.000000</text:p>
          </table:table-cell>
          <table:table-cell/>
        </table:table-row>
        <table:table-row table:style-name="ro1">
          <table:table-cell office:value-type="float" office:value="9596.193085">
            <text:p>9596.193085</text:p>
          </table:table-cell>
          <table:table-cell table:formula="of:=[.A993]-[.A$20]" office:value-type="float" office:value="0.25166100000024">
            <text:p>0.251661</text:p>
          </table:table-cell>
          <table:table-cell table:formula="of:=[.B993]-[.B992]" office:value-type="float" office:value="0.00000300000101560727">
            <text:p>0.000003</text:p>
          </table:table-cell>
          <table:table-cell/>
          <table:table-cell office:value-type="string">
            <text:p>d_s is renewed (r + D) to 9596198.078989; c_s is fully topped up</text:p>
          </table:table-cell>
          <table:table-cell/>
        </table:table-row>
        <table:table-row table:style-name="ro1">
          <table:table-cell office:value-type="float" office:value="9596.193101">
            <text:p>9596.193101</text:p>
          </table:table-cell>
          <table:table-cell table:formula="of:=[.A994]-[.A$20]" office:value-type="float" office:value="0.2516770000002">
            <text:p>0.251677</text:p>
          </table:table-cell>
          <table:table-cell table:formula="of:=[.B994]-[.B993]" office:value-type="float" office:value="0.0000159999999596039">
            <text:p>0.000016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9596.193126">
            <text:p>9596.193126</text:p>
          </table:table-cell>
          <table:table-cell table:formula="of:=[.A995]-[.A$20]" office:value-type="float" office:value="0.251701999999568">
            <text:p>0.251702</text:p>
          </table:table-cell>
          <table:table-cell table:formula="of:=[.B995]-[.B994]" office:value-type="float" office:value="0.0000249999993684469">
            <text:p>0.00002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193128">
            <text:p>9596.193128</text:p>
          </table:table-cell>
          <table:table-cell table:formula="of:=[.A996]-[.A$20]" office:value-type="float" office:value="0.251704000000245">
            <text:p>0.251704</text:p>
          </table:table-cell>
          <table:table-cell table:formula="of:=[.B996]-[.B995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19313">
            <text:p>9596.193130</text:p>
          </table:table-cell>
          <table:table-cell table:formula="of:=[.A997]-[.A$20]" office:value-type="float" office:value="0.251705999999103">
            <text:p>0.251706</text:p>
          </table:table-cell>
          <table:table-cell table:formula="of:=[.B997]-[.B996]" office:value-type="float" office:value="0.0000019999988580821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193134">
            <text:p>9596.193134</text:p>
          </table:table-cell>
          <table:table-cell table:formula="of:=[.A998]-[.A$20]" office:value-type="float" office:value="0.251709999998639">
            <text:p>0.251710</text:p>
          </table:table-cell>
          <table:table-cell table:formula="of:=[.B998]-[.B997]" office:value-type="float" office:value="0.00000399999953515362">
            <text:p>0.000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193136">
            <text:p>9596.193136</text:p>
          </table:table-cell>
          <table:table-cell table:formula="of:=[.A999]-[.A$20]" office:value-type="float" office:value="0.251711999999316">
            <text:p>0.251712</text:p>
          </table:table-cell>
          <table:table-cell table:formula="of:=[.B999]-[.B998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193139">
            <text:p>9596.193139</text:p>
          </table:table-cell>
          <table:table-cell table:formula="of:=[.A1000]-[.A$20]" office:value-type="float" office:value="0.251715000000331">
            <text:p>0.251715</text:p>
          </table:table-cell>
          <table:table-cell table:formula="of:=[.B1000]-[.B999]" office:value-type="float" office:value="0.00000300000101560727">
            <text:p>0.000003</text:p>
          </table:table-cell>
          <table:table-cell table:number-columns-repeated="2"/>
          <table:table-cell office:value-type="string">
            <text:p>2.990981 / 3.715080 &gt; 3.000000 / 7.000000</text:p>
          </table:table-cell>
        </table:table-row>
        <table:table-row table:style-name="ro1">
          <table:table-cell office:value-type="float" office:value="9596.193142">
            <text:p>9596.193142</text:p>
          </table:table-cell>
          <table:table-cell table:formula="of:=[.A1001]-[.A$20]" office:value-type="float" office:value="0.251717999999528">
            <text:p>0.251718</text:p>
          </table:table-cell>
          <table:table-cell table:formula="of:=[.B1001]-[.B1000]" office:value-type="float" office:value="0.00000299999919661786">
            <text:p>0.000003</text:p>
          </table:table-cell>
          <table:table-cell table:number-columns-repeated="2"/>
          <table:table-cell office:value-type="string">
            <text:p>d_s is renewed (r + D) to 9596200.136156; c_s is fully topped up</text:p>
          </table:table-cell>
        </table:table-row>
        <table:table-row table:style-name="ro1">
          <table:table-cell office:value-type="float" office:value="9596.193146">
            <text:p>9596.193146</text:p>
          </table:table-cell>
          <table:table-cell table:formula="of:=[.A1002]-[.A$20]" office:value-type="float" office:value="0.251721999999063">
            <text:p>0.251722</text:p>
          </table:table-cell>
          <table:table-cell table:formula="of:=[.B1002]-[.B1001]" office:value-type="float" office:value="0.00000399999953515362">
            <text:p>0.00000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193148">
            <text:p>9596.193148</text:p>
          </table:table-cell>
          <table:table-cell table:formula="of:=[.A1003]-[.A$20]" office:value-type="float" office:value="0.25172399999974">
            <text:p>0.251724</text:p>
          </table:table-cell>
          <table:table-cell table:formula="of:=[.B1003]-[.B1002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9315">
            <text:p>9596.193150</text:p>
          </table:table-cell>
          <table:table-cell table:formula="of:=[.A1004]-[.A$20]" office:value-type="float" office:value="0.251725999998598">
            <text:p>0.251726</text:p>
          </table:table-cell>
          <table:table-cell table:formula="of:=[.B1004]-[.B1003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193155">
            <text:p>9596.193155</text:p>
          </table:table-cell>
          <table:table-cell table:formula="of:=[.A1005]-[.A$20]" office:value-type="float" office:value="0.251731000000291">
            <text:p>0.251731</text:p>
          </table:table-cell>
          <table:table-cell table:formula="of:=[.B1005]-[.B1004]" office:value-type="float" office:value="0.00000500000169267878">
            <text:p>0.00000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193157">
            <text:p>9596.193157</text:p>
          </table:table-cell>
          <table:table-cell table:formula="of:=[.A1006]-[.A$20]" office:value-type="float" office:value="0.251732999999149">
            <text:p>0.251733</text:p>
          </table:table-cell>
          <table:table-cell table:formula="of:=[.B1006]-[.B1005]" office:value-type="float" office:value="0.0000019999988580821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196378">
            <text:p>9596.196378</text:p>
          </table:table-cell>
          <table:table-cell table:formula="of:=[.A1007]-[.A$20]" office:value-type="float" office:value="0.254953999999998">
            <text:p>0.254954</text:p>
          </table:table-cell>
          <table:table-cell table:formula="of:=[.B1007]-[.B1006]" office:value-type="float" office:value="0.00322100000084902">
            <text:p>0.00322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196381">
            <text:p>9596.196381</text:p>
          </table:table-cell>
          <table:table-cell table:formula="of:=[.A1008]-[.A$20]" office:value-type="float" office:value="0.254956999999195">
            <text:p>0.254957</text:p>
          </table:table-cell>
          <table:table-cell table:formula="of:=[.B1008]-[.B1007]" office:value-type="float" office:value="0.00000299999919661786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196383">
            <text:p>9596.196383</text:p>
          </table:table-cell>
          <table:table-cell table:formula="of:=[.A1009]-[.A$20]" office:value-type="float" office:value="0.254958999999872">
            <text:p>0.254959</text:p>
          </table:table-cell>
          <table:table-cell table:formula="of:=[.B1009]-[.B1008]" office:value-type="float" office:value="0.00000200000067707151">
            <text:p>0.000002</text:p>
          </table:table-cell>
          <table:table-cell office:value-type="string">
            <text:p>d_s is renewed (r + D) to 9596198.380924; c_s is fully topped up</text:p>
          </table:table-cell>
          <table:table-cell table:number-columns-repeated="2"/>
        </table:table-row>
        <table:table-row table:style-name="ro1">
          <table:table-cell office:value-type="float" office:value="9596.196386">
            <text:p>9596.196386</text:p>
          </table:table-cell>
          <table:table-cell table:formula="of:=[.A1010]-[.A$20]" office:value-type="float" office:value="0.254961999999068">
            <text:p>0.254962</text:p>
          </table:table-cell>
          <table:table-cell table:formula="of:=[.B1010]-[.B1009]" office:value-type="float" office:value="0.0000029999991966178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196388">
            <text:p>9596.196388</text:p>
          </table:table-cell>
          <table:table-cell table:formula="of:=[.A1011]-[.A$20]" office:value-type="float" office:value="0.254963999999745">
            <text:p>0.254964</text:p>
          </table:table-cell>
          <table:table-cell table:formula="of:=[.B1011]-[.B1010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196391">
            <text:p>9596.196391</text:p>
          </table:table-cell>
          <table:table-cell table:formula="of:=[.A1012]-[.A$20]" office:value-type="float" office:value="0.254966999998942">
            <text:p>0.254967</text:p>
          </table:table-cell>
          <table:table-cell table:formula="of:=[.B1012]-[.B1011]" office:value-type="float" office:value="0.00000299999919661786">
            <text:p>0.000003</text:p>
          </table:table-cell>
          <table:table-cell/>
          <table:table-cell office:value-type="string">
            <text:p>1.979691 / 1.691220 &gt; 2.000000 / 5.000000</text:p>
          </table:table-cell>
          <table:table-cell/>
        </table:table-row>
        <table:table-row table:style-name="ro1">
          <table:table-cell office:value-type="float" office:value="9596.196393">
            <text:p>9596.196393</text:p>
          </table:table-cell>
          <table:table-cell table:formula="of:=[.A1013]-[.A$20]" office:value-type="float" office:value="0.254968999999619">
            <text:p>0.254969</text:p>
          </table:table-cell>
          <table:table-cell table:formula="of:=[.B1013]-[.B1012]" office:value-type="float" office:value="0.00000200000067707151">
            <text:p>0.000002</text:p>
          </table:table-cell>
          <table:table-cell/>
          <table:table-cell office:value-type="string">
            <text:p>d_s is renewed (r + D) to 9596201.387769; c_s is fully topped up</text:p>
          </table:table-cell>
          <table:table-cell/>
        </table:table-row>
        <table:table-row table:style-name="ro1">
          <table:table-cell office:value-type="float" office:value="9596.196411">
            <text:p>9596.196411</text:p>
          </table:table-cell>
          <table:table-cell table:formula="of:=[.A1014]-[.A$20]" office:value-type="float" office:value="0.254987000000256">
            <text:p>0.254987</text:p>
          </table:table-cell>
          <table:table-cell table:formula="of:=[.B1014]-[.B1013]" office:value-type="float" office:value="0.0000180000006366754">
            <text:p>0.000018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9596.19644">
            <text:p>9596.196440</text:p>
          </table:table-cell>
          <table:table-cell table:formula="of:=[.A1015]-[.A$20]" office:value-type="float" office:value="0.255015999999159">
            <text:p>0.255016</text:p>
          </table:table-cell>
          <table:table-cell table:formula="of:=[.B1015]-[.B1014]" office:value-type="float" office:value="0.0000289999989036005">
            <text:p>0.00002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196443">
            <text:p>9596.196443</text:p>
          </table:table-cell>
          <table:table-cell table:formula="of:=[.A1016]-[.A$20]" office:value-type="float" office:value="0.255019000000175">
            <text:p>0.255019</text:p>
          </table:table-cell>
          <table:table-cell table:formula="of:=[.B1016]-[.B1015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196445">
            <text:p>9596.196445</text:p>
          </table:table-cell>
          <table:table-cell table:formula="of:=[.A1017]-[.A$20]" office:value-type="float" office:value="0.255020999999033">
            <text:p>0.255021</text:p>
          </table:table-cell>
          <table:table-cell table:formula="of:=[.B1017]-[.B1016]" office:value-type="float" office:value="0.0000019999988580821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196449">
            <text:p>9596.196449</text:p>
          </table:table-cell>
          <table:table-cell table:formula="of:=[.A1018]-[.A$20]" office:value-type="float" office:value="0.255024999998568">
            <text:p>0.255025</text:p>
          </table:table-cell>
          <table:table-cell table:formula="of:=[.B1018]-[.B1017]" office:value-type="float" office:value="0.00000399999953515362">
            <text:p>0.000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196451">
            <text:p>9596.196451</text:p>
          </table:table-cell>
          <table:table-cell table:formula="of:=[.A1019]-[.A$20]" office:value-type="float" office:value="0.255026999999245">
            <text:p>0.255027</text:p>
          </table:table-cell>
          <table:table-cell table:formula="of:=[.B1019]-[.B1018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196454">
            <text:p>9596.196454</text:p>
          </table:table-cell>
          <table:table-cell table:formula="of:=[.A1020]-[.A$20]" office:value-type="float" office:value="0.255030000000261">
            <text:p>0.255030</text:p>
          </table:table-cell>
          <table:table-cell table:formula="of:=[.B1020]-[.B1019]" office:value-type="float" office:value="0.00000300000101560727">
            <text:p>0.000003</text:p>
          </table:table-cell>
          <table:table-cell table:number-columns-repeated="2"/>
          <table:table-cell office:value-type="string">
            <text:p>2.991065 / 3.684915 &gt; 3.000000 / 7.000000</text:p>
          </table:table-cell>
        </table:table-row>
        <table:table-row table:style-name="ro1">
          <table:table-cell office:value-type="float" office:value="9596.196457">
            <text:p>9596.196457</text:p>
          </table:table-cell>
          <table:table-cell table:formula="of:=[.A1021]-[.A$20]" office:value-type="float" office:value="0.255032999999457">
            <text:p>0.255033</text:p>
          </table:table-cell>
          <table:table-cell table:formula="of:=[.B1021]-[.B1020]" office:value-type="float" office:value="0.00000299999919661786">
            <text:p>0.000003</text:p>
          </table:table-cell>
          <table:table-cell table:number-columns-repeated="2"/>
          <table:table-cell office:value-type="string">
            <text:p>d_s is renewed (r + D) to 9596203.451241; c_s is fully topped up</text:p>
          </table:table-cell>
        </table:table-row>
        <table:table-row table:style-name="ro1">
          <table:table-cell office:value-type="float" office:value="9596.196461">
            <text:p>9596.196461</text:p>
          </table:table-cell>
          <table:table-cell table:formula="of:=[.A1022]-[.A$20]" office:value-type="float" office:value="0.255036999998993">
            <text:p>0.255037</text:p>
          </table:table-cell>
          <table:table-cell table:formula="of:=[.B1022]-[.B1021]" office:value-type="float" office:value="0.00000399999953515362">
            <text:p>0.00000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196463">
            <text:p>9596.196463</text:p>
          </table:table-cell>
          <table:table-cell table:formula="of:=[.A1023]-[.A$20]" office:value-type="float" office:value="0.25503899999967">
            <text:p>0.255039</text:p>
          </table:table-cell>
          <table:table-cell table:formula="of:=[.B1023]-[.B1022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196465">
            <text:p>9596.196465</text:p>
          </table:table-cell>
          <table:table-cell table:formula="of:=[.A1024]-[.A$20]" office:value-type="float" office:value="0.255041000000347">
            <text:p>0.255041</text:p>
          </table:table-cell>
          <table:table-cell table:formula="of:=[.B1024]-[.B1023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19647">
            <text:p>9596.196470</text:p>
          </table:table-cell>
          <table:table-cell table:formula="of:=[.A1025]-[.A$20]" office:value-type="float" office:value="0.25504600000022">
            <text:p>0.255046</text:p>
          </table:table-cell>
          <table:table-cell table:formula="of:=[.B1025]-[.B1024]" office:value-type="float" office:value="0.00000499999987368938">
            <text:p>0.00000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196472">
            <text:p>9596.196472</text:p>
          </table:table-cell>
          <table:table-cell table:formula="of:=[.A1026]-[.A$20]" office:value-type="float" office:value="0.255047999999078">
            <text:p>0.255048</text:p>
          </table:table-cell>
          <table:table-cell table:formula="of:=[.B1026]-[.B1025]" office:value-type="float" office:value="0.0000019999988580821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205772">
            <text:p>9596.205772</text:p>
          </table:table-cell>
          <table:table-cell table:formula="of:=[.A1027]-[.A$20]" office:value-type="float" office:value="0.26434799999879">
            <text:p>0.264348</text:p>
          </table:table-cell>
          <table:table-cell table:formula="of:=[.B1027]-[.B1026]" office:value-type="float" office:value="0.00929999999971187">
            <text:p>0.00930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205776">
            <text:p>9596.205776</text:p>
          </table:table-cell>
          <table:table-cell table:formula="of:=[.A1028]-[.A$20]" office:value-type="float" office:value="0.264352000000144">
            <text:p>0.264352</text:p>
          </table:table-cell>
          <table:table-cell table:formula="of:=[.B1028]-[.B1027]" office:value-type="float" office:value="0.00000400000135414302">
            <text:p>0.000004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205779">
            <text:p>9596.205779</text:p>
          </table:table-cell>
          <table:table-cell table:formula="of:=[.A1029]-[.A$20]" office:value-type="float" office:value="0.264354999999341">
            <text:p>0.264355</text:p>
          </table:table-cell>
          <table:table-cell table:formula="of:=[.B1029]-[.B1028]" office:value-type="float" office:value="0.00000299999919661786">
            <text:p>0.000003</text:p>
          </table:table-cell>
          <table:table-cell office:value-type="string">
            <text:p>d_s is renewed (r + D) to 9596207.775884; c_s is fully topped up</text:p>
          </table:table-cell>
          <table:table-cell table:number-columns-repeated="2"/>
        </table:table-row>
        <table:table-row table:style-name="ro1">
          <table:table-cell office:value-type="float" office:value="9596.205782">
            <text:p>9596.205782</text:p>
          </table:table-cell>
          <table:table-cell table:formula="of:=[.A1030]-[.A$20]" office:value-type="float" office:value="0.264358000000357">
            <text:p>0.264358</text:p>
          </table:table-cell>
          <table:table-cell table:formula="of:=[.B1030]-[.B1029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205784">
            <text:p>9596.205784</text:p>
          </table:table-cell>
          <table:table-cell table:formula="of:=[.A1031]-[.A$20]" office:value-type="float" office:value="0.264359999999215">
            <text:p>0.264360</text:p>
          </table:table-cell>
          <table:table-cell table:formula="of:=[.B1031]-[.B1030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205786">
            <text:p>9596.205786</text:p>
          </table:table-cell>
          <table:table-cell table:formula="of:=[.A1032]-[.A$20]" office:value-type="float" office:value="0.264361999999892">
            <text:p>0.264362</text:p>
          </table:table-cell>
          <table:table-cell table:formula="of:=[.B1032]-[.B1031]" office:value-type="float" office:value="0.00000200000067707151">
            <text:p>0.000002</text:p>
          </table:table-cell>
          <table:table-cell/>
          <table:table-cell office:value-type="string">
            <text:p>d_s is renewed (r + D) to 9596210.784027; c_s is fully topped up</text:p>
          </table:table-cell>
          <table:table-cell/>
        </table:table-row>
        <table:table-row table:style-name="ro1">
          <table:table-cell office:value-type="float" office:value="9596.205806">
            <text:p>9596.205806</text:p>
          </table:table-cell>
          <table:table-cell table:formula="of:=[.A1033]-[.A$20]" office:value-type="float" office:value="0.264381999999387">
            <text:p>0.264382</text:p>
          </table:table-cell>
          <table:table-cell table:formula="of:=[.B1033]-[.B1032]" office:value-type="float" office:value="0.0000199999994947575">
            <text:p>0.000020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9596.205861">
            <text:p>9596.205861</text:p>
          </table:table-cell>
          <table:table-cell table:formula="of:=[.A1034]-[.A$20]" office:value-type="float" office:value="0.264436999999816">
            <text:p>0.264437</text:p>
          </table:table-cell>
          <table:table-cell table:formula="of:=[.B1034]-[.B1033]" office:value-type="float" office:value="0.0000550000004295725">
            <text:p>0.00005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205863">
            <text:p>9596.205863</text:p>
          </table:table-cell>
          <table:table-cell table:formula="of:=[.A1035]-[.A$20]" office:value-type="float" office:value="0.264438999998674">
            <text:p>0.264439</text:p>
          </table:table-cell>
          <table:table-cell table:formula="of:=[.B1035]-[.B1034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205865">
            <text:p>9596.205865</text:p>
          </table:table-cell>
          <table:table-cell table:formula="of:=[.A1036]-[.A$20]" office:value-type="float" office:value="0.264440999999351">
            <text:p>0.264441</text:p>
          </table:table-cell>
          <table:table-cell table:formula="of:=[.B1036]-[.B1035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20587">
            <text:p>9596.205870</text:p>
          </table:table-cell>
          <table:table-cell table:formula="of:=[.A1037]-[.A$20]" office:value-type="float" office:value="0.264445999999225">
            <text:p>0.264446</text:p>
          </table:table-cell>
          <table:table-cell table:formula="of:=[.B1037]-[.B1036]" office:value-type="float" office:value="0.00000499999987368938">
            <text:p>0.0000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205873">
            <text:p>9596.205873</text:p>
          </table:table-cell>
          <table:table-cell table:formula="of:=[.A1038]-[.A$20]" office:value-type="float" office:value="0.264449000000241">
            <text:p>0.264449</text:p>
          </table:table-cell>
          <table:table-cell table:formula="of:=[.B1038]-[.B1037]" office:value-type="float" office:value="0.0000030000010156072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205875">
            <text:p>9596.205875</text:p>
          </table:table-cell>
          <table:table-cell table:formula="of:=[.A1039]-[.A$20]" office:value-type="float" office:value="0.264450999999099">
            <text:p>0.264451</text:p>
          </table:table-cell>
          <table:table-cell table:formula="of:=[.B1039]-[.B1038]" office:value-type="float" office:value="0.00000199999885808211">
            <text:p>0.000002</text:p>
          </table:table-cell>
          <table:table-cell table:number-columns-repeated="2"/>
          <table:table-cell office:value-type="string">
            <text:p>d_s is renewed (r + D) to 9596212.872653; c_s is fully topped up</text:p>
          </table:table-cell>
        </table:table-row>
        <table:table-row table:style-name="ro1">
          <table:table-cell office:value-type="float" office:value="9596.20588">
            <text:p>9596.205880</text:p>
          </table:table-cell>
          <table:table-cell table:formula="of:=[.A1040]-[.A$20]" office:value-type="float" office:value="0.264455999998972">
            <text:p>0.264456</text:p>
          </table:table-cell>
          <table:table-cell table:formula="of:=[.B1040]-[.B1039]" office:value-type="float" office:value="0.00000499999987368938">
            <text:p>0.00000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205882">
            <text:p>9596.205882</text:p>
          </table:table-cell>
          <table:table-cell table:formula="of:=[.A1041]-[.A$20]" office:value-type="float" office:value="0.264457999999649">
            <text:p>0.264458</text:p>
          </table:table-cell>
          <table:table-cell table:formula="of:=[.B1041]-[.B1040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205884">
            <text:p>9596.205884</text:p>
          </table:table-cell>
          <table:table-cell table:formula="of:=[.A1042]-[.A$20]" office:value-type="float" office:value="0.264460000000327">
            <text:p>0.264460</text:p>
          </table:table-cell>
          <table:table-cell table:formula="of:=[.B1042]-[.B1041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20589">
            <text:p>9596.205890</text:p>
          </table:table-cell>
          <table:table-cell table:formula="of:=[.A1043]-[.A$20]" office:value-type="float" office:value="0.26446599999872">
            <text:p>0.264466</text:p>
          </table:table-cell>
          <table:table-cell table:formula="of:=[.B1043]-[.B1042]" office:value-type="float" office:value="0.00000599999839323573">
            <text:p>0.00000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205893">
            <text:p>9596.205893</text:p>
          </table:table-cell>
          <table:table-cell table:formula="of:=[.A1044]-[.A$20]" office:value-type="float" office:value="0.264468999999735">
            <text:p>0.264469</text:p>
          </table:table-cell>
          <table:table-cell table:formula="of:=[.B1044]-[.B1043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209092">
            <text:p>9596.209092</text:p>
          </table:table-cell>
          <table:table-cell table:formula="of:=[.A1045]-[.A$20]" office:value-type="float" office:value="0.267667999998594">
            <text:p>0.267668</text:p>
          </table:table-cell>
          <table:table-cell table:formula="of:=[.B1045]-[.B1044]" office:value-type="float" office:value="0.0031989999988582">
            <text:p>0.00319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209096">
            <text:p>9596.209096</text:p>
          </table:table-cell>
          <table:table-cell table:formula="of:=[.A1046]-[.A$20]" office:value-type="float" office:value="0.267671999999948">
            <text:p>0.267672</text:p>
          </table:table-cell>
          <table:table-cell table:formula="of:=[.B1046]-[.B1045]" office:value-type="float" office:value="0.00000400000135414302">
            <text:p>0.000004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209099">
            <text:p>9596.209099</text:p>
          </table:table-cell>
          <table:table-cell table:formula="of:=[.A1047]-[.A$20]" office:value-type="float" office:value="0.267674999999144">
            <text:p>0.267675</text:p>
          </table:table-cell>
          <table:table-cell table:formula="of:=[.B1047]-[.B1046]" office:value-type="float" office:value="0.00000299999919661786">
            <text:p>0.000003</text:p>
          </table:table-cell>
          <table:table-cell office:value-type="string">
            <text:p>d_s is renewed (r + D) to 9596211.095632; c_s is fully topped up</text:p>
          </table:table-cell>
          <table:table-cell table:number-columns-repeated="2"/>
        </table:table-row>
        <table:table-row table:style-name="ro1">
          <table:table-cell office:value-type="float" office:value="9596.209102">
            <text:p>9596.209102</text:p>
          </table:table-cell>
          <table:table-cell table:formula="of:=[.A1048]-[.A$20]" office:value-type="float" office:value="0.26767800000016">
            <text:p>0.267678</text:p>
          </table:table-cell>
          <table:table-cell table:formula="of:=[.B1048]-[.B1047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209103">
            <text:p>9596.209103</text:p>
          </table:table-cell>
          <table:table-cell table:formula="of:=[.A1049]-[.A$20]" office:value-type="float" office:value="0.267678999998679">
            <text:p>0.267679</text:p>
          </table:table-cell>
          <table:table-cell table:formula="of:=[.B1049]-[.B1048]" office:value-type="float" office:value="0.000000999998519546352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209107">
            <text:p>9596.209107</text:p>
          </table:table-cell>
          <table:table-cell table:formula="of:=[.A1050]-[.A$20]" office:value-type="float" office:value="0.267683000000034">
            <text:p>0.267683</text:p>
          </table:table-cell>
          <table:table-cell table:formula="of:=[.B1050]-[.B1049]" office:value-type="float" office:value="0.00000400000135414302">
            <text:p>0.000004</text:p>
          </table:table-cell>
          <table:table-cell/>
          <table:table-cell office:value-type="string">
            <text:p>1.980340 / 1.680541 &gt; 2.000000 / 5.000000</text:p>
          </table:table-cell>
          <table:table-cell/>
        </table:table-row>
        <table:table-row table:style-name="ro1">
          <table:table-cell office:value-type="float" office:value="9596.209109">
            <text:p>9596.209109</text:p>
          </table:table-cell>
          <table:table-cell table:formula="of:=[.A1051]-[.A$20]" office:value-type="float" office:value="0.267684999998892">
            <text:p>0.267685</text:p>
          </table:table-cell>
          <table:table-cell table:formula="of:=[.B1051]-[.B1050]" office:value-type="float" office:value="0.00000199999885808211">
            <text:p>0.000002</text:p>
          </table:table-cell>
          <table:table-cell/>
          <table:table-cell office:value-type="string">
            <text:p>d_s is renewed (r + D) to 9596214.103486; c_s is fully topped up</text:p>
          </table:table-cell>
          <table:table-cell/>
        </table:table-row>
        <table:table-row table:style-name="ro1">
          <table:table-cell office:value-type="float" office:value="9596.209134">
            <text:p>9596.209134</text:p>
          </table:table-cell>
          <table:table-cell table:formula="of:=[.A1052]-[.A$20]" office:value-type="float" office:value="0.267710000000079">
            <text:p>0.267710</text:p>
          </table:table-cell>
          <table:table-cell table:formula="of:=[.B1052]-[.B1051]" office:value-type="float" office:value="0.0000250000011874363">
            <text:p>0.000025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9596.209172">
            <text:p>9596.209172</text:p>
          </table:table-cell>
          <table:table-cell table:formula="of:=[.A1053]-[.A$20]" office:value-type="float" office:value="0.267748000000211">
            <text:p>0.267748</text:p>
          </table:table-cell>
          <table:table-cell table:formula="of:=[.B1053]-[.B1052]" office:value-type="float" office:value="0.0000380000001314329">
            <text:p>0.00003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209174">
            <text:p>9596.209174</text:p>
          </table:table-cell>
          <table:table-cell table:formula="of:=[.A1054]-[.A$20]" office:value-type="float" office:value="0.267749999999069">
            <text:p>0.267750</text:p>
          </table:table-cell>
          <table:table-cell table:formula="of:=[.B1054]-[.B1053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209176">
            <text:p>9596.209176</text:p>
          </table:table-cell>
          <table:table-cell table:formula="of:=[.A1055]-[.A$20]" office:value-type="float" office:value="0.267751999999746">
            <text:p>0.267752</text:p>
          </table:table-cell>
          <table:table-cell table:formula="of:=[.B1055]-[.B1054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209181">
            <text:p>9596.209181</text:p>
          </table:table-cell>
          <table:table-cell table:formula="of:=[.A1056]-[.A$20]" office:value-type="float" office:value="0.267756999999619">
            <text:p>0.267757</text:p>
          </table:table-cell>
          <table:table-cell table:formula="of:=[.B1056]-[.B1055]" office:value-type="float" office:value="0.00000499999987368938">
            <text:p>0.0000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209183">
            <text:p>9596.209183</text:p>
          </table:table-cell>
          <table:table-cell table:formula="of:=[.A1057]-[.A$20]" office:value-type="float" office:value="0.267759000000296">
            <text:p>0.267759</text:p>
          </table:table-cell>
          <table:table-cell table:formula="of:=[.B1057]-[.B1056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209186">
            <text:p>9596.209186</text:p>
          </table:table-cell>
          <table:table-cell table:formula="of:=[.A1058]-[.A$20]" office:value-type="float" office:value="0.267761999999493">
            <text:p>0.267762</text:p>
          </table:table-cell>
          <table:table-cell table:formula="of:=[.B1058]-[.B1057]" office:value-type="float" office:value="0.00000299999919661786">
            <text:p>0.000003</text:p>
          </table:table-cell>
          <table:table-cell table:number-columns-repeated="2"/>
          <table:table-cell office:value-type="string">
            <text:p>2.990032 / 3.689716 &gt; 3.000000 / 7.000000</text:p>
          </table:table-cell>
        </table:table-row>
        <table:table-row table:style-name="ro1">
          <table:table-cell office:value-type="float" office:value="9596.209189">
            <text:p>9596.209189</text:p>
          </table:table-cell>
          <table:table-cell table:formula="of:=[.A1059]-[.A$20]" office:value-type="float" office:value="0.26776499999869">
            <text:p>0.267765</text:p>
          </table:table-cell>
          <table:table-cell table:formula="of:=[.B1059]-[.B1058]" office:value-type="float" office:value="0.00000299999919661786">
            <text:p>0.000003</text:p>
          </table:table-cell>
          <table:table-cell table:number-columns-repeated="2"/>
          <table:table-cell office:value-type="string">
            <text:p>d_s is renewed (r + D) to 9596216.182937; c_s is fully topped up</text:p>
          </table:table-cell>
        </table:table-row>
        <table:table-row table:style-name="ro1">
          <table:table-cell office:value-type="float" office:value="9596.209193">
            <text:p>9596.209193</text:p>
          </table:table-cell>
          <table:table-cell table:formula="of:=[.A1060]-[.A$20]" office:value-type="float" office:value="0.267769000000044">
            <text:p>0.267769</text:p>
          </table:table-cell>
          <table:table-cell table:formula="of:=[.B1060]-[.B1059]" office:value-type="float" office:value="0.00000400000135414302">
            <text:p>0.00000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209195">
            <text:p>9596.209195</text:p>
          </table:table-cell>
          <table:table-cell table:formula="of:=[.A1061]-[.A$20]" office:value-type="float" office:value="0.267770999998902">
            <text:p>0.267771</text:p>
          </table:table-cell>
          <table:table-cell table:formula="of:=[.B1061]-[.B1060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209197">
            <text:p>9596.209197</text:p>
          </table:table-cell>
          <table:table-cell table:formula="of:=[.A1062]-[.A$20]" office:value-type="float" office:value="0.267772999999579">
            <text:p>0.267773</text:p>
          </table:table-cell>
          <table:table-cell table:formula="of:=[.B1062]-[.B1061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209203">
            <text:p>9596.209203</text:p>
          </table:table-cell>
          <table:table-cell table:formula="of:=[.A1063]-[.A$20]" office:value-type="float" office:value="0.267778999999791">
            <text:p>0.267779</text:p>
          </table:table-cell>
          <table:table-cell table:formula="of:=[.B1063]-[.B1062]" office:value-type="float" office:value="0.00000600000021222513">
            <text:p>0.00000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209205">
            <text:p>9596.209205</text:p>
          </table:table-cell>
          <table:table-cell table:formula="of:=[.A1064]-[.A$20]" office:value-type="float" office:value="0.267780999998649">
            <text:p>0.267781</text:p>
          </table:table-cell>
          <table:table-cell table:formula="of:=[.B1064]-[.B1063]" office:value-type="float" office:value="0.0000019999988580821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212378">
            <text:p>9596.212378</text:p>
          </table:table-cell>
          <table:table-cell table:formula="of:=[.A1065]-[.A$20]" office:value-type="float" office:value="0.27095399999962">
            <text:p>0.270954</text:p>
          </table:table-cell>
          <table:table-cell table:formula="of:=[.B1065]-[.B1064]" office:value-type="float" office:value="0.00317300000097021">
            <text:p>0.00317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21238">
            <text:p>9596.212380</text:p>
          </table:table-cell>
          <table:table-cell table:formula="of:=[.A1066]-[.A$20]" office:value-type="float" office:value="0.270956000000297">
            <text:p>0.270956</text:p>
          </table:table-cell>
          <table:table-cell table:formula="of:=[.B1066]-[.B1065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212383">
            <text:p>9596.212383</text:p>
          </table:table-cell>
          <table:table-cell table:formula="of:=[.A1067]-[.A$20]" office:value-type="float" office:value="0.270958999999493">
            <text:p>0.270959</text:p>
          </table:table-cell>
          <table:table-cell table:formula="of:=[.B1067]-[.B1066]" office:value-type="float" office:value="0.00000299999919661786">
            <text:p>0.000003</text:p>
          </table:table-cell>
          <table:table-cell office:value-type="string">
            <text:p>d_s is renewed (r + D) to 9596214.380420; c_s is fully topped up</text:p>
          </table:table-cell>
          <table:table-cell table:number-columns-repeated="2"/>
        </table:table-row>
        <table:table-row table:style-name="ro1">
          <table:table-cell office:value-type="float" office:value="9596.212386">
            <text:p>9596.212386</text:p>
          </table:table-cell>
          <table:table-cell table:formula="of:=[.A1068]-[.A$20]" office:value-type="float" office:value="0.27096199999869">
            <text:p>0.270962</text:p>
          </table:table-cell>
          <table:table-cell table:formula="of:=[.B1068]-[.B1067]" office:value-type="float" office:value="0.0000029999991966178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212388">
            <text:p>9596.212388</text:p>
          </table:table-cell>
          <table:table-cell table:formula="of:=[.A1069]-[.A$20]" office:value-type="float" office:value="0.270963999999367">
            <text:p>0.270964</text:p>
          </table:table-cell>
          <table:table-cell table:formula="of:=[.B1069]-[.B1068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212391">
            <text:p>9596.212391</text:p>
          </table:table-cell>
          <table:table-cell table:formula="of:=[.A1070]-[.A$20]" office:value-type="float" office:value="0.270966999998564">
            <text:p>0.270967</text:p>
          </table:table-cell>
          <table:table-cell table:formula="of:=[.B1070]-[.B1069]" office:value-type="float" office:value="0.00000299999919661786">
            <text:p>0.000003</text:p>
          </table:table-cell>
          <table:table-cell/>
          <table:table-cell office:value-type="string">
            <text:p>1.977842 / 1.715734 &gt; 2.000000 / 5.000000</text:p>
          </table:table-cell>
          <table:table-cell/>
        </table:table-row>
        <table:table-row table:style-name="ro1">
          <table:table-cell office:value-type="float" office:value="9596.212393">
            <text:p>9596.212393</text:p>
          </table:table-cell>
          <table:table-cell table:formula="of:=[.A1071]-[.A$20]" office:value-type="float" office:value="0.270968999999241">
            <text:p>0.270969</text:p>
          </table:table-cell>
          <table:table-cell table:formula="of:=[.B1071]-[.B1070]" office:value-type="float" office:value="0.00000200000067707151">
            <text:p>0.000002</text:p>
          </table:table-cell>
          <table:table-cell/>
          <table:table-cell office:value-type="string">
            <text:p>d_s is renewed (r + D) to 9596217.387752; c_s is fully topped up</text:p>
          </table:table-cell>
          <table:table-cell/>
        </table:table-row>
        <table:table-row table:style-name="ro1">
          <table:table-cell office:value-type="float" office:value="9596.212409">
            <text:p>9596.212409</text:p>
          </table:table-cell>
          <table:table-cell table:formula="of:=[.A1072]-[.A$20]" office:value-type="float" office:value="0.2709849999992">
            <text:p>0.270985</text:p>
          </table:table-cell>
          <table:table-cell table:formula="of:=[.B1072]-[.B1071]" office:value-type="float" office:value="0.0000159999999596039">
            <text:p>0.000016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9596.21244">
            <text:p>9596.212440</text:p>
          </table:table-cell>
          <table:table-cell table:formula="of:=[.A1073]-[.A$20]" office:value-type="float" office:value="0.271015999998781">
            <text:p>0.271016</text:p>
          </table:table-cell>
          <table:table-cell table:formula="of:=[.B1073]-[.B1072]" office:value-type="float" office:value="0.000030999999580672">
            <text:p>0.00003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212443">
            <text:p>9596.212443</text:p>
          </table:table-cell>
          <table:table-cell table:formula="of:=[.A1074]-[.A$20]" office:value-type="float" office:value="0.271018999999796">
            <text:p>0.271019</text:p>
          </table:table-cell>
          <table:table-cell table:formula="of:=[.B1074]-[.B1073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212445">
            <text:p>9596.212445</text:p>
          </table:table-cell>
          <table:table-cell table:formula="of:=[.A1075]-[.A$20]" office:value-type="float" office:value="0.271020999998655">
            <text:p>0.271021</text:p>
          </table:table-cell>
          <table:table-cell table:formula="of:=[.B1075]-[.B1074]" office:value-type="float" office:value="0.0000019999988580821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212449">
            <text:p>9596.212449</text:p>
          </table:table-cell>
          <table:table-cell table:formula="of:=[.A1076]-[.A$20]" office:value-type="float" office:value="0.271025000000009">
            <text:p>0.271025</text:p>
          </table:table-cell>
          <table:table-cell table:formula="of:=[.B1076]-[.B1075]" office:value-type="float" office:value="0.00000400000135414302">
            <text:p>0.000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212451">
            <text:p>9596.212451</text:p>
          </table:table-cell>
          <table:table-cell table:formula="of:=[.A1077]-[.A$20]" office:value-type="float" office:value="0.271026999998867">
            <text:p>0.271027</text:p>
          </table:table-cell>
          <table:table-cell table:formula="of:=[.B1077]-[.B1076]" office:value-type="float" office:value="0.0000019999988580821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212454">
            <text:p>9596.212454</text:p>
          </table:table-cell>
          <table:table-cell table:formula="of:=[.A1078]-[.A$20]" office:value-type="float" office:value="0.271029999999882">
            <text:p>0.271030</text:p>
          </table:table-cell>
          <table:table-cell table:formula="of:=[.B1078]-[.B1077]" office:value-type="float" office:value="0.00000300000101560727">
            <text:p>0.000003</text:p>
          </table:table-cell>
          <table:table-cell table:number-columns-repeated="2"/>
          <table:table-cell office:value-type="string">
            <text:p>2.990555 / 3.731804 &gt; 3.000000 / 7.000000</text:p>
          </table:table-cell>
        </table:table-row>
        <table:table-row table:style-name="ro1">
          <table:table-cell office:value-type="float" office:value="9596.212456">
            <text:p>9596.212456</text:p>
          </table:table-cell>
          <table:table-cell table:formula="of:=[.A1079]-[.A$20]" office:value-type="float" office:value="0.27103199999874">
            <text:p>0.271032</text:p>
          </table:table-cell>
          <table:table-cell table:formula="of:=[.B1079]-[.B1078]" office:value-type="float" office:value="0.00000199999885808211">
            <text:p>0.000002</text:p>
          </table:table-cell>
          <table:table-cell table:number-columns-repeated="2"/>
          <table:table-cell office:value-type="string">
            <text:p>d_s is renewed (r + D) to 9596219.451133; c_s is fully topped up</text:p>
          </table:table-cell>
        </table:table-row>
        <table:table-row table:style-name="ro1">
          <table:table-cell office:value-type="float" office:value="9596.212461">
            <text:p>9596.212461</text:p>
          </table:table-cell>
          <table:table-cell table:formula="of:=[.A1080]-[.A$20]" office:value-type="float" office:value="0.271036999998614">
            <text:p>0.271037</text:p>
          </table:table-cell>
          <table:table-cell table:formula="of:=[.B1080]-[.B1079]" office:value-type="float" office:value="0.00000499999987368938">
            <text:p>0.00000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212463">
            <text:p>9596.212463</text:p>
          </table:table-cell>
          <table:table-cell table:formula="of:=[.A1081]-[.A$20]" office:value-type="float" office:value="0.271038999999291">
            <text:p>0.271039</text:p>
          </table:table-cell>
          <table:table-cell table:formula="of:=[.B1081]-[.B1080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212465">
            <text:p>9596.212465</text:p>
          </table:table-cell>
          <table:table-cell table:formula="of:=[.A1082]-[.A$20]" office:value-type="float" office:value="0.271040999999968">
            <text:p>0.271041</text:p>
          </table:table-cell>
          <table:table-cell table:formula="of:=[.B1082]-[.B1081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21247">
            <text:p>9596.212470</text:p>
          </table:table-cell>
          <table:table-cell table:formula="of:=[.A1083]-[.A$20]" office:value-type="float" office:value="0.271045999999842">
            <text:p>0.271046</text:p>
          </table:table-cell>
          <table:table-cell table:formula="of:=[.B1083]-[.B1082]" office:value-type="float" office:value="0.00000499999987368938">
            <text:p>0.00000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212472">
            <text:p>9596.212472</text:p>
          </table:table-cell>
          <table:table-cell table:formula="of:=[.A1084]-[.A$20]" office:value-type="float" office:value="0.2710479999987">
            <text:p>0.271048</text:p>
          </table:table-cell>
          <table:table-cell table:formula="of:=[.B1084]-[.B1083]" office:value-type="float" office:value="0.0000019999988580821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215688">
            <text:p>9596.215688</text:p>
          </table:table-cell>
          <table:table-cell table:formula="of:=[.A1085]-[.A$20]" office:value-type="float" office:value="0.274263999999675">
            <text:p>0.274264</text:p>
          </table:table-cell>
          <table:table-cell table:formula="of:=[.B1085]-[.B1084]" office:value-type="float" office:value="0.00321600000097533">
            <text:p>0.00321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215691">
            <text:p>9596.215691</text:p>
          </table:table-cell>
          <table:table-cell table:formula="of:=[.A1086]-[.A$20]" office:value-type="float" office:value="0.274266999998872">
            <text:p>0.274267</text:p>
          </table:table-cell>
          <table:table-cell table:formula="of:=[.B1086]-[.B1085]" office:value-type="float" office:value="0.00000299999919661786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215694">
            <text:p>9596.215694</text:p>
          </table:table-cell>
          <table:table-cell table:formula="of:=[.A1087]-[.A$20]" office:value-type="float" office:value="0.274269999999888">
            <text:p>0.274270</text:p>
          </table:table-cell>
          <table:table-cell table:formula="of:=[.B1087]-[.B1086]" office:value-type="float" office:value="0.00000300000101560727">
            <text:p>0.000003</text:p>
          </table:table-cell>
          <table:table-cell office:value-type="string">
            <text:p>d_s is renewed (r + D) to 9596217.691268; c_s is fully topped up</text:p>
          </table:table-cell>
          <table:table-cell table:number-columns-repeated="2"/>
        </table:table-row>
        <table:table-row table:style-name="ro1">
          <table:table-cell office:value-type="float" office:value="9596.215698">
            <text:p>9596.215698</text:p>
          </table:table-cell>
          <table:table-cell table:formula="of:=[.A1088]-[.A$20]" office:value-type="float" office:value="0.274273999999423">
            <text:p>0.274274</text:p>
          </table:table-cell>
          <table:table-cell table:formula="of:=[.B1088]-[.B1087]" office:value-type="float" office:value="0.0000039999995351536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2157">
            <text:p>9596.215700</text:p>
          </table:table-cell>
          <table:table-cell table:formula="of:=[.A1089]-[.A$20]" office:value-type="float" office:value="0.2742760000001">
            <text:p>0.274276</text:p>
          </table:table-cell>
          <table:table-cell table:formula="of:=[.B1089]-[.B1088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215703">
            <text:p>9596.215703</text:p>
          </table:table-cell>
          <table:table-cell table:formula="of:=[.A1090]-[.A$20]" office:value-type="float" office:value="0.274278999999296">
            <text:p>0.274279</text:p>
          </table:table-cell>
          <table:table-cell table:formula="of:=[.B1090]-[.B1089]" office:value-type="float" office:value="0.00000299999919661786">
            <text:p>0.000003</text:p>
          </table:table-cell>
          <table:table-cell/>
          <table:table-cell office:value-type="string">
            <text:p>1.978959 / 1.688125 &gt; 2.000000 / 5.000000</text:p>
          </table:table-cell>
          <table:table-cell/>
        </table:table-row>
        <table:table-row table:style-name="ro1">
          <table:table-cell office:value-type="float" office:value="9596.215706">
            <text:p>9596.215706</text:p>
          </table:table-cell>
          <table:table-cell table:formula="of:=[.A1091]-[.A$20]" office:value-type="float" office:value="0.274282000000312">
            <text:p>0.274282</text:p>
          </table:table-cell>
          <table:table-cell table:formula="of:=[.B1091]-[.B1090]" office:value-type="float" office:value="0.00000300000101560727">
            <text:p>0.000003</text:p>
          </table:table-cell>
          <table:table-cell/>
          <table:table-cell office:value-type="string">
            <text:p>d_s is renewed (r + D) to 9596220.699627; c_s is fully topped up</text:p>
          </table:table-cell>
          <table:table-cell/>
        </table:table-row>
        <table:table-row table:style-name="ro1">
          <table:table-cell office:value-type="float" office:value="9596.215725">
            <text:p>9596.215725</text:p>
          </table:table-cell>
          <table:table-cell table:formula="of:=[.A1092]-[.A$20]" office:value-type="float" office:value="0.274300999999468">
            <text:p>0.274301</text:p>
          </table:table-cell>
          <table:table-cell table:formula="of:=[.B1092]-[.B1091]" office:value-type="float" office:value="0.0000189999991562217">
            <text:p>0.000019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9596.21576">
            <text:p>9596.215760</text:p>
          </table:table-cell>
          <table:table-cell table:formula="of:=[.A1093]-[.A$20]" office:value-type="float" office:value="0.274335999998584">
            <text:p>0.274336</text:p>
          </table:table-cell>
          <table:table-cell table:formula="of:=[.B1093]-[.B1092]" office:value-type="float" office:value="0.0000349999991158256">
            <text:p>0.00003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215762">
            <text:p>9596.215762</text:p>
          </table:table-cell>
          <table:table-cell table:formula="of:=[.A1094]-[.A$20]" office:value-type="float" office:value="0.274337999999261">
            <text:p>0.274338</text:p>
          </table:table-cell>
          <table:table-cell table:formula="of:=[.B1094]-[.B1093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215764">
            <text:p>9596.215764</text:p>
          </table:table-cell>
          <table:table-cell table:formula="of:=[.A1095]-[.A$20]" office:value-type="float" office:value="0.274339999999938">
            <text:p>0.274340</text:p>
          </table:table-cell>
          <table:table-cell table:formula="of:=[.B1095]-[.B1094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215768">
            <text:p>9596.215768</text:p>
          </table:table-cell>
          <table:table-cell table:formula="of:=[.A1096]-[.A$20]" office:value-type="float" office:value="0.274343999999473">
            <text:p>0.274344</text:p>
          </table:table-cell>
          <table:table-cell table:formula="of:=[.B1096]-[.B1095]" office:value-type="float" office:value="0.00000399999953515362">
            <text:p>0.000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21577">
            <text:p>9596.215770</text:p>
          </table:table-cell>
          <table:table-cell table:formula="of:=[.A1097]-[.A$20]" office:value-type="float" office:value="0.274346000000151">
            <text:p>0.274346</text:p>
          </table:table-cell>
          <table:table-cell table:formula="of:=[.B1097]-[.B1096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215773">
            <text:p>9596.215773</text:p>
          </table:table-cell>
          <table:table-cell table:formula="of:=[.A1098]-[.A$20]" office:value-type="float" office:value="0.274348999999347">
            <text:p>0.274349</text:p>
          </table:table-cell>
          <table:table-cell table:formula="of:=[.B1098]-[.B1097]" office:value-type="float" office:value="0.00000299999919661786">
            <text:p>0.000003</text:p>
          </table:table-cell>
          <table:table-cell table:number-columns-repeated="2"/>
          <table:table-cell office:value-type="string">
            <text:p>2.990416 / 3.680756 &gt; 3.000000 / 7.000000</text:p>
          </table:table-cell>
        </table:table-row>
        <table:table-row table:style-name="ro1">
          <table:table-cell office:value-type="float" office:value="9596.215776">
            <text:p>9596.215776</text:p>
          </table:table-cell>
          <table:table-cell table:formula="of:=[.A1099]-[.A$20]" office:value-type="float" office:value="0.274351999998544">
            <text:p>0.274352</text:p>
          </table:table-cell>
          <table:table-cell table:formula="of:=[.B1099]-[.B1098]" office:value-type="float" office:value="0.00000299999919661786">
            <text:p>0.000003</text:p>
          </table:table-cell>
          <table:table-cell table:number-columns-repeated="2"/>
          <table:table-cell office:value-type="string">
            <text:p>d_s is renewed (r + D) to 9596222.770377; c_s is fully topped up</text:p>
          </table:table-cell>
        </table:table-row>
        <table:table-row table:style-name="ro1">
          <table:table-cell office:value-type="float" office:value="9596.21578">
            <text:p>9596.215780</text:p>
          </table:table-cell>
          <table:table-cell table:formula="of:=[.A1100]-[.A$20]" office:value-type="float" office:value="0.274355999999898">
            <text:p>0.274356</text:p>
          </table:table-cell>
          <table:table-cell table:formula="of:=[.B1100]-[.B1099]" office:value-type="float" office:value="0.00000400000135414302">
            <text:p>0.00000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215782">
            <text:p>9596.215782</text:p>
          </table:table-cell>
          <table:table-cell table:formula="of:=[.A1101]-[.A$20]" office:value-type="float" office:value="0.274357999998756">
            <text:p>0.274358</text:p>
          </table:table-cell>
          <table:table-cell table:formula="of:=[.B1101]-[.B1100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215784">
            <text:p>9596.215784</text:p>
          </table:table-cell>
          <table:table-cell table:formula="of:=[.A1102]-[.A$20]" office:value-type="float" office:value="0.274359999999433">
            <text:p>0.274360</text:p>
          </table:table-cell>
          <table:table-cell table:formula="of:=[.B1102]-[.B1101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215789">
            <text:p>9596.215789</text:p>
          </table:table-cell>
          <table:table-cell table:formula="of:=[.A1103]-[.A$20]" office:value-type="float" office:value="0.274364999999307">
            <text:p>0.274365</text:p>
          </table:table-cell>
          <table:table-cell table:formula="of:=[.B1103]-[.B1102]" office:value-type="float" office:value="0.00000499999987368938">
            <text:p>0.00000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215791">
            <text:p>9596.215791</text:p>
          </table:table-cell>
          <table:table-cell table:formula="of:=[.A1104]-[.A$20]" office:value-type="float" office:value="0.274366999999984">
            <text:p>0.274367</text:p>
          </table:table-cell>
          <table:table-cell table:formula="of:=[.B1104]-[.B1103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226793">
            <text:p>9596.226793</text:p>
          </table:table-cell>
          <table:table-cell table:formula="of:=[.A1105]-[.A$20]" office:value-type="float" office:value="0.285368999999264">
            <text:p>0.285369</text:p>
          </table:table-cell>
          <table:table-cell table:formula="of:=[.B1105]-[.B1104]" office:value-type="float" office:value="0.0110019999992801">
            <text:p>0.011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9596.226796">
            <text:p>9596.226796</text:p>
          </table:table-cell>
          <table:table-cell table:formula="of:=[.A1106]-[.A$20]" office:value-type="float" office:value="0.28537200000028">
            <text:p>0.285372</text:p>
          </table:table-cell>
          <table:table-cell table:formula="of:=[.B1106]-[.B1105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9596.226799">
            <text:p>9596.226799</text:p>
          </table:table-cell>
          <table:table-cell table:formula="of:=[.A1107]-[.A$20]" office:value-type="float" office:value="0.285374999999476">
            <text:p>0.285375</text:p>
          </table:table-cell>
          <table:table-cell table:formula="of:=[.B1107]-[.B1106]" office:value-type="float" office:value="0.00000299999919661786">
            <text:p>0.000003</text:p>
          </table:table-cell>
          <table:table-cell office:value-type="string">
            <text:p>d_s is renewed (r + D) to 9596228.796187; c_s is fully topped up</text:p>
          </table:table-cell>
          <table:table-cell table:number-columns-repeated="2"/>
        </table:table-row>
        <table:table-row table:style-name="ro1">
          <table:table-cell office:value-type="float" office:value="9596.226802">
            <text:p>9596.226802</text:p>
          </table:table-cell>
          <table:table-cell table:formula="of:=[.A1108]-[.A$20]" office:value-type="float" office:value="0.285377999998673">
            <text:p>0.285378</text:p>
          </table:table-cell>
          <table:table-cell table:formula="of:=[.B1108]-[.B1107]" office:value-type="float" office:value="0.0000029999991966178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9596.226804">
            <text:p>9596.226804</text:p>
          </table:table-cell>
          <table:table-cell table:formula="of:=[.A1109]-[.A$20]" office:value-type="float" office:value="0.28537999999935">
            <text:p>0.285380</text:p>
          </table:table-cell>
          <table:table-cell table:formula="of:=[.B1109]-[.B1108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9596.226806">
            <text:p>9596.226806</text:p>
          </table:table-cell>
          <table:table-cell table:formula="of:=[.A1110]-[.A$20]" office:value-type="float" office:value="0.285382000000027">
            <text:p>0.285382</text:p>
          </table:table-cell>
          <table:table-cell table:formula="of:=[.B1110]-[.B1109]" office:value-type="float" office:value="0.00000200000067707151">
            <text:p>0.000002</text:p>
          </table:table-cell>
          <table:table-cell/>
          <table:table-cell office:value-type="string">
            <text:p>d_s is renewed (r + D) to 9596231.803981; c_s is fully topped up</text:p>
          </table:table-cell>
          <table:table-cell/>
        </table:table-row>
        <table:table-row table:style-name="ro1">
          <table:table-cell office:value-type="float" office:value="9596.226824">
            <text:p>9596.226824</text:p>
          </table:table-cell>
          <table:table-cell table:formula="of:=[.A1111]-[.A$20]" office:value-type="float" office:value="0.285399999998845">
            <text:p>0.285400</text:p>
          </table:table-cell>
          <table:table-cell table:formula="of:=[.B1111]-[.B1110]" office:value-type="float" office:value="0.000017999998817686">
            <text:p>0.000018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9596.226839">
            <text:p>9596.226839</text:p>
          </table:table-cell>
          <table:table-cell table:formula="of:=[.A1112]-[.A$20]" office:value-type="float" office:value="0.285415000000285">
            <text:p>0.285415</text:p>
          </table:table-cell>
          <table:table-cell table:formula="of:=[.B1112]-[.B1111]" office:value-type="float" office:value="0.0000150000014400575">
            <text:p>0.00001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9596.226841">
            <text:p>9596.226841</text:p>
          </table:table-cell>
          <table:table-cell table:formula="of:=[.A1113]-[.A$20]" office:value-type="float" office:value="0.285416999999143">
            <text:p>0.285417</text:p>
          </table:table-cell>
          <table:table-cell table:formula="of:=[.B1113]-[.B1112]" office:value-type="float" office:value="0.0000019999988580821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9596.226843">
            <text:p>9596.226843</text:p>
          </table:table-cell>
          <table:table-cell table:formula="of:=[.A1114]-[.A$20]" office:value-type="float" office:value="0.28541899999982">
            <text:p>0.285419</text:p>
          </table:table-cell>
          <table:table-cell table:formula="of:=[.B1114]-[.B1113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9596233.841073; c_s is fully topped up</text:p>
          </table:table-cell>
        </table:table-row>
        <table:table-row table:style-name="ro1">
          <table:table-cell office:value-type="float" office:value="9596.226949">
            <text:p>9596.226949</text:p>
          </table:table-cell>
          <table:table-cell table:formula="of:=[.A1115]-[.A$20]" office:value-type="float" office:value="0.285524999999325">
            <text:p>0.285525</text:p>
          </table:table-cell>
          <table:table-cell table:formula="of:=[.B1115]-[.B1114]" office:value-type="float" office:value="0.000105999999505002">
            <text:p>0.0001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9596.226951">
            <text:p>9596.226951</text:p>
          </table:table-cell>
          <table:table-cell table:formula="of:=[.A1116]-[.A$20]" office:value-type="float" office:value="0.285527000000002">
            <text:p>0.285527</text:p>
          </table:table-cell>
          <table:table-cell table:formula="of:=[.B1116]-[.B1115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9596.226953">
            <text:p>9596.226953</text:p>
          </table:table-cell>
          <table:table-cell table:formula="of:=[.A1117]-[.A$20]" office:value-type="float" office:value="0.28552899999886">
            <text:p>0.285529</text:p>
          </table:table-cell>
          <table:table-cell table:formula="of:=[.B1117]-[.B1116]" office:value-type="float" office:value="0.0000019999988580821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9596.226956">
            <text:p>9596.226956</text:p>
          </table:table-cell>
          <table:table-cell table:formula="of:=[.A1118]-[.A$20]" office:value-type="float" office:value="0.285531999999876">
            <text:p>0.285532</text:p>
          </table:table-cell>
          <table:table-cell table:formula="of:=[.B1118]-[.B1117]" office:value-type="float" office:value="0.00000300000101560727">
            <text:p>0.000003</text:p>
          </table:table-cell>
          <table:table-cell office:value-type="string">
            <text:p>task_dead_dl</text:p>
          </table:table-cell>
          <table:table-cell table:number-columns-repeated="2"/>
        </table:table-row>
        <table:table-row table:style-name="ro1">
          <table:table-cell office:value-type="float" office:value="9596.226999">
            <text:p>9596.226999</text:p>
          </table:table-cell>
          <table:table-cell table:formula="of:=[.A1119]-[.A$20]" office:value-type="float" office:value="0.285574999999881">
            <text:p>0.285575</text:p>
          </table:table-cell>
          <table:table-cell table:formula="of:=[.B1119]-[.B1118]" office:value-type="float" office:value="0.0000430000000051223">
            <text:p>0.00004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9596.227001">
            <text:p>9596.227001</text:p>
          </table:table-cell>
          <table:table-cell table:formula="of:=[.A1120]-[.A$20]" office:value-type="float" office:value="0.285576999998739">
            <text:p>0.285577</text:p>
          </table:table-cell>
          <table:table-cell table:formula="of:=[.B1120]-[.B1119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9596.227003">
            <text:p>9596.227003</text:p>
          </table:table-cell>
          <table:table-cell table:formula="of:=[.A1121]-[.A$20]" office:value-type="float" office:value="0.285578999999416">
            <text:p>0.285579</text:p>
          </table:table-cell>
          <table:table-cell table:formula="of:=[.B1121]-[.B1120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9596.227006">
            <text:p>9596.227006</text:p>
          </table:table-cell>
          <table:table-cell table:formula="of:=[.A1122]-[.A$20]" office:value-type="float" office:value="0.285581999998612">
            <text:p>0.285582</text:p>
          </table:table-cell>
          <table:table-cell table:formula="of:=[.B1122]-[.B1121]" office:value-type="float" office:value="0.00000299999919661786">
            <text:p>0.000003</text:p>
          </table:table-cell>
          <table:table-cell/>
          <table:table-cell office:value-type="string">
            <text:p>task_dead_dl</text:p>
          </table:table-cell>
          <table:table-cell/>
        </table:table-row>
        <table:table-row table:style-name="ro1">
          <table:table-cell office:value-type="float" office:value="9596.227043">
            <text:p>9596.227043</text:p>
          </table:table-cell>
          <table:table-cell table:formula="of:=[.A1123]-[.A$20]" office:value-type="float" office:value="0.285619000000224">
            <text:p>0.285619</text:p>
          </table:table-cell>
          <table:table-cell table:formula="of:=[.B1123]-[.B1122]" office:value-type="float" office:value="0.0000370000016118865">
            <text:p>0.00003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9596.227045">
            <text:p>9596.227045</text:p>
          </table:table-cell>
          <table:table-cell table:formula="of:=[.A1124]-[.A$20]" office:value-type="float" office:value="0.285620999999082">
            <text:p>0.285621</text:p>
          </table:table-cell>
          <table:table-cell table:formula="of:=[.B1124]-[.B1123]" office:value-type="float" office:value="0.0000019999988580821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9596.227047">
            <text:p>9596.227047</text:p>
          </table:table-cell>
          <table:table-cell table:formula="of:=[.A1125]-[.A$20]" office:value-type="float" office:value="0.285622999999759">
            <text:p>0.285623</text:p>
          </table:table-cell>
          <table:table-cell table:formula="of:=[.B1125]-[.B1124]" office:value-type="float" office:value="0.00000200000067707151">
            <text:p>0.000002</text:p>
          </table:table-cell>
          <table:table-cell table:number-columns-repeated="2"/>
          <table:table-cell office:value-type="string">
            <text:p>task_dead_dl</text:p>
          </table:table-cell>
        </table:table-row>
        <table:table-row table:style-name="ro1" table:number-rows-repeated="1047450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06/13/2011</text:date>, <text:time>23:3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3T23:38:25</dc:date>
    <dc:creator>Tadeus Prastowo</dc:creator>
    <meta:generator>OpenOffice.org/3.2$Linux OpenOffice.org_project/320m19$Build-9505</meta:generator>
    <meta:editing-duration>PT04H05M08S</meta:editing-duration>
    <meta:editing-cycles>20</meta:editing-cycles>
    <meta:document-statistic meta:table-count="1" meta:cell-count="4468" meta:object-count="0"/>
  </office:meta>
</office:document-meta>
</file>